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/>
    </style:style>
    <style:style style:name="ce5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778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00566666666667cm" style:use-optimal-column-width="true"/>
    </style:style>
    <style:style style:name="co4" style:family="table-column">
      <style:table-column-properties fo:break-before="auto" style:column-width="4.6355cm" style:use-optimal-column-width="true"/>
    </style:style>
    <style:style style:name="co5" style:family="table-column">
      <style:table-column-properties fo:break-before="auto" style:column-width="2.286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ices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META</text:p>
          </table:table-cell>
          <table:table-cell office:value-type="string" table:style-name="ce1">
            <text:p>VZ</text:p>
          </table:table-cell>
          <table:table-cell office:value-type="string" table:style-name="ce1">
            <text:p>RTX</text:p>
          </table:table-cell>
          <table:table-cell office:value-type="string" table:style-name="ce1">
            <text:p>FED</text:p>
          </table:table-cell>
          <table:table-cell office:value-type="string" table:style-name="ce1">
            <text:p>XOM</text:p>
          </table:table-cell>
          <table:table-cell office:value-type="string" table:style-name="ce1">
            <text:p>SPX</text:p>
          </table:table-cell>
          <table:table-cell office:value-type="string" table:style-name="ce1">
            <text:p>Adjusted Risk Free</text:p>
          </table:table-cell>
          <table:table-cell table:number-columns-repeated="16376"/>
        </table:table-row>
        <table:table-row table:style-name="ro1">
          <table:table-cell office:value-type="date" office:date-value="2020-04-01T00:00:00" table:style-name="ce2">
            <text:p>1/4/2020</text:p>
          </table:table-cell>
          <table:table-cell office:value-type="float" office:value="161.62" table:style-name="ce1">
            <text:p>161,62</text:p>
          </table:table-cell>
          <table:table-cell office:value-type="float" office:value="52.5" table:style-name="ce1">
            <text:p>52,5</text:p>
          </table:table-cell>
          <table:table-cell office:value-type="float" office:value="52.78" table:style-name="ce1">
            <text:p>52,78</text:p>
          </table:table-cell>
          <table:table-cell office:value-type="float" office:value="116.01" table:style-name="ce1">
            <text:p>116,01</text:p>
          </table:table-cell>
          <table:table-cell office:value-type="float" office:value="36.86" table:style-name="ce1">
            <text:p>36,86</text:p>
          </table:table-cell>
          <table:table-cell office:value-type="float" office:value="2498.08" table:style-name="ce1">
            <text:p>2498,08</text:p>
          </table:table-cell>
          <table:table-cell office:value-type="float" office:value="5.5250000000000004E-4" table:style-name="ce1">
            <text:p>0,0005525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2">
            <text:p>1/5/2020</text:p>
          </table:table-cell>
          <table:table-cell office:value-type="float" office:value="201.6" table:style-name="ce1">
            <text:p>201,6</text:p>
          </table:table-cell>
          <table:table-cell office:value-type="float" office:value="57.76" table:style-name="ce1">
            <text:p>57,76</text:p>
          </table:table-cell>
          <table:table-cell office:value-type="float" office:value="63.5" table:style-name="ce1">
            <text:p>63,5</text:p>
          </table:table-cell>
          <table:table-cell office:value-type="float" office:value="124.52" table:style-name="ce1">
            <text:p>124,52</text:p>
          </table:table-cell>
          <table:table-cell office:value-type="float" office:value="45.63" table:style-name="ce1">
            <text:p>45,63</text:p>
          </table:table-cell>
          <table:table-cell office:value-type="float" office:value="2869.09" table:style-name="ce1">
            <text:p>2869,09</text:p>
          </table:table-cell>
          <table:table-cell office:value-type="float" office:value="5.2499999999999997E-4" table:style-name="ce1">
            <text:p>0,000525</text:p>
          </table:table-cell>
          <table:table-cell table:number-columns-repeated="16376"/>
        </table:table-row>
        <table:table-row table:style-name="ro1">
          <table:table-cell office:value-type="date" office:date-value="2020-06-01T00:00:00" table:style-name="ce2">
            <text:p>1/6/2020</text:p>
          </table:table-cell>
          <table:table-cell office:value-type="float" office:value="224.59" table:style-name="ce1">
            <text:p>224,59</text:p>
          </table:table-cell>
          <table:table-cell office:value-type="float" office:value="56.7" table:style-name="ce1">
            <text:p>56,7</text:p>
          </table:table-cell>
          <table:table-cell office:value-type="float" office:value="65" table:style-name="ce1">
            <text:p>65</text:p>
          </table:table-cell>
          <table:table-cell office:value-type="float" office:value="129.05000000000001" table:style-name="ce1">
            <text:p>129,05</text:p>
          </table:table-cell>
          <table:table-cell office:value-type="float" office:value="45.32" table:style-name="ce1">
            <text:p>45,32</text:p>
          </table:table-cell>
          <table:table-cell office:value-type="float" office:value="3038.78" table:style-name="ce1">
            <text:p>3038,78</text:p>
          </table:table-cell>
          <table:table-cell office:value-type="float" office:value="5.3333333333333336E-4" table:style-name="ce1">
            <text:p>0,000533333</text:p>
          </table:table-cell>
          <table:table-cell table:number-columns-repeated="16376"/>
        </table:table-row>
        <table:table-row table:style-name="ro1">
          <table:table-cell office:value-type="date" office:date-value="2020-07-01T00:00:00" table:style-name="ce2">
            <text:p>1/7/2020</text:p>
          </table:table-cell>
          <table:table-cell office:value-type="float" office:value="228.5" table:style-name="ce1">
            <text:p>228,5</text:p>
          </table:table-cell>
          <table:table-cell office:value-type="float" office:value="55.09" table:style-name="ce1">
            <text:p>55,09</text:p>
          </table:table-cell>
          <table:table-cell office:value-type="float" office:value="61.78" table:style-name="ce1">
            <text:p>61,78</text:p>
          </table:table-cell>
          <table:table-cell office:value-type="float" office:value="158.85" table:style-name="ce1">
            <text:p>158,85</text:p>
          </table:table-cell>
          <table:table-cell office:value-type="float" office:value="44.49" table:style-name="ce1">
            <text:p>44,49</text:p>
          </table:table-cell>
          <table:table-cell office:value-type="float" office:value="3105.92" table:style-name="ce1">
            <text:p>3105,92</text:p>
          </table:table-cell>
          <table:table-cell office:value-type="float" office:value="5.483333333333334E-4" table:style-name="ce1">
            <text:p>0,000548333</text:p>
          </table:table-cell>
          <table:table-cell table:number-columns-repeated="16376"/>
        </table:table-row>
        <table:table-row table:style-name="ro1">
          <table:table-cell office:value-type="date" office:date-value="2020-08-01T00:00:00" table:style-name="ce2">
            <text:p>1/8/2020</text:p>
          </table:table-cell>
          <table:table-cell office:value-type="float" office:value="252.65" table:style-name="ce1">
            <text:p>252,65</text:p>
          </table:table-cell>
          <table:table-cell office:value-type="float" office:value="57.87" table:style-name="ce1">
            <text:p>57,87</text:p>
          </table:table-cell>
          <table:table-cell office:value-type="float" office:value="56.47" table:style-name="ce1">
            <text:p>56,47</text:p>
          </table:table-cell>
          <table:table-cell office:value-type="float" office:value="169.55" table:style-name="ce1">
            <text:p>169,55</text:p>
          </table:table-cell>
          <table:table-cell office:value-type="float" office:value="42.05" table:style-name="ce1">
            <text:p>42,05</text:p>
          </table:table-cell>
          <table:table-cell office:value-type="float" office:value="3288.26" table:style-name="ce1">
            <text:p>3288,26</text:p>
          </table:table-cell>
          <table:table-cell office:value-type="float" office:value="4.4583333333333335E-4" table:style-name="ce1">
            <text:p>0,000445833</text:p>
          </table:table-cell>
          <table:table-cell table:number-columns-repeated="16376"/>
        </table:table-row>
        <table:table-row table:style-name="ro1">
          <table:table-cell office:value-type="date" office:date-value="2020-09-01T00:00:00" table:style-name="ce2">
            <text:p>1/9/2020</text:p>
          </table:table-cell>
          <table:table-cell office:value-type="float" office:value="294.70999999999998" table:style-name="ce1">
            <text:p>294,71</text:p>
          </table:table-cell>
          <table:table-cell office:value-type="float" office:value="59.12" table:style-name="ce1">
            <text:p>59,12</text:p>
          </table:table-cell>
          <table:table-cell office:value-type="float" office:value="60.69" table:style-name="ce1">
            <text:p>60,69</text:p>
          </table:table-cell>
          <table:table-cell office:value-type="float" office:value="219.99" table:style-name="ce1">
            <text:p>219,99</text:p>
          </table:table-cell>
          <table:table-cell office:value-type="float" office:value="39.75" table:style-name="ce1">
            <text:p>39,75</text:p>
          </table:table-cell>
          <table:table-cell office:value-type="float" office:value="3507.44" table:style-name="ce1">
            <text:p>3507,44</text:p>
          </table:table-cell>
          <table:table-cell office:value-type="float" office:value="5.9416666666666667E-4" table:style-name="ce1">
            <text:p>0,000594167</text:p>
          </table:table-cell>
          <table:table-cell table:number-columns-repeated="16376"/>
        </table:table-row>
        <table:table-row table:style-name="ro1">
          <table:table-cell office:value-type="date" office:date-value="2020-10-01T00:00:00" table:style-name="ce2">
            <text:p>1/10/2020</text:p>
          </table:table-cell>
          <table:table-cell office:value-type="float" office:value="265.35000000000002" table:style-name="ce1">
            <text:p>265,35</text:p>
          </table:table-cell>
          <table:table-cell office:value-type="float" office:value="59.4" table:style-name="ce1">
            <text:p>59,4</text:p>
          </table:table-cell>
          <table:table-cell office:value-type="float" office:value="57.82" table:style-name="ce1">
            <text:p>57,82</text:p>
          </table:table-cell>
          <table:table-cell office:value-type="float" office:value="255.26" table:style-name="ce1">
            <text:p>255,26</text:p>
          </table:table-cell>
          <table:table-cell office:value-type="float" office:value="33.79" table:style-name="ce1">
            <text:p>33,79</text:p>
          </table:table-cell>
          <table:table-cell office:value-type="float" office:value="3385.87" table:style-name="ce1">
            <text:p>3385,87</text:p>
          </table:table-cell>
          <table:table-cell office:value-type="float" office:value="5.7416666666666662E-4" table:style-name="ce1">
            <text:p>0,000574167</text:p>
          </table:table-cell>
          <table:table-cell table:number-columns-repeated="16376"/>
        </table:table-row>
        <table:table-row table:style-name="ro1">
          <table:table-cell office:value-type="date" office:date-value="2020-11-01T00:00:00" table:style-name="ce2">
            <text:p>1/11/2020</text:p>
          </table:table-cell>
          <table:table-cell office:value-type="float" office:value="264.60000000000002" table:style-name="ce1">
            <text:p>264,6</text:p>
          </table:table-cell>
          <table:table-cell office:value-type="float" office:value="57.67" table:style-name="ce1">
            <text:p>57,67</text:p>
          </table:table-cell>
          <table:table-cell office:value-type="float" office:value="55.4" table:style-name="ce1">
            <text:p>55,4</text:p>
          </table:table-cell>
          <table:table-cell office:value-type="float" office:value="262.7" table:style-name="ce1">
            <text:p>262,7</text:p>
          </table:table-cell>
          <table:table-cell office:value-type="float" office:value="33.14" table:style-name="ce1">
            <text:p>33,14</text:p>
          </table:table-cell>
          <table:table-cell office:value-type="float" office:value="3296.2" table:style-name="ce1">
            <text:p>3296,2</text:p>
          </table:table-cell>
          <table:table-cell office:value-type="float" office:value="7.1250000000000003E-4" table:style-name="ce1">
            <text:p>0,0007125</text:p>
          </table:table-cell>
          <table:table-cell table:number-columns-repeated="16376"/>
        </table:table-row>
        <table:table-row table:style-name="ro1">
          <table:table-cell office:value-type="date" office:date-value="2020-12-01T00:00:00" table:style-name="ce2">
            <text:p>1/12/2020</text:p>
          </table:table-cell>
          <table:table-cell office:value-type="float" office:value="279.16000000000003" table:style-name="ce1">
            <text:p>279,16</text:p>
          </table:table-cell>
          <table:table-cell office:value-type="float" office:value="60.43" table:style-name="ce1">
            <text:p>60,43</text:p>
          </table:table-cell>
          <table:table-cell office:value-type="float" office:value="72.72" table:style-name="ce1">
            <text:p>72,72</text:p>
          </table:table-cell>
          <table:table-cell office:value-type="float" office:value="293.56" table:style-name="ce1">
            <text:p>293,56</text:p>
          </table:table-cell>
          <table:table-cell office:value-type="float" office:value="38.96" table:style-name="ce1">
            <text:p>38,96</text:p>
          </table:table-cell>
          <table:table-cell office:value-type="float" office:value="3645.87" table:style-name="ce1">
            <text:p>3645,87</text:p>
          </table:table-cell>
          <table:table-cell office:value-type="float" office:value="7.0583333333333327E-4" table:style-name="ce1">
            <text:p>0,000705833</text:p>
          </table:table-cell>
          <table:table-cell table:number-columns-repeated="16376"/>
        </table:table-row>
        <table:table-row table:style-name="ro1">
          <table:table-cell office:value-type="date" office:date-value="2021-01-01T00:00:00" table:style-name="ce2">
            <text:p>1/1/2021</text:p>
          </table:table-cell>
          <table:table-cell office:value-type="float" office:value="274.77999999999997" table:style-name="ce1">
            <text:p>274,78</text:p>
          </table:table-cell>
          <table:table-cell office:value-type="float" office:value="58.96" table:style-name="ce1">
            <text:p>58,96</text:p>
          </table:table-cell>
          <table:table-cell office:value-type="float" office:value="71.38" table:style-name="ce1">
            <text:p>71,38</text:p>
          </table:table-cell>
          <table:table-cell office:value-type="float" office:value="260.39999999999998" table:style-name="ce1">
            <text:p>260,4</text:p>
          </table:table-cell>
          <table:table-cell office:value-type="float" office:value="41.45" table:style-name="ce1">
            <text:p>41,45</text:p>
          </table:table-cell>
          <table:table-cell office:value-type="float" office:value="3764.61" table:style-name="ce1">
            <text:p>3764,61</text:p>
          </table:table-cell>
          <table:table-cell office:value-type="float" office:value="7.7500000000000008E-4" table:style-name="ce1">
            <text:p>0,000775</text:p>
          </table:table-cell>
          <table:table-cell table:number-columns-repeated="16376"/>
        </table:table-row>
        <table:table-row table:style-name="ro1">
          <table:table-cell office:value-type="date" office:date-value="2021-02-01T00:00:00" table:style-name="ce2">
            <text:p>1/2/2021</text:p>
          </table:table-cell>
          <table:table-cell office:value-type="float" office:value="259.52" table:style-name="ce1">
            <text:p>259,52</text:p>
          </table:table-cell>
          <table:table-cell office:value-type="float" office:value="55.27" table:style-name="ce1">
            <text:p>55,27</text:p>
          </table:table-cell>
          <table:table-cell office:value-type="float" office:value="67.599999999999994" table:style-name="ce1">
            <text:p>67,6</text:p>
          </table:table-cell>
          <table:table-cell office:value-type="float" office:value="237.38" table:style-name="ce1">
            <text:p>237,38</text:p>
          </table:table-cell>
          <table:table-cell office:value-type="float" office:value="45.58" table:style-name="ce1">
            <text:p>45,58</text:p>
          </table:table-cell>
          <table:table-cell office:value-type="float" office:value="3731.17" table:style-name="ce1">
            <text:p>3731,17</text:p>
          </table:table-cell>
          <table:table-cell office:value-type="float" office:value="8.9249999999999996E-4" table:style-name="ce1">
            <text:p>0,0008925</text:p>
          </table:table-cell>
          <table:table-cell table:number-columns-repeated="16376"/>
        </table:table-row>
        <table:table-row table:style-name="ro1">
          <table:table-cell office:value-type="date" office:date-value="2021-03-01T00:00:00" table:style-name="ce2">
            <text:p>1/3/2021</text:p>
          </table:table-cell>
          <table:table-cell office:value-type="float" office:value="260.82" table:style-name="ce1">
            <text:p>260,82</text:p>
          </table:table-cell>
          <table:table-cell office:value-type="float" office:value="55.49" table:style-name="ce1">
            <text:p>55,49</text:p>
          </table:table-cell>
          <table:table-cell office:value-type="float" office:value="73.510000000000005" table:style-name="ce1">
            <text:p>73,51</text:p>
          </table:table-cell>
          <table:table-cell office:value-type="float" office:value="258.70999999999998" table:style-name="ce1">
            <text:p>258,71</text:p>
          </table:table-cell>
          <table:table-cell office:value-type="float" office:value="56.47" table:style-name="ce1">
            <text:p>56,47</text:p>
          </table:table-cell>
          <table:table-cell office:value-type="float" office:value="3842.51" table:style-name="ce1">
            <text:p>3842,51</text:p>
          </table:table-cell>
          <table:table-cell office:value-type="float" office:value="1.1625000000000001E-3" table:style-name="ce1">
            <text:p>0,0011625</text:p>
          </table:table-cell>
          <table:table-cell table:number-columns-repeated="16376"/>
        </table:table-row>
        <table:table-row table:style-name="ro1">
          <table:table-cell office:value-type="date" office:date-value="2021-04-01T00:00:00" table:style-name="ce2">
            <text:p>1/4/2021</text:p>
          </table:table-cell>
          <table:table-cell office:value-type="float" office:value="298.39999999999998" table:style-name="ce1">
            <text:p>298,4</text:p>
          </table:table-cell>
          <table:table-cell office:value-type="float" office:value="58.02" table:style-name="ce1">
            <text:p>58,02</text:p>
          </table:table-cell>
          <table:table-cell office:value-type="float" office:value="77.61" table:style-name="ce1">
            <text:p>77,61</text:p>
          </table:table-cell>
          <table:table-cell office:value-type="float" office:value="283.54000000000002" table:style-name="ce1">
            <text:p>283,54</text:p>
          </table:table-cell>
          <table:table-cell office:value-type="float" office:value="56.32" table:style-name="ce1">
            <text:p>56,32</text:p>
          </table:table-cell>
          <table:table-cell office:value-type="float" office:value="3992.78" table:style-name="ce1">
            <text:p>3992,78</text:p>
          </table:table-cell>
          <table:table-cell office:value-type="float" office:value="1.4475E-3" table:style-name="ce1">
            <text:p>0,0014475</text:p>
          </table:table-cell>
          <table:table-cell table:number-columns-repeated="16376"/>
        </table:table-row>
        <table:table-row table:style-name="ro1">
          <table:table-cell office:value-type="date" office:date-value="2021-05-01T00:00:00" table:style-name="ce2">
            <text:p>1/5/2021</text:p>
          </table:table-cell>
          <table:table-cell office:value-type="float" office:value="326.17" table:style-name="ce1">
            <text:p>326,17</text:p>
          </table:table-cell>
          <table:table-cell office:value-type="float" office:value="58.23" table:style-name="ce1">
            <text:p>58,23</text:p>
          </table:table-cell>
          <table:table-cell office:value-type="float" office:value="83.8" table:style-name="ce1">
            <text:p>83,8</text:p>
          </table:table-cell>
          <table:table-cell office:value-type="float" office:value="294.89" table:style-name="ce1">
            <text:p>294,89</text:p>
          </table:table-cell>
          <table:table-cell office:value-type="float" office:value="57.98" table:style-name="ce1">
            <text:p>57,98</text:p>
          </table:table-cell>
          <table:table-cell office:value-type="float" office:value="4191.9799999999996" table:style-name="ce1">
            <text:p>4191,98</text:p>
          </table:table-cell>
          <table:table-cell office:value-type="float" office:value="1.3591666666666667E-3" table:style-name="ce1">
            <text:p>0,001359167</text:p>
          </table:table-cell>
          <table:table-cell table:number-columns-repeated="16376"/>
        </table:table-row>
        <table:table-row table:style-name="ro1">
          <table:table-cell office:value-type="date" office:date-value="2021-06-01T00:00:00" table:style-name="ce2">
            <text:p>1/6/2021</text:p>
          </table:table-cell>
          <table:table-cell office:value-type="float" office:value="330.15" table:style-name="ce1">
            <text:p>330,15</text:p>
          </table:table-cell>
          <table:table-cell office:value-type="float" office:value="56.75" table:style-name="ce1">
            <text:p>56,75</text:p>
          </table:table-cell>
          <table:table-cell office:value-type="float" office:value="89.81" table:style-name="ce1">
            <text:p>89,81</text:p>
          </table:table-cell>
          <table:table-cell office:value-type="float" office:value="318.27" table:style-name="ce1">
            <text:p>318,27</text:p>
          </table:table-cell>
          <table:table-cell office:value-type="float" office:value="59.45" table:style-name="ce1">
            <text:p>59,45</text:p>
          </table:table-cell>
          <table:table-cell office:value-type="float" office:value="4216.5200000000004" table:style-name="ce1">
            <text:p>4216,52</text:p>
          </table:table-cell>
          <table:table-cell office:value-type="float" office:value="1.34E-3" table:style-name="ce1">
            <text:p>0,00134</text:p>
          </table:table-cell>
          <table:table-cell table:number-columns-repeated="16376"/>
        </table:table-row>
        <table:table-row table:style-name="ro1">
          <table:table-cell office:value-type="date" office:date-value="2021-07-01T00:00:00" table:style-name="ce2">
            <text:p>1/7/2021</text:p>
          </table:table-cell>
          <table:table-cell office:value-type="float" office:value="346.82" table:style-name="ce1">
            <text:p>346,82</text:p>
          </table:table-cell>
          <table:table-cell office:value-type="float" office:value="56.18" table:style-name="ce1">
            <text:p>56,18</text:p>
          </table:table-cell>
          <table:table-cell office:value-type="float" office:value="85.42" table:style-name="ce1">
            <text:p>85,42</text:p>
          </table:table-cell>
          <table:table-cell office:value-type="float" office:value="299.95" table:style-name="ce1">
            <text:p>299,95</text:p>
          </table:table-cell>
          <table:table-cell office:value-type="float" office:value="64.33" table:style-name="ce1">
            <text:p>64,33</text:p>
          </table:table-cell>
          <table:table-cell office:value-type="float" office:value="4300.7299999999996" table:style-name="ce1">
            <text:p>4300,73</text:p>
          </table:table-cell>
          <table:table-cell office:value-type="float" office:value="1.225E-3" table:style-name="ce1">
            <text:p>0,001225</text:p>
          </table:table-cell>
          <table:table-cell table:number-columns-repeated="16376"/>
        </table:table-row>
        <table:table-row table:style-name="ro1">
          <table:table-cell office:value-type="date" office:date-value="2021-08-01T00:00:00" table:style-name="ce2">
            <text:p>1/8/2021</text:p>
          </table:table-cell>
          <table:table-cell office:value-type="float" office:value="358.1" table:style-name="ce1">
            <text:p>358,1</text:p>
          </table:table-cell>
          <table:table-cell office:value-type="float" office:value="56.06" table:style-name="ce1">
            <text:p>56,06</text:p>
          </table:table-cell>
          <table:table-cell office:value-type="float" office:value="87.14" table:style-name="ce1">
            <text:p>87,14</text:p>
          </table:table-cell>
          <table:table-cell office:value-type="float" office:value="280.79000000000002" table:style-name="ce1">
            <text:p>280,79</text:p>
          </table:table-cell>
          <table:table-cell office:value-type="float" office:value="57.55" table:style-name="ce1">
            <text:p>57,55</text:p>
          </table:table-cell>
          <table:table-cell office:value-type="float" office:value="4406.8599999999997" table:style-name="ce1">
            <text:p>4406,86</text:p>
          </table:table-cell>
          <table:table-cell office:value-type="float" office:value="1.0308333333333335E-3" table:style-name="ce1">
            <text:p>0,001030833</text:p>
          </table:table-cell>
          <table:table-cell table:number-columns-repeated="16376"/>
        </table:table-row>
        <table:table-row table:style-name="ro1">
          <table:table-cell office:value-type="date" office:date-value="2021-09-01T00:00:00" table:style-name="ce2">
            <text:p>1/9/2021</text:p>
          </table:table-cell>
          <table:table-cell office:value-type="float" office:value="379.59" table:style-name="ce1">
            <text:p>379,59</text:p>
          </table:table-cell>
          <table:table-cell office:value-type="float" office:value="55" table:style-name="ce1">
            <text:p>55</text:p>
          </table:table-cell>
          <table:table-cell office:value-type="float" office:value="85.14" table:style-name="ce1">
            <text:p>85,14</text:p>
          </table:table-cell>
          <table:table-cell office:value-type="float" office:value="266.08999999999997" table:style-name="ce1">
            <text:p>266,09</text:p>
          </table:table-cell>
          <table:table-cell office:value-type="float" office:value="54.49" table:style-name="ce1">
            <text:p>54,49</text:p>
          </table:table-cell>
          <table:table-cell office:value-type="float" office:value="4528.8" table:style-name="ce1">
            <text:p>4528,8</text:p>
          </table:table-cell>
          <table:table-cell office:value-type="float" office:value="1.0975E-3" table:style-name="ce1">
            <text:p>0,0010975</text:p>
          </table:table-cell>
          <table:table-cell table:number-columns-repeated="16376"/>
        </table:table-row>
        <table:table-row table:style-name="ro1">
          <table:table-cell office:value-type="date" office:date-value="2021-10-01T00:00:00" table:style-name="ce2">
            <text:p>1/10/2021</text:p>
          </table:table-cell>
          <table:table-cell office:value-type="float" office:value="341.61" table:style-name="ce1">
            <text:p>341,61</text:p>
          </table:table-cell>
          <table:table-cell office:value-type="float" office:value="54.02" table:style-name="ce1">
            <text:p>54,02</text:p>
          </table:table-cell>
          <table:table-cell office:value-type="float" office:value="86.8" table:style-name="ce1">
            <text:p>86,8</text:p>
          </table:table-cell>
          <table:table-cell office:value-type="float" office:value="220.01" table:style-name="ce1">
            <text:p>220,01</text:p>
          </table:table-cell>
          <table:table-cell office:value-type="float" office:value="59.41" table:style-name="ce1">
            <text:p>59,41</text:p>
          </table:table-cell>
          <table:table-cell office:value-type="float" office:value="4317.16" table:style-name="ce1">
            <text:p>4317,16</text:p>
          </table:table-cell>
          <table:table-cell office:value-type="float" office:value="1.2508333333333332E-3" table:style-name="ce1">
            <text:p>0,001250833</text:p>
          </table:table-cell>
          <table:table-cell table:number-columns-repeated="16376"/>
        </table:table-row>
        <table:table-row table:style-name="ro1">
          <table:table-cell office:value-type="date" office:date-value="2021-11-01T00:00:00" table:style-name="ce2">
            <text:p>1/11/2021</text:p>
          </table:table-cell>
          <table:table-cell office:value-type="float" office:value="326.04000000000002" table:style-name="ce1">
            <text:p>326,04</text:p>
          </table:table-cell>
          <table:table-cell office:value-type="float" office:value="53.24" table:style-name="ce1">
            <text:p>53,24</text:p>
          </table:table-cell>
          <table:table-cell office:value-type="float" office:value="88.91" table:style-name="ce1">
            <text:p>88,91</text:p>
          </table:table-cell>
          <table:table-cell office:value-type="float" office:value="237.28" table:style-name="ce1">
            <text:p>237,28</text:p>
          </table:table-cell>
          <table:table-cell office:value-type="float" office:value="65.069999999999993" table:style-name="ce1">
            <text:p>65,07</text:p>
          </table:table-cell>
          <table:table-cell office:value-type="float" office:value="4610.62" table:style-name="ce1">
            <text:p>4610,62</text:p>
          </table:table-cell>
          <table:table-cell office:value-type="float" office:value="1.3124999999999999E-3" table:style-name="ce1">
            <text:p>0,0013125</text:p>
          </table:table-cell>
          <table:table-cell table:number-columns-repeated="16376"/>
        </table:table-row>
        <table:table-row table:style-name="ro1">
          <table:table-cell office:value-type="date" office:date-value="2021-12-01T00:00:00" table:style-name="ce2">
            <text:p>1/12/2021</text:p>
          </table:table-cell>
          <table:table-cell office:value-type="float" office:value="330.29" table:style-name="ce1">
            <text:p>330,29</text:p>
          </table:table-cell>
          <table:table-cell office:value-type="float" office:value="50.5" table:style-name="ce1">
            <text:p>50,5</text:p>
          </table:table-cell>
          <table:table-cell office:value-type="float" office:value="82.14" table:style-name="ce1">
            <text:p>82,14</text:p>
          </table:table-cell>
          <table:table-cell office:value-type="float" office:value="235" table:style-name="ce1">
            <text:p>235</text:p>
          </table:table-cell>
          <table:table-cell office:value-type="float" office:value="60.9" table:style-name="ce1">
            <text:p>60,9</text:p>
          </table:table-cell>
          <table:table-cell office:value-type="float" office:value="4602.82" table:style-name="ce1">
            <text:p>4602,82</text:p>
          </table:table-cell>
          <table:table-cell office:value-type="float" office:value="1.2308333333333333E-3" table:style-name="ce1">
            <text:p>0,001230833</text:p>
          </table:table-cell>
          <table:table-cell table:number-columns-repeated="16376"/>
        </table:table-row>
        <table:table-row table:style-name="ro1">
          <table:table-cell office:value-type="date" office:date-value="2022-01-01T00:00:00" table:style-name="ce2">
            <text:p>1/1/2022</text:p>
          </table:table-cell>
          <table:table-cell office:value-type="float" office:value="338.3" table:style-name="ce1">
            <text:p>338,3</text:p>
          </table:table-cell>
          <table:table-cell office:value-type="float" office:value="52.07" table:style-name="ce1">
            <text:p>52,07</text:p>
          </table:table-cell>
          <table:table-cell office:value-type="float" office:value="86.08" table:style-name="ce1">
            <text:p>86,08</text:p>
          </table:table-cell>
          <table:table-cell office:value-type="float" office:value="259.8" table:style-name="ce1">
            <text:p>259,8</text:p>
          </table:table-cell>
          <table:table-cell office:value-type="float" office:value="61.24" table:style-name="ce1">
            <text:p>61,24</text:p>
          </table:table-cell>
          <table:table-cell office:value-type="float" office:value="4778.1400000000003" table:style-name="ce1">
            <text:p>4778,14</text:p>
          </table:table-cell>
          <table:table-cell office:value-type="float" office:value="1.2758333333333332E-3" table:style-name="ce1">
            <text:p>0,001275833</text:p>
          </table:table-cell>
          <table:table-cell table:number-columns-repeated="16376"/>
        </table:table-row>
        <table:table-row table:style-name="ro1">
          <table:table-cell office:value-type="date" office:date-value="2022-02-01T00:00:00" table:style-name="ce2">
            <text:p>1/2/2022</text:p>
          </table:table-cell>
          <table:table-cell office:value-type="float" office:value="314.55" table:style-name="ce1">
            <text:p>314,55</text:p>
          </table:table-cell>
          <table:table-cell office:value-type="float" office:value="53.4" table:style-name="ce1">
            <text:p>53,4</text:p>
          </table:table-cell>
          <table:table-cell office:value-type="float" office:value="90.1" table:style-name="ce1">
            <text:p>90,1</text:p>
          </table:table-cell>
          <table:table-cell office:value-type="float" office:value="254.78" table:style-name="ce1">
            <text:p>254,78</text:p>
          </table:table-cell>
          <table:table-cell office:value-type="float" office:value="76.45" table:style-name="ce1">
            <text:p>76,45</text:p>
          </table:table-cell>
          <table:table-cell office:value-type="float" office:value="4519.57" table:style-name="ce1">
            <text:p>4519,57</text:p>
          </table:table-cell>
          <table:table-cell office:value-type="float" office:value="1.4891666666666666E-3" table:style-name="ce1">
            <text:p>0,001489167</text:p>
          </table:table-cell>
          <table:table-cell table:number-columns-repeated="16376"/>
        </table:table-row>
        <table:table-row table:style-name="ro1">
          <table:table-cell office:value-type="date" office:date-value="2022-03-01T00:00:00" table:style-name="ce2">
            <text:p>1/3/2022</text:p>
          </table:table-cell>
          <table:table-cell office:value-type="float" office:value="209.87" table:style-name="ce1">
            <text:p>209,87</text:p>
          </table:table-cell>
          <table:table-cell office:value-type="float" office:value="53.5" table:style-name="ce1">
            <text:p>53,5</text:p>
          </table:table-cell>
          <table:table-cell office:value-type="float" office:value="102.77" table:style-name="ce1">
            <text:p>102,77</text:p>
          </table:table-cell>
          <table:table-cell office:value-type="float" office:value="221.04" table:style-name="ce1">
            <text:p>221,04</text:p>
          </table:table-cell>
          <table:table-cell office:value-type="float" office:value="78.77" table:style-name="ce1">
            <text:p>78,77</text:p>
          </table:table-cell>
          <table:table-cell office:value-type="float" office:value="4363.1400000000003" table:style-name="ce1">
            <text:p>4363,14</text:p>
          </table:table-cell>
          <table:table-cell office:value-type="float" office:value="1.5333333333333334E-3" table:style-name="ce1">
            <text:p>0,001533333</text:p>
          </table:table-cell>
          <table:table-cell table:number-columns-repeated="16376"/>
        </table:table-row>
        <table:table-row table:style-name="ro1">
          <table:table-cell office:value-type="date" office:date-value="2022-04-01T00:00:00" table:style-name="ce2">
            <text:p>1/4/2022</text:p>
          </table:table-cell>
          <table:table-cell office:value-type="float" office:value="224.55" table:style-name="ce1">
            <text:p>224,55</text:p>
          </table:table-cell>
          <table:table-cell office:value-type="float" office:value="51.02" table:style-name="ce1">
            <text:p>51,02</text:p>
          </table:table-cell>
          <table:table-cell office:value-type="float" office:value="99.76" table:style-name="ce1">
            <text:p>99,76</text:p>
          </table:table-cell>
          <table:table-cell office:value-type="float" office:value="231.39" table:style-name="ce1">
            <text:p>231,39</text:p>
          </table:table-cell>
          <table:table-cell office:value-type="float" office:value="81.99" table:style-name="ce1">
            <text:p>81,99</text:p>
          </table:table-cell>
          <table:table-cell office:value-type="float" office:value="4540.32" table:style-name="ce1">
            <text:p>4540,32</text:p>
          </table:table-cell>
          <table:table-cell office:value-type="float" office:value="1.9599999999999999E-3" table:style-name="ce1">
            <text:p>0,00196</text:p>
          </table:table-cell>
          <table:table-cell table:number-columns-repeated="16376"/>
        </table:table-row>
        <table:table-row table:style-name="ro1">
          <table:table-cell office:value-type="date" office:date-value="2022-05-01T00:00:00" table:style-name="ce2">
            <text:p>1/5/2022</text:p>
          </table:table-cell>
          <table:table-cell office:value-type="float" office:value="201.16" table:style-name="ce1">
            <text:p>201,16</text:p>
          </table:table-cell>
          <table:table-cell office:value-type="float" office:value="46.51" table:style-name="ce1">
            <text:p>46,51</text:p>
          </table:table-cell>
          <table:table-cell office:value-type="float" office:value="94.51" table:style-name="ce1">
            <text:p>94,51</text:p>
          </table:table-cell>
          <table:table-cell office:value-type="float" office:value="198.94" table:style-name="ce1">
            <text:p>198,94</text:p>
          </table:table-cell>
          <table:table-cell office:value-type="float" office:value="85.01" table:style-name="ce1">
            <text:p>85,01</text:p>
          </table:table-cell>
          <table:table-cell office:value-type="float" office:value="4130.6099999999997" table:style-name="ce1">
            <text:p>4130,61</text:p>
          </table:table-cell>
          <table:table-cell office:value-type="float" office:value="2.4433333333333334E-3" table:style-name="ce1">
            <text:p>0,002443333</text:p>
          </table:table-cell>
          <table:table-cell table:number-columns-repeated="16376"/>
        </table:table-row>
        <table:table-row table:style-name="ro1">
          <table:table-cell office:value-type="date" office:date-value="2022-06-01T00:00:00" table:style-name="ce2">
            <text:p>1/6/2022</text:p>
          </table:table-cell>
          <table:table-cell office:value-type="float" office:value="196.51" table:style-name="ce1">
            <text:p>196,51</text:p>
          </table:table-cell>
          <table:table-cell office:value-type="float" office:value="51.44" table:style-name="ce1">
            <text:p>51,44</text:p>
          </table:table-cell>
          <table:table-cell office:value-type="float" office:value="96.01" table:style-name="ce1">
            <text:p>96,01</text:p>
          </table:table-cell>
          <table:table-cell office:value-type="float" office:value="225" table:style-name="ce1">
            <text:p>225</text:p>
          </table:table-cell>
          <table:table-cell office:value-type="float" office:value="97.02" table:style-name="ce1">
            <text:p>97,02</text:p>
          </table:table-cell>
          <table:table-cell office:value-type="float" office:value="4149.78" table:style-name="ce1">
            <text:p>4149,78</text:p>
          </table:table-cell>
          <table:table-cell office:value-type="float" office:value="2.3866666666666667E-3" table:style-name="ce1">
            <text:p>0,002386667</text:p>
          </table:table-cell>
          <table:table-cell table:number-columns-repeated="16376"/>
        </table:table-row>
        <table:table-row table:style-name="ro1">
          <table:table-cell office:value-type="date" office:date-value="2022-07-01T00:00:00" table:style-name="ce2">
            <text:p>1/7/2022</text:p>
          </table:table-cell>
          <table:table-cell office:value-type="float" office:value="160.31" table:style-name="ce1">
            <text:p>160,31</text:p>
          </table:table-cell>
          <table:table-cell office:value-type="float" office:value="50.96" table:style-name="ce1">
            <text:p>50,96</text:p>
          </table:table-cell>
          <table:table-cell office:value-type="float" office:value="96.05" table:style-name="ce1">
            <text:p>96,05</text:p>
          </table:table-cell>
          <table:table-cell office:value-type="float" office:value="222.59" table:style-name="ce1">
            <text:p>222,59</text:p>
          </table:table-cell>
          <table:table-cell office:value-type="float" office:value="86.74" table:style-name="ce1">
            <text:p>86,74</text:p>
          </table:table-cell>
          <table:table-cell office:value-type="float" office:value="3781" table:style-name="ce1">
            <text:p>3781</text:p>
          </table:table-cell>
          <table:table-cell office:value-type="float" office:value="2.5200000000000001E-3" table:style-name="ce1">
            <text:p>0,00252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2">
            <text:p>1/8/2022</text:p>
          </table:table-cell>
          <table:table-cell office:value-type="float" office:value="157.25" table:style-name="ce1">
            <text:p>157,25</text:p>
          </table:table-cell>
          <table:table-cell office:value-type="float" office:value="46.29" table:style-name="ce1">
            <text:p>46,29</text:p>
          </table:table-cell>
          <table:table-cell office:value-type="float" office:value="93.59" table:style-name="ce1">
            <text:p>93,59</text:p>
          </table:table-cell>
          <table:table-cell office:value-type="float" office:value="232.06" table:style-name="ce1">
            <text:p>232,06</text:p>
          </table:table-cell>
          <table:table-cell office:value-type="float" office:value="94.79" table:style-name="ce1">
            <text:p>94,79</text:p>
          </table:table-cell>
          <table:table-cell office:value-type="float" office:value="4112.38" table:style-name="ce1">
            <text:p>4112,38</text:p>
          </table:table-cell>
          <table:table-cell office:value-type="float" office:value="2.2241666666666668E-3" table:style-name="ce1">
            <text:p>0,002224167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2">
            <text:p>1/9/2022</text:p>
          </table:table-cell>
          <table:table-cell office:value-type="float" office:value="163.58000000000001" table:style-name="ce1">
            <text:p>163,58</text:p>
          </table:table-cell>
          <table:table-cell office:value-type="float" office:value="41.64" table:style-name="ce1">
            <text:p>41,64</text:p>
          </table:table-cell>
          <table:table-cell office:value-type="float" office:value="89.41" table:style-name="ce1">
            <text:p>89,41</text:p>
          </table:table-cell>
          <table:table-cell office:value-type="float" office:value="209.45" table:style-name="ce1">
            <text:p>209,45</text:p>
          </table:table-cell>
          <table:table-cell office:value-type="float" office:value="94.42" table:style-name="ce1">
            <text:p>94,42</text:p>
          </table:table-cell>
          <table:table-cell office:value-type="float" office:value="3936.73" table:style-name="ce1">
            <text:p>3936,73</text:p>
          </table:table-cell>
          <table:table-cell office:value-type="float" office:value="2.6649999999999998E-3" table:style-name="ce1">
            <text:p>0,002665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2">
            <text:p>1/10/2022</text:p>
          </table:table-cell>
          <table:table-cell office:value-type="float" office:value="137.13999999999999" table:style-name="ce1">
            <text:p>137,14</text:p>
          </table:table-cell>
          <table:table-cell office:value-type="float" office:value="38.5" table:style-name="ce1">
            <text:p>38,5</text:p>
          </table:table-cell>
          <table:table-cell office:value-type="float" office:value="82.91" table:style-name="ce1">
            <text:p>82,91</text:p>
          </table:table-cell>
          <table:table-cell office:value-type="float" office:value="150.12" table:style-name="ce1">
            <text:p>150,12</text:p>
          </table:table-cell>
          <table:table-cell office:value-type="float" office:value="90.04" table:style-name="ce1">
            <text:p>90,04</text:p>
          </table:table-cell>
          <table:table-cell office:value-type="float" office:value="3609.78" table:style-name="ce1">
            <text:p>3609,78</text:p>
          </table:table-cell>
          <table:table-cell office:value-type="float" office:value="3.1775000000000002E-3" table:style-name="ce1">
            <text:p>0,0031775</text:p>
          </table:table-cell>
          <table:table-cell table:number-columns-repeated="16376"/>
        </table:table-row>
        <table:table-row table:style-name="ro1">
          <table:table-cell office:value-type="date" office:date-value="2022-11-01T00:00:00" table:style-name="ce2">
            <text:p>1/11/2022</text:p>
          </table:table-cell>
          <table:table-cell office:value-type="float" office:value="94.33" table:style-name="ce1">
            <text:p>94,33</text:p>
          </table:table-cell>
          <table:table-cell office:value-type="float" office:value="37.979999999999997" table:style-name="ce1">
            <text:p>37,98</text:p>
          </table:table-cell>
          <table:table-cell office:value-type="float" office:value="95.33" table:style-name="ce1">
            <text:p>95,33</text:p>
          </table:table-cell>
          <table:table-cell office:value-type="float" office:value="161.94999999999999" table:style-name="ce1">
            <text:p>161,95</text:p>
          </table:table-cell>
          <table:table-cell office:value-type="float" office:value="112.37" table:style-name="ce1">
            <text:p>112,37</text:p>
          </table:table-cell>
          <table:table-cell office:value-type="float" office:value="3901.79" table:style-name="ce1">
            <text:p>3901,79</text:p>
          </table:table-cell>
          <table:table-cell office:value-type="float" office:value="3.3816666666666665E-3" table:style-name="ce1">
            <text:p>0,003381667</text:p>
          </table:table-cell>
          <table:table-cell table:number-columns-repeated="16376"/>
        </table:table-row>
        <table:table-row table:style-name="ro1">
          <table:table-cell office:value-type="date" office:date-value="2022-12-01T00:00:00" table:style-name="ce2">
            <text:p>1/12/2022</text:p>
          </table:table-cell>
          <table:table-cell office:value-type="float" office:value="119.2" table:style-name="ce1">
            <text:p>119,2</text:p>
          </table:table-cell>
          <table:table-cell office:value-type="float" office:value="39.18" table:style-name="ce1">
            <text:p>39,18</text:p>
          </table:table-cell>
          <table:table-cell office:value-type="float" office:value="99.12" table:style-name="ce1">
            <text:p>99,12</text:p>
          </table:table-cell>
          <table:table-cell office:value-type="float" office:value="182" table:style-name="ce1">
            <text:p>182</text:p>
          </table:table-cell>
          <table:table-cell office:value-type="float" office:value="111.64" table:style-name="ce1">
            <text:p>111,64</text:p>
          </table:table-cell>
          <table:table-cell office:value-type="float" office:value="4087.14" table:style-name="ce1">
            <text:p>4087,14</text:p>
          </table:table-cell>
          <table:table-cell office:value-type="float" office:value="3.0166666666666666E-3" table:style-name="ce1">
            <text:p>0,003016667</text:p>
          </table:table-cell>
          <table:table-cell table:number-columns-repeated="16376"/>
        </table:table-row>
        <table:table-row table:style-name="ro1">
          <table:table-cell office:value-type="date" office:date-value="2023-01-01T00:00:00" table:style-name="ce2">
            <text:p>1/1/2023</text:p>
          </table:table-cell>
          <table:table-cell office:value-type="float" office:value="122.82" table:style-name="ce1">
            <text:p>122,82</text:p>
          </table:table-cell>
          <table:table-cell office:value-type="float" office:value="39.770000000000003" table:style-name="ce1">
            <text:p>39,77</text:p>
          </table:table-cell>
          <table:table-cell office:value-type="float" office:value="100.99" table:style-name="ce1">
            <text:p>100,99</text:p>
          </table:table-cell>
          <table:table-cell office:value-type="float" office:value="174.97" table:style-name="ce1">
            <text:p>174,97</text:p>
          </table:table-cell>
          <table:table-cell office:value-type="float" office:value="109.78" table:style-name="ce1">
            <text:p>109,78</text:p>
          </table:table-cell>
          <table:table-cell office:value-type="float" office:value="3853.29" table:style-name="ce1">
            <text:p>3853,29</text:p>
          </table:table-cell>
          <table:table-cell office:value-type="float" office:value="3.2066666666666667E-3" table:style-name="ce1">
            <text:p>0,003206667</text:p>
          </table:table-cell>
          <table:table-cell table:number-columns-repeated="16376"/>
        </table:table-row>
        <table:table-row table:style-name="ro1">
          <table:table-cell office:value-type="date" office:date-value="2023-02-01T00:00:00" table:style-name="ce2">
            <text:p>1/2/2023</text:p>
          </table:table-cell>
          <table:table-cell office:value-type="float" office:value="148.03" table:style-name="ce1">
            <text:p>148,03</text:p>
          </table:table-cell>
          <table:table-cell office:value-type="float" office:value="41.99" table:style-name="ce1">
            <text:p>41,99</text:p>
          </table:table-cell>
          <table:table-cell office:value-type="float" office:value="99.93" table:style-name="ce1">
            <text:p>99,93</text:p>
          </table:table-cell>
          <table:table-cell office:value-type="float" office:value="193.1" table:style-name="ce1">
            <text:p>193,1</text:p>
          </table:table-cell>
          <table:table-cell office:value-type="float" office:value="115.83" table:style-name="ce1">
            <text:p>115,83</text:p>
          </table:table-cell>
          <table:table-cell office:value-type="float" office:value="4070.07" table:style-name="ce1">
            <text:p>4070,07</text:p>
          </table:table-cell>
          <table:table-cell office:value-type="float" office:value="2.9299999999999999E-3" table:style-name="ce1">
            <text:p>0,00293</text:p>
          </table:table-cell>
          <table:table-cell table:number-columns-repeated="16376"/>
        </table:table-row>
        <table:table-row table:style-name="ro1">
          <table:table-cell office:value-type="date" office:date-value="2023-03-01T00:00:00" table:style-name="ce2">
            <text:p>1/3/2023</text:p>
          </table:table-cell>
          <table:table-cell office:value-type="float" office:value="174.59" table:style-name="ce1">
            <text:p>174,59</text:p>
          </table:table-cell>
          <table:table-cell office:value-type="float" office:value="38.71" table:style-name="ce1">
            <text:p>38,71</text:p>
          </table:table-cell>
          <table:table-cell office:value-type="float" office:value="98.04" table:style-name="ce1">
            <text:p>98,04</text:p>
          </table:table-cell>
          <table:table-cell office:value-type="float" office:value="203.25" table:style-name="ce1">
            <text:p>203,25</text:p>
          </table:table-cell>
          <table:table-cell office:value-type="float" office:value="109.31" table:style-name="ce1">
            <text:p>109,31</text:p>
          </table:table-cell>
          <table:table-cell office:value-type="float" office:value="3963.34" table:style-name="ce1">
            <text:p>3963,34</text:p>
          </table:table-cell>
          <table:table-cell office:value-type="float" office:value="3.2816666666666667E-3" table:style-name="ce1">
            <text:p>0,003281667</text:p>
          </table:table-cell>
          <table:table-cell table:number-columns-repeated="16376"/>
        </table:table-row>
        <table:table-row table:style-name="ro1">
          <table:table-cell office:value-type="date" office:date-value="2023-04-01T00:00:00" table:style-name="ce2">
            <text:p>1/4/2023</text:p>
          </table:table-cell>
          <table:table-cell office:value-type="float" office:value="208.84" table:style-name="ce1">
            <text:p>208,84</text:p>
          </table:table-cell>
          <table:table-cell office:value-type="float" office:value="39.049999999999997" table:style-name="ce1">
            <text:p>39,05</text:p>
          </table:table-cell>
          <table:table-cell office:value-type="float" office:value="98.27" table:style-name="ce1">
            <text:p>98,27</text:p>
          </table:table-cell>
          <table:table-cell office:value-type="float" office:value="227.32" table:style-name="ce1">
            <text:p>227,32</text:p>
          </table:table-cell>
          <table:table-cell office:value-type="float" office:value="113.39" table:style-name="ce1">
            <text:p>113,39</text:p>
          </table:table-cell>
          <table:table-cell office:value-type="float" office:value="4102.2" table:style-name="ce1">
            <text:p>4102,2</text:p>
          </table:table-cell>
          <table:table-cell office:value-type="float" office:value="2.9366666666666669E-3" table:style-name="ce1">
            <text:p>0,002936667</text:p>
          </table:table-cell>
          <table:table-cell table:number-columns-repeated="16376"/>
        </table:table-row>
        <table:table-row table:style-name="ro1">
          <table:table-cell office:value-type="date" office:date-value="2023-05-01T00:00:00" table:style-name="ce2">
            <text:p>1/5/2023</text:p>
          </table:table-cell>
          <table:table-cell office:value-type="float" office:value="238.62" table:style-name="ce1">
            <text:p>238,62</text:p>
          </table:table-cell>
          <table:table-cell office:value-type="float" office:value="39.17" table:style-name="ce1">
            <text:p>39,17</text:p>
          </table:table-cell>
          <table:table-cell office:value-type="float" office:value="99.93" table:style-name="ce1">
            <text:p>99,93</text:p>
          </table:table-cell>
          <table:table-cell office:value-type="float" office:value="228.45" table:style-name="ce1">
            <text:p>228,45</text:p>
          </table:table-cell>
          <table:table-cell office:value-type="float" office:value="115.99" table:style-name="ce1">
            <text:p>115,99</text:p>
          </table:table-cell>
          <table:table-cell office:value-type="float" office:value="4166.79" table:style-name="ce1">
            <text:p>4166,79</text:p>
          </table:table-cell>
          <table:table-cell office:value-type="float" office:value="2.875E-3" table:style-name="ce1">
            <text:p>0,002875</text:p>
          </table:table-cell>
          <table:table-cell table:number-columns-repeated="16376"/>
        </table:table-row>
        <table:table-row table:style-name="ro1">
          <table:table-cell office:value-type="date" office:date-value="2023-06-01T00:00:00" table:style-name="ce2">
            <text:p>1/6/2023</text:p>
          </table:table-cell>
          <table:table-cell office:value-type="float" office:value="265.89999999999998" table:style-name="ce1">
            <text:p>265,9</text:p>
          </table:table-cell>
          <table:table-cell office:value-type="float" office:value="35.6" table:style-name="ce1">
            <text:p>35,6</text:p>
          </table:table-cell>
          <table:table-cell office:value-type="float" office:value="92.28" table:style-name="ce1">
            <text:p>92,28</text:p>
          </table:table-cell>
          <table:table-cell office:value-type="float" office:value="217.51" table:style-name="ce1">
            <text:p>217,51</text:p>
          </table:table-cell>
          <table:table-cell office:value-type="float" office:value="101.75" table:style-name="ce1">
            <text:p>101,75</text:p>
          </table:table-cell>
          <table:table-cell office:value-type="float" office:value="4183.03" table:style-name="ce1">
            <text:p>4183,03</text:p>
          </table:table-cell>
          <table:table-cell office:value-type="float" office:value="3.0325E-3" table:style-name="ce1">
            <text:p>0,0030325</text:p>
          </table:table-cell>
          <table:table-cell table:number-columns-repeated="16376"/>
        </table:table-row>
        <table:table-row table:style-name="ro1">
          <table:table-cell office:value-type="date" office:date-value="2023-07-01T00:00:00" table:style-name="ce2">
            <text:p>1/7/2023</text:p>
          </table:table-cell>
          <table:table-cell office:value-type="float" office:value="286.7" table:style-name="ce1">
            <text:p>286,7</text:p>
          </table:table-cell>
          <table:table-cell office:value-type="float" office:value="37.17" table:style-name="ce1">
            <text:p>37,17</text:p>
          </table:table-cell>
          <table:table-cell office:value-type="float" office:value="97.49" table:style-name="ce1">
            <text:p>97,49</text:p>
          </table:table-cell>
          <table:table-cell office:value-type="float" office:value="247.11" table:style-name="ce1">
            <text:p>247,11</text:p>
          </table:table-cell>
          <table:table-cell office:value-type="float" office:value="107.49" table:style-name="ce1">
            <text:p>107,49</text:p>
          </table:table-cell>
          <table:table-cell office:value-type="float" office:value="4450.4799999999996" table:style-name="ce1">
            <text:p>4450,48</text:p>
          </table:table-cell>
          <table:table-cell office:value-type="float" office:value="3.2041666666666668E-3" table:style-name="ce1">
            <text:p>0,00320416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2">
            <text:p>1/8/2023</text:p>
          </table:table-cell>
          <table:table-cell office:value-type="float" office:value="317.54000000000002" table:style-name="ce1">
            <text:p>317,54</text:p>
          </table:table-cell>
          <table:table-cell office:value-type="float" office:value="34.29" table:style-name="ce1">
            <text:p>34,29</text:p>
          </table:table-cell>
          <table:table-cell office:value-type="float" office:value="87.15" table:style-name="ce1">
            <text:p>87,15</text:p>
          </table:table-cell>
          <table:table-cell office:value-type="float" office:value="269.27999999999997" table:style-name="ce1">
            <text:p>269,28</text:p>
          </table:table-cell>
          <table:table-cell office:value-type="float" office:value="106.95" table:style-name="ce1">
            <text:p>106,95</text:p>
          </table:table-cell>
          <table:table-cell office:value-type="float" office:value="4578.83" table:style-name="ce1">
            <text:p>4578,83</text:p>
          </table:table-cell>
          <table:table-cell office:value-type="float" office:value="3.3041666666666666E-3" table:style-name="ce1">
            <text:p>0,003304167</text:p>
          </table:table-cell>
          <table:table-cell table:number-columns-repeated="16376"/>
        </table:table-row>
        <table:table-row table:style-name="ro1">
          <table:table-cell office:value-type="date" office:date-value="2023-09-01T00:00:00" table:style-name="ce2">
            <text:p>1/9/2023</text:p>
          </table:table-cell>
          <table:table-cell office:value-type="float" office:value="299.37" table:style-name="ce1">
            <text:p>299,37</text:p>
          </table:table-cell>
          <table:table-cell office:value-type="float" office:value="34.99" table:style-name="ce1">
            <text:p>34,99</text:p>
          </table:table-cell>
          <table:table-cell office:value-type="float" office:value="86.61" table:style-name="ce1">
            <text:p>86,61</text:p>
          </table:table-cell>
          <table:table-cell office:value-type="float" office:value="262.75" table:style-name="ce1">
            <text:p>262,75</text:p>
          </table:table-cell>
          <table:table-cell office:value-type="float" office:value="112.2" table:style-name="ce1">
            <text:p>112,2</text:p>
          </table:table-cell>
          <table:table-cell office:value-type="float" office:value="4530.6000000000004" table:style-name="ce1">
            <text:p>4530,6</text:p>
          </table:table-cell>
          <table:table-cell office:value-type="float" office:value="3.4283333333333331E-3" table:style-name="ce1">
            <text:p>0,003428333</text:p>
          </table:table-cell>
          <table:table-cell table:number-columns-repeated="16376"/>
        </table:table-row>
        <table:table-row table:style-name="ro1">
          <table:table-cell office:value-type="date" office:date-value="2023-10-01T00:00:00" table:style-name="ce2">
            <text:p>1/10/2023</text:p>
          </table:table-cell>
          <table:table-cell office:value-type="float" office:value="302.74" table:style-name="ce1">
            <text:p>302,74</text:p>
          </table:table-cell>
          <table:table-cell office:value-type="float" office:value="32.44" table:style-name="ce1">
            <text:p>32,44</text:p>
          </table:table-cell>
          <table:table-cell office:value-type="float" office:value="71.739999999999995" table:style-name="ce1">
            <text:p>71,74</text:p>
          </table:table-cell>
          <table:table-cell office:value-type="float" office:value="266" table:style-name="ce1">
            <text:p>266</text:p>
          </table:table-cell>
          <table:table-cell office:value-type="float" office:value="117.53" table:style-name="ce1">
            <text:p>117,53</text:p>
          </table:table-cell>
          <table:table-cell office:value-type="float" office:value="4284.5200000000004" table:style-name="ce1">
            <text:p>4284,52</text:p>
          </table:table-cell>
          <table:table-cell office:value-type="float" office:value="3.8449999999999999E-3" table:style-name="ce1">
            <text:p>0,003845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/11/2023</text:p>
          </table:table-cell>
          <table:table-cell office:value-type="float" office:value="301.85000000000002" table:style-name="ce1">
            <text:p>301,85</text:p>
          </table:table-cell>
          <table:table-cell office:value-type="float" office:value="35.4" table:style-name="ce1">
            <text:p>35,4</text:p>
          </table:table-cell>
          <table:table-cell office:value-type="float" office:value="82" table:style-name="ce1">
            <text:p>82</text:p>
          </table:table-cell>
          <table:table-cell office:value-type="float" office:value="240.56" table:style-name="ce1">
            <text:p>240,56</text:p>
          </table:table-cell>
          <table:table-cell office:value-type="float" office:value="106.53" table:style-name="ce1">
            <text:p>106,53</text:p>
          </table:table-cell>
          <table:table-cell office:value-type="float" office:value="4201.2700000000004" table:style-name="ce1">
            <text:p>4201,27</text:p>
          </table:table-cell>
          <table:table-cell office:value-type="float" office:value="4.1050000000000001E-3" table:style-name="ce1">
            <text:p>0,004105</text:p>
          </table:table-cell>
          <table:table-cell table:number-columns-repeated="16376"/>
        </table:table-row>
        <table:table-row table:style-name="ro1">
          <table:table-cell office:value-type="date" office:date-value="2023-12-01T00:00:00" table:style-name="ce2">
            <text:p>1/12/2023</text:p>
          </table:table-cell>
          <table:table-cell office:value-type="float" office:value="325.48" table:style-name="ce1">
            <text:p>325,48</text:p>
          </table:table-cell>
          <table:table-cell office:value-type="float" office:value="38.4" table:style-name="ce1">
            <text:p>38,4</text:p>
          </table:table-cell>
          <table:table-cell office:value-type="float" office:value="81.48" table:style-name="ce1">
            <text:p>81,48</text:p>
          </table:table-cell>
          <table:table-cell office:value-type="float" office:value="259.14999999999998" table:style-name="ce1">
            <text:p>259,15</text:p>
          </table:table-cell>
          <table:table-cell office:value-type="float" office:value="102.5" table:style-name="ce1">
            <text:p>102,5</text:p>
          </table:table-cell>
          <table:table-cell office:value-type="float" office:value="4559.43" table:style-name="ce1">
            <text:p>4559,43</text:p>
          </table:table-cell>
          <table:table-cell office:value-type="float" office:value="3.6008333333333331E-3" table:style-name="ce1">
            <text:p>0,003600833</text:p>
          </table:table-cell>
          <table:table-cell table:number-columns-repeated="16376"/>
        </table:table-row>
        <table:table-row table:style-name="ro1">
          <table:table-cell office:value-type="date" office:date-value="2024-01-01T00:00:00" table:style-name="ce2">
            <text:p>1/1/2024</text:p>
          </table:table-cell>
          <table:table-cell office:value-type="float" office:value="351.32" table:style-name="ce1">
            <text:p>351,32</text:p>
          </table:table-cell>
          <table:table-cell office:value-type="float" office:value="37.729999999999997" table:style-name="ce1">
            <text:p>37,73</text:p>
          </table:table-cell>
          <table:table-cell office:value-type="float" office:value="84.05" table:style-name="ce1">
            <text:p>84,05</text:p>
          </table:table-cell>
          <table:table-cell office:value-type="float" office:value="251.51" table:style-name="ce1">
            <text:p>251,51</text:p>
          </table:table-cell>
          <table:table-cell office:value-type="float" office:value="100.92" table:style-name="ce1">
            <text:p>100,92</text:p>
          </table:table-cell>
          <table:table-cell office:value-type="float" office:value="4745.2" table:style-name="ce1">
            <text:p>4745,2</text:p>
          </table:table-cell>
          <table:table-cell office:value-type="float" office:value="3.2491666666666667E-3" table:style-name="ce1">
            <text:p>0,003249167</text:p>
          </table:table-cell>
          <table:table-cell table:number-columns-repeated="16376"/>
        </table:table-row>
        <table:table-row table:style-name="ro1">
          <table:table-cell office:value-type="date" office:date-value="2024-02-01T00:00:00" table:style-name="ce2">
            <text:p>1/2/2024</text:p>
          </table:table-cell>
          <table:table-cell office:value-type="float" office:value="393.94" table:style-name="ce1">
            <text:p>393,94</text:p>
          </table:table-cell>
          <table:table-cell office:value-type="float" office:value="42.68" table:style-name="ce1">
            <text:p>42,68</text:p>
          </table:table-cell>
          <table:table-cell office:value-type="float" office:value="91.7" table:style-name="ce1">
            <text:p>91,7</text:p>
          </table:table-cell>
          <table:table-cell office:value-type="float" office:value="241.39" table:style-name="ce1">
            <text:p>241,39</text:p>
          </table:table-cell>
          <table:table-cell office:value-type="float" office:value="103.57" table:style-name="ce1">
            <text:p>103,57</text:p>
          </table:table-cell>
          <table:table-cell office:value-type="float" office:value="4861.1099999999997" table:style-name="ce1">
            <text:p>4861,11</text:p>
          </table:table-cell>
          <table:table-cell office:value-type="float" office:value="3.2758333333333333E-3" table:style-name="ce1">
            <text:p>0,003275833</text:p>
          </table:table-cell>
          <table:table-cell table:number-columns-repeated="16376"/>
        </table:table-row>
        <table:table-row table:style-name="ro1">
          <table:table-cell office:value-type="date" office:date-value="2024-03-01T00:00:00" table:style-name="ce2">
            <text:p>1/3/2024</text:p>
          </table:table-cell>
          <table:table-cell office:value-type="float" office:value="492.11" table:style-name="ce1">
            <text:p>492,11</text:p>
          </table:table-cell>
          <table:table-cell office:value-type="float" office:value="39.99" table:style-name="ce1">
            <text:p>39,99</text:p>
          </table:table-cell>
          <table:table-cell office:value-type="float" office:value="89.72" table:style-name="ce1">
            <text:p>89,72</text:p>
          </table:table-cell>
          <table:table-cell office:value-type="float" office:value="248.04" table:style-name="ce1">
            <text:p>248,04</text:p>
          </table:table-cell>
          <table:table-cell office:value-type="float" office:value="105.72" table:style-name="ce1">
            <text:p>105,72</text:p>
          </table:table-cell>
          <table:table-cell office:value-type="float" office:value="5098.51" table:style-name="ce1">
            <text:p>5098,51</text:p>
          </table:table-cell>
          <table:table-cell office:value-type="float" office:value="3.5449999999999995E-3" table:style-name="ce1">
            <text:p>0,003545</text:p>
          </table:table-cell>
          <table:table-cell table:number-columns-repeated="16376"/>
        </table:table-row>
        <table:table-row table:style-name="ro1">
          <table:table-cell office:value-type="date" office:date-value="2024-04-01T00:00:00" table:style-name="ce2">
            <text:p>1/4/2024</text:p>
          </table:table-cell>
          <table:table-cell office:value-type="float" office:value="487.2" table:style-name="ce1">
            <text:p>487,2</text:p>
          </table:table-cell>
          <table:table-cell office:value-type="float" office:value="41.99" table:style-name="ce1">
            <text:p>41,99</text:p>
          </table:table-cell>
          <table:table-cell office:value-type="float" office:value="97.46" table:style-name="ce1">
            <text:p>97,46</text:p>
          </table:table-cell>
          <table:table-cell office:value-type="float" office:value="284.24" table:style-name="ce1">
            <text:p>284,24</text:p>
          </table:table-cell>
          <table:table-cell office:value-type="float" office:value="116.41" table:style-name="ce1">
            <text:p>116,41</text:p>
          </table:table-cell>
          <table:table-cell office:value-type="float" office:value="5257.97" table:style-name="ce1">
            <text:p>5257,97</text:p>
          </table:table-cell>
          <table:table-cell office:value-type="float" office:value="3.4916666666666668E-3" table:style-name="ce1">
            <text:p>0,003491667</text:p>
          </table:table-cell>
          <table:table-cell table:number-columns-repeated="16376"/>
        </table:table-row>
        <table:table-row table:style-name="ro1">
          <table:table-cell office:value-type="date" office:date-value="2024-05-01T00:00:00" table:style-name="ce2">
            <text:p>1/5/2024</text:p>
          </table:table-cell>
          <table:table-cell office:value-type="float" office:value="428.6" table:style-name="ce1">
            <text:p>428,6</text:p>
          </table:table-cell>
          <table:table-cell office:value-type="float" office:value="39.33" table:style-name="ce1">
            <text:p>39,33</text:p>
          </table:table-cell>
          <table:table-cell office:value-type="float" office:value="101.32" table:style-name="ce1">
            <text:p>101,32</text:p>
          </table:table-cell>
          <table:table-cell office:value-type="float" office:value="261.64999999999998" table:style-name="ce1">
            <text:p>261,65</text:p>
          </table:table-cell>
          <table:table-cell office:value-type="float" office:value="118.28" table:style-name="ce1">
            <text:p>118,28</text:p>
          </table:table-cell>
          <table:table-cell office:value-type="float" office:value="5029.03" table:style-name="ce1">
            <text:p>5029,03</text:p>
          </table:table-cell>
          <table:table-cell office:value-type="float" office:value="3.901666666666667E-3" table:style-name="ce1">
            <text:p>0,003901667</text:p>
          </table:table-cell>
          <table:table-cell table:number-columns-repeated="16376"/>
        </table:table-row>
        <table:table-row table:style-name="ro1">
          <table:table-cell office:value-type="date" office:date-value="2024-06-01T00:00:00" table:style-name="ce2">
            <text:p>1/6/2024</text:p>
          </table:table-cell>
          <table:table-cell office:value-type="float" office:value="470.86" table:style-name="ce1">
            <text:p>470,86</text:p>
          </table:table-cell>
          <table:table-cell office:value-type="float" office:value="41.18" table:style-name="ce1">
            <text:p>41,18</text:p>
          </table:table-cell>
          <table:table-cell office:value-type="float" office:value="107.24" table:style-name="ce1">
            <text:p>107,24</text:p>
          </table:table-cell>
          <table:table-cell office:value-type="float" office:value="253.38" table:style-name="ce1">
            <text:p>253,38</text:p>
          </table:table-cell>
          <table:table-cell office:value-type="float" office:value="116.3" table:style-name="ce1">
            <text:p>116,3</text:p>
          </table:table-cell>
          <table:table-cell office:value-type="float" office:value="5297.15" table:style-name="ce1">
            <text:p>5297,15</text:p>
          </table:table-cell>
          <table:table-cell office:value-type="float" office:value="3.7441666666666669E-3" table:style-name="ce1">
            <text:p>0,003744167</text:p>
          </table:table-cell>
          <table:table-cell table:number-columns-repeated="16376"/>
        </table:table-row>
        <table:table-row table:style-name="ro1">
          <table:table-cell office:value-type="date" office:date-value="2024-07-01T00:00:00" table:style-name="ce2">
            <text:p>1/7/2024</text:p>
          </table:table-cell>
          <table:table-cell office:value-type="float" office:value="504.95" table:style-name="ce1">
            <text:p>504,95</text:p>
          </table:table-cell>
          <table:table-cell office:value-type="float" office:value="41.42" table:style-name="ce1">
            <text:p>41,42</text:p>
          </table:table-cell>
          <table:table-cell office:value-type="float" office:value="100.88" table:style-name="ce1">
            <text:p>100,88</text:p>
          </table:table-cell>
          <table:table-cell office:value-type="float" office:value="298.12" table:style-name="ce1">
            <text:p>298,12</text:p>
          </table:table-cell>
          <table:table-cell office:value-type="float" office:value="115.71" table:style-name="ce1">
            <text:p>115,71</text:p>
          </table:table-cell>
          <table:table-cell office:value-type="float" office:value="5471.08" table:style-name="ce1">
            <text:p>5471,08</text:p>
          </table:table-cell>
          <table:table-cell office:value-type="float" office:value="3.6766666666666666E-3" table:style-name="ce1">
            <text:p>0,003676667</text:p>
          </table:table-cell>
          <table:table-cell table:number-columns-repeated="16376"/>
        </table:table-row>
        <table:table-row table:style-name="ro1">
          <table:table-cell office:value-type="date" office:date-value="2024-08-01T00:00:00" table:style-name="ce2">
            <text:p>1/8/2024</text:p>
          </table:table-cell>
          <table:table-cell office:value-type="float" office:value="521" table:style-name="ce1">
            <text:p>521</text:p>
          </table:table-cell>
          <table:table-cell office:value-type="float" office:value="40.67" table:style-name="ce1">
            <text:p>40,67</text:p>
          </table:table-cell>
          <table:table-cell office:value-type="float" office:value="117.72" table:style-name="ce1">
            <text:p>117,72</text:p>
          </table:table-cell>
          <table:table-cell office:value-type="float" office:value="303.22000000000003" table:style-name="ce1">
            <text:p>303,22</text:p>
          </table:table-cell>
          <table:table-cell office:value-type="float" office:value="118.35" table:style-name="ce1">
            <text:p>118,35</text:p>
          </table:table-cell>
          <table:table-cell office:value-type="float" office:value="5537.84" table:style-name="ce1">
            <text:p>5537,84</text:p>
          </table:table-cell>
          <table:table-cell office:value-type="float" office:value="3.3800000000000002E-3" table:style-name="ce1">
            <text:p>0,00338</text:p>
          </table:table-cell>
          <table:table-cell table:number-columns-repeated="16376"/>
        </table:table-row>
        <table:table-row table:style-name="ro1">
          <table:table-cell office:value-type="date" office:date-value="2024-09-01T00:00:00" table:style-name="ce2">
            <text:p>1/9/2024</text:p>
          </table:table-cell>
          <table:table-cell office:value-type="float" office:value="519.64" table:style-name="ce1">
            <text:p>519,64</text:p>
          </table:table-cell>
          <table:table-cell office:value-type="float" office:value="41.96" table:style-name="ce1">
            <text:p>41,96</text:p>
          </table:table-cell>
          <table:table-cell office:value-type="float" office:value="123.12" table:style-name="ce1">
            <text:p>123,12</text:p>
          </table:table-cell>
          <table:table-cell office:value-type="float" office:value="296.06" table:style-name="ce1">
            <text:p>296,06</text:p>
          </table:table-cell>
          <table:table-cell office:value-type="float" office:value="115.84" table:style-name="ce1">
            <text:p>115,84</text:p>
          </table:table-cell>
          <table:table-cell office:value-type="float" office:value="5623.89" table:style-name="ce1">
            <text:p>5623,89</text:p>
          </table:table-cell>
          <table:table-cell office:value-type="float" office:value="3.2733333333333334E-3" table:style-name="ce1">
            <text:p>0,003273333</text:p>
          </table:table-cell>
          <table:table-cell table:number-columns-repeated="16376"/>
        </table:table-row>
        <table:table-row table:style-name="ro1">
          <table:table-cell office:value-type="date" office:date-value="2024-10-01T00:00:00" table:style-name="ce2">
            <text:p>1/10/2024</text:p>
          </table:table-cell>
          <table:table-cell office:value-type="float" office:value="577.98" table:style-name="ce1">
            <text:p>577,98</text:p>
          </table:table-cell>
          <table:table-cell office:value-type="float" office:value="44.96" table:style-name="ce1">
            <text:p>44,96</text:p>
          </table:table-cell>
          <table:table-cell office:value-type="float" office:value="121.18" table:style-name="ce1">
            <text:p>121,18</text:p>
          </table:table-cell>
          <table:table-cell office:value-type="float" office:value="273.86" table:style-name="ce1">
            <text:p>273,86</text:p>
          </table:table-cell>
          <table:table-cell office:value-type="float" office:value="116.04" table:style-name="ce1">
            <text:p>116,04</text:p>
          </table:table-cell>
          <table:table-cell office:value-type="float" office:value="5757.73" table:style-name="ce1">
            <text:p>5757,73</text:p>
          </table:table-cell>
          <table:table-cell office:value-type="float" office:value="3.1491666666666664E-3" table:style-name="ce1">
            <text:p>0,003149167</text:p>
          </table:table-cell>
          <table:table-cell table:number-columns-repeated="16376"/>
        </table:table-row>
        <table:table-row table:style-name="ro1">
          <table:table-cell office:value-type="date" office:date-value="2024-11-01T00:00:00" table:style-name="ce2">
            <text:p>1/11/2024</text:p>
          </table:table-cell>
          <table:table-cell office:value-type="float" office:value="567.6" table:style-name="ce1">
            <text:p>567,6</text:p>
          </table:table-cell>
          <table:table-cell office:value-type="float" office:value="42.12" table:style-name="ce1">
            <text:p>42,12</text:p>
          </table:table-cell>
          <table:table-cell office:value-type="float" office:value="121.5" table:style-name="ce1">
            <text:p>121,5</text:p>
          </table:table-cell>
          <table:table-cell office:value-type="float" office:value="273.77999999999997" table:style-name="ce1">
            <text:p>273,78</text:p>
          </table:table-cell>
          <table:table-cell office:value-type="float" office:value="119.93" table:style-name="ce1">
            <text:p>119,93</text:p>
          </table:table-cell>
          <table:table-cell office:value-type="float" office:value="5723.22" table:style-name="ce1">
            <text:p>5723,22</text:p>
          </table:table-cell>
          <table:table-cell office:value-type="float" office:value="3.5766666666666664E-3" table:style-name="ce1">
            <text:p>0,003576667</text:p>
          </table:table-cell>
          <table:table-cell table:number-columns-repeated="16376"/>
        </table:table-row>
        <table:table-row table:style-name="ro1">
          <table:table-cell office:value-type="date" office:date-value="2024-12-01T00:00:00" table:style-name="ce2">
            <text:p>1/12/2024</text:p>
          </table:table-cell>
          <table:table-cell office:value-type="float" office:value="577.5" table:style-name="ce1">
            <text:p>577,5</text:p>
          </table:table-cell>
          <table:table-cell office:value-type="float" office:value="44.27" table:style-name="ce1">
            <text:p>44,27</text:p>
          </table:table-cell>
          <table:table-cell office:value-type="float" office:value="121.83" table:style-name="ce1">
            <text:p>121,83</text:p>
          </table:table-cell>
          <table:table-cell office:value-type="float" office:value="301.58999999999997" table:style-name="ce1">
            <text:p>301,59</text:p>
          </table:table-cell>
          <table:table-cell office:value-type="float" office:value="118.05" table:style-name="ce1">
            <text:p>118,05</text:p>
          </table:table-cell>
          <table:table-cell office:value-type="float" office:value="6040.11" table:style-name="ce1">
            <text:p>6040,11</text:p>
          </table:table-cell>
          <table:table-cell office:value-type="float" office:value="3.505833333333333E-3" table:style-name="ce1">
            <text:p>0,003505833</text:p>
          </table:table-cell>
          <table:table-cell table:number-columns-repeated="16376"/>
        </table:table-row>
        <table:table-row table:style-name="ro1">
          <table:table-cell office:value-type="date" office:date-value="2025-01-01T00:00:00" table:style-name="ce2">
            <text:p>1/1/2025</text:p>
          </table:table-cell>
          <table:table-cell office:value-type="float" office:value="589.72" table:style-name="ce1">
            <text:p>589,72</text:p>
          </table:table-cell>
          <table:table-cell office:value-type="float" office:value="40.03" table:style-name="ce1">
            <text:p>40,03</text:p>
          </table:table-cell>
          <table:table-cell office:value-type="float" office:value="116.97" table:style-name="ce1">
            <text:p>116,97</text:p>
          </table:table-cell>
          <table:table-cell office:value-type="float" office:value="281.54000000000002" table:style-name="ce1">
            <text:p>281,54</text:p>
          </table:table-cell>
          <table:table-cell office:value-type="float" office:value="108.28" table:style-name="ce1">
            <text:p>108,28</text:p>
          </table:table-cell>
          <table:table-cell office:value-type="float" office:value="5903.26" table:style-name="ce1">
            <text:p>5903,26</text:p>
          </table:table-cell>
          <table:table-cell office:value-type="float" office:value="3.8008333333333331E-3" table:style-name="ce1">
            <text:p>0,003800833</text:p>
          </table:table-cell>
          <table:table-cell table:number-columns-repeated="16376"/>
        </table:table-row>
        <table:table-row table:style-name="ro1">
          <table:table-cell office:value-type="date" office:date-value="2025-02-01T00:00:00" table:style-name="ce2">
            <text:p>1/2/2025</text:p>
          </table:table-cell>
          <table:table-cell office:value-type="float" office:value="675.91" table:style-name="ce1">
            <text:p>675,91</text:p>
          </table:table-cell>
          <table:table-cell office:value-type="float" office:value="39.31" table:style-name="ce1">
            <text:p>39,31</text:p>
          </table:table-cell>
          <table:table-cell office:value-type="float" office:value="128.5" table:style-name="ce1">
            <text:p>128,5</text:p>
          </table:table-cell>
          <table:table-cell office:value-type="float" office:value="257.54000000000002" table:style-name="ce1">
            <text:p>257,54</text:p>
          </table:table-cell>
          <table:table-cell office:value-type="float" office:value="106.64" table:style-name="ce1">
            <text:p>106,64</text:p>
          </table:table-cell>
          <table:table-cell office:value-type="float" office:value="5969.65" table:style-name="ce1">
            <text:p>5969,65</text:p>
          </table:table-cell>
          <table:table-cell office:value-type="float" office:value="3.7925000000000003E-3" table:style-name="ce1">
            <text:p>0,0037925</text:p>
          </table:table-cell>
          <table:table-cell table:number-columns-repeated="16376"/>
        </table:table-row>
        <table:table-row table:style-name="ro1">
          <table:table-cell office:value-type="date" office:date-value="2025-03-01T00:00:00" table:style-name="ce2">
            <text:p>1/3/2025</text:p>
          </table:table-cell>
          <table:table-cell office:value-type="float" office:value="673.67" table:style-name="ce1">
            <text:p>673,67</text:p>
          </table:table-cell>
          <table:table-cell office:value-type="float" office:value="42.96" table:style-name="ce1">
            <text:p>42,96</text:p>
          </table:table-cell>
          <table:table-cell office:value-type="float" office:value="134.34" table:style-name="ce1">
            <text:p>134,34</text:p>
          </table:table-cell>
          <table:table-cell office:value-type="float" office:value="263.62" table:style-name="ce1">
            <text:p>263,62</text:p>
          </table:table-cell>
          <table:table-cell office:value-type="float" office:value="111.7" table:style-name="ce1">
            <text:p>111,7</text:p>
          </table:table-cell>
          <table:table-cell office:value-type="float" office:value="5968.33" table:style-name="ce1">
            <text:p>5968,33</text:p>
          </table:table-cell>
          <table:table-cell office:value-type="float" office:value="3.4650000000000002E-3" table:style-name="ce1">
            <text:p>0,003465</text:p>
          </table:table-cell>
          <table:table-cell table:number-columns-repeated="16376"/>
        </table:table-row>
        <table:table-row table:style-name="ro1">
          <table:table-cell office:value-type="date" office:date-value="2025-04-01T00:00:00" table:style-name="ce2">
            <text:p>1/4/2025</text:p>
          </table:table-cell>
          <table:table-cell office:value-type="float" office:value="570.84" table:style-name="ce1">
            <text:p>570,84</text:p>
          </table:table-cell>
          <table:table-cell office:value-type="float" office:value="45.49" table:style-name="ce1">
            <text:p>45,49</text:p>
          </table:table-cell>
          <table:table-cell office:value-type="float" office:value="132.28" table:style-name="ce1">
            <text:p>132,28</text:p>
          </table:table-cell>
          <table:table-cell office:value-type="float" office:value="244" table:style-name="ce1">
            <text:p>244</text:p>
          </table:table-cell>
          <table:table-cell office:value-type="float" office:value="119.22" table:style-name="ce1">
            <text:p>119,22</text:p>
          </table:table-cell>
          <table:table-cell office:value-type="float" office:value="5597.53" table:style-name="ce1">
            <text:p>5597,53</text:p>
          </table:table-cell>
          <table:table-cell office:value-type="float" office:value="3.4666666666666669E-3" table:style-name="ce1">
            <text:p>0,003466667</text:p>
          </table:table-cell>
          <table:table-cell table:number-columns-repeated="16376"/>
        </table:table-row>
        <table:table-row table:style-name="ro1">
          <table:table-cell office:value-type="date" office:date-value="2025-05-01T00:00:00" table:style-name="ce2">
            <text:p>1/5/2025</text:p>
          </table:table-cell>
          <table:table-cell office:value-type="float" office:value="592.08000000000004" table:style-name="ce1">
            <text:p>592,08</text:p>
          </table:table-cell>
          <table:table-cell office:value-type="float" office:value="43.77" table:style-name="ce1">
            <text:p>43,77</text:p>
          </table:table-cell>
          <table:table-cell office:value-type="float" office:value="126.4" table:style-name="ce1">
            <text:p>126,4</text:p>
          </table:table-cell>
          <table:table-cell office:value-type="float" office:value="210.32" table:style-name="ce1">
            <text:p>210,32</text:p>
          </table:table-cell>
          <table:table-cell office:value-type="float" office:value="105.1" table:style-name="ce1">
            <text:p>105,1</text:p>
          </table:table-cell>
          <table:table-cell office:value-type="float" office:value="5625.14" table:style-name="ce1">
            <text:p>5625,14</text:p>
          </table:table-cell>
          <table:table-cell office:value-type="float" office:value="3.5125E-3" table:style-name="ce1">
            <text:p>0,0035125</text:p>
          </table:table-cell>
          <table:table-cell table:number-columns-repeated="16376"/>
        </table:table-row>
        <table:table-row table:style-name="ro1">
          <table:table-cell office:value-type="date" office:date-value="2025-06-01T00:00:00" table:style-name="ce2">
            <text:p>1/6/2025</text:p>
          </table:table-cell>
          <table:table-cell office:value-type="float" office:value="644.39" table:style-name="ce1">
            <text:p>644,39</text:p>
          </table:table-cell>
          <table:table-cell office:value-type="float" office:value="43.8" table:style-name="ce1">
            <text:p>43,8</text:p>
          </table:table-cell>
          <table:table-cell office:value-type="float" office:value="136.41999999999999" table:style-name="ce1">
            <text:p>136,42</text:p>
          </table:table-cell>
          <table:table-cell office:value-type="float" office:value="217.58" table:style-name="ce1">
            <text:p>217,58</text:p>
          </table:table-cell>
          <table:table-cell office:value-type="float" office:value="103.75" table:style-name="ce1">
            <text:p>103,75</text:p>
          </table:table-cell>
          <table:table-cell office:value-type="float" office:value="5896.68" table:style-name="ce1">
            <text:p>5896,68</text:p>
          </table:table-cell>
          <table:table-cell office:value-type="float" office:value="3.7008333333333333E-3" table:style-name="ce1">
            <text:p>0,003700833</text:p>
          </table:table-cell>
          <table:table-cell table:number-columns-repeated="16376"/>
        </table:table-row>
        <table:table-row table:style-name="ro1">
          <table:table-cell office:value-type="date" office:date-value="2025-07-01T00:00:00" table:style-name="ce2">
            <text:p>1/7/2025</text:p>
          </table:table-cell>
          <table:table-cell office:value-type="float" office:value="736.88" table:style-name="ce1">
            <text:p>736,88</text:p>
          </table:table-cell>
          <table:table-cell office:value-type="float" office:value="43.42" table:style-name="ce1">
            <text:p>43,42</text:p>
          </table:table-cell>
          <table:table-cell office:value-type="float" office:value="145.65" table:style-name="ce1">
            <text:p>145,65</text:p>
          </table:table-cell>
          <table:table-cell office:value-type="float" office:value="226.4" table:style-name="ce1">
            <text:p>226,4</text:p>
          </table:table-cell>
          <table:table-cell office:value-type="float" office:value="108.13" table:style-name="ce1">
            <text:p>108,13</text:p>
          </table:table-cell>
          <table:table-cell office:value-type="float" office:value="6187.25" table:style-name="ce1">
            <text:p>6187,25</text:p>
          </table:table-cell>
          <table:table-cell office:value-type="float" office:value="3.5341666666666664E-3" table:style-name="ce1">
            <text:p>0,003534167</text:p>
          </table:table-cell>
          <table:table-cell table:number-columns-repeated="16376"/>
        </table:table-row>
        <table:table-row table:style-name="ro1">
          <table:table-cell office:value-type="date" office:date-value="2025-08-01T00:00:00" table:style-name="ce2">
            <text:p>1/8/2025</text:p>
          </table:table-cell>
          <table:table-cell office:value-type="float" office:value="760.73" table:style-name="ce1">
            <text:p>760,73</text:p>
          </table:table-cell>
          <table:table-cell office:value-type="float" office:value="43.29" table:style-name="ce1">
            <text:p>43,29</text:p>
          </table:table-cell>
          <table:table-cell office:value-type="float" office:value="156.29" table:style-name="ce1">
            <text:p>156,29</text:p>
          </table:table-cell>
          <table:table-cell office:value-type="float" office:value="221.83" table:style-name="ce1">
            <text:p>221,83</text:p>
          </table:table-cell>
          <table:table-cell office:value-type="float" office:value="112" table:style-name="ce1">
            <text:p>112</text:p>
          </table:table-cell>
          <table:table-cell office:value-type="float" office:value="6287.28" table:style-name="ce1">
            <text:p>6287,28</text:p>
          </table:table-cell>
          <table:table-cell office:value-type="float" office:value="3.5125E-3" table:style-name="ce1">
            <text:p>0,0035125</text:p>
          </table:table-cell>
          <table:table-cell table:number-columns-repeated="16376"/>
        </table:table-row>
        <table:table-row table:style-name="ro1">
          <table:table-cell office:value-type="date" office:date-value="2025-09-01T00:00:00" table:style-name="ce2">
            <text:p>1/9/2025</text:p>
          </table:table-cell>
          <table:table-cell office:value-type="float" office:value="726.04" table:style-name="ce1">
            <text:p>726,04</text:p>
          </table:table-cell>
          <table:table-cell office:value-type="float" office:value="44.16" table:style-name="ce1">
            <text:p>44,16</text:p>
          </table:table-cell>
          <table:table-cell office:value-type="float" office:value="158.19999999999999" table:style-name="ce1">
            <text:p>158,2</text:p>
          </table:table-cell>
          <table:table-cell office:value-type="float" office:value="225.99" table:style-name="ce1">
            <text:p>225,99</text:p>
          </table:table-cell>
          <table:table-cell office:value-type="float" office:value="114.18" table:style-name="ce1">
            <text:p>114,18</text:p>
          </table:table-cell>
          <table:table-cell office:value-type="float" office:value="6401.51" table:style-name="ce1">
            <text:p>6401,51</text:p>
          </table:table-cell>
          <table:table-cell office:value-type="float" office:value="3.5533333333333337E-3" table:style-name="ce1">
            <text:p>0,003553333</text:p>
          </table:table-cell>
          <table:table-cell table:number-columns-repeated="16376"/>
        </table:table-row>
        <table:table-row table:style-name="ro1">
          <table:table-cell office:value-type="date" office:date-value="2025-10-01T00:00:00" table:style-name="ce2">
            <text:p>1/10/2025</text:p>
          </table:table-cell>
          <table:table-cell office:value-type="float" office:value="721.49" table:style-name="ce1">
            <text:p>721,49</text:p>
          </table:table-cell>
          <table:table-cell office:value-type="float" office:value="43.92" table:style-name="ce1">
            <text:p>43,92</text:p>
          </table:table-cell>
          <table:table-cell office:value-type="float" office:value="165.87" table:style-name="ce1">
            <text:p>165,87</text:p>
          </table:table-cell>
          <table:table-cell office:value-type="float" office:value="235.01" table:style-name="ce1">
            <text:p>235,01</text:p>
          </table:table-cell>
          <table:table-cell office:value-type="float" office:value="112.56" table:style-name="ce1">
            <text:p>112,56</text:p>
          </table:table-cell>
          <table:table-cell office:value-type="float" office:value="6664.92" table:style-name="ce1">
            <text:p>6664,92</text:p>
          </table:table-cell>
          <table:table-cell office:value-type="float" office:value="3.4158333333333337E-3" table:style-name="ce1">
            <text:p>0,003415833</text:p>
          </table:table-cell>
          <table:table-cell table:number-columns-repeated="16376"/>
        </table:table-row>
        <table:table-row table:style-name="ro1">
          <table:table-cell office:value-type="date" office:date-value="2025-11-01T00:00:00" table:style-name="ce2">
            <text:p>1/11/2025</text:p>
          </table:table-cell>
          <table:table-cell office:value-type="float" office:value="656" table:style-name="ce1">
            <text:p>656</text:p>
          </table:table-cell>
          <table:table-cell office:value-type="float" office:value="39.51" table:style-name="ce1">
            <text:p>39,51</text:p>
          </table:table-cell>
          <table:table-cell office:value-type="float" office:value="178.49" table:style-name="ce1">
            <text:p>178,49</text:p>
          </table:table-cell>
          <table:table-cell office:value-type="float" office:value="252.8" table:style-name="ce1">
            <text:p>252,8</text:p>
          </table:table-cell>
          <table:table-cell office:value-type="float" office:value="114.5" table:style-name="ce1">
            <text:p>114,5</text:p>
          </table:table-cell>
          <table:table-cell office:value-type="float" office:value="6882.32" table:style-name="ce1">
            <text:p>6882,32</text:p>
          </table:table-cell>
          <table:table-cell office:value-type="float" office:value="3.4233333333333329E-3" table:style-name="ce1">
            <text:p>0,003423333</text:p>
          </table:table-cell>
          <table:table-cell table:number-columns-repeated="16376"/>
        </table:table-row>
        <table:table-row table:style-name="ro1">
          <table:table-cell office:value-type="date" office:date-value="2025-12-01T00:00:00" table:style-name="ce2">
            <text:p>1/12/2025</text:p>
          </table:table-cell>
          <table:table-cell office:value-type="float" office:value="639.54999999999995" table:style-name="ce1">
            <text:p>639,55</text:p>
          </table:table-cell>
          <table:table-cell office:value-type="float" office:value="40.96" table:style-name="ce1">
            <text:p>40,96</text:p>
          </table:table-cell>
          <table:table-cell office:value-type="float" office:value="173.7" table:style-name="ce1">
            <text:p>173,7</text:p>
          </table:table-cell>
          <table:table-cell office:value-type="float" office:value="275.07" table:style-name="ce1">
            <text:p>275,07</text:p>
          </table:table-cell>
          <table:table-cell office:value-type="float" office:value="116.1" table:style-name="ce1">
            <text:p>116,1</text:p>
          </table:table-cell>
          <table:table-cell office:value-type="float" office:value="6812.3" table:style-name="ce1">
            <text:p>6812,3</text:p>
          </table:table-cell>
          <table:table-cell office:value-type="float" office:value="3.4075000000000004E-3" table:style-name="ce1">
            <text:p>0,0034075</text:p>
          </table:table-cell>
          <table:table-cell table:number-columns-repeated="16376"/>
        </table:table-row>
        <table:table-row table:style-name="ro1">
          <table:table-cell office:value-type="date" office:date-value="2026-01-01T00:00:00" table:style-name="ce2">
            <text:p>1/1/2026</text:p>
          </table:table-cell>
          <table:table-cell office:value-type="float" office:value="662.72" table:style-name="ce1">
            <text:p>662,72</text:p>
          </table:table-cell>
          <table:table-cell office:value-type="float" office:value="40.770000000000003" table:style-name="ce1">
            <text:p>40,77</text:p>
          </table:table-cell>
          <table:table-cell office:value-type="float" office:value="183.5" table:style-name="ce1">
            <text:p>183,5</text:p>
          </table:table-cell>
          <table:table-cell office:value-type="float" office:value="288.93" table:style-name="ce1">
            <text:p>288,93</text:p>
          </table:table-cell>
          <table:table-cell office:value-type="float" office:value="120.09" table:style-name="ce1">
            <text:p>120,09</text:p>
          </table:table-cell>
          <table:table-cell office:value-type="float" office:value="6878.11" table:style-name="ce1">
            <text:p>6878,11</text:p>
          </table:table-cell>
          <table:table-cell office:value-type="float" office:value="3.4949999999999998E-3" table:style-name="ce1">
            <text:p>0,003495</text:p>
          </table:table-cell>
          <table:table-cell table:number-columns-repeated="16376"/>
        </table:table-row>
        <table:table-row table:style-name="ro1">
          <table:table-cell office:value-type="date" office:date-value="2026-02-01T00:00:00" table:style-name="ce2">
            <text:p>1/2/2026</text:p>
          </table:table-cell>
          <table:table-cell office:value-type="float" office:value="714.6" table:style-name="ce1">
            <text:p>714,6</text:p>
          </table:table-cell>
          <table:table-cell office:value-type="float" office:value="44.58" table:style-name="ce1">
            <text:p>44,58</text:p>
          </table:table-cell>
          <table:table-cell office:value-type="float" office:value="199.99" table:style-name="ce1">
            <text:p>199,99</text:p>
          </table:table-cell>
          <table:table-cell office:value-type="float" office:value="321.85000000000002" table:style-name="ce1">
            <text:p>321,85</text:p>
          </table:table-cell>
          <table:table-cell office:value-type="float" office:value="139.83000000000001" table:style-name="ce1">
            <text:p>139,83</text:p>
          </table:table-cell>
          <table:table-cell office:value-type="float" office:value="6916.64" table:style-name="ce1">
            <text:p>6916,64</text:p>
          </table:table-cell>
          <table:table-cell office:value-type="float" office:value="3.5666666666666668E-3" table:style-name="ce1">
            <text:p>0,003566667</text:p>
          </table:table-cell>
          <table:table-cell table:number-columns-repeated="16376"/>
        </table:table-row>
        <table:table-row table:style-name="ro1">
          <table:table-cell office:value-type="date" office:date-value="2026-03-01T00:00:00" table:style-name="ce2">
            <text:p>1/3/2026</text:p>
          </table:table-cell>
          <table:table-cell office:value-type="float" office:value="637.16" table:style-name="ce1">
            <text:p>637,16</text:p>
          </table:table-cell>
          <table:table-cell office:value-type="float" office:value="49.98" table:style-name="ce1">
            <text:p>49,98</text:p>
          </table:table-cell>
          <table:table-cell office:value-type="float" office:value="210.65" table:style-name="ce1">
            <text:p>210,65</text:p>
          </table:table-cell>
          <table:table-cell office:value-type="float" office:value="384.36" table:style-name="ce1">
            <text:p>384,36</text:p>
          </table:table-cell>
          <table:table-cell office:value-type="float" office:value="159.35" table:style-name="ce1">
            <text:p>159,35</text:p>
          </table:table-cell>
          <table:table-cell office:value-type="float" office:value="6824.36" table:style-name="ce1">
            <text:p>6824,36</text:p>
          </table:table-cell>
          <table:table-cell office:value-type="float" office:value="3.3641666666666668E-3" table:style-name="ce1">
            <text:p>0,003364167</text:p>
          </table:table-cell>
          <table:table-cell table:number-columns-repeated="16376"/>
        </table:table-row>
        <table:table-row table:style-name="ro1">
          <table:table-cell office:value-type="date" office:date-value="2026-04-01T00:00:00" table:style-name="ce2">
            <text:p>1/4/2026</text:p>
          </table:table-cell>
          <table:table-cell office:value-type="float" office:value="580.13" table:style-name="ce1">
            <text:p>580,13</text:p>
          </table:table-cell>
          <table:table-cell office:value-type="float" office:value="50.07" table:style-name="ce1">
            <text:p>50,07</text:p>
          </table:table-cell>
          <table:table-cell office:value-type="float" office:value="194.47" table:style-name="ce1">
            <text:p>194,47</text:p>
          </table:table-cell>
          <table:table-cell office:value-type="float" office:value="358.89" table:style-name="ce1">
            <text:p>358,89</text:p>
          </table:table-cell>
          <table:table-cell office:value-type="float" office:value="165.77" table:style-name="ce1">
            <text:p>165,77</text:p>
          </table:table-cell>
          <table:table-cell office:value-type="float" office:value="6556.56" table:style-name="ce1">
            <text:p>6556,56</text:p>
          </table:table-cell>
          <table:table-cell office:value-type="float" office:value="3.6016666666666666E-3" table:style-name="ce1">
            <text:p>0,003601667</text:p>
          </table:table-cell>
          <table:table-cell table:number-columns-repeated="16376"/>
        </table:table-row>
        <table:table-row table:number-rows-repeated="1048502" table:style-name="ro1">
          <table:table-cell table:number-columns-repeated="16384"/>
        </table:table-row>
      </table:table>
      <table:table table:name="LOG_RETURNS" table:style-name="ta2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16376" table:default-cell-style-name="ce1"/>
        <table:table-row table:style-name="ro1">
          <table:table-cell office:value-type="string" office:string-value="Date" table:formula="of:=[Prices.A1]" table:style-name="ce2">
            <text:p>Date</text:p>
          </table:table-cell>
          <table:table-cell office:value-type="string" office:string-value="META" table:formula="of:=[Prices.B1]" table:style-name="ce1">
            <text:p>META</text:p>
          </table:table-cell>
          <table:table-cell office:value-type="string" office:string-value="VZ" table:formula="of:=[Prices.C1]" table:style-name="ce1">
            <text:p>VZ</text:p>
          </table:table-cell>
          <table:table-cell office:value-type="string" office:string-value="RTX" table:formula="of:=[Prices.D1]" table:style-name="ce1">
            <text:p>RTX</text:p>
          </table:table-cell>
          <table:table-cell office:value-type="string" office:string-value="FED" table:formula="of:=[Prices.E1]" table:style-name="ce1">
            <text:p>FED</text:p>
          </table:table-cell>
          <table:table-cell office:value-type="string" office:string-value="XOM" table:formula="of:=[Prices.F1]" table:style-name="ce1">
            <text:p>XOM</text:p>
          </table:table-cell>
          <table:table-cell office:value-type="string" office:string-value="SPX" table:formula="of:=[Prices.G1]" table:style-name="ce1">
            <text:p>SPX</text:p>
          </table:table-cell>
          <table:table-cell office:value-type="string" office:string-value="Adjusted Risk Free" table:formula="of:=[Prices.H1]" table:style-name="ce1">
            <text:p>Adjusted Risk Free</text:p>
          </table:table-cell>
          <table:table-cell table:number-columns-repeated="16376"/>
        </table:table-row>
        <table:table-row table:style-name="ro1">
          <table:table-cell office:value-type="date" office:date-value="2020-04-01T00:00:00" table:formula="of:=[Prices.A2]" table:style-name="ce2">
            <text:p>1/4/2020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0-05-01T00:00:00" table:formula="of:=[Prices.A3]" table:style-name="ce2">
            <text:p>1/5/2020</text:p>
          </table:table-cell>
          <table:table-cell office:value-type="float" office:value="0.22103763539191185" table:formula="of:=LN([Prices.B3]/[Prices.B2])" table:style-name="ce1">
            <text:p>0,221037635</text:p>
          </table:table-cell>
          <table:table-cell office:value-type="float" office:value="9.5483324986992704E-2" table:formula="of:=LN([Prices.C3]/[Prices.C2])" table:style-name="ce1">
            <text:p>0,095483325</text:p>
          </table:table-cell>
          <table:table-cell office:value-type="float" office:value="0.18490757482346801" table:formula="of:=LN([Prices.D3]/[Prices.D2])" table:style-name="ce1">
            <text:p>0,184907575</text:p>
          </table:table-cell>
          <table:table-cell office:value-type="float" office:value="7.0789951286092043E-2" table:formula="of:=LN([Prices.E3]/[Prices.E2])" table:style-name="ce1">
            <text:p>0,070789951</text:p>
          </table:table-cell>
          <table:table-cell office:value-type="float" office:value="0.21343844269763412" table:formula="of:=LN([Prices.F3]/[Prices.F2])" table:style-name="ce1">
            <text:p>0,213438443</text:p>
          </table:table-cell>
          <table:table-cell office:value-type="float" office:value="0.13847246951139897" table:formula="of:=LN([Prices.G3]/[Prices.G2])" table:style-name="ce1">
            <text:p>0,13847247</text:p>
          </table:table-cell>
          <table:table-cell office:value-type="float" office:value="5.2499999999999997E-4" table:formula="of:=[Prices.H3]" table:style-name="ce1">
            <text:p>0,000525</text:p>
          </table:table-cell>
          <table:table-cell table:number-columns-repeated="16376"/>
        </table:table-row>
        <table:table-row table:style-name="ro1">
          <table:table-cell office:value-type="date" office:date-value="2020-06-01T00:00:00" table:formula="of:=[Prices.A4]" table:style-name="ce2">
            <text:p>1/6/2020</text:p>
          </table:table-cell>
          <table:table-cell office:value-type="float" office:value="0.10799098151841788" table:formula="of:=LN([Prices.B4]/[Prices.B3])" table:style-name="ce1">
            <text:p>0,107990982</text:p>
          </table:table-cell>
          <table:table-cell office:value-type="float" office:value="-1.852228385086431E-2" table:formula="of:=LN([Prices.C4]/[Prices.C3])" table:style-name="ce1">
            <text:p>-0,018522284</text:p>
          </table:table-cell>
          <table:table-cell office:value-type="float" office:value="2.3347363996991107E-2" table:formula="of:=LN([Prices.D4]/[Prices.D3])" table:style-name="ce1">
            <text:p>0,023347364</text:p>
          </table:table-cell>
          <table:table-cell office:value-type="float" office:value="3.5733580591215605E-2" table:formula="of:=LN([Prices.E4]/[Prices.E3])" table:style-name="ce1">
            <text:p>0,035733581</text:p>
          </table:table-cell>
          <table:table-cell office:value-type="float" office:value="-6.8169587795056975E-3" table:formula="of:=LN([Prices.F4]/[Prices.F3])" table:style-name="ce1">
            <text:p>-0,006816959</text:p>
          </table:table-cell>
          <table:table-cell office:value-type="float" office:value="5.7461212757452244E-2" table:formula="of:=LN([Prices.G4]/[Prices.G3])" table:style-name="ce1">
            <text:p>0,057461213</text:p>
          </table:table-cell>
          <table:table-cell office:value-type="float" office:value="5.3333333333333336E-4" table:formula="of:=[Prices.H4]" table:style-name="ce1">
            <text:p>0,000533333</text:p>
          </table:table-cell>
          <table:table-cell table:number-columns-repeated="16376"/>
        </table:table-row>
        <table:table-row table:style-name="ro1">
          <table:table-cell office:value-type="date" office:date-value="2020-07-01T00:00:00" table:formula="of:=[Prices.A5]" table:style-name="ce2">
            <text:p>1/7/2020</text:p>
          </table:table-cell>
          <table:table-cell office:value-type="float" office:value="1.7259692618627972E-2" table:formula="of:=LN([Prices.B5]/[Prices.B4])" table:style-name="ce1">
            <text:p>0,017259693</text:p>
          </table:table-cell>
          <table:table-cell office:value-type="float" office:value="-2.8805999249081171E-2" table:formula="of:=LN([Prices.C5]/[Prices.C4])" table:style-name="ce1">
            <text:p>-0,028805999</text:p>
          </table:table-cell>
          <table:table-cell office:value-type="float" office:value="-5.0807582405201453E-2" table:formula="of:=LN([Prices.D5]/[Prices.D4])" table:style-name="ce1">
            <text:p>-0,050807582</text:p>
          </table:table-cell>
          <table:table-cell office:value-type="float" office:value="0.2077604345509021" table:formula="of:=LN([Prices.E5]/[Prices.E4])" table:style-name="ce1">
            <text:p>0,207760435</text:p>
          </table:table-cell>
          <table:table-cell office:value-type="float" office:value="-1.8483991341855067E-2" table:formula="of:=LN([Prices.F5]/[Prices.F4])" table:style-name="ce1">
            <text:p>-0,018483991</text:p>
          </table:table-cell>
          <table:table-cell office:value-type="float" office:value="2.1853848714735353E-2" table:formula="of:=LN([Prices.G5]/[Prices.G4])" table:style-name="ce1">
            <text:p>0,021853849</text:p>
          </table:table-cell>
          <table:table-cell office:value-type="float" office:value="5.483333333333334E-4" table:formula="of:=[Prices.H5]" table:style-name="ce1">
            <text:p>0,000548333</text:p>
          </table:table-cell>
          <table:table-cell table:number-columns-repeated="16376"/>
        </table:table-row>
        <table:table-row table:style-name="ro1">
          <table:table-cell office:value-type="date" office:date-value="2020-08-01T00:00:00" table:formula="of:=[Prices.A6]" table:style-name="ce2">
            <text:p>1/8/2020</text:p>
          </table:table-cell>
          <table:table-cell office:value-type="float" office:value="0.10046892140365812" table:formula="of:=LN([Prices.B6]/[Prices.B5])" table:style-name="ce1">
            <text:p>0,100468921</text:p>
          </table:table-cell>
          <table:table-cell office:value-type="float" office:value="4.923090410112213E-2" table:formula="of:=LN([Prices.C6]/[Prices.C5])" table:style-name="ce1">
            <text:p>0,049230904</text:p>
          </table:table-cell>
          <table:table-cell office:value-type="float" office:value="-8.9870163805690323E-2" table:formula="of:=LN([Prices.D6]/[Prices.D5])" table:style-name="ce1">
            <text:p>-0,089870164</text:p>
          </table:table-cell>
          <table:table-cell office:value-type="float" office:value="6.5187507856122553E-2" table:formula="of:=LN([Prices.E6]/[Prices.E5])" table:style-name="ce1">
            <text:p>0,065187508</text:p>
          </table:table-cell>
          <table:table-cell office:value-type="float" office:value="-5.640505839899352E-2" table:formula="of:=LN([Prices.F6]/[Prices.F5])" table:style-name="ce1">
            <text:p>-0,056405058</text:p>
          </table:table-cell>
          <table:table-cell office:value-type="float" office:value="5.7048581698767885E-2" table:formula="of:=LN([Prices.G6]/[Prices.G5])" table:style-name="ce1">
            <text:p>0,057048582</text:p>
          </table:table-cell>
          <table:table-cell office:value-type="float" office:value="4.4583333333333335E-4" table:formula="of:=[Prices.H6]" table:style-name="ce1">
            <text:p>0,000445833</text:p>
          </table:table-cell>
          <table:table-cell table:number-columns-repeated="16376"/>
        </table:table-row>
        <table:table-row table:style-name="ro1">
          <table:table-cell office:value-type="date" office:date-value="2020-09-01T00:00:00" table:formula="of:=[Prices.A7]" table:style-name="ce2">
            <text:p>1/9/2020</text:p>
          </table:table-cell>
          <table:table-cell office:value-type="float" office:value="0.15398669024305678" table:formula="of:=LN([Prices.B7]/[Prices.B6])" table:style-name="ce1">
            <text:p>0,15398669</text:p>
          </table:table-cell>
          <table:table-cell office:value-type="float" office:value="2.1370161054198991E-2" table:formula="of:=LN([Prices.C7]/[Prices.C6])" table:style-name="ce1">
            <text:p>0,021370161</text:p>
          </table:table-cell>
          <table:table-cell office:value-type="float" office:value="7.2069416163018402E-2" table:formula="of:=LN([Prices.D7]/[Prices.D6])" table:style-name="ce1">
            <text:p>0,072069416</text:p>
          </table:table-cell>
          <table:table-cell office:value-type="float" office:value="0.26043422220217027" table:formula="of:=LN([Prices.E7]/[Prices.E6])" table:style-name="ce1">
            <text:p>0,260434222</text:p>
          </table:table-cell>
          <table:table-cell office:value-type="float" office:value="-5.6249545318616138E-2" table:formula="of:=LN([Prices.F7]/[Prices.F6])" table:style-name="ce1">
            <text:p>-0,056249545</text:p>
          </table:table-cell>
          <table:table-cell office:value-type="float" office:value="6.4527877153740767E-2" table:formula="of:=LN([Prices.G7]/[Prices.G6])" table:style-name="ce1">
            <text:p>0,064527877</text:p>
          </table:table-cell>
          <table:table-cell office:value-type="float" office:value="5.9416666666666667E-4" table:formula="of:=[Prices.H7]" table:style-name="ce1">
            <text:p>0,000594167</text:p>
          </table:table-cell>
          <table:table-cell table:number-columns-repeated="16376"/>
        </table:table-row>
        <table:table-row table:style-name="ro1">
          <table:table-cell office:value-type="date" office:date-value="2020-10-01T00:00:00" table:formula="of:=[Prices.A8]" table:style-name="ce2">
            <text:p>1/10/2020</text:p>
          </table:table-cell>
          <table:table-cell office:value-type="float" office:value="-0.10494211270707024" table:formula="of:=LN([Prices.B8]/[Prices.B7])" table:style-name="ce1">
            <text:p>-0,104942113</text:p>
          </table:table-cell>
          <table:table-cell office:value-type="float" office:value="4.7249497286530042E-3" table:formula="of:=LN([Prices.C8]/[Prices.C7])" table:style-name="ce1">
            <text:p>0,00472495</text:p>
          </table:table-cell>
          <table:table-cell office:value-type="float" office:value="-4.8444203259563695E-2" table:formula="of:=LN([Prices.D8]/[Prices.D7])" table:style-name="ce1">
            <text:p>-0,048444203</text:p>
          </table:table-cell>
          <table:table-cell office:value-type="float" office:value="0.14870054278072675" table:formula="of:=LN([Prices.E8]/[Prices.E7])" table:style-name="ce1">
            <text:p>0,148700543</text:p>
          </table:table-cell>
          <table:table-cell office:value-type="float" office:value="-0.16244494037414237" table:formula="of:=LN([Prices.F8]/[Prices.F7])" table:style-name="ce1">
            <text:p>-0,16244494</text:p>
          </table:table-cell>
          <table:table-cell office:value-type="float" office:value="-3.5275537057794217E-2" table:formula="of:=LN([Prices.G8]/[Prices.G7])" table:style-name="ce1">
            <text:p>-0,035275537</text:p>
          </table:table-cell>
          <table:table-cell office:value-type="float" office:value="5.7416666666666662E-4" table:formula="of:=[Prices.H8]" table:style-name="ce1">
            <text:p>0,000574167</text:p>
          </table:table-cell>
          <table:table-cell table:number-columns-repeated="16376"/>
        </table:table-row>
        <table:table-row table:style-name="ro1">
          <table:table-cell office:value-type="date" office:date-value="2020-11-01T00:00:00" table:formula="of:=[Prices.A9]" table:style-name="ce2">
            <text:p>1/11/2020</text:p>
          </table:table-cell>
          <table:table-cell office:value-type="float" office:value="-2.8304575930486442E-3" table:formula="of:=LN([Prices.B9]/[Prices.B8])" table:style-name="ce1">
            <text:p>-0,002830458</text:p>
          </table:table-cell>
          <table:table-cell office:value-type="float" office:value="-2.9557118741277973E-2" table:formula="of:=LN([Prices.C9]/[Prices.C8])" table:style-name="ce1">
            <text:p>-0,029557119</text:p>
          </table:table-cell>
          <table:table-cell office:value-type="float" office:value="-4.2755142834961853E-2" table:formula="of:=LN([Prices.D9]/[Prices.D8])" table:style-name="ce1">
            <text:p>-0,042755143</text:p>
          </table:table-cell>
          <table:table-cell office:value-type="float" office:value="2.8730063136949573E-2" table:formula="of:=LN([Prices.E9]/[Prices.E8])" table:style-name="ce1">
            <text:p>0,028730063</text:p>
          </table:table-cell>
          <table:table-cell office:value-type="float" office:value="-1.942388872778171E-2" table:formula="of:=LN([Prices.F9]/[Prices.F8])" table:style-name="ce1">
            <text:p>-0,019423889</text:p>
          </table:table-cell>
          <table:table-cell office:value-type="float" office:value="-2.6840599771431689E-2" table:formula="of:=LN([Prices.G9]/[Prices.G8])" table:style-name="ce1">
            <text:p>-0,0268406</text:p>
          </table:table-cell>
          <table:table-cell office:value-type="float" office:value="7.1250000000000003E-4" table:formula="of:=[Prices.H9]" table:style-name="ce1">
            <text:p>0,0007125</text:p>
          </table:table-cell>
          <table:table-cell table:number-columns-repeated="16376"/>
        </table:table-row>
        <table:table-row table:style-name="ro1">
          <table:table-cell office:value-type="date" office:date-value="2020-12-01T00:00:00" table:formula="of:=[Prices.A10]" table:style-name="ce2">
            <text:p>1/12/2020</text:p>
          </table:table-cell>
          <table:table-cell office:value-type="float" office:value="5.356584246809553E-2" table:formula="of:=LN([Prices.B10]/[Prices.B9])" table:style-name="ce1">
            <text:p>0,053565842</text:p>
          </table:table-cell>
          <table:table-cell office:value-type="float" office:value="4.6748562746145764E-2" table:formula="of:=LN([Prices.C10]/[Prices.C9])" table:style-name="ce1">
            <text:p>0,046748563</text:p>
          </table:table-cell>
          <table:table-cell office:value-type="float" office:value="0.27203685611598527" table:formula="of:=LN([Prices.D10]/[Prices.D9])" table:style-name="ce1">
            <text:p>0,272036856</text:p>
          </table:table-cell>
          <table:table-cell office:value-type="float" office:value="0.11106935098536784" table:formula="of:=LN([Prices.E10]/[Prices.E9])" table:style-name="ce1">
            <text:p>0,111069351</text:p>
          </table:table-cell>
          <table:table-cell office:value-type="float" office:value="0.16179446677591755" table:formula="of:=LN([Prices.F10]/[Prices.F9])" table:style-name="ce1">
            <text:p>0,161794467</text:p>
          </table:table-cell>
          <table:table-cell office:value-type="float" office:value="0.10082473028996491" table:formula="of:=LN([Prices.G10]/[Prices.G9])" table:style-name="ce1">
            <text:p>0,10082473</text:p>
          </table:table-cell>
          <table:table-cell office:value-type="float" office:value="7.0583333333333327E-4" table:formula="of:=[Prices.H10]" table:style-name="ce1">
            <text:p>0,000705833</text:p>
          </table:table-cell>
          <table:table-cell table:number-columns-repeated="16376"/>
        </table:table-row>
        <table:table-row table:style-name="ro1">
          <table:table-cell office:value-type="date" office:date-value="2021-01-01T00:00:00" table:formula="of:=[Prices.A11]" table:style-name="ce2">
            <text:p>1/1/2021</text:p>
          </table:table-cell>
          <table:table-cell office:value-type="float" office:value="-1.5814316653148953E-2" table:formula="of:=LN([Prices.B11]/[Prices.B10])" table:style-name="ce1">
            <text:p>-0,015814317</text:p>
          </table:table-cell>
          <table:table-cell office:value-type="float" office:value="-2.4626422492386019E-2" table:formula="of:=LN([Prices.C11]/[Prices.C10])" table:style-name="ce1">
            <text:p>-0,024626422</text:p>
          </table:table-cell>
          <table:table-cell office:value-type="float" office:value="-1.8598731807209098E-2" table:formula="of:=LN([Prices.D11]/[Prices.D10])" table:style-name="ce1">
            <text:p>-0,018598732</text:p>
          </table:table-cell>
          <table:table-cell office:value-type="float" office:value="-0.11986313734244802" table:formula="of:=LN([Prices.E11]/[Prices.E10])" table:style-name="ce1">
            <text:p>-0,119863137</text:p>
          </table:table-cell>
          <table:table-cell office:value-type="float" office:value="6.1952402806969759E-2" table:formula="of:=LN([Prices.F11]/[Prices.F10])" table:style-name="ce1">
            <text:p>0,061952403</text:p>
          </table:table-cell>
          <table:table-cell office:value-type="float" office:value="3.204925012121411E-2" table:formula="of:=LN([Prices.G11]/[Prices.G10])" table:style-name="ce1">
            <text:p>0,03204925</text:p>
          </table:table-cell>
          <table:table-cell office:value-type="float" office:value="7.7500000000000008E-4" table:formula="of:=[Prices.H11]" table:style-name="ce1">
            <text:p>0,000775</text:p>
          </table:table-cell>
          <table:table-cell table:number-columns-repeated="16376"/>
        </table:table-row>
        <table:table-row table:style-name="ro1">
          <table:table-cell office:value-type="date" office:date-value="2021-02-01T00:00:00" table:formula="of:=[Prices.A12]" table:style-name="ce2">
            <text:p>1/2/2021</text:p>
          </table:table-cell>
          <table:table-cell office:value-type="float" office:value="-5.7137006568754076E-2" table:formula="of:=LN([Prices.B12]/[Prices.B11])" table:style-name="ce1">
            <text:p>-0,057137007</text:p>
          </table:table-cell>
          <table:table-cell office:value-type="float" office:value="-6.4628982035909527E-2" table:formula="of:=LN([Prices.C12]/[Prices.C11])" table:style-name="ce1">
            <text:p>-0,064628982</text:p>
          </table:table-cell>
          <table:table-cell office:value-type="float" office:value="-5.4409735013095949E-2" table:formula="of:=LN([Prices.D12]/[Prices.D11])" table:style-name="ce1">
            <text:p>-0,054409735</text:p>
          </table:table-cell>
          <table:table-cell office:value-type="float" office:value="-9.2556677706054941E-2" table:formula="of:=LN([Prices.E12]/[Prices.E11])" table:style-name="ce1">
            <text:p>-0,092556678</text:p>
          </table:table-cell>
          <table:table-cell office:value-type="float" office:value="9.4981142236234065E-2" table:formula="of:=LN([Prices.F12]/[Prices.F11])" table:style-name="ce1">
            <text:p>0,094981142</text:p>
          </table:table-cell>
          <table:table-cell office:value-type="float" office:value="-8.9224128362115074E-3" table:formula="of:=LN([Prices.G12]/[Prices.G11])" table:style-name="ce1">
            <text:p>-0,008922413</text:p>
          </table:table-cell>
          <table:table-cell office:value-type="float" office:value="8.9249999999999996E-4" table:formula="of:=[Prices.H12]" table:style-name="ce1">
            <text:p>0,0008925</text:p>
          </table:table-cell>
          <table:table-cell table:number-columns-repeated="16376"/>
        </table:table-row>
        <table:table-row table:style-name="ro1">
          <table:table-cell office:value-type="date" office:date-value="2021-03-01T00:00:00" table:formula="of:=[Prices.A13]" table:style-name="ce2">
            <text:p>1/3/2021</text:p>
          </table:table-cell>
          <table:table-cell office:value-type="float" office:value="4.9967433017076039E-3" table:formula="of:=LN([Prices.B13]/[Prices.B12])" table:style-name="ce1">
            <text:p>0,004996743</text:p>
          </table:table-cell>
          <table:table-cell office:value-type="float" office:value="3.9725584926381613E-3" table:formula="of:=LN([Prices.C13]/[Prices.C12])" table:style-name="ce1">
            <text:p>0,003972558</text:p>
          </table:table-cell>
          <table:table-cell office:value-type="float" office:value="8.3813468337078062E-2" table:formula="of:=LN([Prices.D13]/[Prices.D12])" table:style-name="ce1">
            <text:p>0,083813468</text:p>
          </table:table-cell>
          <table:table-cell office:value-type="float" office:value="8.6045510629070412E-2" table:formula="of:=LN([Prices.E13]/[Prices.E12])" table:style-name="ce1">
            <text:p>0,086045511</text:p>
          </table:table-cell>
          <table:table-cell office:value-type="float" office:value="0.2142404998672072" table:formula="of:=LN([Prices.F13]/[Prices.F12])" table:style-name="ce1">
            <text:p>0,2142405</text:p>
          </table:table-cell>
          <table:table-cell office:value-type="float" office:value="2.9403941506666018E-2" table:formula="of:=LN([Prices.G13]/[Prices.G12])" table:style-name="ce1">
            <text:p>0,029403942</text:p>
          </table:table-cell>
          <table:table-cell office:value-type="float" office:value="1.1625000000000001E-3" table:formula="of:=[Prices.H13]" table:style-name="ce1">
            <text:p>0,0011625</text:p>
          </table:table-cell>
          <table:table-cell table:number-columns-repeated="16376"/>
        </table:table-row>
        <table:table-row table:style-name="ro1">
          <table:table-cell office:value-type="date" office:date-value="2021-04-01T00:00:00" table:formula="of:=[Prices.A14]" table:style-name="ce2">
            <text:p>1/4/2021</text:p>
          </table:table-cell>
          <table:table-cell office:value-type="float" office:value="0.13460435410084998" table:formula="of:=LN([Prices.B14]/[Prices.B13])" table:style-name="ce1">
            <text:p>0,134604354</text:p>
          </table:table-cell>
          <table:table-cell office:value-type="float" office:value="4.4584954355448021E-2" table:formula="of:=LN([Prices.C14]/[Prices.C13])" table:style-name="ce1">
            <text:p>0,044584954</text:p>
          </table:table-cell>
          <table:table-cell office:value-type="float" office:value="5.4274833480051049E-2" table:formula="of:=LN([Prices.D14]/[Prices.D13])" table:style-name="ce1">
            <text:p>0,054274833</text:p>
          </table:table-cell>
          <table:table-cell office:value-type="float" office:value="9.1645463432055999E-2" table:formula="of:=LN([Prices.E14]/[Prices.E13])" table:style-name="ce1">
            <text:p>0,091645463</text:p>
          </table:table-cell>
          <table:table-cell office:value-type="float" office:value="-2.6598118349583119E-3" table:formula="of:=LN([Prices.F14]/[Prices.F13])" table:style-name="ce1">
            <text:p>-0,002659812</text:p>
          </table:table-cell>
          <table:table-cell office:value-type="float" office:value="3.8361931244911877E-2" table:formula="of:=LN([Prices.G14]/[Prices.G13])" table:style-name="ce1">
            <text:p>0,038361931</text:p>
          </table:table-cell>
          <table:table-cell office:value-type="float" office:value="1.4475E-3" table:formula="of:=[Prices.H14]" table:style-name="ce1">
            <text:p>0,0014475</text:p>
          </table:table-cell>
          <table:table-cell table:number-columns-repeated="16376"/>
        </table:table-row>
        <table:table-row table:style-name="ro1">
          <table:table-cell office:value-type="date" office:date-value="2021-05-01T00:00:00" table:formula="of:=[Prices.A15]" table:style-name="ce2">
            <text:p>1/5/2021</text:p>
          </table:table-cell>
          <table:table-cell office:value-type="float" office:value="8.8983849510262045E-2" table:formula="of:=LN([Prices.B15]/[Prices.B14])" table:style-name="ce1">
            <text:p>0,08898385</text:p>
          </table:table-cell>
          <table:table-cell office:value-type="float" office:value="3.6129071557704042E-3" table:formula="of:=LN([Prices.C15]/[Prices.C14])" table:style-name="ce1">
            <text:p>0,003612907</text:p>
          </table:table-cell>
          <table:table-cell office:value-type="float" office:value="7.6736722621989814E-2" table:formula="of:=LN([Prices.D15]/[Prices.D14])" table:style-name="ce1">
            <text:p>0,076736723</text:p>
          </table:table-cell>
          <table:table-cell office:value-type="float" office:value="3.9249198756862565E-2" table:formula="of:=LN([Prices.E15]/[Prices.E14])" table:style-name="ce1">
            <text:p>0,039249199</text:p>
          </table:table-cell>
          <table:table-cell office:value-type="float" office:value="2.9048411643722318E-2" table:formula="of:=LN([Prices.F15]/[Prices.F14])" table:style-name="ce1">
            <text:p>0,029048412</text:p>
          </table:table-cell>
          <table:table-cell office:value-type="float" office:value="4.868544587050512E-2" table:formula="of:=LN([Prices.G15]/[Prices.G14])" table:style-name="ce1">
            <text:p>0,048685446</text:p>
          </table:table-cell>
          <table:table-cell office:value-type="float" office:value="1.3591666666666667E-3" table:formula="of:=[Prices.H15]" table:style-name="ce1">
            <text:p>0,001359167</text:p>
          </table:table-cell>
          <table:table-cell table:number-columns-repeated="16376"/>
        </table:table-row>
        <table:table-row table:style-name="ro1">
          <table:table-cell office:value-type="date" office:date-value="2021-06-01T00:00:00" table:formula="of:=[Prices.A16]" table:style-name="ce2">
            <text:p>1/6/2021</text:p>
          </table:table-cell>
          <table:table-cell office:value-type="float" office:value="1.2128378800712665E-2" table:formula="of:=LN([Prices.B16]/[Prices.B15])" table:style-name="ce1">
            <text:p>0,012128379</text:p>
          </table:table-cell>
          <table:table-cell office:value-type="float" office:value="-2.5745029487516464E-2" table:formula="of:=LN([Prices.C16]/[Prices.C15])" table:style-name="ce1">
            <text:p>-0,025745029</text:p>
          </table:table-cell>
          <table:table-cell office:value-type="float" office:value="6.9263320194821149E-2" table:formula="of:=LN([Prices.D16]/[Prices.D15])" table:style-name="ce1">
            <text:p>0,06926332</text:p>
          </table:table-cell>
          <table:table-cell office:value-type="float" office:value="7.6297673692941714E-2" table:formula="of:=LN([Prices.E16]/[Prices.E15])" table:style-name="ce1">
            <text:p>0,076297674</text:p>
          </table:table-cell>
          <table:table-cell office:value-type="float" office:value="2.503749964328153E-2" table:formula="of:=LN([Prices.F16]/[Prices.F15])" table:style-name="ce1">
            <text:p>0,0250375</text:p>
          </table:table-cell>
          <table:table-cell office:value-type="float" office:value="5.8369672768016564E-3" table:formula="of:=LN([Prices.G16]/[Prices.G15])" table:style-name="ce1">
            <text:p>0,005836967</text:p>
          </table:table-cell>
          <table:table-cell office:value-type="float" office:value="1.34E-3" table:formula="of:=[Prices.H16]" table:style-name="ce1">
            <text:p>0,00134</text:p>
          </table:table-cell>
          <table:table-cell table:number-columns-repeated="16376"/>
        </table:table-row>
        <table:table-row table:style-name="ro1">
          <table:table-cell office:value-type="date" office:date-value="2021-07-01T00:00:00" table:formula="of:=[Prices.A17]" table:style-name="ce2">
            <text:p>1/7/2021</text:p>
          </table:table-cell>
          <table:table-cell office:value-type="float" office:value="4.9258816729822942E-2" table:formula="of:=LN([Prices.B17]/[Prices.B16])" table:style-name="ce1">
            <text:p>0,049258817</text:p>
          </table:table-cell>
          <table:table-cell office:value-type="float" office:value="-1.009483468541445E-2" table:formula="of:=LN([Prices.C17]/[Prices.C16])" table:style-name="ce1">
            <text:p>-0,010094835</text:p>
          </table:table-cell>
          <table:table-cell office:value-type="float" office:value="-5.0116062269537964E-2" table:formula="of:=LN([Prices.D17]/[Prices.D16])" table:style-name="ce1">
            <text:p>-0,050116062</text:p>
          </table:table-cell>
          <table:table-cell office:value-type="float" office:value="-5.9284285040187783E-2" table:formula="of:=LN([Prices.E17]/[Prices.E16])" table:style-name="ce1">
            <text:p>-0,059284285</text:p>
          </table:table-cell>
          <table:table-cell office:value-type="float" office:value="7.8890462286118027E-2" table:formula="of:=LN([Prices.F17]/[Prices.F16])" table:style-name="ce1">
            <text:p>0,078890462</text:p>
          </table:table-cell>
          <table:table-cell office:value-type="float" office:value="1.9774632440720703E-2" table:formula="of:=LN([Prices.G17]/[Prices.G16])" table:style-name="ce1">
            <text:p>0,019774632</text:p>
          </table:table-cell>
          <table:table-cell office:value-type="float" office:value="1.225E-3" table:formula="of:=[Prices.H17]" table:style-name="ce1">
            <text:p>0,001225</text:p>
          </table:table-cell>
          <table:table-cell table:number-columns-repeated="16376"/>
        </table:table-row>
        <table:table-row table:style-name="ro1">
          <table:table-cell office:value-type="date" office:date-value="2021-08-01T00:00:00" table:formula="of:=[Prices.A18]" table:style-name="ce2">
            <text:p>1/8/2021</text:p>
          </table:table-cell>
          <table:table-cell office:value-type="float" office:value="3.2006363633983827E-2" table:formula="of:=LN([Prices.B18]/[Prices.B17])" table:style-name="ce1">
            <text:p>0,032006364</text:p>
          </table:table-cell>
          <table:table-cell office:value-type="float" office:value="-2.1382759394553722E-3" table:formula="of:=LN([Prices.C18]/[Prices.C17])" table:style-name="ce1">
            <text:p>-0,002138276</text:p>
          </table:table-cell>
          <table:table-cell office:value-type="float" office:value="1.9935755275975523E-2" table:formula="of:=LN([Prices.D18]/[Prices.D17])" table:style-name="ce1">
            <text:p>0,019935755</text:p>
          </table:table-cell>
          <table:table-cell office:value-type="float" office:value="-6.6008735117199888E-2" table:formula="of:=LN([Prices.E18]/[Prices.E17])" table:style-name="ce1">
            <text:p>-0,066008735</text:p>
          </table:table-cell>
          <table:table-cell office:value-type="float" office:value="-0.11137195025501739" table:formula="of:=LN([Prices.F18]/[Prices.F17])" table:style-name="ce1">
            <text:p>-0,11137195</text:p>
          </table:table-cell>
          <table:table-cell office:value-type="float" office:value="2.437764198034487E-2" table:formula="of:=LN([Prices.G18]/[Prices.G17])" table:style-name="ce1">
            <text:p>0,024377642</text:p>
          </table:table-cell>
          <table:table-cell office:value-type="float" office:value="1.0308333333333335E-3" table:formula="of:=[Prices.H18]" table:style-name="ce1">
            <text:p>0,001030833</text:p>
          </table:table-cell>
          <table:table-cell table:number-columns-repeated="16376"/>
        </table:table-row>
        <table:table-row table:style-name="ro1">
          <table:table-cell office:value-type="date" office:date-value="2021-09-01T00:00:00" table:formula="of:=[Prices.A19]" table:style-name="ce2">
            <text:p>1/9/2021</text:p>
          </table:table-cell>
          <table:table-cell office:value-type="float" office:value="5.8279445864894745E-2" table:formula="of:=LN([Prices.B19]/[Prices.B18])" table:style-name="ce1">
            <text:p>0,058279446</text:p>
          </table:table-cell>
          <table:table-cell office:value-type="float" office:value="-1.9089360504171399E-2" table:formula="of:=LN([Prices.C19]/[Prices.C18])" table:style-name="ce1">
            <text:p>-0,019089361</text:p>
          </table:table-cell>
          <table:table-cell office:value-type="float" office:value="-2.3219060289289752E-2" table:formula="of:=LN([Prices.D19]/[Prices.D18])" table:style-name="ce1">
            <text:p>-0,02321906</text:p>
          </table:table-cell>
          <table:table-cell office:value-type="float" office:value="-5.3772461561595881E-2" table:formula="of:=LN([Prices.E19]/[Prices.E18])" table:style-name="ce1">
            <text:p>-0,053772462</text:p>
          </table:table-cell>
          <table:table-cell office:value-type="float" office:value="-5.4636936572884619E-2" table:formula="of:=LN([Prices.F19]/[Prices.F18])" table:style-name="ce1">
            <text:p>-0,054636937</text:p>
          </table:table-cell>
          <table:table-cell office:value-type="float" office:value="2.7294586027452616E-2" table:formula="of:=LN([Prices.G19]/[Prices.G18])" table:style-name="ce1">
            <text:p>0,027294586</text:p>
          </table:table-cell>
          <table:table-cell office:value-type="float" office:value="1.0975E-3" table:formula="of:=[Prices.H19]" table:style-name="ce1">
            <text:p>0,0010975</text:p>
          </table:table-cell>
          <table:table-cell table:number-columns-repeated="16376"/>
        </table:table-row>
        <table:table-row table:style-name="ro1">
          <table:table-cell office:value-type="date" office:date-value="2021-10-01T00:00:00" table:formula="of:=[Prices.A20]" table:style-name="ce2">
            <text:p>1/10/2021</text:p>
          </table:table-cell>
          <table:table-cell office:value-type="float" office:value="-0.10542198737865859" table:formula="of:=LN([Prices.B20]/[Prices.B19])" table:style-name="ce1">
            <text:p>-0,105421987</text:p>
          </table:table-cell>
          <table:table-cell office:value-type="float" office:value="-1.7978836868001318E-2" table:formula="of:=LN([Prices.C20]/[Prices.C19])" table:style-name="ce1">
            <text:p>-0,017978837</text:p>
          </table:table-cell>
          <table:table-cell office:value-type="float" office:value="1.9309661266298243E-2" table:formula="of:=LN([Prices.D20]/[Prices.D19])" table:style-name="ce1">
            <text:p>0,019309661</text:p>
          </table:table-cell>
          <table:table-cell office:value-type="float" office:value="-0.19016159755551681" table:formula="of:=LN([Prices.E20]/[Prices.E19])" table:style-name="ce1">
            <text:p>-0,190161598</text:p>
          </table:table-cell>
          <table:table-cell office:value-type="float" office:value="8.6445363772642975E-2" table:formula="of:=LN([Prices.F20]/[Prices.F19])" table:style-name="ce1">
            <text:p>0,086445364</text:p>
          </table:table-cell>
          <table:table-cell office:value-type="float" office:value="-4.7859225078705096E-2" table:formula="of:=LN([Prices.G20]/[Prices.G19])" table:style-name="ce1">
            <text:p>-0,047859225</text:p>
          </table:table-cell>
          <table:table-cell office:value-type="float" office:value="1.2508333333333332E-3" table:formula="of:=[Prices.H20]" table:style-name="ce1">
            <text:p>0,001250833</text:p>
          </table:table-cell>
          <table:table-cell table:number-columns-repeated="16376"/>
        </table:table-row>
        <table:table-row table:style-name="ro1">
          <table:table-cell office:value-type="date" office:date-value="2021-11-01T00:00:00" table:formula="of:=[Prices.A21]" table:style-name="ce2">
            <text:p>1/11/2021</text:p>
          </table:table-cell>
          <table:table-cell office:value-type="float" office:value="-4.6649662264366662E-2" table:formula="of:=LN([Prices.B21]/[Prices.B20])" table:style-name="ce1">
            <text:p>-0,046649662</text:p>
          </table:table-cell>
          <table:table-cell office:value-type="float" office:value="-1.4544354837558681E-2" table:formula="of:=LN([Prices.C21]/[Prices.C20])" table:style-name="ce1">
            <text:p>-0,014544355</text:p>
          </table:table-cell>
          <table:table-cell office:value-type="float" office:value="2.401800046674319E-2" table:formula="of:=LN([Prices.D21]/[Prices.D20])" table:style-name="ce1">
            <text:p>0,024018</text:p>
          </table:table-cell>
          <table:table-cell office:value-type="float" office:value="7.5567878524832391E-2" table:formula="of:=LN([Prices.E21]/[Prices.E20])" table:style-name="ce1">
            <text:p>0,075567879</text:p>
          </table:table-cell>
          <table:table-cell office:value-type="float" office:value="9.1001051139242534E-2" table:formula="of:=LN([Prices.F21]/[Prices.F20])" table:style-name="ce1">
            <text:p>0,091001051</text:p>
          </table:table-cell>
          <table:table-cell office:value-type="float" office:value="6.5764559542559428E-2" table:formula="of:=LN([Prices.G21]/[Prices.G20])" table:style-name="ce1">
            <text:p>0,06576456</text:p>
          </table:table-cell>
          <table:table-cell office:value-type="float" office:value="1.3124999999999999E-3" table:formula="of:=[Prices.H21]" table:style-name="ce1">
            <text:p>0,0013125</text:p>
          </table:table-cell>
          <table:table-cell table:number-columns-repeated="16376"/>
        </table:table-row>
        <table:table-row table:style-name="ro1">
          <table:table-cell office:value-type="date" office:date-value="2021-12-01T00:00:00" table:formula="of:=[Prices.A22]" table:style-name="ce2">
            <text:p>1/12/2021</text:p>
          </table:table-cell>
          <table:table-cell office:value-type="float" office:value="1.2950983205060208E-2" table:formula="of:=LN([Prices.B22]/[Prices.B21])" table:style-name="ce1">
            <text:p>0,012950983</text:p>
          </table:table-cell>
          <table:table-cell office:value-type="float" office:value="-5.2836657245596753E-2" table:formula="of:=LN([Prices.C22]/[Prices.C21])" table:style-name="ce1">
            <text:p>-0,052836657</text:p>
          </table:table-cell>
          <table:table-cell office:value-type="float" office:value="-7.9199513604635091E-2" table:formula="of:=LN([Prices.D22]/[Prices.D21])" table:style-name="ce1">
            <text:p>-0,079199514</text:p>
          </table:table-cell>
          <table:table-cell office:value-type="float" office:value="-9.6553642454630089E-3" table:formula="of:=LN([Prices.E22]/[Prices.E21])" table:style-name="ce1">
            <text:p>-0,009655364</text:p>
          </table:table-cell>
          <table:table-cell office:value-type="float" office:value="-6.6230438791041235E-2" table:formula="of:=LN([Prices.F22]/[Prices.F21])" table:style-name="ce1">
            <text:p>-0,066230439</text:p>
          </table:table-cell>
          <table:table-cell office:value-type="float" office:value="-1.6931790652472889E-3" table:formula="of:=LN([Prices.G22]/[Prices.G21])" table:style-name="ce1">
            <text:p>-0,001693179</text:p>
          </table:table-cell>
          <table:table-cell office:value-type="float" office:value="1.2308333333333333E-3" table:formula="of:=[Prices.H22]" table:style-name="ce1">
            <text:p>0,001230833</text:p>
          </table:table-cell>
          <table:table-cell table:number-columns-repeated="16376"/>
        </table:table-row>
        <table:table-row table:style-name="ro1">
          <table:table-cell office:value-type="date" office:date-value="2022-01-01T00:00:00" table:formula="of:=[Prices.A23]" table:style-name="ce2">
            <text:p>1/1/2022</text:p>
          </table:table-cell>
          <table:table-cell office:value-type="float" office:value="2.39620193553459E-2" table:formula="of:=LN([Prices.B23]/[Prices.B22])" table:style-name="ce1">
            <text:p>0,023962019</text:p>
          </table:table-cell>
          <table:table-cell office:value-type="float" office:value="3.0615630893493593E-2" table:formula="of:=LN([Prices.C23]/[Prices.C22])" table:style-name="ce1">
            <text:p>0,030615631</text:p>
          </table:table-cell>
          <table:table-cell office:value-type="float" office:value="4.6851987885061654E-2" table:formula="of:=LN([Prices.D23]/[Prices.D22])" table:style-name="ce1">
            <text:p>0,046851988</text:p>
          </table:table-cell>
          <table:table-cell office:value-type="float" office:value="0.1003265900923403" table:formula="of:=LN([Prices.E23]/[Prices.E22])" table:style-name="ce1">
            <text:p>0,10032659</text:p>
          </table:table-cell>
          <table:table-cell office:value-type="float" office:value="5.5673960736318129E-3" table:formula="of:=LN([Prices.F23]/[Prices.F22])" table:style-name="ce1">
            <text:p>0,005567396</text:p>
          </table:table-cell>
          <table:table-cell office:value-type="float" office:value="3.738219029817872E-2" table:formula="of:=LN([Prices.G23]/[Prices.G22])" table:style-name="ce1">
            <text:p>0,03738219</text:p>
          </table:table-cell>
          <table:table-cell office:value-type="float" office:value="1.2758333333333332E-3" table:formula="of:=[Prices.H23]" table:style-name="ce1">
            <text:p>0,001275833</text:p>
          </table:table-cell>
          <table:table-cell table:number-columns-repeated="16376"/>
        </table:table-row>
        <table:table-row table:style-name="ro1">
          <table:table-cell office:value-type="date" office:date-value="2022-02-01T00:00:00" table:formula="of:=[Prices.A24]" table:style-name="ce2">
            <text:p>1/2/2022</text:p>
          </table:table-cell>
          <table:table-cell office:value-type="float" office:value="-7.2790029770624154E-2" table:formula="of:=LN([Prices.B24]/[Prices.B23])" table:style-name="ce1">
            <text:p>-0,07279003</text:p>
          </table:table-cell>
          <table:table-cell office:value-type="float" office:value="2.5221778791341343E-2" table:formula="of:=LN([Prices.C24]/[Prices.C23])" table:style-name="ce1">
            <text:p>0,025221779</text:p>
          </table:table-cell>
          <table:table-cell office:value-type="float" office:value="4.564306820081792E-2" table:formula="of:=LN([Prices.D24]/[Prices.D23])" table:style-name="ce1">
            <text:p>0,045643068</text:p>
          </table:table-cell>
          <table:table-cell office:value-type="float" office:value="-1.9511676554858401E-2" table:formula="of:=LN([Prices.E24]/[Prices.E23])" table:style-name="ce1">
            <text:p>-0,019511677</text:p>
          </table:table-cell>
          <table:table-cell office:value-type="float" office:value="0.22183636158558837" table:formula="of:=LN([Prices.F24]/[Prices.F23])" table:style-name="ce1">
            <text:p>0,221836362</text:p>
          </table:table-cell>
          <table:table-cell office:value-type="float" office:value="-5.5634492861728439E-2" table:formula="of:=LN([Prices.G24]/[Prices.G23])" table:style-name="ce1">
            <text:p>-0,055634493</text:p>
          </table:table-cell>
          <table:table-cell office:value-type="float" office:value="1.4891666666666666E-3" table:formula="of:=[Prices.H24]" table:style-name="ce1">
            <text:p>0,001489167</text:p>
          </table:table-cell>
          <table:table-cell table:number-columns-repeated="16376"/>
        </table:table-row>
        <table:table-row table:style-name="ro1">
          <table:table-cell office:value-type="date" office:date-value="2022-03-01T00:00:00" table:formula="of:=[Prices.A25]" table:style-name="ce2">
            <text:p>1/3/2022</text:p>
          </table:table-cell>
          <table:table-cell office:value-type="float" office:value="-0.40465475460670874" table:formula="of:=LN([Prices.B25]/[Prices.B24])" table:style-name="ce1">
            <text:p>-0,404654755</text:p>
          </table:table-cell>
          <table:table-cell office:value-type="float" office:value="1.8709079358118241E-3" table:formula="of:=LN([Prices.C25]/[Prices.C24])" table:style-name="ce1">
            <text:p>0,001870908</text:p>
          </table:table-cell>
          <table:table-cell office:value-type="float" office:value="0.13157331702268943" table:formula="of:=LN([Prices.D25]/[Prices.D24])" table:style-name="ce1">
            <text:p>0,131573317</text:p>
          </table:table-cell>
          <table:table-cell office:value-type="float" office:value="-0.14205674706647969" table:formula="of:=LN([Prices.E25]/[Prices.E24])" table:style-name="ce1">
            <text:p>-0,142056747</text:p>
          </table:table-cell>
          <table:table-cell office:value-type="float" office:value="2.9895281340161523E-2" table:formula="of:=LN([Prices.F25]/[Prices.F24])" table:style-name="ce1">
            <text:p>0,029895281</text:p>
          </table:table-cell>
          <table:table-cell office:value-type="float" office:value="-3.5224874935871953E-2" table:formula="of:=LN([Prices.G25]/[Prices.G24])" table:style-name="ce1">
            <text:p>-0,035224875</text:p>
          </table:table-cell>
          <table:table-cell office:value-type="float" office:value="1.5333333333333334E-3" table:formula="of:=[Prices.H25]" table:style-name="ce1">
            <text:p>0,001533333</text:p>
          </table:table-cell>
          <table:table-cell table:number-columns-repeated="16376"/>
        </table:table-row>
        <table:table-row table:style-name="ro1">
          <table:table-cell office:value-type="date" office:date-value="2022-04-01T00:00:00" table:formula="of:=[Prices.A26]" table:style-name="ce2">
            <text:p>1/4/2022</text:p>
          </table:table-cell>
          <table:table-cell office:value-type="float" office:value="6.7610108124417159E-2" table:formula="of:=LN([Prices.B26]/[Prices.B25])" table:style-name="ce1">
            <text:p>0,067610108</text:p>
          </table:table-cell>
          <table:table-cell office:value-type="float" office:value="-4.746394118829541E-2" table:formula="of:=LN([Prices.C26]/[Prices.C25])" table:style-name="ce1">
            <text:p>-0,047463941</text:p>
          </table:table-cell>
          <table:table-cell office:value-type="float" office:value="-2.972618026520062E-2" table:formula="of:=LN([Prices.D26]/[Prices.D25])" table:style-name="ce1">
            <text:p>-0,02972618</text:p>
          </table:table-cell>
          <table:table-cell office:value-type="float" office:value="4.5760917998856364E-2" table:formula="of:=LN([Prices.E26]/[Prices.E25])" table:style-name="ce1">
            <text:p>0,045760918</text:p>
          </table:table-cell>
          <table:table-cell office:value-type="float" office:value="4.006507489285327E-2" table:formula="of:=LN([Prices.F26]/[Prices.F25])" table:style-name="ce1">
            <text:p>0,040065075</text:p>
          </table:table-cell>
          <table:table-cell office:value-type="float" office:value="3.9805512511334323E-2" table:formula="of:=LN([Prices.G26]/[Prices.G25])" table:style-name="ce1">
            <text:p>0,039805513</text:p>
          </table:table-cell>
          <table:table-cell office:value-type="float" office:value="1.9599999999999999E-3" table:formula="of:=[Prices.H26]" table:style-name="ce1">
            <text:p>0,00196</text:p>
          </table:table-cell>
          <table:table-cell table:number-columns-repeated="16376"/>
        </table:table-row>
        <table:table-row table:style-name="ro1">
          <table:table-cell office:value-type="date" office:date-value="2022-05-01T00:00:00" table:formula="of:=[Prices.A27]" table:style-name="ce2">
            <text:p>1/5/2022</text:p>
          </table:table-cell>
          <table:table-cell office:value-type="float" office:value="-0.10999778822998316" table:formula="of:=LN([Prices.B27]/[Prices.B26])" table:style-name="ce1">
            <text:p>-0,109997788</text:p>
          </table:table-cell>
          <table:table-cell office:value-type="float" office:value="-9.2550369477659752E-2" table:formula="of:=LN([Prices.C27]/[Prices.C26])" table:style-name="ce1">
            <text:p>-0,092550369</text:p>
          </table:table-cell>
          <table:table-cell office:value-type="float" office:value="-5.4061652364816311E-2" table:formula="of:=LN([Prices.D27]/[Prices.D26])" table:style-name="ce1">
            <text:p>-0,054061652</text:p>
          </table:table-cell>
          <table:table-cell office:value-type="float" office:value="-0.15110132688974962" table:formula="of:=LN([Prices.E27]/[Prices.E26])" table:style-name="ce1">
            <text:p>-0,151101327</text:p>
          </table:table-cell>
          <table:table-cell office:value-type="float" office:value="3.6171608021181273E-2" table:formula="of:=LN([Prices.F27]/[Prices.F26])" table:style-name="ce1">
            <text:p>0,036171608</text:p>
          </table:table-cell>
          <table:table-cell office:value-type="float" office:value="-9.4572398326557769E-2" table:formula="of:=LN([Prices.G27]/[Prices.G26])" table:style-name="ce1">
            <text:p>-0,094572398</text:p>
          </table:table-cell>
          <table:table-cell office:value-type="float" office:value="2.4433333333333334E-3" table:formula="of:=[Prices.H27]" table:style-name="ce1">
            <text:p>0,002443333</text:p>
          </table:table-cell>
          <table:table-cell table:number-columns-repeated="16376"/>
        </table:table-row>
        <table:table-row table:style-name="ro1">
          <table:table-cell office:value-type="date" office:date-value="2022-06-01T00:00:00" table:formula="of:=[Prices.A28]" table:style-name="ce2">
            <text:p>1/6/2022</text:p>
          </table:table-cell>
          <table:table-cell office:value-type="float" office:value="-2.3387290704088314E-2" table:formula="of:=LN([Prices.B28]/[Prices.B27])" table:style-name="ce1">
            <text:p>-0,023387291</text:p>
          </table:table-cell>
          <table:table-cell office:value-type="float" office:value="0.10074873669335838" table:formula="of:=LN([Prices.C28]/[Prices.C27])" table:style-name="ce1">
            <text:p>0,100748737</text:p>
          </table:table-cell>
          <table:table-cell office:value-type="float" office:value="1.5746703702567776E-2" table:formula="of:=LN([Prices.D28]/[Prices.D27])" table:style-name="ce1">
            <text:p>0,015746704</text:p>
          </table:table-cell>
          <table:table-cell office:value-type="float" office:value="0.12309713048015219" table:formula="of:=LN([Prices.E28]/[Prices.E27])" table:style-name="ce1">
            <text:p>0,12309713</text:p>
          </table:table-cell>
          <table:table-cell office:value-type="float" office:value="0.13214824618780283" table:formula="of:=LN([Prices.F28]/[Prices.F27])" table:style-name="ce1">
            <text:p>0,132148246</text:p>
          </table:table-cell>
          <table:table-cell office:value-type="float" office:value="4.6302249649505219E-3" table:formula="of:=LN([Prices.G28]/[Prices.G27])" table:style-name="ce1">
            <text:p>0,004630225</text:p>
          </table:table-cell>
          <table:table-cell office:value-type="float" office:value="2.3866666666666667E-3" table:formula="of:=[Prices.H28]" table:style-name="ce1">
            <text:p>0,002386667</text:p>
          </table:table-cell>
          <table:table-cell table:number-columns-repeated="16376"/>
        </table:table-row>
        <table:table-row table:style-name="ro1">
          <table:table-cell office:value-type="date" office:date-value="2022-07-01T00:00:00" table:formula="of:=[Prices.A29]" table:style-name="ce2">
            <text:p>1/7/2022</text:p>
          </table:table-cell>
          <table:table-cell office:value-type="float" office:value="-0.20360387989809345" table:formula="of:=LN([Prices.B29]/[Prices.B28])" table:style-name="ce1">
            <text:p>-0,20360388</text:p>
          </table:table-cell>
          <table:table-cell office:value-type="float" office:value="-9.3750686654559337E-3" table:formula="of:=LN([Prices.C29]/[Prices.C28])" table:style-name="ce1">
            <text:p>-0,009375069</text:p>
          </table:table-cell>
          <table:table-cell office:value-type="float" office:value="4.1653650503322272E-4" table:formula="of:=LN([Prices.D29]/[Prices.D28])" table:style-name="ce1">
            <text:p>0,000416537</text:p>
          </table:table-cell>
          <table:table-cell office:value-type="float" office:value="-1.076888800190145E-2" table:formula="of:=LN([Prices.E29]/[Prices.E28])" table:style-name="ce1">
            <text:p>-0,010768888</text:p>
          </table:table-cell>
          <table:table-cell office:value-type="float" office:value="-0.11200200440985038" table:formula="of:=LN([Prices.F29]/[Prices.F28])" table:style-name="ce1">
            <text:p>-0,112002004</text:p>
          </table:table-cell>
          <table:table-cell office:value-type="float" office:value="-9.3066795880430028E-2" table:formula="of:=LN([Prices.G29]/[Prices.G28])" table:style-name="ce1">
            <text:p>-0,093066796</text:p>
          </table:table-cell>
          <table:table-cell office:value-type="float" office:value="2.5200000000000001E-3" table:formula="of:=[Prices.H29]" table:style-name="ce1">
            <text:p>0,00252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formula="of:=[Prices.A30]" table:style-name="ce2">
            <text:p>1/8/2022</text:p>
          </table:table-cell>
          <table:table-cell office:value-type="float" office:value="-1.9272545121032363E-2" table:formula="of:=LN([Prices.B30]/[Prices.B29])" table:style-name="ce1">
            <text:p>-0,019272545</text:p>
          </table:table-cell>
          <table:table-cell office:value-type="float" office:value="-9.6115056220728842E-2" table:formula="of:=LN([Prices.C30]/[Prices.C29])" table:style-name="ce1">
            <text:p>-0,096115056</text:p>
          </table:table-cell>
          <table:table-cell office:value-type="float" office:value="-2.5945349045400513E-2" table:formula="of:=LN([Prices.D30]/[Prices.D29])" table:style-name="ce1">
            <text:p>-0,025945349</text:p>
          </table:table-cell>
          <table:table-cell office:value-type="float" office:value="4.1664444716880716E-2" table:formula="of:=LN([Prices.E30]/[Prices.E29])" table:style-name="ce1">
            <text:p>0,041664445</text:p>
          </table:table-cell>
          <table:table-cell office:value-type="float" office:value="8.8748780057730167E-2" table:formula="of:=LN([Prices.F30]/[Prices.F29])" table:style-name="ce1">
            <text:p>0,08874878</text:p>
          </table:table-cell>
          <table:table-cell office:value-type="float" office:value="8.4013411425662543E-2" table:formula="of:=LN([Prices.G30]/[Prices.G29])" table:style-name="ce1">
            <text:p>0,084013411</text:p>
          </table:table-cell>
          <table:table-cell office:value-type="float" office:value="2.2241666666666668E-3" table:formula="of:=[Prices.H30]" table:style-name="ce1">
            <text:p>0,002224167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formula="of:=[Prices.A31]" table:style-name="ce2">
            <text:p>1/9/2022</text:p>
          </table:table-cell>
          <table:table-cell office:value-type="float" office:value="3.9465271726278228E-2" table:formula="of:=LN([Prices.B31]/[Prices.B30])" table:style-name="ce1">
            <text:p>0,039465272</text:p>
          </table:table-cell>
          <table:table-cell office:value-type="float" office:value="-0.10586471129641095" table:formula="of:=LN([Prices.C31]/[Prices.C30])" table:style-name="ce1">
            <text:p>-0,105864711</text:p>
          </table:table-cell>
          <table:table-cell office:value-type="float" office:value="-4.5691007421938504E-2" table:formula="of:=LN([Prices.D31]/[Prices.D30])" table:style-name="ce1">
            <text:p>-0,045691007</text:p>
          </table:table-cell>
          <table:table-cell office:value-type="float" office:value="-0.10251091152635552" table:formula="of:=LN([Prices.E31]/[Prices.E30])" table:style-name="ce1">
            <text:p>-0,102510912</text:p>
          </table:table-cell>
          <table:table-cell office:value-type="float" office:value="-3.9110033468095868E-3" table:formula="of:=LN([Prices.F31]/[Prices.F30])" table:style-name="ce1">
            <text:p>-0,003911003</text:p>
          </table:table-cell>
          <table:table-cell office:value-type="float" office:value="-4.3651506861743225E-2" table:formula="of:=LN([Prices.G31]/[Prices.G30])" table:style-name="ce1">
            <text:p>-0,043651507</text:p>
          </table:table-cell>
          <table:table-cell office:value-type="float" office:value="2.6649999999999998E-3" table:formula="of:=[Prices.H31]" table:style-name="ce1">
            <text:p>0,002665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formula="of:=[Prices.A32]" table:style-name="ce2">
            <text:p>1/10/2022</text:p>
          </table:table-cell>
          <table:table-cell office:value-type="float" office:value="-0.17629986545060983" table:formula="of:=LN([Prices.B32]/[Prices.B31])" table:style-name="ce1">
            <text:p>-0,176299865</text:p>
          </table:table-cell>
          <table:table-cell office:value-type="float" office:value="-7.8403002453029669E-2" table:formula="of:=LN([Prices.C32]/[Prices.C31])" table:style-name="ce1">
            <text:p>-0,078403002</text:p>
          </table:table-cell>
          <table:table-cell office:value-type="float" office:value="-7.5476850619099423E-2" table:formula="of:=LN([Prices.D32]/[Prices.D31])" table:style-name="ce1">
            <text:p>-0,075476851</text:p>
          </table:table-cell>
          <table:table-cell office:value-type="float" office:value="-0.33305007312622376" table:formula="of:=LN([Prices.E32]/[Prices.E31])" table:style-name="ce1">
            <text:p>-0,333050073</text:p>
          </table:table-cell>
          <table:table-cell office:value-type="float" office:value="-4.7498899079609143E-2" table:formula="of:=LN([Prices.F32]/[Prices.F31])" table:style-name="ce1">
            <text:p>-0,047498899</text:p>
          </table:table-cell>
          <table:table-cell office:value-type="float" office:value="-8.6703600813208992E-2" table:formula="of:=LN([Prices.G32]/[Prices.G31])" table:style-name="ce1">
            <text:p>-0,086703601</text:p>
          </table:table-cell>
          <table:table-cell office:value-type="float" office:value="3.1775000000000002E-3" table:formula="of:=[Prices.H32]" table:style-name="ce1">
            <text:p>0,0031775</text:p>
          </table:table-cell>
          <table:table-cell table:number-columns-repeated="16376"/>
        </table:table-row>
        <table:table-row table:style-name="ro1">
          <table:table-cell office:value-type="date" office:date-value="2022-11-01T00:00:00" table:formula="of:=[Prices.A33]" table:style-name="ce2">
            <text:p>1/11/2022</text:p>
          </table:table-cell>
          <table:table-cell office:value-type="float" office:value="-0.37420302919445642" table:formula="of:=LN([Prices.B33]/[Prices.B32])" table:style-name="ce1">
            <text:p>-0,374203029</text:p>
          </table:table-cell>
          <table:table-cell office:value-type="float" office:value="-1.3598535909598792E-2" table:formula="of:=LN([Prices.C33]/[Prices.C32])" table:style-name="ce1">
            <text:p>-0,013598536</text:p>
          </table:table-cell>
          <table:table-cell office:value-type="float" office:value="0.1395888743773594" table:formula="of:=LN([Prices.D33]/[Prices.D32])" table:style-name="ce1">
            <text:p>0,139588874</text:p>
          </table:table-cell>
          <table:table-cell office:value-type="float" office:value="7.5852671350518069E-2" table:formula="of:=LN([Prices.E33]/[Prices.E32])" table:style-name="ce1">
            <text:p>0,075852671</text:p>
          </table:table-cell>
          <table:table-cell office:value-type="float" office:value="0.22154298188127944" table:formula="of:=LN([Prices.F33]/[Prices.F32])" table:style-name="ce1">
            <text:p>0,221542982</text:p>
          </table:table-cell>
          <table:table-cell office:value-type="float" office:value="7.7788593538555675E-2" table:formula="of:=LN([Prices.G33]/[Prices.G32])" table:style-name="ce1">
            <text:p>0,077788594</text:p>
          </table:table-cell>
          <table:table-cell office:value-type="float" office:value="3.3816666666666665E-3" table:formula="of:=[Prices.H33]" table:style-name="ce1">
            <text:p>0,003381667</text:p>
          </table:table-cell>
          <table:table-cell table:number-columns-repeated="16376"/>
        </table:table-row>
        <table:table-row table:style-name="ro1">
          <table:table-cell office:value-type="date" office:date-value="2022-12-01T00:00:00" table:formula="of:=[Prices.A34]" table:style-name="ce2">
            <text:p>1/12/2022</text:p>
          </table:table-cell>
          <table:table-cell office:value-type="float" office:value="0.23400348196948753" table:formula="of:=LN([Prices.B34]/[Prices.B33])" table:style-name="ce1">
            <text:p>0,234003482</text:p>
          </table:table-cell>
          <table:table-cell office:value-type="float" office:value="3.1106707132255048E-2" table:formula="of:=LN([Prices.C34]/[Prices.C33])" table:style-name="ce1">
            <text:p>0,031106707</text:p>
          </table:table-cell>
          <table:table-cell office:value-type="float" office:value="3.8986680815400292E-2" table:formula="of:=LN([Prices.D34]/[Prices.D33])" table:style-name="ce1">
            <text:p>0,038986681</text:p>
          </table:table-cell>
          <table:table-cell office:value-type="float" office:value="0.11671904145945715" table:formula="of:=LN([Prices.E34]/[Prices.E33])" table:style-name="ce1">
            <text:p>0,116719041</text:p>
          </table:table-cell>
          <table:table-cell office:value-type="float" office:value="-6.5175892516896013E-3" table:formula="of:=LN([Prices.F34]/[Prices.F33])" table:style-name="ce1">
            <text:p>-0,006517589</text:p>
          </table:table-cell>
          <table:table-cell office:value-type="float" office:value="4.6410036752125391E-2" table:formula="of:=LN([Prices.G34]/[Prices.G33])" table:style-name="ce1">
            <text:p>0,046410037</text:p>
          </table:table-cell>
          <table:table-cell office:value-type="float" office:value="3.0166666666666666E-3" table:formula="of:=[Prices.H34]" table:style-name="ce1">
            <text:p>0,003016667</text:p>
          </table:table-cell>
          <table:table-cell table:number-columns-repeated="16376"/>
        </table:table-row>
        <table:table-row table:style-name="ro1">
          <table:table-cell office:value-type="date" office:date-value="2023-01-01T00:00:00" table:formula="of:=[Prices.A35]" table:style-name="ce2">
            <text:p>1/1/2023</text:p>
          </table:table-cell>
          <table:table-cell office:value-type="float" office:value="2.9917114270003597E-2" table:formula="of:=LN([Prices.B35]/[Prices.B34])" table:style-name="ce1">
            <text:p>0,029917114</text:p>
          </table:table-cell>
          <table:table-cell office:value-type="float" office:value="1.4946446703204656E-2" table:formula="of:=LN([Prices.C35]/[Prices.C34])" table:style-name="ce1">
            <text:p>0,014946447</text:p>
          </table:table-cell>
          <table:table-cell office:value-type="float" office:value="1.8690264717578436E-2" table:formula="of:=LN([Prices.D35]/[Prices.D34])" table:style-name="ce1">
            <text:p>0,018690265</text:p>
          </table:table-cell>
          <table:table-cell office:value-type="float" office:value="-3.9392156420266979E-2" table:formula="of:=LN([Prices.E35]/[Prices.E34])" table:style-name="ce1">
            <text:p>-0,039392156</text:p>
          </table:table-cell>
          <table:table-cell office:value-type="float" office:value="-1.6801045546378311E-2" table:formula="of:=LN([Prices.F35]/[Prices.F34])" table:style-name="ce1">
            <text:p>-0,016801046</text:p>
          </table:table-cell>
          <table:table-cell office:value-type="float" office:value="-5.8918130112039044E-2" table:formula="of:=LN([Prices.G35]/[Prices.G34])" table:style-name="ce1">
            <text:p>-0,05891813</text:p>
          </table:table-cell>
          <table:table-cell office:value-type="float" office:value="3.2066666666666667E-3" table:formula="of:=[Prices.H35]" table:style-name="ce1">
            <text:p>0,003206667</text:p>
          </table:table-cell>
          <table:table-cell table:number-columns-repeated="16376"/>
        </table:table-row>
        <table:table-row table:style-name="ro1">
          <table:table-cell office:value-type="date" office:date-value="2023-02-01T00:00:00" table:formula="of:=[Prices.A36]" table:style-name="ce2">
            <text:p>1/2/2023</text:p>
          </table:table-cell>
          <table:table-cell office:value-type="float" office:value="0.18669508702414767" table:formula="of:=LN([Prices.B36]/[Prices.B35])" table:style-name="ce1">
            <text:p>0,186695087</text:p>
          </table:table-cell>
          <table:table-cell office:value-type="float" office:value="5.4318635476502716E-2" table:formula="of:=LN([Prices.C36]/[Prices.C35])" table:style-name="ce1">
            <text:p>0,054318635</text:p>
          </table:table-cell>
          <table:table-cell office:value-type="float" office:value="-1.0551561164767492E-2" table:formula="of:=LN([Prices.D36]/[Prices.D35])" table:style-name="ce1">
            <text:p>-0,010551561</text:p>
          </table:table-cell>
          <table:table-cell office:value-type="float" office:value="9.859365877794031E-2" table:formula="of:=LN([Prices.E36]/[Prices.E35])" table:style-name="ce1">
            <text:p>0,098593659</text:p>
          </table:table-cell>
          <table:table-cell office:value-type="float" office:value="5.3645235822511524E-2" table:formula="of:=LN([Prices.F36]/[Prices.F35])" table:style-name="ce1">
            <text:p>0,053645236</text:p>
          </table:table-cell>
          <table:table-cell office:value-type="float" office:value="5.4732869485653077E-2" table:formula="of:=LN([Prices.G36]/[Prices.G35])" table:style-name="ce1">
            <text:p>0,054732869</text:p>
          </table:table-cell>
          <table:table-cell office:value-type="float" office:value="2.9299999999999999E-3" table:formula="of:=[Prices.H36]" table:style-name="ce1">
            <text:p>0,00293</text:p>
          </table:table-cell>
          <table:table-cell table:number-columns-repeated="16376"/>
        </table:table-row>
        <table:table-row table:style-name="ro1">
          <table:table-cell office:value-type="date" office:date-value="2023-03-01T00:00:00" table:formula="of:=[Prices.A37]" table:style-name="ce2">
            <text:p>1/3/2023</text:p>
          </table:table-cell>
          <table:table-cell office:value-type="float" office:value="0.16502541207128224" table:formula="of:=LN([Prices.B37]/[Prices.B36])" table:style-name="ce1">
            <text:p>0,165025412</text:p>
          </table:table-cell>
          <table:table-cell office:value-type="float" office:value="-8.1333530106545149E-2" table:formula="of:=LN([Prices.C37]/[Prices.C36])" table:style-name="ce1">
            <text:p>-0,08133353</text:p>
          </table:table-cell>
          <table:table-cell office:value-type="float" office:value="-1.9094382213786135E-2" table:formula="of:=LN([Prices.D37]/[Prices.D36])" table:style-name="ce1">
            <text:p>-0,019094382</text:p>
          </table:table-cell>
          <table:table-cell office:value-type="float" office:value="5.1228558993451336E-2" table:formula="of:=LN([Prices.E37]/[Prices.E36])" table:style-name="ce1">
            <text:p>0,051228559</text:p>
          </table:table-cell>
          <table:table-cell office:value-type="float" office:value="-5.7935716638510514E-2" table:formula="of:=LN([Prices.F37]/[Prices.F36])" table:style-name="ce1">
            <text:p>-0,057935717</text:p>
          </table:table-cell>
          <table:table-cell office:value-type="float" office:value="-2.6573094204848758E-2" table:formula="of:=LN([Prices.G37]/[Prices.G36])" table:style-name="ce1">
            <text:p>-0,026573094</text:p>
          </table:table-cell>
          <table:table-cell office:value-type="float" office:value="3.2816666666666667E-3" table:formula="of:=[Prices.H37]" table:style-name="ce1">
            <text:p>0,003281667</text:p>
          </table:table-cell>
          <table:table-cell table:number-columns-repeated="16376"/>
        </table:table-row>
        <table:table-row table:style-name="ro1">
          <table:table-cell office:value-type="date" office:date-value="2023-04-01T00:00:00" table:formula="of:=[Prices.A38]" table:style-name="ce2">
            <text:p>1/4/2023</text:p>
          </table:table-cell>
          <table:table-cell office:value-type="float" office:value="0.17912804054566867" table:formula="of:=LN([Prices.B38]/[Prices.B37])" table:style-name="ce1">
            <text:p>0,179128041</text:p>
          </table:table-cell>
          <table:table-cell office:value-type="float" office:value="8.7449116961382141E-3" table:formula="of:=LN([Prices.C38]/[Prices.C37])" table:style-name="ce1">
            <text:p>0,008744912</text:p>
          </table:table-cell>
          <table:table-cell office:value-type="float" office:value="2.3432337144235421E-3" table:formula="of:=LN([Prices.D38]/[Prices.D37])" table:style-name="ce1">
            <text:p>0,002343234</text:p>
          </table:table-cell>
          <table:table-cell office:value-type="float" office:value="0.11192196800100081" table:formula="of:=LN([Prices.E38]/[Prices.E37])" table:style-name="ce1">
            <text:p>0,111921968</text:p>
          </table:table-cell>
          <table:table-cell office:value-type="float" office:value="3.6645321678004349E-2" table:formula="of:=LN([Prices.F38]/[Prices.F37])" table:style-name="ce1">
            <text:p>0,036645322</text:p>
          </table:table-cell>
          <table:table-cell office:value-type="float" office:value="3.4436311046713665E-2" table:formula="of:=LN([Prices.G38]/[Prices.G37])" table:style-name="ce1">
            <text:p>0,034436311</text:p>
          </table:table-cell>
          <table:table-cell office:value-type="float" office:value="2.9366666666666669E-3" table:formula="of:=[Prices.H38]" table:style-name="ce1">
            <text:p>0,002936667</text:p>
          </table:table-cell>
          <table:table-cell table:number-columns-repeated="16376"/>
        </table:table-row>
        <table:table-row table:style-name="ro1">
          <table:table-cell office:value-type="date" office:date-value="2023-05-01T00:00:00" table:formula="of:=[Prices.A39]" table:style-name="ce2">
            <text:p>1/5/2023</text:p>
          </table:table-cell>
          <table:table-cell office:value-type="float" office:value="0.1333039199053026" table:formula="of:=LN([Prices.B39]/[Prices.B38])" table:style-name="ce1">
            <text:p>0,13330392</text:p>
          </table:table-cell>
          <table:table-cell office:value-type="float" office:value="3.0682713920451221E-3" table:formula="of:=LN([Prices.C39]/[Prices.C38])" table:style-name="ce1">
            <text:p>0,003068271</text:p>
          </table:table-cell>
          <table:table-cell office:value-type="float" office:value="1.6751148499362521E-2" table:formula="of:=LN([Prices.D39]/[Prices.D38])" table:style-name="ce1">
            <text:p>0,016751148</text:p>
          </table:table-cell>
          <table:table-cell office:value-type="float" office:value="4.9586515803596654E-3" table:formula="of:=LN([Prices.E39]/[Prices.E38])" table:style-name="ce1">
            <text:p>0,004958652</text:p>
          </table:table-cell>
          <table:table-cell office:value-type="float" office:value="2.267077651003643E-2" table:formula="of:=LN([Prices.F39]/[Prices.F38])" table:style-name="ce1">
            <text:p>0,022670777</text:p>
          </table:table-cell>
          <table:table-cell office:value-type="float" office:value="1.5622540036408271E-2" table:formula="of:=LN([Prices.G39]/[Prices.G38])" table:style-name="ce1">
            <text:p>0,01562254</text:p>
          </table:table-cell>
          <table:table-cell office:value-type="float" office:value="2.875E-3" table:formula="of:=[Prices.H39]" table:style-name="ce1">
            <text:p>0,002875</text:p>
          </table:table-cell>
          <table:table-cell table:number-columns-repeated="16376"/>
        </table:table-row>
        <table:table-row table:style-name="ro1">
          <table:table-cell office:value-type="date" office:date-value="2023-06-01T00:00:00" table:formula="of:=[Prices.A40]" table:style-name="ce2">
            <text:p>1/6/2023</text:p>
          </table:table-cell>
          <table:table-cell office:value-type="float" office:value="0.10824796980131977" table:formula="of:=LN([Prices.B40]/[Prices.B39])" table:style-name="ce1">
            <text:p>0,10824797</text:p>
          </table:table-cell>
          <table:table-cell office:value-type="float" office:value="-9.5565509819755132E-2" table:formula="of:=LN([Prices.C40]/[Prices.C39])" table:style-name="ce1">
            <text:p>-0,09556551</text:p>
          </table:table-cell>
          <table:table-cell office:value-type="float" office:value="-7.9642507568145143E-2" table:formula="of:=LN([Prices.D40]/[Prices.D39])" table:style-name="ce1">
            <text:p>-0,079642508</text:p>
          </table:table-cell>
          <table:table-cell office:value-type="float" office:value="-4.9072541525957906E-2" table:formula="of:=LN([Prices.E40]/[Prices.E39])" table:style-name="ce1">
            <text:p>-0,049072542</text:p>
          </table:table-cell>
          <table:table-cell office:value-type="float" office:value="-0.13098515617108047" table:formula="of:=LN([Prices.F40]/[Prices.F39])" table:style-name="ce1">
            <text:p>-0,130985156</text:p>
          </table:table-cell>
          <table:table-cell office:value-type="float" office:value="3.8899091184752079E-3" table:formula="of:=LN([Prices.G40]/[Prices.G39])" table:style-name="ce1">
            <text:p>0,003889909</text:p>
          </table:table-cell>
          <table:table-cell office:value-type="float" office:value="3.0325E-3" table:formula="of:=[Prices.H40]" table:style-name="ce1">
            <text:p>0,0030325</text:p>
          </table:table-cell>
          <table:table-cell table:number-columns-repeated="16376"/>
        </table:table-row>
        <table:table-row table:style-name="ro1">
          <table:table-cell office:value-type="date" office:date-value="2023-07-01T00:00:00" table:formula="of:=[Prices.A41]" table:style-name="ce2">
            <text:p>1/7/2023</text:p>
          </table:table-cell>
          <table:table-cell office:value-type="float" office:value="7.5316074640350089E-2" table:formula="of:=LN([Prices.B41]/[Prices.B40])" table:style-name="ce1">
            <text:p>0,075316075</text:p>
          </table:table-cell>
          <table:table-cell office:value-type="float" office:value="4.3156346451175935E-2" table:formula="of:=LN([Prices.C41]/[Prices.C40])" table:style-name="ce1">
            <text:p>0,043156346</text:p>
          </table:table-cell>
          <table:table-cell office:value-type="float" office:value="5.4922375335627112E-2" table:formula="of:=LN([Prices.D41]/[Prices.D40])" table:style-name="ce1">
            <text:p>0,054922375</text:p>
          </table:table-cell>
          <table:table-cell office:value-type="float" office:value="0.12758875513794454" table:formula="of:=LN([Prices.E41]/[Prices.E40])" table:style-name="ce1">
            <text:p>0,127588755</text:p>
          </table:table-cell>
          <table:table-cell office:value-type="float" office:value="5.4878995662267775E-2" table:formula="of:=LN([Prices.F41]/[Prices.F40])" table:style-name="ce1">
            <text:p>0,054878996</text:p>
          </table:table-cell>
          <table:table-cell office:value-type="float" office:value="6.1976091209109581E-2" table:formula="of:=LN([Prices.G41]/[Prices.G40])" table:style-name="ce1">
            <text:p>0,061976091</text:p>
          </table:table-cell>
          <table:table-cell office:value-type="float" office:value="3.2041666666666668E-3" table:formula="of:=[Prices.H41]" table:style-name="ce1">
            <text:p>0,00320416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formula="of:=[Prices.A42]" table:style-name="ce2">
            <text:p>1/8/2023</text:p>
          </table:table-cell>
          <table:table-cell office:value-type="float" office:value="0.10216742176004148" table:formula="of:=LN([Prices.B42]/[Prices.B41])" table:style-name="ce1">
            <text:p>0,102167422</text:p>
          </table:table-cell>
          <table:table-cell office:value-type="float" office:value="-8.064821783433182E-2" table:formula="of:=LN([Prices.C42]/[Prices.C41])" table:style-name="ce1">
            <text:p>-0,080648218</text:p>
          </table:table-cell>
          <table:table-cell office:value-type="float" office:value="-0.11211903667515016" table:formula="of:=LN([Prices.D42]/[Prices.D41])" table:style-name="ce1">
            <text:p>-0,112119037</text:p>
          </table:table-cell>
          <table:table-cell office:value-type="float" office:value="8.5918148821228751E-2" table:formula="of:=LN([Prices.E42]/[Prices.E41])" table:style-name="ce1">
            <text:p>0,085918149</text:p>
          </table:table-cell>
          <table:table-cell office:value-type="float" office:value="-5.0363844565574148E-3" table:formula="of:=LN([Prices.F42]/[Prices.F41])" table:style-name="ce1">
            <text:p>-0,005036384</text:p>
          </table:table-cell>
          <table:table-cell office:value-type="float" office:value="2.8431551446065972E-2" table:formula="of:=LN([Prices.G42]/[Prices.G41])" table:style-name="ce1">
            <text:p>0,028431551</text:p>
          </table:table-cell>
          <table:table-cell office:value-type="float" office:value="3.3041666666666666E-3" table:formula="of:=[Prices.H42]" table:style-name="ce1">
            <text:p>0,003304167</text:p>
          </table:table-cell>
          <table:table-cell table:number-columns-repeated="16376"/>
        </table:table-row>
        <table:table-row table:style-name="ro1">
          <table:table-cell office:value-type="date" office:date-value="2023-09-01T00:00:00" table:formula="of:=[Prices.A43]" table:style-name="ce2">
            <text:p>1/9/2023</text:p>
          </table:table-cell>
          <table:table-cell office:value-type="float" office:value="-5.8923528085034704E-2" table:formula="of:=LN([Prices.B43]/[Prices.B42])" table:style-name="ce1">
            <text:p>-0,058923528</text:p>
          </table:table-cell>
          <table:table-cell office:value-type="float" office:value="2.0208539904767845E-2" table:formula="of:=LN([Prices.C43]/[Prices.C42])" table:style-name="ce1">
            <text:p>0,02020854</text:p>
          </table:table-cell>
          <table:table-cell office:value-type="float" office:value="-6.2154896230765264E-3" table:formula="of:=LN([Prices.D43]/[Prices.D42])" table:style-name="ce1">
            <text:p>-0,00621549</text:p>
          </table:table-cell>
          <table:table-cell office:value-type="float" office:value="-2.4548720685435219E-2" table:formula="of:=LN([Prices.E43]/[Prices.E42])" table:style-name="ce1">
            <text:p>-0,024548721</text:p>
          </table:table-cell>
          <table:table-cell office:value-type="float" office:value="4.7921557560181384E-2" table:formula="of:=LN([Prices.F43]/[Prices.F42])" table:style-name="ce1">
            <text:p>0,047921558</text:p>
          </table:table-cell>
          <table:table-cell office:value-type="float" office:value="-1.0589125920427227E-2" table:formula="of:=LN([Prices.G43]/[Prices.G42])" table:style-name="ce1">
            <text:p>-0,010589126</text:p>
          </table:table-cell>
          <table:table-cell office:value-type="float" office:value="3.4283333333333331E-3" table:formula="of:=[Prices.H43]" table:style-name="ce1">
            <text:p>0,003428333</text:p>
          </table:table-cell>
          <table:table-cell table:number-columns-repeated="16376"/>
        </table:table-row>
        <table:table-row table:style-name="ro1">
          <table:table-cell office:value-type="date" office:date-value="2023-10-01T00:00:00" table:formula="of:=[Prices.A44]" table:style-name="ce2">
            <text:p>1/10/2023</text:p>
          </table:table-cell>
          <table:table-cell office:value-type="float" office:value="1.1194084770088241E-2" table:formula="of:=LN([Prices.B44]/[Prices.B43])" table:style-name="ce1">
            <text:p>0,011194085</text:p>
          </table:table-cell>
          <table:table-cell office:value-type="float" office:value="-7.5670077132384619E-2" table:formula="of:=LN([Prices.C44]/[Prices.C43])" table:style-name="ce1">
            <text:p>-0,075670077</text:p>
          </table:table-cell>
          <table:table-cell office:value-type="float" office:value="-0.18836681023881691" table:formula="of:=LN([Prices.D44]/[Prices.D43])" table:style-name="ce1">
            <text:p>-0,18836681</text:p>
          </table:table-cell>
          <table:table-cell office:value-type="float" office:value="1.2293299024638656E-2" table:formula="of:=LN([Prices.E44]/[Prices.E43])" table:style-name="ce1">
            <text:p>0,012293299</text:p>
          </table:table-cell>
          <table:table-cell office:value-type="float" office:value="4.6410627056166907E-2" table:formula="of:=LN([Prices.F44]/[Prices.F43])" table:style-name="ce1">
            <text:p>0,046410627</text:p>
          </table:table-cell>
          <table:table-cell office:value-type="float" office:value="-5.58458539498927E-2" table:formula="of:=LN([Prices.G44]/[Prices.G43])" table:style-name="ce1">
            <text:p>-0,055845854</text:p>
          </table:table-cell>
          <table:table-cell office:value-type="float" office:value="3.8449999999999999E-3" table:formula="of:=[Prices.H44]" table:style-name="ce1">
            <text:p>0,003845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formula="of:=[Prices.A45]" table:style-name="ce2">
            <text:p>1/11/2023</text:p>
          </table:table-cell>
          <table:table-cell office:value-type="float" office:value="-2.9441460919839577E-3" table:formula="of:=LN([Prices.B45]/[Prices.B44])" table:style-name="ce1">
            <text:p>-0,002944146</text:p>
          </table:table-cell>
          <table:table-cell office:value-type="float" office:value="8.7319590892516591E-2" table:formula="of:=LN([Prices.C45]/[Prices.C44])" table:style-name="ce1">
            <text:p>0,087319591</text:p>
          </table:table-cell>
          <table:table-cell office:value-type="float" office:value="0.13367077516011669" table:formula="of:=LN([Prices.D45]/[Prices.D44])" table:style-name="ce1">
            <text:p>0,133670775</text:p>
          </table:table-cell>
          <table:table-cell office:value-type="float" office:value="-0.1005267701014254" table:formula="of:=LN([Prices.E45]/[Prices.E44])" table:style-name="ce1">
            <text:p>-0,10052677</text:p>
          </table:table-cell>
          <table:table-cell office:value-type="float" office:value="-9.8266984521656581E-2" table:formula="of:=LN([Prices.F45]/[Prices.F44])" table:style-name="ce1">
            <text:p>-0,098266985</text:p>
          </table:table-cell>
          <table:table-cell office:value-type="float" office:value="-1.9621666571607705E-2" table:formula="of:=LN([Prices.G45]/[Prices.G44])" table:style-name="ce1">
            <text:p>-0,019621667</text:p>
          </table:table-cell>
          <table:table-cell office:value-type="float" office:value="4.1050000000000001E-3" table:formula="of:=[Prices.H45]" table:style-name="ce1">
            <text:p>0,004105</text:p>
          </table:table-cell>
          <table:table-cell table:number-columns-repeated="16376"/>
        </table:table-row>
        <table:table-row table:style-name="ro1">
          <table:table-cell office:value-type="date" office:date-value="2023-12-01T00:00:00" table:formula="of:=[Prices.A46]" table:style-name="ce2">
            <text:p>1/12/2023</text:p>
          </table:table-cell>
          <table:table-cell office:value-type="float" office:value="7.5370810586021242E-2" table:formula="of:=LN([Prices.B46]/[Prices.B45])" table:style-name="ce1">
            <text:p>0,075370811</text:p>
          </table:table-cell>
          <table:table-cell office:value-type="float" office:value="8.1345639453952401E-2" table:formula="of:=LN([Prices.C46]/[Prices.C45])" table:style-name="ce1">
            <text:p>0,081345639</text:p>
          </table:table-cell>
          <table:table-cell office:value-type="float" office:value="-6.3616559056480495E-3" table:formula="of:=LN([Prices.D46]/[Prices.D45])" table:style-name="ce1">
            <text:p>-0,006361656</text:p>
          </table:table-cell>
          <table:table-cell office:value-type="float" office:value="7.4437505955441796E-2" table:formula="of:=LN([Prices.E46]/[Prices.E45])" table:style-name="ce1">
            <text:p>0,074437506</text:p>
          </table:table-cell>
          <table:table-cell office:value-type="float" office:value="-3.8563837044643418E-2" table:formula="of:=LN([Prices.F46]/[Prices.F45])" table:style-name="ce1">
            <text:p>-0,038563837</text:p>
          </table:table-cell>
          <table:table-cell office:value-type="float" office:value="8.1810755179346259E-2" table:formula="of:=LN([Prices.G46]/[Prices.G45])" table:style-name="ce1">
            <text:p>0,081810755</text:p>
          </table:table-cell>
          <table:table-cell office:value-type="float" office:value="3.6008333333333331E-3" table:formula="of:=[Prices.H46]" table:style-name="ce1">
            <text:p>0,003600833</text:p>
          </table:table-cell>
          <table:table-cell table:number-columns-repeated="16376"/>
        </table:table-row>
        <table:table-row table:style-name="ro1">
          <table:table-cell office:value-type="date" office:date-value="2024-01-01T00:00:00" table:formula="of:=[Prices.A47]" table:style-name="ce2">
            <text:p>1/1/2024</text:p>
          </table:table-cell>
          <table:table-cell office:value-type="float" office:value="7.6396473220460101E-2" table:formula="of:=LN([Prices.B47]/[Prices.B46])" table:style-name="ce1">
            <text:p>0,076396473</text:p>
          </table:table-cell>
          <table:table-cell office:value-type="float" office:value="-1.7601925617462089E-2" table:formula="of:=LN([Prices.C47]/[Prices.C46])" table:style-name="ce1">
            <text:p>-0,017601926</text:p>
          </table:table-cell>
          <table:table-cell office:value-type="float" office:value="3.1054268496019437E-2" table:formula="of:=LN([Prices.D47]/[Prices.D46])" table:style-name="ce1">
            <text:p>0,031054268</text:p>
          </table:table-cell>
          <table:table-cell office:value-type="float" office:value="-2.9924294454974867E-2" table:formula="of:=LN([Prices.E47]/[Prices.E46])" table:style-name="ce1">
            <text:p>-0,029924294</text:p>
          </table:table-cell>
          <table:table-cell office:value-type="float" office:value="-1.5534674805605886E-2" table:formula="of:=LN([Prices.F47]/[Prices.F46])" table:style-name="ce1">
            <text:p>-0,015534675</text:p>
          </table:table-cell>
          <table:table-cell office:value-type="float" office:value="3.9935965091667483E-2" table:formula="of:=LN([Prices.G47]/[Prices.G46])" table:style-name="ce1">
            <text:p>0,039935965</text:p>
          </table:table-cell>
          <table:table-cell office:value-type="float" office:value="3.2491666666666667E-3" table:formula="of:=[Prices.H47]" table:style-name="ce1">
            <text:p>0,003249167</text:p>
          </table:table-cell>
          <table:table-cell table:number-columns-repeated="16376"/>
        </table:table-row>
        <table:table-row table:style-name="ro1">
          <table:table-cell office:value-type="date" office:date-value="2024-02-01T00:00:00" table:formula="of:=[Prices.A48]" table:style-name="ce2">
            <text:p>1/2/2024</text:p>
          </table:table-cell>
          <table:table-cell office:value-type="float" office:value="0.11450112438863201" table:formula="of:=LN([Prices.B48]/[Prices.B47])" table:style-name="ce1">
            <text:p>0,114501124</text:p>
          </table:table-cell>
          <table:table-cell office:value-type="float" office:value="0.12327489245733352" table:formula="of:=LN([Prices.C48]/[Prices.C47])" table:style-name="ce1">
            <text:p>0,123274892</text:p>
          </table:table-cell>
          <table:table-cell office:value-type="float" office:value="8.7110519407794657E-2" table:formula="of:=LN([Prices.D48]/[Prices.D47])" table:style-name="ce1">
            <text:p>0,087110519</text:p>
          </table:table-cell>
          <table:table-cell office:value-type="float" office:value="-4.1068867396061887E-2" table:formula="of:=LN([Prices.E48]/[Prices.E47])" table:style-name="ce1">
            <text:p>-0,041068867</text:p>
          </table:table-cell>
          <table:table-cell office:value-type="float" office:value="2.5919588827930447E-2" table:formula="of:=LN([Prices.F48]/[Prices.F47])" table:style-name="ce1">
            <text:p>0,025919589</text:p>
          </table:table-cell>
          <table:table-cell office:value-type="float" office:value="2.4133226091138198E-2" table:formula="of:=LN([Prices.G48]/[Prices.G47])" table:style-name="ce1">
            <text:p>0,024133226</text:p>
          </table:table-cell>
          <table:table-cell office:value-type="float" office:value="3.2758333333333333E-3" table:formula="of:=[Prices.H48]" table:style-name="ce1">
            <text:p>0,003275833</text:p>
          </table:table-cell>
          <table:table-cell table:number-columns-repeated="16376"/>
        </table:table-row>
        <table:table-row table:style-name="ro1">
          <table:table-cell office:value-type="date" office:date-value="2024-03-01T00:00:00" table:formula="of:=[Prices.A49]" table:style-name="ce2">
            <text:p>1/3/2024</text:p>
          </table:table-cell>
          <table:table-cell office:value-type="float" office:value="0.22250365530086641" table:formula="of:=LN([Prices.B49]/[Prices.B48])" table:style-name="ce1">
            <text:p>0,222503655</text:p>
          </table:table-cell>
          <table:table-cell office:value-type="float" office:value="-6.5101003574825581E-2" table:formula="of:=LN([Prices.C49]/[Prices.C48])" table:style-name="ce1">
            <text:p>-0,065101004</text:p>
          </table:table-cell>
          <table:table-cell office:value-type="float" office:value="-2.1828669610411609E-2" table:formula="of:=LN([Prices.D49]/[Prices.D48])" table:style-name="ce1">
            <text:p>-0,02182867</text:p>
          </table:table-cell>
          <table:table-cell office:value-type="float" office:value="2.7176140696998537E-2" table:formula="of:=LN([Prices.E49]/[Prices.E48])" table:style-name="ce1">
            <text:p>0,027176141</text:p>
          </table:table-cell>
          <table:table-cell office:value-type="float" office:value="2.0546377135301008E-2" table:formula="of:=LN([Prices.F49]/[Prices.F48])" table:style-name="ce1">
            <text:p>0,020546377</text:p>
          </table:table-cell>
          <table:table-cell office:value-type="float" office:value="4.768153328545522E-2" table:formula="of:=LN([Prices.G49]/[Prices.G48])" table:style-name="ce1">
            <text:p>0,047681533</text:p>
          </table:table-cell>
          <table:table-cell office:value-type="float" office:value="3.5449999999999995E-3" table:formula="of:=[Prices.H49]" table:style-name="ce1">
            <text:p>0,003545</text:p>
          </table:table-cell>
          <table:table-cell table:number-columns-repeated="16376"/>
        </table:table-row>
        <table:table-row table:style-name="ro1">
          <table:table-cell office:value-type="date" office:date-value="2024-04-01T00:00:00" table:formula="of:=[Prices.A50]" table:style-name="ce2">
            <text:p>1/4/2024</text:p>
          </table:table-cell>
          <table:table-cell office:value-type="float" office:value="-1.0027552342727718E-2" table:formula="of:=LN([Prices.B50]/[Prices.B49])" table:style-name="ce1">
            <text:p>-0,010027552</text:p>
          </table:table-cell>
          <table:table-cell office:value-type="float" office:value="4.8802071837374901E-2" table:formula="of:=LN([Prices.C50]/[Prices.C49])" table:style-name="ce1">
            <text:p>0,048802072</text:p>
          </table:table-cell>
          <table:table-cell office:value-type="float" office:value="8.27483277633526E-2" table:formula="of:=LN([Prices.D50]/[Prices.D49])" table:style-name="ce1">
            <text:p>0,082748328</text:p>
          </table:table-cell>
          <table:table-cell office:value-type="float" office:value="0.13622892823109453" table:formula="of:=LN([Prices.E50]/[Prices.E49])" table:style-name="ce1">
            <text:p>0,136228928</text:p>
          </table:table-cell>
          <table:table-cell office:value-type="float" office:value="9.6324352524061088E-2" table:formula="of:=LN([Prices.F50]/[Prices.F49])" table:style-name="ce1">
            <text:p>0,096324353</text:p>
          </table:table-cell>
          <table:table-cell office:value-type="float" office:value="3.0796680518528349E-2" table:formula="of:=LN([Prices.G50]/[Prices.G49])" table:style-name="ce1">
            <text:p>0,030796681</text:p>
          </table:table-cell>
          <table:table-cell office:value-type="float" office:value="3.4916666666666668E-3" table:formula="of:=[Prices.H50]" table:style-name="ce1">
            <text:p>0,003491667</text:p>
          </table:table-cell>
          <table:table-cell table:number-columns-repeated="16376"/>
        </table:table-row>
        <table:table-row table:style-name="ro1">
          <table:table-cell office:value-type="date" office:date-value="2024-05-01T00:00:00" table:formula="of:=[Prices.A51]" table:style-name="ce2">
            <text:p>1/5/2024</text:p>
          </table:table-cell>
          <table:table-cell office:value-type="float" office:value="-0.12815063335621055" table:formula="of:=LN([Prices.B51]/[Prices.B50])" table:style-name="ce1">
            <text:p>-0,128150633</text:p>
          </table:table-cell>
          <table:table-cell office:value-type="float" office:value="-6.5443908252383859E-2" table:formula="of:=LN([Prices.C51]/[Prices.C50])" table:style-name="ce1">
            <text:p>-0,065443908</text:p>
          </table:table-cell>
          <table:table-cell office:value-type="float" office:value="3.8841787718114307E-2" table:formula="of:=LN([Prices.D51]/[Prices.D50])" table:style-name="ce1">
            <text:p>0,038841788</text:p>
          </table:table-cell>
          <table:table-cell office:value-type="float" office:value="-8.281121889455495E-2" table:formula="of:=LN([Prices.E51]/[Prices.E50])" table:style-name="ce1">
            <text:p>-0,082811219</text:p>
          </table:table-cell>
          <table:table-cell office:value-type="float" office:value="1.5936252724126854E-2" table:formula="of:=LN([Prices.F51]/[Prices.F50])" table:style-name="ce1">
            <text:p>0,015936253</text:p>
          </table:table-cell>
          <table:table-cell office:value-type="float" office:value="-4.4517898127222115E-2" table:formula="of:=LN([Prices.G51]/[Prices.G50])" table:style-name="ce1">
            <text:p>-0,044517898</text:p>
          </table:table-cell>
          <table:table-cell office:value-type="float" office:value="3.901666666666667E-3" table:formula="of:=[Prices.H51]" table:style-name="ce1">
            <text:p>0,003901667</text:p>
          </table:table-cell>
          <table:table-cell table:number-columns-repeated="16376"/>
        </table:table-row>
        <table:table-row table:style-name="ro1">
          <table:table-cell office:value-type="date" office:date-value="2024-06-01T00:00:00" table:formula="of:=[Prices.A52]" table:style-name="ce2">
            <text:p>1/6/2024</text:p>
          </table:table-cell>
          <table:table-cell office:value-type="float" office:value="9.4036726877327295E-2" table:formula="of:=LN([Prices.B52]/[Prices.B51])" table:style-name="ce1">
            <text:p>0,094036727</text:p>
          </table:table-cell>
          <table:table-cell office:value-type="float" office:value="4.596511515592526E-2" table:formula="of:=LN([Prices.C52]/[Prices.C51])" table:style-name="ce1">
            <text:p>0,045965115</text:p>
          </table:table-cell>
          <table:table-cell office:value-type="float" office:value="5.6785488234284032E-2" table:formula="of:=LN([Prices.D52]/[Prices.D51])" table:style-name="ce1">
            <text:p>0,056785488</text:p>
          </table:table-cell>
          <table:table-cell office:value-type="float" office:value="-3.2117394644309578E-2" table:formula="of:=LN([Prices.E52]/[Prices.E51])" table:style-name="ce1">
            <text:p>-0,032117395</text:p>
          </table:table-cell>
          <table:table-cell office:value-type="float" office:value="-1.6881635459657811E-2" table:formula="of:=LN([Prices.F52]/[Prices.F51])" table:style-name="ce1">
            <text:p>-0,016881635</text:p>
          </table:table-cell>
          <table:table-cell office:value-type="float" office:value="5.1941817504535595E-2" table:formula="of:=LN([Prices.G52]/[Prices.G51])" table:style-name="ce1">
            <text:p>0,051941818</text:p>
          </table:table-cell>
          <table:table-cell office:value-type="float" office:value="3.7441666666666669E-3" table:formula="of:=[Prices.H52]" table:style-name="ce1">
            <text:p>0,003744167</text:p>
          </table:table-cell>
          <table:table-cell table:number-columns-repeated="16376"/>
        </table:table-row>
        <table:table-row table:style-name="ro1">
          <table:table-cell office:value-type="date" office:date-value="2024-07-01T00:00:00" table:formula="of:=[Prices.A53]" table:style-name="ce2">
            <text:p>1/7/2024</text:p>
          </table:table-cell>
          <table:table-cell office:value-type="float" office:value="6.9898604555761912E-2" table:formula="of:=LN([Prices.B53]/[Prices.B52])" table:style-name="ce1">
            <text:p>0,069898605</text:p>
          </table:table-cell>
          <table:table-cell office:value-type="float" office:value="5.8111543677946739E-3" table:formula="of:=LN([Prices.C53]/[Prices.C52])" table:style-name="ce1">
            <text:p>0,005811154</text:p>
          </table:table-cell>
          <table:table-cell office:value-type="float" office:value="-6.1137621711094388E-2" table:formula="of:=LN([Prices.D53]/[Prices.D52])" table:style-name="ce1">
            <text:p>-0,061137622</text:p>
          </table:table-cell>
          <table:table-cell office:value-type="float" office:value="0.16260575183958592" table:formula="of:=LN([Prices.E53]/[Prices.E52])" table:style-name="ce1">
            <text:p>0,162605752</text:p>
          </table:table-cell>
          <table:table-cell office:value-type="float" office:value="-5.0859986363726356E-3" table:formula="of:=LN([Prices.F53]/[Prices.F52])" table:style-name="ce1">
            <text:p>-0,005085999</text:p>
          </table:table-cell>
          <table:table-cell office:value-type="float" office:value="3.2307097452825541E-2" table:formula="of:=LN([Prices.G53]/[Prices.G52])" table:style-name="ce1">
            <text:p>0,032307097</text:p>
          </table:table-cell>
          <table:table-cell office:value-type="float" office:value="3.6766666666666666E-3" table:formula="of:=[Prices.H53]" table:style-name="ce1">
            <text:p>0,003676667</text:p>
          </table:table-cell>
          <table:table-cell table:number-columns-repeated="16376"/>
        </table:table-row>
        <table:table-row table:style-name="ro1">
          <table:table-cell office:value-type="date" office:date-value="2024-08-01T00:00:00" table:formula="of:=[Prices.A54]" table:style-name="ce2">
            <text:p>1/8/2024</text:p>
          </table:table-cell>
          <table:table-cell office:value-type="float" office:value="3.1290627280800988E-2" table:formula="of:=LN([Prices.B54]/[Prices.B53])" table:style-name="ce1">
            <text:p>0,031290627</text:p>
          </table:table-cell>
          <table:table-cell office:value-type="float" office:value="-1.8273136048304897E-2" table:formula="of:=LN([Prices.C54]/[Prices.C53])" table:style-name="ce1">
            <text:p>-0,018273136</text:p>
          </table:table-cell>
          <table:table-cell office:value-type="float" office:value="0.15437723170860798" table:formula="of:=LN([Prices.D54]/[Prices.D53])" table:style-name="ce1">
            <text:p>0,154377232</text:p>
          </table:table-cell>
          <table:table-cell office:value-type="float" office:value="1.6962524639942647E-2" table:formula="of:=LN([Prices.E54]/[Prices.E53])" table:style-name="ce1">
            <text:p>0,016962525</text:p>
          </table:table-cell>
          <table:table-cell office:value-type="float" office:value="2.2559275071746786E-2" table:formula="of:=LN([Prices.F54]/[Prices.F53])" table:style-name="ce1">
            <text:p>0,022559275</text:p>
          </table:table-cell>
          <table:table-cell office:value-type="float" office:value="1.2128495504839781E-2" table:formula="of:=LN([Prices.G54]/[Prices.G53])" table:style-name="ce1">
            <text:p>0,012128496</text:p>
          </table:table-cell>
          <table:table-cell office:value-type="float" office:value="3.3800000000000002E-3" table:formula="of:=[Prices.H54]" table:style-name="ce1">
            <text:p>0,00338</text:p>
          </table:table-cell>
          <table:table-cell table:number-columns-repeated="16376"/>
        </table:table-row>
        <table:table-row table:style-name="ro1">
          <table:table-cell office:value-type="date" office:date-value="2024-09-01T00:00:00" table:formula="of:=[Prices.A55]" table:style-name="ce2">
            <text:p>1/9/2024</text:p>
          </table:table-cell>
          <table:table-cell office:value-type="float" office:value="-2.6137776258348105E-3" table:formula="of:=LN([Prices.B55]/[Prices.B54])" table:style-name="ce1">
            <text:p>-0,002613778</text:p>
          </table:table-cell>
          <table:table-cell office:value-type="float" office:value="3.1226063608963329E-2" table:formula="of:=LN([Prices.C55]/[Prices.C54])" table:style-name="ce1">
            <text:p>0,031226064</text:p>
          </table:table-cell>
          <table:table-cell office:value-type="float" office:value="4.4850566165351713E-2" table:formula="of:=LN([Prices.D55]/[Prices.D54])" table:style-name="ce1">
            <text:p>0,044850566</text:p>
          </table:table-cell>
          <table:table-cell office:value-type="float" office:value="-2.3896478168089652E-2" table:formula="of:=LN([Prices.E55]/[Prices.E54])" table:style-name="ce1">
            <text:p>-0,023896478</text:p>
          </table:table-cell>
          <table:table-cell office:value-type="float" office:value="-2.1436407322586632E-2" table:formula="of:=LN([Prices.F55]/[Prices.F54])" table:style-name="ce1">
            <text:p>-0,021436407</text:p>
          </table:table-cell>
          <table:table-cell office:value-type="float" office:value="1.5419062249454919E-2" table:formula="of:=LN([Prices.G55]/[Prices.G54])" table:style-name="ce1">
            <text:p>0,015419062</text:p>
          </table:table-cell>
          <table:table-cell office:value-type="float" office:value="3.2733333333333334E-3" table:formula="of:=[Prices.H55]" table:style-name="ce1">
            <text:p>0,003273333</text:p>
          </table:table-cell>
          <table:table-cell table:number-columns-repeated="16376"/>
        </table:table-row>
        <table:table-row table:style-name="ro1">
          <table:table-cell office:value-type="date" office:date-value="2024-10-01T00:00:00" table:formula="of:=[Prices.A56]" table:style-name="ce2">
            <text:p>1/10/2024</text:p>
          </table:table-cell>
          <table:table-cell office:value-type="float" office:value="0.1064030018700553" table:formula="of:=LN([Prices.B56]/[Prices.B55])" table:style-name="ce1">
            <text:p>0,106403002</text:p>
          </table:table-cell>
          <table:table-cell office:value-type="float" office:value="6.9056422057339292E-2" table:formula="of:=LN([Prices.C56]/[Prices.C55])" table:style-name="ce1">
            <text:p>0,069056422</text:p>
          </table:table-cell>
          <table:table-cell office:value-type="float" office:value="-1.5882446013780721E-2" table:formula="of:=LN([Prices.D56]/[Prices.D55])" table:style-name="ce1">
            <text:p>-0,015882446</text:p>
          </table:table-cell>
          <table:table-cell office:value-type="float" office:value="-7.7945109581258443E-2" table:formula="of:=LN([Prices.E56]/[Prices.E55])" table:style-name="ce1">
            <text:p>-0,07794511</text:p>
          </table:table-cell>
          <table:table-cell office:value-type="float" office:value="1.7250306157970768E-3" table:formula="of:=LN([Prices.F56]/[Prices.F55])" table:style-name="ce1">
            <text:p>0,001725031</text:p>
          </table:table-cell>
          <table:table-cell office:value-type="float" office:value="2.3519704524492049E-2" table:formula="of:=LN([Prices.G56]/[Prices.G55])" table:style-name="ce1">
            <text:p>0,023519705</text:p>
          </table:table-cell>
          <table:table-cell office:value-type="float" office:value="3.1491666666666664E-3" table:formula="of:=[Prices.H56]" table:style-name="ce1">
            <text:p>0,003149167</text:p>
          </table:table-cell>
          <table:table-cell table:number-columns-repeated="16376"/>
        </table:table-row>
        <table:table-row table:style-name="ro1">
          <table:table-cell office:value-type="date" office:date-value="2024-11-01T00:00:00" table:formula="of:=[Prices.A57]" table:style-name="ce2">
            <text:p>1/11/2024</text:p>
          </table:table-cell>
          <table:table-cell office:value-type="float" office:value="-1.8122320711699679E-2" table:formula="of:=LN([Prices.B57]/[Prices.B56])" table:style-name="ce1">
            <text:p>-0,018122321</text:p>
          </table:table-cell>
          <table:table-cell office:value-type="float" office:value="-6.5250518319660986E-2" table:formula="of:=LN([Prices.C57]/[Prices.C56])" table:style-name="ce1">
            <text:p>-0,065250518</text:p>
          </table:table-cell>
          <table:table-cell office:value-type="float" office:value="2.6372192637601349E-3" table:formula="of:=LN([Prices.D57]/[Prices.D56])" table:style-name="ce1">
            <text:p>0,002637219</text:p>
          </table:table-cell>
          <table:table-cell office:value-type="float" office:value="-2.9216273672159161E-4" table:formula="of:=LN([Prices.E57]/[Prices.E56])" table:style-name="ce1">
            <text:p>-0,000292163</text:p>
          </table:table-cell>
          <table:table-cell office:value-type="float" office:value="3.297327999042643E-2" table:formula="of:=LN([Prices.F57]/[Prices.F56])" table:style-name="ce1">
            <text:p>0,03297328</text:p>
          </table:table-cell>
          <table:table-cell office:value-type="float" office:value="-6.0117157438437903E-3" table:formula="of:=LN([Prices.G57]/[Prices.G56])" table:style-name="ce1">
            <text:p>-0,006011716</text:p>
          </table:table-cell>
          <table:table-cell office:value-type="float" office:value="3.5766666666666664E-3" table:formula="of:=[Prices.H57]" table:style-name="ce1">
            <text:p>0,003576667</text:p>
          </table:table-cell>
          <table:table-cell table:number-columns-repeated="16376"/>
        </table:table-row>
        <table:table-row table:style-name="ro1">
          <table:table-cell office:value-type="date" office:date-value="2024-12-01T00:00:00" table:formula="of:=[Prices.A58]" table:style-name="ce2">
            <text:p>1/12/2024</text:p>
          </table:table-cell>
          <table:table-cell office:value-type="float" office:value="1.7291497110061043E-2" table:formula="of:=LN([Prices.B58]/[Prices.B57])" table:style-name="ce1">
            <text:p>0,017291497</text:p>
          </table:table-cell>
          <table:table-cell office:value-type="float" office:value="4.9784559478274988E-2" table:formula="of:=LN([Prices.C58]/[Prices.C57])" table:style-name="ce1">
            <text:p>0,049784559</text:p>
          </table:table-cell>
          <table:table-cell office:value-type="float" office:value="2.7123675857129957E-3" table:formula="of:=LN([Prices.D58]/[Prices.D57])" table:style-name="ce1">
            <text:p>0,002712368</text:p>
          </table:table-cell>
          <table:table-cell office:value-type="float" office:value="9.6743614918072207E-2" table:formula="of:=LN([Prices.E58]/[Prices.E57])" table:style-name="ce1">
            <text:p>0,096743615</text:p>
          </table:table-cell>
          <table:table-cell office:value-type="float" office:value="-1.5799975712107839E-2" table:formula="of:=LN([Prices.F58]/[Prices.F57])" table:style-name="ce1">
            <text:p>-0,015799976</text:p>
          </table:table-cell>
          <table:table-cell office:value-type="float" office:value="5.3890639636403705E-2" table:formula="of:=LN([Prices.G58]/[Prices.G57])" table:style-name="ce1">
            <text:p>0,05389064</text:p>
          </table:table-cell>
          <table:table-cell office:value-type="float" office:value="3.505833333333333E-3" table:formula="of:=[Prices.H58]" table:style-name="ce1">
            <text:p>0,003505833</text:p>
          </table:table-cell>
          <table:table-cell table:number-columns-repeated="16376"/>
        </table:table-row>
        <table:table-row table:style-name="ro1">
          <table:table-cell office:value-type="date" office:date-value="2025-01-01T00:00:00" table:formula="of:=[Prices.A59]" table:style-name="ce2">
            <text:p>1/1/2025</text:p>
          </table:table-cell>
          <table:table-cell office:value-type="float" office:value="2.0939405585670371E-2" table:formula="of:=LN([Prices.B59]/[Prices.B58])" table:style-name="ce1">
            <text:p>0,020939406</text:p>
          </table:table-cell>
          <table:table-cell office:value-type="float" office:value="-0.1006780737395674" table:formula="of:=LN([Prices.C59]/[Prices.C58])" table:style-name="ce1">
            <text:p>-0,100678074</text:p>
          </table:table-cell>
          <table:table-cell office:value-type="float" office:value="-4.0709138703700444E-2" table:formula="of:=LN([Prices.D59]/[Prices.D58])" table:style-name="ce1">
            <text:p>-0,040709139</text:p>
          </table:table-cell>
          <table:table-cell office:value-type="float" office:value="-6.8793945685618932E-2" table:formula="of:=LN([Prices.E59]/[Prices.E58])" table:style-name="ce1">
            <text:p>-0,068793946</text:p>
          </table:table-cell>
          <table:table-cell office:value-type="float" office:value="-8.638779878542141E-2" table:formula="of:=LN([Prices.F59]/[Prices.F58])" table:style-name="ce1">
            <text:p>-0,086387799</text:p>
          </table:table-cell>
          <table:table-cell office:value-type="float" office:value="-2.2917483012192388E-2" table:formula="of:=LN([Prices.G59]/[Prices.G58])" table:style-name="ce1">
            <text:p>-0,022917483</text:p>
          </table:table-cell>
          <table:table-cell office:value-type="float" office:value="3.8008333333333331E-3" table:formula="of:=[Prices.H59]" table:style-name="ce1">
            <text:p>0,003800833</text:p>
          </table:table-cell>
          <table:table-cell table:number-columns-repeated="16376"/>
        </table:table-row>
        <table:table-row table:style-name="ro1">
          <table:table-cell office:value-type="date" office:date-value="2025-02-01T00:00:00" table:formula="of:=[Prices.A60]" table:style-name="ce2">
            <text:p>1/2/2025</text:p>
          </table:table-cell>
          <table:table-cell office:value-type="float" office:value="0.13641208310327399" table:formula="of:=LN([Prices.B60]/[Prices.B59])" table:style-name="ce1">
            <text:p>0,136412083</text:p>
          </table:table-cell>
          <table:table-cell office:value-type="float" office:value="-1.8150233570713277E-2" table:formula="of:=LN([Prices.C60]/[Prices.C59])" table:style-name="ce1">
            <text:p>-0,018150234</text:p>
          </table:table-cell>
          <table:table-cell office:value-type="float" office:value="9.4011412672658792E-2" table:formula="of:=LN([Prices.D60]/[Prices.D59])" table:style-name="ce1">
            <text:p>0,094011413</text:p>
          </table:table-cell>
          <table:table-cell office:value-type="float" office:value="-8.9099485554181512E-2" table:formula="of:=LN([Prices.E60]/[Prices.E59])" table:style-name="ce1">
            <text:p>-0,089099486</text:p>
          </table:table-cell>
          <table:table-cell office:value-type="float" office:value="-1.5261788875647263E-2" table:formula="of:=LN([Prices.F60]/[Prices.F59])" table:style-name="ce1">
            <text:p>-0,015261789</text:p>
          </table:table-cell>
          <table:table-cell office:value-type="float" office:value="1.1183558531024696E-2" table:formula="of:=LN([Prices.G60]/[Prices.G59])" table:style-name="ce1">
            <text:p>0,011183559</text:p>
          </table:table-cell>
          <table:table-cell office:value-type="float" office:value="3.7925000000000003E-3" table:formula="of:=[Prices.H60]" table:style-name="ce1">
            <text:p>0,0037925</text:p>
          </table:table-cell>
          <table:table-cell table:number-columns-repeated="16376"/>
        </table:table-row>
        <table:table-row table:style-name="ro1">
          <table:table-cell office:value-type="date" office:date-value="2025-03-01T00:00:00" table:formula="of:=[Prices.A61]" table:style-name="ce2">
            <text:p>1/3/2025</text:p>
          </table:table-cell>
          <table:table-cell office:value-type="float" office:value="-3.3195543161011905E-3" table:formula="of:=LN([Prices.B61]/[Prices.B60])" table:style-name="ce1">
            <text:p>-0,003319554</text:p>
          </table:table-cell>
          <table:table-cell office:value-type="float" office:value="8.8790510766840192E-2" table:formula="of:=LN([Prices.C61]/[Prices.C60])" table:style-name="ce1">
            <text:p>0,088790511</text:p>
          </table:table-cell>
          <table:table-cell office:value-type="float" office:value="4.4444995503443989E-2" table:formula="of:=LN([Prices.D61]/[Prices.D60])" table:style-name="ce1">
            <text:p>0,044444996</text:p>
          </table:table-cell>
          <table:table-cell office:value-type="float" office:value="2.3333624438681859E-2" table:formula="of:=LN([Prices.E61]/[Prices.E60])" table:style-name="ce1">
            <text:p>0,023333624</text:p>
          </table:table-cell>
          <table:table-cell office:value-type="float" office:value="4.6358030204701813E-2" table:formula="of:=LN([Prices.F61]/[Prices.F60])" table:style-name="ce1">
            <text:p>0,04635803</text:p>
          </table:table-cell>
          <table:table-cell office:value-type="float" office:value="-2.2114294133166961E-4" table:formula="of:=LN([Prices.G61]/[Prices.G60])" table:style-name="ce1">
            <text:p>-0,000221143</text:p>
          </table:table-cell>
          <table:table-cell office:value-type="float" office:value="3.4650000000000002E-3" table:formula="of:=[Prices.H61]" table:style-name="ce1">
            <text:p>0,003465</text:p>
          </table:table-cell>
          <table:table-cell table:number-columns-repeated="16376"/>
        </table:table-row>
        <table:table-row table:style-name="ro1">
          <table:table-cell office:value-type="date" office:date-value="2025-04-01T00:00:00" table:formula="of:=[Prices.A62]" table:style-name="ce2">
            <text:p>1/4/2025</text:p>
          </table:table-cell>
          <table:table-cell office:value-type="float" office:value="-0.16563141653660127" table:formula="of:=LN([Prices.B62]/[Prices.B61])" table:style-name="ce1">
            <text:p>-0,165631417</text:p>
          </table:table-cell>
          <table:table-cell office:value-type="float" office:value="5.7223071381303406E-2" table:formula="of:=LN([Prices.C62]/[Prices.C61])" table:style-name="ce1">
            <text:p>0,057223071</text:p>
          </table:table-cell>
          <table:table-cell office:value-type="float" office:value="-1.5453011725126482E-2" table:formula="of:=LN([Prices.D62]/[Prices.D61])" table:style-name="ce1">
            <text:p>-0,015453012</text:p>
          </table:table-cell>
          <table:table-cell office:value-type="float" office:value="-7.7340446991117778E-2" table:formula="of:=LN([Prices.E62]/[Prices.E61])" table:style-name="ce1">
            <text:p>-0,077340447</text:p>
          </table:table-cell>
          <table:table-cell office:value-type="float" office:value="6.515381971662533E-2" table:formula="of:=LN([Prices.F62]/[Prices.F61])" table:style-name="ce1">
            <text:p>0,06515382</text:p>
          </table:table-cell>
          <table:table-cell office:value-type="float" office:value="-6.41417272670015E-2" table:formula="of:=LN([Prices.G62]/[Prices.G61])" table:style-name="ce1">
            <text:p>-0,064141727</text:p>
          </table:table-cell>
          <table:table-cell office:value-type="float" office:value="3.4666666666666669E-3" table:formula="of:=[Prices.H62]" table:style-name="ce1">
            <text:p>0,003466667</text:p>
          </table:table-cell>
          <table:table-cell table:number-columns-repeated="16376"/>
        </table:table-row>
        <table:table-row table:style-name="ro1">
          <table:table-cell office:value-type="date" office:date-value="2025-05-01T00:00:00" table:formula="of:=[Prices.A63]" table:style-name="ce2">
            <text:p>1/5/2025</text:p>
          </table:table-cell>
          <table:table-cell office:value-type="float" office:value="3.6532800657020546E-2" table:formula="of:=LN([Prices.B63]/[Prices.B62])" table:style-name="ce1">
            <text:p>0,036532801</text:p>
          </table:table-cell>
          <table:table-cell office:value-type="float" office:value="-3.8543870379108731E-2" table:formula="of:=LN([Prices.C63]/[Prices.C62])" table:style-name="ce1">
            <text:p>-0,03854387</text:p>
          </table:table-cell>
          <table:table-cell office:value-type="float" office:value="-4.5469406400834994E-2" table:formula="of:=LN([Prices.D63]/[Prices.D62])" table:style-name="ce1">
            <text:p>-0,045469406</text:p>
          </table:table-cell>
          <table:table-cell office:value-type="float" office:value="-0.1485380448715761" table:formula="of:=LN([Prices.E63]/[Prices.E62])" table:style-name="ce1">
            <text:p>-0,148538045</text:p>
          </table:table-cell>
          <table:table-cell office:value-type="float" office:value="-0.12605824790887502" table:formula="of:=LN([Prices.F63]/[Prices.F62])" table:style-name="ce1">
            <text:p>-0,126058248</text:p>
          </table:table-cell>
          <table:table-cell office:value-type="float" office:value="4.9204076577321265E-3" table:formula="of:=LN([Prices.G63]/[Prices.G62])" table:style-name="ce1">
            <text:p>0,004920408</text:p>
          </table:table-cell>
          <table:table-cell office:value-type="float" office:value="3.5125E-3" table:formula="of:=[Prices.H63]" table:style-name="ce1">
            <text:p>0,0035125</text:p>
          </table:table-cell>
          <table:table-cell table:number-columns-repeated="16376"/>
        </table:table-row>
        <table:table-row table:style-name="ro1">
          <table:table-cell office:value-type="date" office:date-value="2025-06-01T00:00:00" table:formula="of:=[Prices.A64]" table:style-name="ce2">
            <text:p>1/6/2025</text:p>
          </table:table-cell>
          <table:table-cell office:value-type="float" office:value="8.4662371981590365E-2" table:formula="of:=LN([Prices.B64]/[Prices.B63])" table:style-name="ce1">
            <text:p>0,084662372</text:p>
          </table:table-cell>
          <table:table-cell office:value-type="float" office:value="6.8516617959628876E-4" table:formula="of:=LN([Prices.C64]/[Prices.C63])" table:style-name="ce1">
            <text:p>0,000685166</text:p>
          </table:table-cell>
          <table:table-cell office:value-type="float" office:value="7.6286880513816102E-2" table:formula="of:=LN([Prices.D64]/[Prices.D63])" table:style-name="ce1">
            <text:p>0,076286881</text:p>
          </table:table-cell>
          <table:table-cell office:value-type="float" office:value="3.3936418571310904E-2" table:formula="of:=LN([Prices.E64]/[Prices.E63])" table:style-name="ce1">
            <text:p>0,033936419</text:p>
          </table:table-cell>
          <table:table-cell office:value-type="float" office:value="-1.2928118772097685E-2" table:formula="of:=LN([Prices.F64]/[Prices.F63])" table:style-name="ce1">
            <text:p>-0,012928119</text:p>
          </table:table-cell>
          <table:table-cell office:value-type="float" office:value="4.7143643995877969E-2" table:formula="of:=LN([Prices.G64]/[Prices.G63])" table:style-name="ce1">
            <text:p>0,047143644</text:p>
          </table:table-cell>
          <table:table-cell office:value-type="float" office:value="3.7008333333333333E-3" table:formula="of:=[Prices.H64]" table:style-name="ce1">
            <text:p>0,003700833</text:p>
          </table:table-cell>
          <table:table-cell table:number-columns-repeated="16376"/>
        </table:table-row>
        <table:table-row table:style-name="ro1">
          <table:table-cell office:value-type="date" office:date-value="2025-07-01T00:00:00" table:formula="of:=[Prices.A65]" table:style-name="ce2">
            <text:p>1/7/2025</text:p>
          </table:table-cell>
          <table:table-cell office:value-type="float" office:value="0.13412092380917887" table:formula="of:=LN([Prices.B65]/[Prices.B64])" table:style-name="ce1">
            <text:p>0,134120924</text:p>
          </table:table-cell>
          <table:table-cell office:value-type="float" office:value="-8.7136529322545311E-3" table:formula="of:=LN([Prices.C65]/[Prices.C64])" table:style-name="ce1">
            <text:p>-0,008713653</text:p>
          </table:table-cell>
          <table:table-cell office:value-type="float" office:value="6.5468121178870547E-2" table:formula="of:=LN([Prices.D65]/[Prices.D64])" table:style-name="ce1">
            <text:p>0,065468121</text:p>
          </table:table-cell>
          <table:table-cell office:value-type="float" office:value="3.9736747336091227E-2" table:formula="of:=LN([Prices.E65]/[Prices.E64])" table:style-name="ce1">
            <text:p>0,039736747</text:p>
          </table:table-cell>
          <table:table-cell office:value-type="float" office:value="4.1350047846638045E-2" table:formula="of:=LN([Prices.F65]/[Prices.F64])" table:style-name="ce1">
            <text:p>0,041350048</text:p>
          </table:table-cell>
          <table:table-cell office:value-type="float" office:value="4.810124237261186E-2" table:formula="of:=LN([Prices.G65]/[Prices.G64])" table:style-name="ce1">
            <text:p>0,048101242</text:p>
          </table:table-cell>
          <table:table-cell office:value-type="float" office:value="3.5341666666666664E-3" table:formula="of:=[Prices.H65]" table:style-name="ce1">
            <text:p>0,003534167</text:p>
          </table:table-cell>
          <table:table-cell table:number-columns-repeated="16376"/>
        </table:table-row>
        <table:table-row table:style-name="ro1">
          <table:table-cell office:value-type="date" office:date-value="2025-08-01T00:00:00" table:formula="of:=[Prices.A66]" table:style-name="ce2">
            <text:p>1/8/2025</text:p>
          </table:table-cell>
          <table:table-cell office:value-type="float" office:value="3.1853441905969171E-2" table:formula="of:=LN([Prices.B66]/[Prices.B65])" table:style-name="ce1">
            <text:p>0,031853442</text:p>
          </table:table-cell>
          <table:table-cell office:value-type="float" office:value="-2.9985029962566689E-3" table:formula="of:=LN([Prices.C66]/[Prices.C65])" table:style-name="ce1">
            <text:p>-0,002998503</text:p>
          </table:table-cell>
          <table:table-cell office:value-type="float" office:value="7.0506772448658606E-2" table:formula="of:=LN([Prices.D66]/[Prices.D65])" table:style-name="ce1">
            <text:p>0,070506772</text:p>
          </table:table-cell>
          <table:table-cell office:value-type="float" office:value="-2.039202357088513E-2" table:formula="of:=LN([Prices.E66]/[Prices.E65])" table:style-name="ce1">
            <text:p>-0,020392024</text:p>
          </table:table-cell>
          <table:table-cell office:value-type="float" office:value="3.5164664337648796E-2" table:formula="of:=LN([Prices.F66]/[Prices.F65])" table:style-name="ce1">
            <text:p>0,035164664</text:p>
          </table:table-cell>
          <table:table-cell office:value-type="float" office:value="1.6037821715909607E-2" table:formula="of:=LN([Prices.G66]/[Prices.G65])" table:style-name="ce1">
            <text:p>0,016037822</text:p>
          </table:table-cell>
          <table:table-cell office:value-type="float" office:value="3.5125E-3" table:formula="of:=[Prices.H66]" table:style-name="ce1">
            <text:p>0,0035125</text:p>
          </table:table-cell>
          <table:table-cell table:number-columns-repeated="16376"/>
        </table:table-row>
        <table:table-row table:style-name="ro1">
          <table:table-cell office:value-type="date" office:date-value="2025-09-01T00:00:00" table:formula="of:=[Prices.A67]" table:style-name="ce2">
            <text:p>1/9/2025</text:p>
          </table:table-cell>
          <table:table-cell office:value-type="float" office:value="-4.667338886017236E-2" table:formula="of:=LN([Prices.B67]/[Prices.B66])" table:style-name="ce1">
            <text:p>-0,046673389</text:p>
          </table:table-cell>
          <table:table-cell office:value-type="float" office:value="1.9897740514950659E-2" table:formula="of:=LN([Prices.C67]/[Prices.C66])" table:style-name="ce1">
            <text:p>0,019897741</text:p>
          </table:table-cell>
          <table:table-cell office:value-type="float" office:value="1.2146799479451235E-2" table:formula="of:=LN([Prices.D67]/[Prices.D66])" table:style-name="ce1">
            <text:p>0,012146799</text:p>
          </table:table-cell>
          <table:table-cell office:value-type="float" office:value="1.8579427747570296E-2" table:formula="of:=LN([Prices.E67]/[Prices.E66])" table:style-name="ce1">
            <text:p>0,018579428</text:p>
          </table:table-cell>
          <table:table-cell office:value-type="float" office:value="1.9277279241018578E-2" table:formula="of:=LN([Prices.F67]/[Prices.F66])" table:style-name="ce1">
            <text:p>0,019277279</text:p>
          </table:table-cell>
          <table:table-cell office:value-type="float" office:value="1.8005355282702459E-2" table:formula="of:=LN([Prices.G67]/[Prices.G66])" table:style-name="ce1">
            <text:p>0,018005355</text:p>
          </table:table-cell>
          <table:table-cell office:value-type="float" office:value="3.5533333333333337E-3" table:formula="of:=[Prices.H67]" table:style-name="ce1">
            <text:p>0,003553333</text:p>
          </table:table-cell>
          <table:table-cell table:number-columns-repeated="16376"/>
        </table:table-row>
        <table:table-row table:style-name="ro1">
          <table:table-cell office:value-type="date" office:date-value="2025-10-01T00:00:00" table:formula="of:=[Prices.A68]" table:style-name="ce2">
            <text:p>1/10/2025</text:p>
          </table:table-cell>
          <table:table-cell office:value-type="float" office:value="-6.2865916217622227E-3" table:formula="of:=LN([Prices.B68]/[Prices.B67])" table:style-name="ce1">
            <text:p>-0,006286592</text:p>
          </table:table-cell>
          <table:table-cell office:value-type="float" office:value="-5.4496047675645911E-3" table:formula="of:=LN([Prices.C68]/[Prices.C67])" table:style-name="ce1">
            <text:p>-0,005449605</text:p>
          </table:table-cell>
          <table:table-cell office:value-type="float" office:value="4.7344293684397992E-2" table:formula="of:=LN([Prices.D68]/[Prices.D67])" table:style-name="ce1">
            <text:p>0,047344294</text:p>
          </table:table-cell>
          <table:table-cell office:value-type="float" office:value="3.9137315924573937E-2" table:formula="of:=LN([Prices.E68]/[Prices.E67])" table:style-name="ce1">
            <text:p>0,039137316</text:p>
          </table:table-cell>
          <table:table-cell office:value-type="float" office:value="-1.4289737729979598E-2" table:formula="of:=LN([Prices.F68]/[Prices.F67])" table:style-name="ce1">
            <text:p>-0,014289738</text:p>
          </table:table-cell>
          <table:table-cell office:value-type="float" office:value="4.0324050521133803E-2" table:formula="of:=LN([Prices.G68]/[Prices.G67])" table:style-name="ce1">
            <text:p>0,040324051</text:p>
          </table:table-cell>
          <table:table-cell office:value-type="float" office:value="3.4158333333333337E-3" table:formula="of:=[Prices.H68]" table:style-name="ce1">
            <text:p>0,003415833</text:p>
          </table:table-cell>
          <table:table-cell table:number-columns-repeated="16376"/>
        </table:table-row>
        <table:table-row table:style-name="ro1">
          <table:table-cell office:value-type="date" office:date-value="2025-11-01T00:00:00" table:formula="of:=[Prices.A69]" table:style-name="ce2">
            <text:p>1/11/2025</text:p>
          </table:table-cell>
          <table:table-cell office:value-type="float" office:value="-9.5157729159925583E-2" table:formula="of:=LN([Prices.B69]/[Prices.B68])" table:style-name="ce1">
            <text:p>-0,095157729</text:p>
          </table:table-cell>
          <table:table-cell office:value-type="float" office:value="-0.10581599277797592" table:formula="of:=LN([Prices.C69]/[Prices.C68])" table:style-name="ce1">
            <text:p>-0,105815993</text:p>
          </table:table-cell>
          <table:table-cell office:value-type="float" office:value="7.3328228223465158E-2" table:formula="of:=LN([Prices.D69]/[Prices.D68])" table:style-name="ce1">
            <text:p>0,073328228</text:p>
          </table:table-cell>
          <table:table-cell office:value-type="float" office:value="7.297059584241547E-2" table:formula="of:=LN([Prices.E69]/[Prices.E68])" table:style-name="ce1">
            <text:p>0,072970596</text:p>
          </table:table-cell>
          <table:table-cell office:value-type="float" office:value="1.7088410188160649E-2" table:formula="of:=LN([Prices.F69]/[Prices.F68])" table:style-name="ce1">
            <text:p>0,01708841</text:p>
          </table:table-cell>
          <table:table-cell office:value-type="float" office:value="3.2097853847413871E-2" table:formula="of:=LN([Prices.G69]/[Prices.G68])" table:style-name="ce1">
            <text:p>0,032097854</text:p>
          </table:table-cell>
          <table:table-cell office:value-type="float" office:value="3.4233333333333329E-3" table:formula="of:=[Prices.H69]" table:style-name="ce1">
            <text:p>0,003423333</text:p>
          </table:table-cell>
          <table:table-cell table:number-columns-repeated="16376"/>
        </table:table-row>
        <table:table-row table:style-name="ro1">
          <table:table-cell office:value-type="date" office:date-value="2025-12-01T00:00:00" table:formula="of:=[Prices.A70]" table:style-name="ce2">
            <text:p>1/12/2025</text:p>
          </table:table-cell>
          <table:table-cell office:value-type="float" office:value="-2.5395984898686948E-2" table:formula="of:=LN([Prices.B70]/[Prices.B69])" table:style-name="ce1">
            <text:p>-0,025395985</text:p>
          </table:table-cell>
          <table:table-cell office:value-type="float" office:value="3.6042176307953026E-2" table:formula="of:=LN([Prices.C70]/[Prices.C69])" table:style-name="ce1">
            <text:p>0,036042176</text:p>
          </table:table-cell>
          <table:table-cell office:value-type="float" office:value="-2.7202903994357239E-2" table:formula="of:=LN([Prices.D70]/[Prices.D69])" table:style-name="ce1">
            <text:p>-0,027202904</text:p>
          </table:table-cell>
          <table:table-cell office:value-type="float" office:value="8.4426948457216697E-2" table:formula="of:=LN([Prices.E70]/[Prices.E69])" table:style-name="ce1">
            <text:p>0,084426948</text:p>
          </table:table-cell>
          <table:table-cell office:value-type="float" office:value="1.3877065709551464E-2" table:formula="of:=LN([Prices.F70]/[Prices.F69])" table:style-name="ce1">
            <text:p>0,013877066</text:p>
          </table:table-cell>
          <table:table-cell office:value-type="float" office:value="-1.0226002645050469E-2" table:formula="of:=LN([Prices.G70]/[Prices.G69])" table:style-name="ce1">
            <text:p>-0,010226003</text:p>
          </table:table-cell>
          <table:table-cell office:value-type="float" office:value="3.4075000000000004E-3" table:formula="of:=[Prices.H70]" table:style-name="ce1">
            <text:p>0,0034075</text:p>
          </table:table-cell>
          <table:table-cell table:number-columns-repeated="16376"/>
        </table:table-row>
        <table:table-row table:style-name="ro1">
          <table:table-cell office:value-type="date" office:date-value="2026-01-01T00:00:00" table:formula="of:=[Prices.A71]" table:style-name="ce2">
            <text:p>1/1/2026</text:p>
          </table:table-cell>
          <table:table-cell office:value-type="float" office:value="3.5587774161817243E-2" table:formula="of:=LN([Prices.B71]/[Prices.B70])" table:style-name="ce1">
            <text:p>0,035587774</text:p>
          </table:table-cell>
          <table:table-cell office:value-type="float" office:value="-4.6494639000901981E-3" table:formula="of:=LN([Prices.C71]/[Prices.C70])" table:style-name="ce1">
            <text:p>-0,004649464</text:p>
          </table:table-cell>
          <table:table-cell office:value-type="float" office:value="5.4884994247565877E-2" table:formula="of:=LN([Prices.D71]/[Prices.D70])" table:style-name="ce1">
            <text:p>0,054884994</text:p>
          </table:table-cell>
          <table:table-cell office:value-type="float" office:value="4.91588335109635E-2" table:formula="of:=LN([Prices.E71]/[Prices.E70])" table:style-name="ce1">
            <text:p>0,049158834</text:p>
          </table:table-cell>
          <table:table-cell office:value-type="float" office:value="3.3789572968746129E-2" table:formula="of:=LN([Prices.F71]/[Prices.F70])" table:style-name="ce1">
            <text:p>0,033789573</text:p>
          </table:table-cell>
          <table:table-cell office:value-type="float" office:value="9.6141031431657611E-3" table:formula="of:=LN([Prices.G71]/[Prices.G70])" table:style-name="ce1">
            <text:p>0,009614103</text:p>
          </table:table-cell>
          <table:table-cell office:value-type="float" office:value="3.4949999999999998E-3" table:formula="of:=[Prices.H71]" table:style-name="ce1">
            <text:p>0,003495</text:p>
          </table:table-cell>
          <table:table-cell table:number-columns-repeated="16376"/>
        </table:table-row>
        <table:table-row table:style-name="ro1">
          <table:table-cell office:value-type="date" office:date-value="2026-02-01T00:00:00" table:formula="of:=[Prices.A72]" table:style-name="ce2">
            <text:p>1/2/2026</text:p>
          </table:table-cell>
          <table:table-cell office:value-type="float" office:value="7.5370367382090006E-2" table:formula="of:=LN([Prices.B72]/[Prices.B71])" table:style-name="ce1">
            <text:p>0,075370367</text:p>
          </table:table-cell>
          <table:table-cell office:value-type="float" office:value="8.9338811126560724E-2" table:formula="of:=LN([Prices.C72]/[Prices.C71])" table:style-name="ce1">
            <text:p>0,089338811</text:p>
          </table:table-cell>
          <table:table-cell office:value-type="float" office:value="8.605269780337009E-2" table:formula="of:=LN([Prices.D72]/[Prices.D71])" table:style-name="ce1">
            <text:p>0,086052698</text:p>
          </table:table-cell>
          <table:table-cell office:value-type="float" office:value="0.10790115425774238" table:formula="of:=LN([Prices.E72]/[Prices.E71])" table:style-name="ce1">
            <text:p>0,107901154</text:p>
          </table:table-cell>
          <table:table-cell office:value-type="float" office:value="0.15218593738016747" table:formula="of:=LN([Prices.F72]/[Prices.F71])" table:style-name="ce1">
            <text:p>0,152185937</text:p>
          </table:table-cell>
          <table:table-cell office:value-type="float" office:value="5.5861976760642534E-3" table:formula="of:=LN([Prices.G72]/[Prices.G71])" table:style-name="ce1">
            <text:p>0,005586198</text:p>
          </table:table-cell>
          <table:table-cell office:value-type="float" office:value="3.5666666666666668E-3" table:formula="of:=[Prices.H72]" table:style-name="ce1">
            <text:p>0,003566667</text:p>
          </table:table-cell>
          <table:table-cell table:number-columns-repeated="16376"/>
        </table:table-row>
        <table:table-row table:style-name="ro1">
          <table:table-cell office:value-type="date" office:date-value="2026-03-01T00:00:00" table:formula="of:=[Prices.A73]" table:style-name="ce2">
            <text:p>1/3/2026</text:p>
          </table:table-cell>
          <table:table-cell office:value-type="float" office:value="-0.11470214416287193" table:formula="of:=LN([Prices.B73]/[Prices.B72])" table:style-name="ce1">
            <text:p>-0,114702144</text:p>
          </table:table-cell>
          <table:table-cell office:value-type="float" office:value="0.11433759744908356" table:formula="of:=LN([Prices.C73]/[Prices.C72])" table:style-name="ce1">
            <text:p>0,114337597</text:p>
          </table:table-cell>
          <table:table-cell office:value-type="float" office:value="5.1930623127030527E-2" table:formula="of:=LN([Prices.D73]/[Prices.D72])" table:style-name="ce1">
            <text:p>0,051930623</text:p>
          </table:table-cell>
          <table:table-cell office:value-type="float" office:value="0.17749401491044223" table:formula="of:=LN([Prices.E73]/[Prices.E72])" table:style-name="ce1">
            <text:p>0,177494015</text:p>
          </table:table-cell>
          <table:table-cell office:value-type="float" office:value="0.13067564181058594" table:formula="of:=LN([Prices.F73]/[Prices.F72])" table:style-name="ce1">
            <text:p>0,130675642</text:p>
          </table:table-cell>
          <table:table-cell office:value-type="float" office:value="-1.3431538799180997E-2" table:formula="of:=LN([Prices.G73]/[Prices.G72])" table:style-name="ce1">
            <text:p>-0,013431539</text:p>
          </table:table-cell>
          <table:table-cell office:value-type="float" office:value="3.3641666666666668E-3" table:formula="of:=[Prices.H73]" table:style-name="ce1">
            <text:p>0,003364167</text:p>
          </table:table-cell>
          <table:table-cell table:number-columns-repeated="16376"/>
        </table:table-row>
        <table:table-row table:style-name="ro1">
          <table:table-cell office:value-type="date" office:date-value="2026-04-01T00:00:00" table:formula="of:=[Prices.A74]" table:style-name="ce2">
            <text:p>1/4/2026</text:p>
          </table:table-cell>
          <table:table-cell office:value-type="float" office:value="-9.3768585070091212E-2" table:formula="of:=LN([Prices.B74]/[Prices.B73])" table:style-name="ce1">
            <text:p>-0,093768585</text:p>
          </table:table-cell>
          <table:table-cell office:value-type="float" office:value="1.7991009350472283E-3" table:formula="of:=LN([Prices.C74]/[Prices.C73])" table:style-name="ce1">
            <text:p>0,001799101</text:p>
          </table:table-cell>
          <table:table-cell office:value-type="float" office:value="-7.9920078908234674E-2" table:formula="of:=LN([Prices.D74]/[Prices.D73])" table:style-name="ce1">
            <text:p>-0,079920079</text:p>
          </table:table-cell>
          <table:table-cell office:value-type="float" office:value="-6.8563678558144645E-2" table:formula="of:=LN([Prices.E74]/[Prices.E73])" table:style-name="ce1">
            <text:p>-0,068563679</text:p>
          </table:table-cell>
          <table:table-cell office:value-type="float" office:value="3.9498244573429361E-2" table:formula="of:=LN([Prices.F74]/[Prices.F73])" table:style-name="ce1">
            <text:p>0,039498245</text:p>
          </table:table-cell>
          <table:table-cell office:value-type="float" office:value="-4.0032488608851856E-2" table:formula="of:=LN([Prices.G74]/[Prices.G73])" table:style-name="ce1">
            <text:p>-0,040032489</text:p>
          </table:table-cell>
          <table:table-cell office:value-type="float" office:value="3.6016666666666666E-3" table:formula="of:=[Prices.H74]" table:style-name="ce1">
            <text:p>0,003601667</text:p>
          </table:table-cell>
          <table:table-cell table:number-columns-repeated="16376"/>
        </table:table-row>
        <table:table-row table:number-rows-repeated="1048502" table:style-name="ro1">
          <table:table-cell table:number-columns-repeated="16384"/>
        </table:table-row>
      </table:table>
      <table:table table:name="Risk_Premia" table:style-name="ta2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office:string-value="Date" table:formula="of:=[LOG_RETURNS.A1]" table:style-name="ce2">
            <text:p>Date</text:p>
          </table:table-cell>
          <table:table-cell office:value-type="string" office:string-value="META" table:formula="of:=[LOG_RETURNS.B1]" table:style-name="ce2">
            <text:p>META</text:p>
          </table:table-cell>
          <table:table-cell office:value-type="string" office:string-value="VZ" table:formula="of:=[LOG_RETURNS.C1]" table:style-name="ce2">
            <text:p>VZ</text:p>
          </table:table-cell>
          <table:table-cell office:value-type="string" office:string-value="RTX" table:formula="of:=[LOG_RETURNS.D1]" table:style-name="ce2">
            <text:p>RTX</text:p>
          </table:table-cell>
          <table:table-cell office:value-type="string" office:string-value="FED" table:formula="of:=[LOG_RETURNS.E1]" table:style-name="ce2">
            <text:p>FED</text:p>
          </table:table-cell>
          <table:table-cell office:value-type="string" office:string-value="XOM" table:formula="of:=[LOG_RETURNS.F1]" table:style-name="ce2">
            <text:p>XOM</text:p>
          </table:table-cell>
          <table:table-cell office:value-type="string" office:string-value="SPX" table:formula="of:=[LOG_RETURNS.G1]" table:style-name="ce2">
            <text:p>SPX</text:p>
          </table:table-cell>
          <table:table-cell table:number-columns-repeated="16377"/>
        </table:table-row>
        <table:table-row table:style-name="ro1">
          <table:table-cell office:value-type="date" office:date-value="2020-04-01T00:00:00" table:formula="of:=[LOG_RETURNS.A2]" table:style-name="ce2">
            <text:p>1/4/2020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0-05-01T00:00:00" table:formula="of:=[LOG_RETURNS.A3]" table:style-name="ce2">
            <text:p>1/5/2020</text:p>
          </table:table-cell>
          <table:table-cell office:value-type="float" office:value="0.22051263539191185" table:formula="of:=[LOG_RETURNS.B3]-[LOG_RETURNS.$H3]" table:style-name="ce1">
            <text:p>0,220512635</text:p>
          </table:table-cell>
          <table:table-cell office:value-type="float" office:value="9.4958324986992707E-2" table:formula="of:=[LOG_RETURNS.C3]-[LOG_RETURNS.$H3]" table:style-name="ce1">
            <text:p>0,094958325</text:p>
          </table:table-cell>
          <table:table-cell office:value-type="float" office:value="0.18438257482346801" table:formula="of:=[LOG_RETURNS.D3]-[LOG_RETURNS.$H3]" table:style-name="ce1">
            <text:p>0,184382575</text:p>
          </table:table-cell>
          <table:table-cell office:value-type="float" office:value="7.0264951286092045E-2" table:formula="of:=[LOG_RETURNS.E3]-[LOG_RETURNS.$H3]" table:style-name="ce1">
            <text:p>0,070264951</text:p>
          </table:table-cell>
          <table:table-cell office:value-type="float" office:value="0.21291344269763413" table:formula="of:=[LOG_RETURNS.F3]-[LOG_RETURNS.$H3]" table:style-name="ce1">
            <text:p>0,212913443</text:p>
          </table:table-cell>
          <table:table-cell office:value-type="float" office:value="0.13794746951139897" table:formula="of:=[LOG_RETURNS.G3]-[LOG_RETURNS.$H3]" table:style-name="ce1">
            <text:p>0,13794747</text:p>
          </table:table-cell>
          <table:table-cell table:number-columns-repeated="16377"/>
        </table:table-row>
        <table:table-row table:style-name="ro1">
          <table:table-cell office:value-type="date" office:date-value="2020-06-01T00:00:00" table:formula="of:=[LOG_RETURNS.A4]" table:style-name="ce2">
            <text:p>1/6/2020</text:p>
          </table:table-cell>
          <table:table-cell office:value-type="float" office:value="0.10745764818508455" table:formula="of:=[LOG_RETURNS.B4]-[LOG_RETURNS.$H4]" table:style-name="ce1">
            <text:p>0,107457648</text:p>
          </table:table-cell>
          <table:table-cell office:value-type="float" office:value="-1.9055617184197644E-2" table:formula="of:=[LOG_RETURNS.C4]-[LOG_RETURNS.$H4]" table:style-name="ce1">
            <text:p>-0,019055617</text:p>
          </table:table-cell>
          <table:table-cell office:value-type="float" office:value="2.2814030663657774E-2" table:formula="of:=[LOG_RETURNS.D4]-[LOG_RETURNS.$H4]" table:style-name="ce1">
            <text:p>0,022814031</text:p>
          </table:table-cell>
          <table:table-cell office:value-type="float" office:value="3.5200247257882275E-2" table:formula="of:=[LOG_RETURNS.E4]-[LOG_RETURNS.$H4]" table:style-name="ce1">
            <text:p>0,035200247</text:p>
          </table:table-cell>
          <table:table-cell office:value-type="float" office:value="-7.3502921128390311E-3" table:formula="of:=[LOG_RETURNS.F4]-[LOG_RETURNS.$H4]" table:style-name="ce1">
            <text:p>-0,007350292</text:p>
          </table:table-cell>
          <table:table-cell office:value-type="float" office:value="5.6927879424118914E-2" table:formula="of:=[LOG_RETURNS.G4]-[LOG_RETURNS.$H4]" table:style-name="ce1">
            <text:p>0,056927879</text:p>
          </table:table-cell>
          <table:table-cell table:number-columns-repeated="16377"/>
        </table:table-row>
        <table:table-row table:style-name="ro1">
          <table:table-cell office:value-type="date" office:date-value="2020-07-01T00:00:00" table:formula="of:=[LOG_RETURNS.A5]" table:style-name="ce2">
            <text:p>1/7/2020</text:p>
          </table:table-cell>
          <table:table-cell office:value-type="float" office:value="1.6711359285294637E-2" table:formula="of:=[LOG_RETURNS.B5]-[LOG_RETURNS.$H5]" table:style-name="ce1">
            <text:p>0,016711359</text:p>
          </table:table-cell>
          <table:table-cell office:value-type="float" office:value="-2.9354332582414506E-2" table:formula="of:=[LOG_RETURNS.C5]-[LOG_RETURNS.$H5]" table:style-name="ce1">
            <text:p>-0,029354333</text:p>
          </table:table-cell>
          <table:table-cell office:value-type="float" office:value="-5.1355915738534784E-2" table:formula="of:=[LOG_RETURNS.D5]-[LOG_RETURNS.$H5]" table:style-name="ce1">
            <text:p>-0,051355916</text:p>
          </table:table-cell>
          <table:table-cell office:value-type="float" office:value="0.20721210121756875" table:formula="of:=[LOG_RETURNS.E5]-[LOG_RETURNS.$H5]" table:style-name="ce1">
            <text:p>0,207212101</text:p>
          </table:table-cell>
          <table:table-cell office:value-type="float" office:value="-1.9032324675188401E-2" table:formula="of:=[LOG_RETURNS.F5]-[LOG_RETURNS.$H5]" table:style-name="ce1">
            <text:p>-0,019032325</text:p>
          </table:table-cell>
          <table:table-cell office:value-type="float" office:value="2.1305515381402018E-2" table:formula="of:=[LOG_RETURNS.G5]-[LOG_RETURNS.$H5]" table:style-name="ce1">
            <text:p>0,021305515</text:p>
          </table:table-cell>
          <table:table-cell table:number-columns-repeated="16377"/>
        </table:table-row>
        <table:table-row table:style-name="ro1">
          <table:table-cell office:value-type="date" office:date-value="2020-08-01T00:00:00" table:formula="of:=[LOG_RETURNS.A6]" table:style-name="ce2">
            <text:p>1/8/2020</text:p>
          </table:table-cell>
          <table:table-cell office:value-type="float" office:value="0.10002308807032478" table:formula="of:=[LOG_RETURNS.B6]-[LOG_RETURNS.$H6]" table:style-name="ce1">
            <text:p>0,100023088</text:p>
          </table:table-cell>
          <table:table-cell office:value-type="float" office:value="4.8785070767788798E-2" table:formula="of:=[LOG_RETURNS.C6]-[LOG_RETURNS.$H6]" table:style-name="ce1">
            <text:p>0,048785071</text:p>
          </table:table-cell>
          <table:table-cell office:value-type="float" office:value="-9.0315997139023663E-2" table:formula="of:=[LOG_RETURNS.D6]-[LOG_RETURNS.$H6]" table:style-name="ce1">
            <text:p>-0,090315997</text:p>
          </table:table-cell>
          <table:table-cell office:value-type="float" office:value="6.4741674522789214E-2" table:formula="of:=[LOG_RETURNS.E6]-[LOG_RETURNS.$H6]" table:style-name="ce1">
            <text:p>0,064741675</text:p>
          </table:table-cell>
          <table:table-cell office:value-type="float" office:value="-5.6850891732326853E-2" table:formula="of:=[LOG_RETURNS.F6]-[LOG_RETURNS.$H6]" table:style-name="ce1">
            <text:p>-0,056850892</text:p>
          </table:table-cell>
          <table:table-cell office:value-type="float" office:value="5.6602748365434552E-2" table:formula="of:=[LOG_RETURNS.G6]-[LOG_RETURNS.$H6]" table:style-name="ce1">
            <text:p>0,056602748</text:p>
          </table:table-cell>
          <table:table-cell table:number-columns-repeated="16377"/>
        </table:table-row>
        <table:table-row table:style-name="ro1">
          <table:table-cell office:value-type="date" office:date-value="2020-09-01T00:00:00" table:formula="of:=[LOG_RETURNS.A7]" table:style-name="ce2">
            <text:p>1/9/2020</text:p>
          </table:table-cell>
          <table:table-cell office:value-type="float" office:value="0.15339252357639011" table:formula="of:=[LOG_RETURNS.B7]-[LOG_RETURNS.$H7]" table:style-name="ce1">
            <text:p>0,153392524</text:p>
          </table:table-cell>
          <table:table-cell office:value-type="float" office:value="2.0775994387532325E-2" table:formula="of:=[LOG_RETURNS.C7]-[LOG_RETURNS.$H7]" table:style-name="ce1">
            <text:p>0,020775994</text:p>
          </table:table-cell>
          <table:table-cell office:value-type="float" office:value="7.1475249496351728E-2" table:formula="of:=[LOG_RETURNS.D7]-[LOG_RETURNS.$H7]" table:style-name="ce1">
            <text:p>0,071475249</text:p>
          </table:table-cell>
          <table:table-cell office:value-type="float" office:value="0.2598400555355036" table:formula="of:=[LOG_RETURNS.E7]-[LOG_RETURNS.$H7]" table:style-name="ce1">
            <text:p>0,259840056</text:p>
          </table:table-cell>
          <table:table-cell office:value-type="float" office:value="-5.6843711985282805E-2" table:formula="of:=[LOG_RETURNS.F7]-[LOG_RETURNS.$H7]" table:style-name="ce1">
            <text:p>-0,056843712</text:p>
          </table:table-cell>
          <table:table-cell office:value-type="float" office:value="6.3933710487074094E-2" table:formula="of:=[LOG_RETURNS.G7]-[LOG_RETURNS.$H7]" table:style-name="ce1">
            <text:p>0,06393371</text:p>
          </table:table-cell>
          <table:table-cell table:number-columns-repeated="16377"/>
        </table:table-row>
        <table:table-row table:style-name="ro1">
          <table:table-cell office:value-type="date" office:date-value="2020-10-01T00:00:00" table:formula="of:=[LOG_RETURNS.A8]" table:style-name="ce2">
            <text:p>1/10/2020</text:p>
          </table:table-cell>
          <table:table-cell office:value-type="float" office:value="-0.10551627937373691" table:formula="of:=[LOG_RETURNS.B8]-[LOG_RETURNS.$H8]" table:style-name="ce1">
            <text:p>-0,105516279</text:p>
          </table:table-cell>
          <table:table-cell office:value-type="float" office:value="4.1507830619863378E-3" table:formula="of:=[LOG_RETURNS.C8]-[LOG_RETURNS.$H8]" table:style-name="ce1">
            <text:p>0,004150783</text:p>
          </table:table-cell>
          <table:table-cell office:value-type="float" office:value="-4.9018369926230362E-2" table:formula="of:=[LOG_RETURNS.D8]-[LOG_RETURNS.$H8]" table:style-name="ce1">
            <text:p>-0,04901837</text:p>
          </table:table-cell>
          <table:table-cell office:value-type="float" office:value="0.1481263761140601" table:formula="of:=[LOG_RETURNS.E8]-[LOG_RETURNS.$H8]" table:style-name="ce1">
            <text:p>0,148126376</text:p>
          </table:table-cell>
          <table:table-cell office:value-type="float" office:value="-0.16301910704080902" table:formula="of:=[LOG_RETURNS.F8]-[LOG_RETURNS.$H8]" table:style-name="ce1">
            <text:p>-0,163019107</text:p>
          </table:table-cell>
          <table:table-cell office:value-type="float" office:value="-3.5849703724460884E-2" table:formula="of:=[LOG_RETURNS.G8]-[LOG_RETURNS.$H8]" table:style-name="ce1">
            <text:p>-0,035849704</text:p>
          </table:table-cell>
          <table:table-cell table:number-columns-repeated="16377"/>
        </table:table-row>
        <table:table-row table:style-name="ro1">
          <table:table-cell office:value-type="date" office:date-value="2020-11-01T00:00:00" table:formula="of:=[LOG_RETURNS.A9]" table:style-name="ce2">
            <text:p>1/11/2020</text:p>
          </table:table-cell>
          <table:table-cell office:value-type="float" office:value="-3.5429575930486443E-3" table:formula="of:=[LOG_RETURNS.B9]-[LOG_RETURNS.$H9]" table:style-name="ce1">
            <text:p>-0,003542958</text:p>
          </table:table-cell>
          <table:table-cell office:value-type="float" office:value="-3.0269618741277975E-2" table:formula="of:=[LOG_RETURNS.C9]-[LOG_RETURNS.$H9]" table:style-name="ce1">
            <text:p>-0,030269619</text:p>
          </table:table-cell>
          <table:table-cell office:value-type="float" office:value="-4.346764283496185E-2" table:formula="of:=[LOG_RETURNS.D9]-[LOG_RETURNS.$H9]" table:style-name="ce1">
            <text:p>-0,043467643</text:p>
          </table:table-cell>
          <table:table-cell office:value-type="float" office:value="2.8017563136949572E-2" table:formula="of:=[LOG_RETURNS.E9]-[LOG_RETURNS.$H9]" table:style-name="ce1">
            <text:p>0,028017563</text:p>
          </table:table-cell>
          <table:table-cell office:value-type="float" office:value="-2.0136388727781711E-2" table:formula="of:=[LOG_RETURNS.F9]-[LOG_RETURNS.$H9]" table:style-name="ce1">
            <text:p>-0,020136389</text:p>
          </table:table-cell>
          <table:table-cell office:value-type="float" office:value="-2.755309977143169E-2" table:formula="of:=[LOG_RETURNS.G9]-[LOG_RETURNS.$H9]" table:style-name="ce1">
            <text:p>-0,0275531</text:p>
          </table:table-cell>
          <table:table-cell table:number-columns-repeated="16377"/>
        </table:table-row>
        <table:table-row table:style-name="ro1">
          <table:table-cell office:value-type="date" office:date-value="2020-12-01T00:00:00" table:formula="of:=[LOG_RETURNS.A10]" table:style-name="ce2">
            <text:p>1/12/2020</text:p>
          </table:table-cell>
          <table:table-cell office:value-type="float" office:value="5.2860009134762194E-2" table:formula="of:=[LOG_RETURNS.B10]-[LOG_RETURNS.$H10]" table:style-name="ce1">
            <text:p>0,052860009</text:p>
          </table:table-cell>
          <table:table-cell office:value-type="float" office:value="4.6042729412812428E-2" table:formula="of:=[LOG_RETURNS.C10]-[LOG_RETURNS.$H10]" table:style-name="ce1">
            <text:p>0,046042729</text:p>
          </table:table-cell>
          <table:table-cell office:value-type="float" office:value="0.27133102278265192" table:formula="of:=[LOG_RETURNS.D10]-[LOG_RETURNS.$H10]" table:style-name="ce1">
            <text:p>0,271331023</text:p>
          </table:table-cell>
          <table:table-cell office:value-type="float" office:value="0.1103635176520345" table:formula="of:=[LOG_RETURNS.E10]-[LOG_RETURNS.$H10]" table:style-name="ce1">
            <text:p>0,110363518</text:p>
          </table:table-cell>
          <table:table-cell office:value-type="float" office:value="0.16108863344258423" table:formula="of:=[LOG_RETURNS.F10]-[LOG_RETURNS.$H10]" table:style-name="ce1">
            <text:p>0,161088633</text:p>
          </table:table-cell>
          <table:table-cell office:value-type="float" office:value="0.10011889695663158" table:formula="of:=[LOG_RETURNS.G10]-[LOG_RETURNS.$H10]" table:style-name="ce1">
            <text:p>0,100118897</text:p>
          </table:table-cell>
          <table:table-cell table:number-columns-repeated="16377"/>
        </table:table-row>
        <table:table-row table:style-name="ro1">
          <table:table-cell office:value-type="date" office:date-value="2021-01-01T00:00:00" table:formula="of:=[LOG_RETURNS.A11]" table:style-name="ce2">
            <text:p>1/1/2021</text:p>
          </table:table-cell>
          <table:table-cell office:value-type="float" office:value="-1.6589316653148955E-2" table:formula="of:=[LOG_RETURNS.B11]-[LOG_RETURNS.$H11]" table:style-name="ce1">
            <text:p>-0,016589317</text:p>
          </table:table-cell>
          <table:table-cell office:value-type="float" office:value="-2.5401422492386021E-2" table:formula="of:=[LOG_RETURNS.C11]-[LOG_RETURNS.$H11]" table:style-name="ce1">
            <text:p>-0,025401422</text:p>
          </table:table-cell>
          <table:table-cell office:value-type="float" office:value="-1.93737318072091E-2" table:formula="of:=[LOG_RETURNS.D11]-[LOG_RETURNS.$H11]" table:style-name="ce1">
            <text:p>-0,019373732</text:p>
          </table:table-cell>
          <table:table-cell office:value-type="float" office:value="-0.12063813734244802" table:formula="of:=[LOG_RETURNS.E11]-[LOG_RETURNS.$H11]" table:style-name="ce1">
            <text:p>-0,120638137</text:p>
          </table:table-cell>
          <table:table-cell office:value-type="float" office:value="6.1177402806969761E-2" table:formula="of:=[LOG_RETURNS.F11]-[LOG_RETURNS.$H11]" table:style-name="ce1">
            <text:p>0,061177403</text:p>
          </table:table-cell>
          <table:table-cell office:value-type="float" office:value="3.1274250121214112E-2" table:formula="of:=[LOG_RETURNS.G11]-[LOG_RETURNS.$H11]" table:style-name="ce1">
            <text:p>0,03127425</text:p>
          </table:table-cell>
          <table:table-cell table:number-columns-repeated="16377"/>
        </table:table-row>
        <table:table-row table:style-name="ro1">
          <table:table-cell office:value-type="date" office:date-value="2021-02-01T00:00:00" table:formula="of:=[LOG_RETURNS.A12]" table:style-name="ce2">
            <text:p>1/2/2021</text:p>
          </table:table-cell>
          <table:table-cell office:value-type="float" office:value="-5.8029506568754073E-2" table:formula="of:=[LOG_RETURNS.B12]-[LOG_RETURNS.$H12]" table:style-name="ce1">
            <text:p>-0,058029507</text:p>
          </table:table-cell>
          <table:table-cell office:value-type="float" office:value="-6.5521482035909531E-2" table:formula="of:=[LOG_RETURNS.C12]-[LOG_RETURNS.$H12]" table:style-name="ce1">
            <text:p>-0,065521482</text:p>
          </table:table-cell>
          <table:table-cell office:value-type="float" office:value="-5.5302235013095946E-2" table:formula="of:=[LOG_RETURNS.D12]-[LOG_RETURNS.$H12]" table:style-name="ce1">
            <text:p>-0,055302235</text:p>
          </table:table-cell>
          <table:table-cell office:value-type="float" office:value="-9.3449177706054945E-2" table:formula="of:=[LOG_RETURNS.E12]-[LOG_RETURNS.$H12]" table:style-name="ce1">
            <text:p>-0,093449178</text:p>
          </table:table-cell>
          <table:table-cell office:value-type="float" office:value="9.408864223623406E-2" table:formula="of:=[LOG_RETURNS.F12]-[LOG_RETURNS.$H12]" table:style-name="ce1">
            <text:p>0,094088642</text:p>
          </table:table-cell>
          <table:table-cell office:value-type="float" office:value="-9.8149128362115066E-3" table:formula="of:=[LOG_RETURNS.G12]-[LOG_RETURNS.$H12]" table:style-name="ce1">
            <text:p>-0,009814913</text:p>
          </table:table-cell>
          <table:table-cell table:number-columns-repeated="16377"/>
        </table:table-row>
        <table:table-row table:style-name="ro1">
          <table:table-cell office:value-type="date" office:date-value="2021-03-01T00:00:00" table:formula="of:=[LOG_RETURNS.A13]" table:style-name="ce2">
            <text:p>1/3/2021</text:p>
          </table:table-cell>
          <table:table-cell office:value-type="float" office:value="3.8342433017076035E-3" table:formula="of:=[LOG_RETURNS.B13]-[LOG_RETURNS.$H13]" table:style-name="ce1">
            <text:p>0,003834243</text:p>
          </table:table-cell>
          <table:table-cell office:value-type="float" office:value="2.810058492638161E-3" table:formula="of:=[LOG_RETURNS.C13]-[LOG_RETURNS.$H13]" table:style-name="ce1">
            <text:p>0,002810058</text:p>
          </table:table-cell>
          <table:table-cell office:value-type="float" office:value="8.2650968337078065E-2" table:formula="of:=[LOG_RETURNS.D13]-[LOG_RETURNS.$H13]" table:style-name="ce1">
            <text:p>0,082650968</text:p>
          </table:table-cell>
          <table:table-cell office:value-type="float" office:value="8.4883010629070416E-2" table:formula="of:=[LOG_RETURNS.E13]-[LOG_RETURNS.$H13]" table:style-name="ce1">
            <text:p>0,084883011</text:p>
          </table:table-cell>
          <table:table-cell office:value-type="float" office:value="0.21307799986720719" table:formula="of:=[LOG_RETURNS.F13]-[LOG_RETURNS.$H13]" table:style-name="ce1">
            <text:p>0,213078</text:p>
          </table:table-cell>
          <table:table-cell office:value-type="float" office:value="2.8241441506666017E-2" table:formula="of:=[LOG_RETURNS.G13]-[LOG_RETURNS.$H13]" table:style-name="ce1">
            <text:p>0,028241442</text:p>
          </table:table-cell>
          <table:table-cell table:number-columns-repeated="16377"/>
        </table:table-row>
        <table:table-row table:style-name="ro1">
          <table:table-cell office:value-type="date" office:date-value="2021-04-01T00:00:00" table:formula="of:=[LOG_RETURNS.A14]" table:style-name="ce2">
            <text:p>1/4/2021</text:p>
          </table:table-cell>
          <table:table-cell office:value-type="float" office:value="0.13315685410084999" table:formula="of:=[LOG_RETURNS.B14]-[LOG_RETURNS.$H14]" table:style-name="ce1">
            <text:p>0,133156854</text:p>
          </table:table-cell>
          <table:table-cell office:value-type="float" office:value="4.3137454355448024E-2" table:formula="of:=[LOG_RETURNS.C14]-[LOG_RETURNS.$H14]" table:style-name="ce1">
            <text:p>0,043137454</text:p>
          </table:table-cell>
          <table:table-cell office:value-type="float" office:value="5.2827333480051052E-2" table:formula="of:=[LOG_RETURNS.D14]-[LOG_RETURNS.$H14]" table:style-name="ce1">
            <text:p>0,052827333</text:p>
          </table:table-cell>
          <table:table-cell office:value-type="float" office:value="9.0197963432055994E-2" table:formula="of:=[LOG_RETURNS.E14]-[LOG_RETURNS.$H14]" table:style-name="ce1">
            <text:p>0,090197963</text:p>
          </table:table-cell>
          <table:table-cell office:value-type="float" office:value="-4.1073118349583115E-3" table:formula="of:=[LOG_RETURNS.F14]-[LOG_RETURNS.$H14]" table:style-name="ce1">
            <text:p>-0,004107312</text:p>
          </table:table-cell>
          <table:table-cell office:value-type="float" office:value="3.691443124491188E-2" table:formula="of:=[LOG_RETURNS.G14]-[LOG_RETURNS.$H14]" table:style-name="ce1">
            <text:p>0,036914431</text:p>
          </table:table-cell>
          <table:table-cell table:number-columns-repeated="16377"/>
        </table:table-row>
        <table:table-row table:style-name="ro1">
          <table:table-cell office:value-type="date" office:date-value="2021-05-01T00:00:00" table:formula="of:=[LOG_RETURNS.A15]" table:style-name="ce2">
            <text:p>1/5/2021</text:p>
          </table:table-cell>
          <table:table-cell office:value-type="float" office:value="8.7624682843595383E-2" table:formula="of:=[LOG_RETURNS.B15]-[LOG_RETURNS.$H15]" table:style-name="ce1">
            <text:p>0,087624683</text:p>
          </table:table-cell>
          <table:table-cell office:value-type="float" office:value="2.2537404891037373E-3" table:formula="of:=[LOG_RETURNS.C15]-[LOG_RETURNS.$H15]" table:style-name="ce1">
            <text:p>0,00225374</text:p>
          </table:table-cell>
          <table:table-cell office:value-type="float" office:value="7.5377555955323153E-2" table:formula="of:=[LOG_RETURNS.D15]-[LOG_RETURNS.$H15]" table:style-name="ce1">
            <text:p>0,075377556</text:p>
          </table:table-cell>
          <table:table-cell office:value-type="float" office:value="3.7890032090195896E-2" table:formula="of:=[LOG_RETURNS.E15]-[LOG_RETURNS.$H15]" table:style-name="ce1">
            <text:p>0,037890032</text:p>
          </table:table-cell>
          <table:table-cell office:value-type="float" office:value="2.768924497705565E-2" table:formula="of:=[LOG_RETURNS.F15]-[LOG_RETURNS.$H15]" table:style-name="ce1">
            <text:p>0,027689245</text:p>
          </table:table-cell>
          <table:table-cell office:value-type="float" office:value="4.7326279203838452E-2" table:formula="of:=[LOG_RETURNS.G15]-[LOG_RETURNS.$H15]" table:style-name="ce1">
            <text:p>0,047326279</text:p>
          </table:table-cell>
          <table:table-cell table:number-columns-repeated="16377"/>
        </table:table-row>
        <table:table-row table:style-name="ro1">
          <table:table-cell office:value-type="date" office:date-value="2021-06-01T00:00:00" table:formula="of:=[LOG_RETURNS.A16]" table:style-name="ce2">
            <text:p>1/6/2021</text:p>
          </table:table-cell>
          <table:table-cell office:value-type="float" office:value="1.0788378800712664E-2" table:formula="of:=[LOG_RETURNS.B16]-[LOG_RETURNS.$H16]" table:style-name="ce1">
            <text:p>0,010788379</text:p>
          </table:table-cell>
          <table:table-cell office:value-type="float" office:value="-2.7085029487516465E-2" table:formula="of:=[LOG_RETURNS.C16]-[LOG_RETURNS.$H16]" table:style-name="ce1">
            <text:p>-0,027085029</text:p>
          </table:table-cell>
          <table:table-cell office:value-type="float" office:value="6.7923320194821155E-2" table:formula="of:=[LOG_RETURNS.D16]-[LOG_RETURNS.$H16]" table:style-name="ce1">
            <text:p>0,06792332</text:p>
          </table:table-cell>
          <table:table-cell office:value-type="float" office:value="7.495767369294172E-2" table:formula="of:=[LOG_RETURNS.E16]-[LOG_RETURNS.$H16]" table:style-name="ce1">
            <text:p>0,074957674</text:p>
          </table:table-cell>
          <table:table-cell office:value-type="float" office:value="2.3697499643281529E-2" table:formula="of:=[LOG_RETURNS.F16]-[LOG_RETURNS.$H16]" table:style-name="ce1">
            <text:p>0,0236975</text:p>
          </table:table-cell>
          <table:table-cell office:value-type="float" office:value="4.4969672768016564E-3" table:formula="of:=[LOG_RETURNS.G16]-[LOG_RETURNS.$H16]" table:style-name="ce1">
            <text:p>0,004496967</text:p>
          </table:table-cell>
          <table:table-cell table:number-columns-repeated="16377"/>
        </table:table-row>
        <table:table-row table:style-name="ro1">
          <table:table-cell office:value-type="date" office:date-value="2021-07-01T00:00:00" table:formula="of:=[LOG_RETURNS.A17]" table:style-name="ce2">
            <text:p>1/7/2021</text:p>
          </table:table-cell>
          <table:table-cell office:value-type="float" office:value="4.8033816729822945E-2" table:formula="of:=[LOG_RETURNS.B17]-[LOG_RETURNS.$H17]" table:style-name="ce1">
            <text:p>0,048033817</text:p>
          </table:table-cell>
          <table:table-cell office:value-type="float" office:value="-1.131983468541445E-2" table:formula="of:=[LOG_RETURNS.C17]-[LOG_RETURNS.$H17]" table:style-name="ce1">
            <text:p>-0,011319835</text:p>
          </table:table-cell>
          <table:table-cell office:value-type="float" office:value="-5.1341062269537961E-2" table:formula="of:=[LOG_RETURNS.D17]-[LOG_RETURNS.$H17]" table:style-name="ce1">
            <text:p>-0,051341062</text:p>
          </table:table-cell>
          <table:table-cell office:value-type="float" office:value="-6.050928504018778E-2" table:formula="of:=[LOG_RETURNS.E17]-[LOG_RETURNS.$H17]" table:style-name="ce1">
            <text:p>-0,060509285</text:p>
          </table:table-cell>
          <table:table-cell office:value-type="float" office:value="7.7665462286118023E-2" table:formula="of:=[LOG_RETURNS.F17]-[LOG_RETURNS.$H17]" table:style-name="ce1">
            <text:p>0,077665462</text:p>
          </table:table-cell>
          <table:table-cell office:value-type="float" office:value="1.8549632440720703E-2" table:formula="of:=[LOG_RETURNS.G17]-[LOG_RETURNS.$H17]" table:style-name="ce1">
            <text:p>0,018549632</text:p>
          </table:table-cell>
          <table:table-cell table:number-columns-repeated="16377"/>
        </table:table-row>
        <table:table-row table:style-name="ro1">
          <table:table-cell office:value-type="date" office:date-value="2021-08-01T00:00:00" table:formula="of:=[LOG_RETURNS.A18]" table:style-name="ce2">
            <text:p>1/8/2021</text:p>
          </table:table-cell>
          <table:table-cell office:value-type="float" office:value="3.0975530300650492E-2" table:formula="of:=[LOG_RETURNS.B18]-[LOG_RETURNS.$H18]" table:style-name="ce1">
            <text:p>0,03097553</text:p>
          </table:table-cell>
          <table:table-cell office:value-type="float" office:value="-3.1691092727887055E-3" table:formula="of:=[LOG_RETURNS.C18]-[LOG_RETURNS.$H18]" table:style-name="ce1">
            <text:p>-0,003169109</text:p>
          </table:table-cell>
          <table:table-cell office:value-type="float" office:value="1.8904921942642188E-2" table:formula="of:=[LOG_RETURNS.D18]-[LOG_RETURNS.$H18]" table:style-name="ce1">
            <text:p>0,018904922</text:p>
          </table:table-cell>
          <table:table-cell office:value-type="float" office:value="-6.7039568450533216E-2" table:formula="of:=[LOG_RETURNS.E18]-[LOG_RETURNS.$H18]" table:style-name="ce1">
            <text:p>-0,067039568</text:p>
          </table:table-cell>
          <table:table-cell office:value-type="float" office:value="-0.11240278358835072" table:formula="of:=[LOG_RETURNS.F18]-[LOG_RETURNS.$H18]" table:style-name="ce1">
            <text:p>-0,112402784</text:p>
          </table:table-cell>
          <table:table-cell office:value-type="float" office:value="2.3346808647011535E-2" table:formula="of:=[LOG_RETURNS.G18]-[LOG_RETURNS.$H18]" table:style-name="ce1">
            <text:p>0,023346809</text:p>
          </table:table-cell>
          <table:table-cell table:number-columns-repeated="16377"/>
        </table:table-row>
        <table:table-row table:style-name="ro1">
          <table:table-cell office:value-type="date" office:date-value="2021-09-01T00:00:00" table:formula="of:=[LOG_RETURNS.A19]" table:style-name="ce2">
            <text:p>1/9/2021</text:p>
          </table:table-cell>
          <table:table-cell office:value-type="float" office:value="5.7181945864894744E-2" table:formula="of:=[LOG_RETURNS.B19]-[LOG_RETURNS.$H19]" table:style-name="ce1">
            <text:p>0,057181946</text:p>
          </table:table-cell>
          <table:table-cell office:value-type="float" office:value="-2.01868605041714E-2" table:formula="of:=[LOG_RETURNS.C19]-[LOG_RETURNS.$H19]" table:style-name="ce1">
            <text:p>-0,020186861</text:p>
          </table:table-cell>
          <table:table-cell office:value-type="float" office:value="-2.4316560289289753E-2" table:formula="of:=[LOG_RETURNS.D19]-[LOG_RETURNS.$H19]" table:style-name="ce1">
            <text:p>-0,02431656</text:p>
          </table:table-cell>
          <table:table-cell office:value-type="float" office:value="-5.4869961561595883E-2" table:formula="of:=[LOG_RETURNS.E19]-[LOG_RETURNS.$H19]" table:style-name="ce1">
            <text:p>-0,054869962</text:p>
          </table:table-cell>
          <table:table-cell office:value-type="float" office:value="-5.573443657288462E-2" table:formula="of:=[LOG_RETURNS.F19]-[LOG_RETURNS.$H19]" table:style-name="ce1">
            <text:p>-0,055734437</text:p>
          </table:table-cell>
          <table:table-cell office:value-type="float" office:value="2.6197086027452614E-2" table:formula="of:=[LOG_RETURNS.G19]-[LOG_RETURNS.$H19]" table:style-name="ce1">
            <text:p>0,026197086</text:p>
          </table:table-cell>
          <table:table-cell table:number-columns-repeated="16377"/>
        </table:table-row>
        <table:table-row table:style-name="ro1">
          <table:table-cell office:value-type="date" office:date-value="2021-10-01T00:00:00" table:formula="of:=[LOG_RETURNS.A20]" table:style-name="ce2">
            <text:p>1/10/2021</text:p>
          </table:table-cell>
          <table:table-cell office:value-type="float" office:value="-0.10667282071199193" table:formula="of:=[LOG_RETURNS.B20]-[LOG_RETURNS.$H20]" table:style-name="ce1">
            <text:p>-0,106672821</text:p>
          </table:table-cell>
          <table:table-cell office:value-type="float" office:value="-1.9229670201334651E-2" table:formula="of:=[LOG_RETURNS.C20]-[LOG_RETURNS.$H20]" table:style-name="ce1">
            <text:p>-0,01922967</text:p>
          </table:table-cell>
          <table:table-cell office:value-type="float" office:value="1.805882793296491E-2" table:formula="of:=[LOG_RETURNS.D20]-[LOG_RETURNS.$H20]" table:style-name="ce1">
            <text:p>0,018058828</text:p>
          </table:table-cell>
          <table:table-cell office:value-type="float" office:value="-0.19141243088885015" table:formula="of:=[LOG_RETURNS.E20]-[LOG_RETURNS.$H20]" table:style-name="ce1">
            <text:p>-0,191412431</text:p>
          </table:table-cell>
          <table:table-cell office:value-type="float" office:value="8.5194530439309635E-2" table:formula="of:=[LOG_RETURNS.F20]-[LOG_RETURNS.$H20]" table:style-name="ce1">
            <text:p>0,08519453</text:p>
          </table:table-cell>
          <table:table-cell office:value-type="float" office:value="-4.9110058412038429E-2" table:formula="of:=[LOG_RETURNS.G20]-[LOG_RETURNS.$H20]" table:style-name="ce1">
            <text:p>-0,049110058</text:p>
          </table:table-cell>
          <table:table-cell table:number-columns-repeated="16377"/>
        </table:table-row>
        <table:table-row table:style-name="ro1">
          <table:table-cell office:value-type="date" office:date-value="2021-11-01T00:00:00" table:formula="of:=[LOG_RETURNS.A21]" table:style-name="ce2">
            <text:p>1/11/2021</text:p>
          </table:table-cell>
          <table:table-cell office:value-type="float" office:value="-4.7962162264366663E-2" table:formula="of:=[LOG_RETURNS.B21]-[LOG_RETURNS.$H21]" table:style-name="ce1">
            <text:p>-0,047962162</text:p>
          </table:table-cell>
          <table:table-cell office:value-type="float" office:value="-1.5856854837558682E-2" table:formula="of:=[LOG_RETURNS.C21]-[LOG_RETURNS.$H21]" table:style-name="ce1">
            <text:p>-0,015856855</text:p>
          </table:table-cell>
          <table:table-cell office:value-type="float" office:value="2.2705500466743189E-2" table:formula="of:=[LOG_RETURNS.D21]-[LOG_RETURNS.$H21]" table:style-name="ce1">
            <text:p>0,0227055</text:p>
          </table:table-cell>
          <table:table-cell office:value-type="float" office:value="7.4255378524832397E-2" table:formula="of:=[LOG_RETURNS.E21]-[LOG_RETURNS.$H21]" table:style-name="ce1">
            <text:p>0,074255379</text:p>
          </table:table-cell>
          <table:table-cell office:value-type="float" office:value="8.9688551139242539E-2" table:formula="of:=[LOG_RETURNS.F21]-[LOG_RETURNS.$H21]" table:style-name="ce1">
            <text:p>0,089688551</text:p>
          </table:table-cell>
          <table:table-cell office:value-type="float" office:value="6.4452059542559434E-2" table:formula="of:=[LOG_RETURNS.G21]-[LOG_RETURNS.$H21]" table:style-name="ce1">
            <text:p>0,06445206</text:p>
          </table:table-cell>
          <table:table-cell table:number-columns-repeated="16377"/>
        </table:table-row>
        <table:table-row table:style-name="ro1">
          <table:table-cell office:value-type="date" office:date-value="2021-12-01T00:00:00" table:formula="of:=[LOG_RETURNS.A22]" table:style-name="ce2">
            <text:p>1/12/2021</text:p>
          </table:table-cell>
          <table:table-cell office:value-type="float" office:value="1.1720149871726874E-2" table:formula="of:=[LOG_RETURNS.B22]-[LOG_RETURNS.$H22]" table:style-name="ce1">
            <text:p>0,01172015</text:p>
          </table:table-cell>
          <table:table-cell office:value-type="float" office:value="-5.4067490578930087E-2" table:formula="of:=[LOG_RETURNS.C22]-[LOG_RETURNS.$H22]" table:style-name="ce1">
            <text:p>-0,054067491</text:p>
          </table:table-cell>
          <table:table-cell office:value-type="float" office:value="-8.0430346937968425E-2" table:formula="of:=[LOG_RETURNS.D22]-[LOG_RETURNS.$H22]" table:style-name="ce1">
            <text:p>-0,080430347</text:p>
          </table:table-cell>
          <table:table-cell office:value-type="float" office:value="-1.0886197578796343E-2" table:formula="of:=[LOG_RETURNS.E22]-[LOG_RETURNS.$H22]" table:style-name="ce1">
            <text:p>-0,010886198</text:p>
          </table:table-cell>
          <table:table-cell office:value-type="float" office:value="-6.7461272124374569E-2" table:formula="of:=[LOG_RETURNS.F22]-[LOG_RETURNS.$H22]" table:style-name="ce1">
            <text:p>-0,067461272</text:p>
          </table:table-cell>
          <table:table-cell office:value-type="float" office:value="-2.9240123985806222E-3" table:formula="of:=[LOG_RETURNS.G22]-[LOG_RETURNS.$H22]" table:style-name="ce1">
            <text:p>-0,002924012</text:p>
          </table:table-cell>
          <table:table-cell table:number-columns-repeated="16377"/>
        </table:table-row>
        <table:table-row table:style-name="ro1">
          <table:table-cell office:value-type="date" office:date-value="2022-01-01T00:00:00" table:formula="of:=[LOG_RETURNS.A23]" table:style-name="ce2">
            <text:p>1/1/2022</text:p>
          </table:table-cell>
          <table:table-cell office:value-type="float" office:value="2.2686186022012566E-2" table:formula="of:=[LOG_RETURNS.B23]-[LOG_RETURNS.$H23]" table:style-name="ce1">
            <text:p>0,022686186</text:p>
          </table:table-cell>
          <table:table-cell office:value-type="float" office:value="2.9339797560160259E-2" table:formula="of:=[LOG_RETURNS.C23]-[LOG_RETURNS.$H23]" table:style-name="ce1">
            <text:p>0,029339798</text:p>
          </table:table-cell>
          <table:table-cell office:value-type="float" office:value="4.5576154551728323E-2" table:formula="of:=[LOG_RETURNS.D23]-[LOG_RETURNS.$H23]" table:style-name="ce1">
            <text:p>0,045576155</text:p>
          </table:table-cell>
          <table:table-cell office:value-type="float" office:value="9.9050756759006958E-2" table:formula="of:=[LOG_RETURNS.E23]-[LOG_RETURNS.$H23]" table:style-name="ce1">
            <text:p>0,099050757</text:p>
          </table:table-cell>
          <table:table-cell office:value-type="float" office:value="4.2915627402984793E-3" table:formula="of:=[LOG_RETURNS.F23]-[LOG_RETURNS.$H23]" table:style-name="ce1">
            <text:p>0,004291563</text:p>
          </table:table-cell>
          <table:table-cell office:value-type="float" office:value="3.610635696484539E-2" table:formula="of:=[LOG_RETURNS.G23]-[LOG_RETURNS.$H23]" table:style-name="ce1">
            <text:p>0,036106357</text:p>
          </table:table-cell>
          <table:table-cell table:number-columns-repeated="16377"/>
        </table:table-row>
        <table:table-row table:style-name="ro1">
          <table:table-cell office:value-type="date" office:date-value="2022-02-01T00:00:00" table:formula="of:=[LOG_RETURNS.A24]" table:style-name="ce2">
            <text:p>1/2/2022</text:p>
          </table:table-cell>
          <table:table-cell office:value-type="float" office:value="-7.427919643729082E-2" table:formula="of:=[LOG_RETURNS.B24]-[LOG_RETURNS.$H24]" table:style-name="ce1">
            <text:p>-0,074279196</text:p>
          </table:table-cell>
          <table:table-cell office:value-type="float" office:value="2.3732612124674677E-2" table:formula="of:=[LOG_RETURNS.C24]-[LOG_RETURNS.$H24]" table:style-name="ce1">
            <text:p>0,023732612</text:p>
          </table:table-cell>
          <table:table-cell office:value-type="float" office:value="4.4153901534151253E-2" table:formula="of:=[LOG_RETURNS.D24]-[LOG_RETURNS.$H24]" table:style-name="ce1">
            <text:p>0,044153902</text:p>
          </table:table-cell>
          <table:table-cell office:value-type="float" office:value="-2.1000843221525067E-2" table:formula="of:=[LOG_RETURNS.E24]-[LOG_RETURNS.$H24]" table:style-name="ce1">
            <text:p>-0,021000843</text:p>
          </table:table-cell>
          <table:table-cell office:value-type="float" office:value="0.22034719491892168" table:formula="of:=[LOG_RETURNS.F24]-[LOG_RETURNS.$H24]" table:style-name="ce1">
            <text:p>0,220347195</text:p>
          </table:table-cell>
          <table:table-cell office:value-type="float" office:value="-5.7123659528395106E-2" table:formula="of:=[LOG_RETURNS.G24]-[LOG_RETURNS.$H24]" table:style-name="ce1">
            <text:p>-0,05712366</text:p>
          </table:table-cell>
          <table:table-cell table:number-columns-repeated="16377"/>
        </table:table-row>
        <table:table-row table:style-name="ro1">
          <table:table-cell office:value-type="date" office:date-value="2022-03-01T00:00:00" table:formula="of:=[LOG_RETURNS.A25]" table:style-name="ce2">
            <text:p>1/3/2022</text:p>
          </table:table-cell>
          <table:table-cell office:value-type="float" office:value="-0.40618808794004208" table:formula="of:=[LOG_RETURNS.B25]-[LOG_RETURNS.$H25]" table:style-name="ce1">
            <text:p>-0,406188088</text:p>
          </table:table-cell>
          <table:table-cell office:value-type="float" office:value="3.375746024784907E-4" table:formula="of:=[LOG_RETURNS.C25]-[LOG_RETURNS.$H25]" table:style-name="ce1">
            <text:p>0,000337575</text:p>
          </table:table-cell>
          <table:table-cell office:value-type="float" office:value="0.1300399836893561" table:formula="of:=[LOG_RETURNS.D25]-[LOG_RETURNS.$H25]" table:style-name="ce1">
            <text:p>0,130039984</text:p>
          </table:table-cell>
          <table:table-cell office:value-type="float" office:value="-0.14359008039981302" table:formula="of:=[LOG_RETURNS.E25]-[LOG_RETURNS.$H25]" table:style-name="ce1">
            <text:p>-0,14359008</text:p>
          </table:table-cell>
          <table:table-cell office:value-type="float" office:value="2.8361948006828189E-2" table:formula="of:=[LOG_RETURNS.F25]-[LOG_RETURNS.$H25]" table:style-name="ce1">
            <text:p>0,028361948</text:p>
          </table:table-cell>
          <table:table-cell office:value-type="float" office:value="-3.6758208269205284E-2" table:formula="of:=[LOG_RETURNS.G25]-[LOG_RETURNS.$H25]" table:style-name="ce1">
            <text:p>-0,036758208</text:p>
          </table:table-cell>
          <table:table-cell table:number-columns-repeated="16377"/>
        </table:table-row>
        <table:table-row table:style-name="ro1">
          <table:table-cell office:value-type="date" office:date-value="2022-04-01T00:00:00" table:formula="of:=[LOG_RETURNS.A26]" table:style-name="ce2">
            <text:p>1/4/2022</text:p>
          </table:table-cell>
          <table:table-cell office:value-type="float" office:value="6.5650108124417156E-2" table:formula="of:=[LOG_RETURNS.B26]-[LOG_RETURNS.$H26]" table:style-name="ce1">
            <text:p>0,065650108</text:p>
          </table:table-cell>
          <table:table-cell office:value-type="float" office:value="-4.9423941188295406E-2" table:formula="of:=[LOG_RETURNS.C26]-[LOG_RETURNS.$H26]" table:style-name="ce1">
            <text:p>-0,049423941</text:p>
          </table:table-cell>
          <table:table-cell office:value-type="float" office:value="-3.168618026520062E-2" table:formula="of:=[LOG_RETURNS.D26]-[LOG_RETURNS.$H26]" table:style-name="ce1">
            <text:p>-0,03168618</text:p>
          </table:table-cell>
          <table:table-cell office:value-type="float" office:value="4.3800917998856367E-2" table:formula="of:=[LOG_RETURNS.E26]-[LOG_RETURNS.$H26]" table:style-name="ce1">
            <text:p>0,043800918</text:p>
          </table:table-cell>
          <table:table-cell office:value-type="float" office:value="3.8105074892853266E-2" table:formula="of:=[LOG_RETURNS.F26]-[LOG_RETURNS.$H26]" table:style-name="ce1">
            <text:p>0,038105075</text:p>
          </table:table-cell>
          <table:table-cell office:value-type="float" office:value="3.784551251133432E-2" table:formula="of:=[LOG_RETURNS.G26]-[LOG_RETURNS.$H26]" table:style-name="ce1">
            <text:p>0,037845513</text:p>
          </table:table-cell>
          <table:table-cell table:number-columns-repeated="16377"/>
        </table:table-row>
        <table:table-row table:style-name="ro1">
          <table:table-cell office:value-type="date" office:date-value="2022-05-01T00:00:00" table:formula="of:=[LOG_RETURNS.A27]" table:style-name="ce2">
            <text:p>1/5/2022</text:p>
          </table:table-cell>
          <table:table-cell office:value-type="float" office:value="-0.1124411215633165" table:formula="of:=[LOG_RETURNS.B27]-[LOG_RETURNS.$H27]" table:style-name="ce1">
            <text:p>-0,112441122</text:p>
          </table:table-cell>
          <table:table-cell office:value-type="float" office:value="-9.4993702810993091E-2" table:formula="of:=[LOG_RETURNS.C27]-[LOG_RETURNS.$H27]" table:style-name="ce1">
            <text:p>-0,094993703</text:p>
          </table:table-cell>
          <table:table-cell office:value-type="float" office:value="-5.6504985698149643E-2" table:formula="of:=[LOG_RETURNS.D27]-[LOG_RETURNS.$H27]" table:style-name="ce1">
            <text:p>-0,056504986</text:p>
          </table:table-cell>
          <table:table-cell office:value-type="float" office:value="-0.15354466022308294" table:formula="of:=[LOG_RETURNS.E27]-[LOG_RETURNS.$H27]" table:style-name="ce1">
            <text:p>-0,15354466</text:p>
          </table:table-cell>
          <table:table-cell office:value-type="float" office:value="3.3728274687847941E-2" table:formula="of:=[LOG_RETURNS.F27]-[LOG_RETURNS.$H27]" table:style-name="ce1">
            <text:p>0,033728275</text:p>
          </table:table-cell>
          <table:table-cell office:value-type="float" office:value="-9.7015731659891108E-2" table:formula="of:=[LOG_RETURNS.G27]-[LOG_RETURNS.$H27]" table:style-name="ce1">
            <text:p>-0,097015732</text:p>
          </table:table-cell>
          <table:table-cell table:number-columns-repeated="16377"/>
        </table:table-row>
        <table:table-row table:style-name="ro1">
          <table:table-cell office:value-type="date" office:date-value="2022-06-01T00:00:00" table:formula="of:=[LOG_RETURNS.A28]" table:style-name="ce2">
            <text:p>1/6/2022</text:p>
          </table:table-cell>
          <table:table-cell office:value-type="float" office:value="-2.5773957370754979E-2" table:formula="of:=[LOG_RETURNS.B28]-[LOG_RETURNS.$H28]" table:style-name="ce1">
            <text:p>-0,025773957</text:p>
          </table:table-cell>
          <table:table-cell office:value-type="float" office:value="9.8362070026691714E-2" table:formula="of:=[LOG_RETURNS.C28]-[LOG_RETURNS.$H28]" table:style-name="ce1">
            <text:p>0,09836207</text:p>
          </table:table-cell>
          <table:table-cell office:value-type="float" office:value="1.3360037035901108E-2" table:formula="of:=[LOG_RETURNS.D28]-[LOG_RETURNS.$H28]" table:style-name="ce1">
            <text:p>0,013360037</text:p>
          </table:table-cell>
          <table:table-cell office:value-type="float" office:value="0.12071046381348553" table:formula="of:=[LOG_RETURNS.E28]-[LOG_RETURNS.$H28]" table:style-name="ce1">
            <text:p>0,120710464</text:p>
          </table:table-cell>
          <table:table-cell office:value-type="float" office:value="0.12976157952113615" table:formula="of:=[LOG_RETURNS.F28]-[LOG_RETURNS.$H28]" table:style-name="ce1">
            <text:p>0,12976158</text:p>
          </table:table-cell>
          <table:table-cell office:value-type="float" office:value="2.2435582982838552E-3" table:formula="of:=[LOG_RETURNS.G28]-[LOG_RETURNS.$H28]" table:style-name="ce1">
            <text:p>0,002243558</text:p>
          </table:table-cell>
          <table:table-cell table:number-columns-repeated="16377"/>
        </table:table-row>
        <table:table-row table:style-name="ro1">
          <table:table-cell office:value-type="date" office:date-value="2022-07-01T00:00:00" table:formula="of:=[LOG_RETURNS.A29]" table:style-name="ce2">
            <text:p>1/7/2022</text:p>
          </table:table-cell>
          <table:table-cell office:value-type="float" office:value="-0.20612387989809344" table:formula="of:=[LOG_RETURNS.B29]-[LOG_RETURNS.$H29]" table:style-name="ce1">
            <text:p>-0,20612388</text:p>
          </table:table-cell>
          <table:table-cell office:value-type="float" office:value="-1.1895068665455933E-2" table:formula="of:=[LOG_RETURNS.C29]-[LOG_RETURNS.$H29]" table:style-name="ce1">
            <text:p>-0,011895069</text:p>
          </table:table-cell>
          <table:table-cell office:value-type="float" office:value="-2.1034634949667775E-3" table:formula="of:=[LOG_RETURNS.D29]-[LOG_RETURNS.$H29]" table:style-name="ce1">
            <text:p>-0,002103463</text:p>
          </table:table-cell>
          <table:table-cell office:value-type="float" office:value="-1.328888800190145E-2" table:formula="of:=[LOG_RETURNS.E29]-[LOG_RETURNS.$H29]" table:style-name="ce1">
            <text:p>-0,013288888</text:p>
          </table:table-cell>
          <table:table-cell office:value-type="float" office:value="-0.11452200440985037" table:formula="of:=[LOG_RETURNS.F29]-[LOG_RETURNS.$H29]" table:style-name="ce1">
            <text:p>-0,114522004</text:p>
          </table:table-cell>
          <table:table-cell office:value-type="float" office:value="-9.5586795880430023E-2" table:formula="of:=[LOG_RETURNS.G29]-[LOG_RETURNS.$H29]" table:style-name="ce1">
            <text:p>-0,095586796</text:p>
          </table:table-cell>
          <table:table-cell table:number-columns-repeated="16377"/>
        </table:table-row>
        <table:table-row table:style-name="ro1">
          <table:table-cell office:value-type="date" office:date-value="2022-08-01T00:00:00" table:formula="of:=[LOG_RETURNS.A30]" table:style-name="ce2">
            <text:p>1/8/2022</text:p>
          </table:table-cell>
          <table:table-cell office:value-type="float" office:value="-2.1496711787699029E-2" table:formula="of:=[LOG_RETURNS.B30]-[LOG_RETURNS.$H30]" table:style-name="ce1">
            <text:p>-0,021496712</text:p>
          </table:table-cell>
          <table:table-cell office:value-type="float" office:value="-9.8339222887395508E-2" table:formula="of:=[LOG_RETURNS.C30]-[LOG_RETURNS.$H30]" table:style-name="ce1">
            <text:p>-0,098339223</text:p>
          </table:table-cell>
          <table:table-cell office:value-type="float" office:value="-2.8169515712067179E-2" table:formula="of:=[LOG_RETURNS.D30]-[LOG_RETURNS.$H30]" table:style-name="ce1">
            <text:p>-0,028169516</text:p>
          </table:table-cell>
          <table:table-cell office:value-type="float" office:value="3.944027805021405E-2" table:formula="of:=[LOG_RETURNS.E30]-[LOG_RETURNS.$H30]" table:style-name="ce1">
            <text:p>0,039440278</text:p>
          </table:table-cell>
          <table:table-cell office:value-type="float" office:value="8.6524613391063501E-2" table:formula="of:=[LOG_RETURNS.F30]-[LOG_RETURNS.$H30]" table:style-name="ce1">
            <text:p>0,086524613</text:p>
          </table:table-cell>
          <table:table-cell office:value-type="float" office:value="8.1789244758995877E-2" table:formula="of:=[LOG_RETURNS.G30]-[LOG_RETURNS.$H30]" table:style-name="ce1">
            <text:p>0,081789245</text:p>
          </table:table-cell>
          <table:table-cell table:number-columns-repeated="16377"/>
        </table:table-row>
        <table:table-row table:style-name="ro1">
          <table:table-cell office:value-type="date" office:date-value="2022-09-01T00:00:00" table:formula="of:=[LOG_RETURNS.A31]" table:style-name="ce2">
            <text:p>1/9/2022</text:p>
          </table:table-cell>
          <table:table-cell office:value-type="float" office:value="3.6800271726278228E-2" table:formula="of:=[LOG_RETURNS.B31]-[LOG_RETURNS.$H31]" table:style-name="ce1">
            <text:p>0,036800272</text:p>
          </table:table-cell>
          <table:table-cell office:value-type="float" office:value="-0.10852971129641095" table:formula="of:=[LOG_RETURNS.C31]-[LOG_RETURNS.$H31]" table:style-name="ce1">
            <text:p>-0,108529711</text:p>
          </table:table-cell>
          <table:table-cell office:value-type="float" office:value="-4.8356007421938504E-2" table:formula="of:=[LOG_RETURNS.D31]-[LOG_RETURNS.$H31]" table:style-name="ce1">
            <text:p>-0,048356007</text:p>
          </table:table-cell>
          <table:table-cell office:value-type="float" office:value="-0.10517591152635553" table:formula="of:=[LOG_RETURNS.E31]-[LOG_RETURNS.$H31]" table:style-name="ce1">
            <text:p>-0,105175912</text:p>
          </table:table-cell>
          <table:table-cell office:value-type="float" office:value="-6.5760033468095867E-3" table:formula="of:=[LOG_RETURNS.F31]-[LOG_RETURNS.$H31]" table:style-name="ce1">
            <text:p>-0,006576003</text:p>
          </table:table-cell>
          <table:table-cell office:value-type="float" office:value="-4.6316506861743226E-2" table:formula="of:=[LOG_RETURNS.G31]-[LOG_RETURNS.$H31]" table:style-name="ce1">
            <text:p>-0,046316507</text:p>
          </table:table-cell>
          <table:table-cell table:number-columns-repeated="16377"/>
        </table:table-row>
        <table:table-row table:style-name="ro1">
          <table:table-cell office:value-type="date" office:date-value="2022-10-01T00:00:00" table:formula="of:=[LOG_RETURNS.A32]" table:style-name="ce2">
            <text:p>1/10/2022</text:p>
          </table:table-cell>
          <table:table-cell office:value-type="float" office:value="-0.17947736545060983" table:formula="of:=[LOG_RETURNS.B32]-[LOG_RETURNS.$H32]" table:style-name="ce1">
            <text:p>-0,179477365</text:p>
          </table:table-cell>
          <table:table-cell office:value-type="float" office:value="-8.1580502453029669E-2" table:formula="of:=[LOG_RETURNS.C32]-[LOG_RETURNS.$H32]" table:style-name="ce1">
            <text:p>-0,081580502</text:p>
          </table:table-cell>
          <table:table-cell office:value-type="float" office:value="-7.8654350619099422E-2" table:formula="of:=[LOG_RETURNS.D32]-[LOG_RETURNS.$H32]" table:style-name="ce1">
            <text:p>-0,078654351</text:p>
          </table:table-cell>
          <table:table-cell office:value-type="float" office:value="-0.33622757312622376" table:formula="of:=[LOG_RETURNS.E32]-[LOG_RETURNS.$H32]" table:style-name="ce1">
            <text:p>-0,336227573</text:p>
          </table:table-cell>
          <table:table-cell office:value-type="float" office:value="-5.0676399079609143E-2" table:formula="of:=[LOG_RETURNS.F32]-[LOG_RETURNS.$H32]" table:style-name="ce1">
            <text:p>-0,050676399</text:p>
          </table:table-cell>
          <table:table-cell office:value-type="float" office:value="-8.9881100813208992E-2" table:formula="of:=[LOG_RETURNS.G32]-[LOG_RETURNS.$H32]" table:style-name="ce1">
            <text:p>-0,089881101</text:p>
          </table:table-cell>
          <table:table-cell table:number-columns-repeated="16377"/>
        </table:table-row>
        <table:table-row table:style-name="ro1">
          <table:table-cell office:value-type="date" office:date-value="2022-11-01T00:00:00" table:formula="of:=[LOG_RETURNS.A33]" table:style-name="ce2">
            <text:p>1/11/2022</text:p>
          </table:table-cell>
          <table:table-cell office:value-type="float" office:value="-0.37758469586112309" table:formula="of:=[LOG_RETURNS.B33]-[LOG_RETURNS.$H33]" table:style-name="ce1">
            <text:p>-0,377584696</text:p>
          </table:table-cell>
          <table:table-cell office:value-type="float" office:value="-1.6980202576265459E-2" table:formula="of:=[LOG_RETURNS.C33]-[LOG_RETURNS.$H33]" table:style-name="ce1">
            <text:p>-0,016980203</text:p>
          </table:table-cell>
          <table:table-cell office:value-type="float" office:value="0.13620720771069272" table:formula="of:=[LOG_RETURNS.D33]-[LOG_RETURNS.$H33]" table:style-name="ce1">
            <text:p>0,136207208</text:p>
          </table:table-cell>
          <table:table-cell office:value-type="float" office:value="7.2471004683851398E-2" table:formula="of:=[LOG_RETURNS.E33]-[LOG_RETURNS.$H33]" table:style-name="ce1">
            <text:p>0,072471005</text:p>
          </table:table-cell>
          <table:table-cell office:value-type="float" office:value="0.21816131521461277" table:formula="of:=[LOG_RETURNS.F33]-[LOG_RETURNS.$H33]" table:style-name="ce1">
            <text:p>0,218161315</text:p>
          </table:table-cell>
          <table:table-cell office:value-type="float" office:value="7.4406926871889004E-2" table:formula="of:=[LOG_RETURNS.G33]-[LOG_RETURNS.$H33]" table:style-name="ce1">
            <text:p>0,074406927</text:p>
          </table:table-cell>
          <table:table-cell table:number-columns-repeated="16377"/>
        </table:table-row>
        <table:table-row table:style-name="ro1">
          <table:table-cell office:value-type="date" office:date-value="2022-12-01T00:00:00" table:formula="of:=[LOG_RETURNS.A34]" table:style-name="ce2">
            <text:p>1/12/2022</text:p>
          </table:table-cell>
          <table:table-cell office:value-type="float" office:value="0.23098681530282086" table:formula="of:=[LOG_RETURNS.B34]-[LOG_RETURNS.$H34]" table:style-name="ce1">
            <text:p>0,230986815</text:p>
          </table:table-cell>
          <table:table-cell office:value-type="float" office:value="2.809004046558838E-2" table:formula="of:=[LOG_RETURNS.C34]-[LOG_RETURNS.$H34]" table:style-name="ce1">
            <text:p>0,02809004</text:p>
          </table:table-cell>
          <table:table-cell office:value-type="float" office:value="3.5970014148733624E-2" table:formula="of:=[LOG_RETURNS.D34]-[LOG_RETURNS.$H34]" table:style-name="ce1">
            <text:p>0,035970014</text:p>
          </table:table-cell>
          <table:table-cell office:value-type="float" office:value="0.11370237479279048" table:formula="of:=[LOG_RETURNS.E34]-[LOG_RETURNS.$H34]" table:style-name="ce1">
            <text:p>0,113702375</text:p>
          </table:table-cell>
          <table:table-cell office:value-type="float" office:value="-9.5342559183562679E-3" table:formula="of:=[LOG_RETURNS.F34]-[LOG_RETURNS.$H34]" table:style-name="ce1">
            <text:p>-0,009534256</text:p>
          </table:table-cell>
          <table:table-cell office:value-type="float" office:value="4.3393370085458724E-2" table:formula="of:=[LOG_RETURNS.G34]-[LOG_RETURNS.$H34]" table:style-name="ce1">
            <text:p>0,04339337</text:p>
          </table:table-cell>
          <table:table-cell table:number-columns-repeated="16377"/>
        </table:table-row>
        <table:table-row table:style-name="ro1">
          <table:table-cell office:value-type="date" office:date-value="2023-01-01T00:00:00" table:formula="of:=[LOG_RETURNS.A35]" table:style-name="ce2">
            <text:p>1/1/2023</text:p>
          </table:table-cell>
          <table:table-cell office:value-type="float" office:value="2.6710447603336931E-2" table:formula="of:=[LOG_RETURNS.B35]-[LOG_RETURNS.$H35]" table:style-name="ce1">
            <text:p>0,026710448</text:p>
          </table:table-cell>
          <table:table-cell office:value-type="float" office:value="1.173978003653799E-2" table:formula="of:=[LOG_RETURNS.C35]-[LOG_RETURNS.$H35]" table:style-name="ce1">
            <text:p>0,01173978</text:p>
          </table:table-cell>
          <table:table-cell office:value-type="float" office:value="1.5483598050911769E-2" table:formula="of:=[LOG_RETURNS.D35]-[LOG_RETURNS.$H35]" table:style-name="ce1">
            <text:p>0,015483598</text:p>
          </table:table-cell>
          <table:table-cell office:value-type="float" office:value="-4.2598823086933649E-2" table:formula="of:=[LOG_RETURNS.E35]-[LOG_RETURNS.$H35]" table:style-name="ce1">
            <text:p>-0,042598823</text:p>
          </table:table-cell>
          <table:table-cell office:value-type="float" office:value="-2.0007712213044978E-2" table:formula="of:=[LOG_RETURNS.F35]-[LOG_RETURNS.$H35]" table:style-name="ce1">
            <text:p>-0,020007712</text:p>
          </table:table-cell>
          <table:table-cell office:value-type="float" office:value="-6.2124796778705707E-2" table:formula="of:=[LOG_RETURNS.G35]-[LOG_RETURNS.$H35]" table:style-name="ce1">
            <text:p>-0,062124797</text:p>
          </table:table-cell>
          <table:table-cell table:number-columns-repeated="16377"/>
        </table:table-row>
        <table:table-row table:style-name="ro1">
          <table:table-cell office:value-type="date" office:date-value="2023-02-01T00:00:00" table:formula="of:=[LOG_RETURNS.A36]" table:style-name="ce2">
            <text:p>1/2/2023</text:p>
          </table:table-cell>
          <table:table-cell office:value-type="float" office:value="0.18376508702414768" table:formula="of:=[LOG_RETURNS.B36]-[LOG_RETURNS.$H36]" table:style-name="ce1">
            <text:p>0,183765087</text:p>
          </table:table-cell>
          <table:table-cell office:value-type="float" office:value="5.1388635476502714E-2" table:formula="of:=[LOG_RETURNS.C36]-[LOG_RETURNS.$H36]" table:style-name="ce1">
            <text:p>0,051388635</text:p>
          </table:table-cell>
          <table:table-cell office:value-type="float" office:value="-1.3481561164767493E-2" table:formula="of:=[LOG_RETURNS.D36]-[LOG_RETURNS.$H36]" table:style-name="ce1">
            <text:p>-0,013481561</text:p>
          </table:table-cell>
          <table:table-cell office:value-type="float" office:value="9.5663658777940308E-2" table:formula="of:=[LOG_RETURNS.E36]-[LOG_RETURNS.$H36]" table:style-name="ce1">
            <text:p>0,095663659</text:p>
          </table:table-cell>
          <table:table-cell office:value-type="float" office:value="5.0715235822511522E-2" table:formula="of:=[LOG_RETURNS.F36]-[LOG_RETURNS.$H36]" table:style-name="ce1">
            <text:p>0,050715236</text:p>
          </table:table-cell>
          <table:table-cell office:value-type="float" office:value="5.1802869485653075E-2" table:formula="of:=[LOG_RETURNS.G36]-[LOG_RETURNS.$H36]" table:style-name="ce1">
            <text:p>0,051802869</text:p>
          </table:table-cell>
          <table:table-cell table:number-columns-repeated="16377"/>
        </table:table-row>
        <table:table-row table:style-name="ro1">
          <table:table-cell office:value-type="date" office:date-value="2023-03-01T00:00:00" table:formula="of:=[LOG_RETURNS.A37]" table:style-name="ce2">
            <text:p>1/3/2023</text:p>
          </table:table-cell>
          <table:table-cell office:value-type="float" office:value="0.16174374540461559" table:formula="of:=[LOG_RETURNS.B37]-[LOG_RETURNS.$H37]" table:style-name="ce1">
            <text:p>0,161743745</text:p>
          </table:table-cell>
          <table:table-cell office:value-type="float" office:value="-8.4615196773211818E-2" table:formula="of:=[LOG_RETURNS.C37]-[LOG_RETURNS.$H37]" table:style-name="ce1">
            <text:p>-0,084615197</text:p>
          </table:table-cell>
          <table:table-cell office:value-type="float" office:value="-2.23760488804528E-2" table:formula="of:=[LOG_RETURNS.D37]-[LOG_RETURNS.$H37]" table:style-name="ce1">
            <text:p>-0,022376049</text:p>
          </table:table-cell>
          <table:table-cell office:value-type="float" office:value="4.7946892326784667E-2" table:formula="of:=[LOG_RETURNS.E37]-[LOG_RETURNS.$H37]" table:style-name="ce1">
            <text:p>0,047946892</text:p>
          </table:table-cell>
          <table:table-cell office:value-type="float" office:value="-6.1217383305177182E-2" table:formula="of:=[LOG_RETURNS.F37]-[LOG_RETURNS.$H37]" table:style-name="ce1">
            <text:p>-0,061217383</text:p>
          </table:table-cell>
          <table:table-cell office:value-type="float" office:value="-2.9854760871515423E-2" table:formula="of:=[LOG_RETURNS.G37]-[LOG_RETURNS.$H37]" table:style-name="ce1">
            <text:p>-0,029854761</text:p>
          </table:table-cell>
          <table:table-cell table:number-columns-repeated="16377"/>
        </table:table-row>
        <table:table-row table:style-name="ro1">
          <table:table-cell office:value-type="date" office:date-value="2023-04-01T00:00:00" table:formula="of:=[LOG_RETURNS.A38]" table:style-name="ce2">
            <text:p>1/4/2023</text:p>
          </table:table-cell>
          <table:table-cell office:value-type="float" office:value="0.17619137387900199" table:formula="of:=[LOG_RETURNS.B38]-[LOG_RETURNS.$H38]" table:style-name="ce1">
            <text:p>0,176191374</text:p>
          </table:table-cell>
          <table:table-cell office:value-type="float" office:value="5.8082450294715468E-3" table:formula="of:=[LOG_RETURNS.C38]-[LOG_RETURNS.$H38]" table:style-name="ce1">
            <text:p>0,005808245</text:p>
          </table:table-cell>
          <table:table-cell office:value-type="float" office:value="-5.934329522431247E-4" table:formula="of:=[LOG_RETURNS.D38]-[LOG_RETURNS.$H38]" table:style-name="ce1">
            <text:p>-0,000593433</text:p>
          </table:table-cell>
          <table:table-cell office:value-type="float" office:value="0.10898530133433414" table:formula="of:=[LOG_RETURNS.E38]-[LOG_RETURNS.$H38]" table:style-name="ce1">
            <text:p>0,108985301</text:p>
          </table:table-cell>
          <table:table-cell office:value-type="float" office:value="3.3708655011337685E-2" table:formula="of:=[LOG_RETURNS.F38]-[LOG_RETURNS.$H38]" table:style-name="ce1">
            <text:p>0,033708655</text:p>
          </table:table-cell>
          <table:table-cell office:value-type="float" office:value="3.1499644380047001E-2" table:formula="of:=[LOG_RETURNS.G38]-[LOG_RETURNS.$H38]" table:style-name="ce1">
            <text:p>0,031499644</text:p>
          </table:table-cell>
          <table:table-cell table:number-columns-repeated="16377"/>
        </table:table-row>
        <table:table-row table:style-name="ro1">
          <table:table-cell office:value-type="date" office:date-value="2023-05-01T00:00:00" table:formula="of:=[LOG_RETURNS.A39]" table:style-name="ce2">
            <text:p>1/5/2023</text:p>
          </table:table-cell>
          <table:table-cell office:value-type="float" office:value="0.13042891990530261" table:formula="of:=[LOG_RETURNS.B39]-[LOG_RETURNS.$H39]" table:style-name="ce1">
            <text:p>0,13042892</text:p>
          </table:table-cell>
          <table:table-cell office:value-type="float" office:value="1.9327139204512213E-4" table:formula="of:=[LOG_RETURNS.C39]-[LOG_RETURNS.$H39]" table:style-name="ce1">
            <text:p>0,000193271</text:p>
          </table:table-cell>
          <table:table-cell office:value-type="float" office:value="1.3876148499362521E-2" table:formula="of:=[LOG_RETURNS.D39]-[LOG_RETURNS.$H39]" table:style-name="ce1">
            <text:p>0,013876148</text:p>
          </table:table-cell>
          <table:table-cell office:value-type="float" office:value="2.0836515803596654E-3" table:formula="of:=[LOG_RETURNS.E39]-[LOG_RETURNS.$H39]" table:style-name="ce1">
            <text:p>0,002083652</text:p>
          </table:table-cell>
          <table:table-cell office:value-type="float" office:value="1.9795776510036431E-2" table:formula="of:=[LOG_RETURNS.F39]-[LOG_RETURNS.$H39]" table:style-name="ce1">
            <text:p>0,019795777</text:p>
          </table:table-cell>
          <table:table-cell office:value-type="float" office:value="1.274754003640827E-2" table:formula="of:=[LOG_RETURNS.G39]-[LOG_RETURNS.$H39]" table:style-name="ce1">
            <text:p>0,01274754</text:p>
          </table:table-cell>
          <table:table-cell table:number-columns-repeated="16377"/>
        </table:table-row>
        <table:table-row table:style-name="ro1">
          <table:table-cell office:value-type="date" office:date-value="2023-06-01T00:00:00" table:formula="of:=[LOG_RETURNS.A40]" table:style-name="ce2">
            <text:p>1/6/2023</text:p>
          </table:table-cell>
          <table:table-cell office:value-type="float" office:value="0.10521546980131978" table:formula="of:=[LOG_RETURNS.B40]-[LOG_RETURNS.$H40]" table:style-name="ce1">
            <text:p>0,10521547</text:p>
          </table:table-cell>
          <table:table-cell office:value-type="float" office:value="-9.8598009819755125E-2" table:formula="of:=[LOG_RETURNS.C40]-[LOG_RETURNS.$H40]" table:style-name="ce1">
            <text:p>-0,09859801</text:p>
          </table:table-cell>
          <table:table-cell office:value-type="float" office:value="-8.2675007568145137E-2" table:formula="of:=[LOG_RETURNS.D40]-[LOG_RETURNS.$H40]" table:style-name="ce1">
            <text:p>-0,082675008</text:p>
          </table:table-cell>
          <table:table-cell office:value-type="float" office:value="-5.2105041525957907E-2" table:formula="of:=[LOG_RETURNS.E40]-[LOG_RETURNS.$H40]" table:style-name="ce1">
            <text:p>-0,052105042</text:p>
          </table:table-cell>
          <table:table-cell office:value-type="float" office:value="-0.13401765617108047" table:formula="of:=[LOG_RETURNS.F40]-[LOG_RETURNS.$H40]" table:style-name="ce1">
            <text:p>-0,134017656</text:p>
          </table:table-cell>
          <table:table-cell office:value-type="float" office:value="8.5740911847520789E-4" table:formula="of:=[LOG_RETURNS.G40]-[LOG_RETURNS.$H40]" table:style-name="ce1">
            <text:p>0,000857409</text:p>
          </table:table-cell>
          <table:table-cell table:number-columns-repeated="16377"/>
        </table:table-row>
        <table:table-row table:style-name="ro1">
          <table:table-cell office:value-type="date" office:date-value="2023-07-01T00:00:00" table:formula="of:=[LOG_RETURNS.A41]" table:style-name="ce2">
            <text:p>1/7/2023</text:p>
          </table:table-cell>
          <table:table-cell office:value-type="float" office:value="7.2111907973683428E-2" table:formula="of:=[LOG_RETURNS.B41]-[LOG_RETURNS.$H41]" table:style-name="ce1">
            <text:p>0,072111908</text:p>
          </table:table-cell>
          <table:table-cell office:value-type="float" office:value="3.9952179784509267E-2" table:formula="of:=[LOG_RETURNS.C41]-[LOG_RETURNS.$H41]" table:style-name="ce1">
            <text:p>0,03995218</text:p>
          </table:table-cell>
          <table:table-cell office:value-type="float" office:value="5.1718208668960444E-2" table:formula="of:=[LOG_RETURNS.D41]-[LOG_RETURNS.$H41]" table:style-name="ce1">
            <text:p>0,051718209</text:p>
          </table:table-cell>
          <table:table-cell office:value-type="float" office:value="0.12438458847127788" table:formula="of:=[LOG_RETURNS.E41]-[LOG_RETURNS.$H41]" table:style-name="ce1">
            <text:p>0,124384588</text:p>
          </table:table-cell>
          <table:table-cell office:value-type="float" office:value="5.1674828995601108E-2" table:formula="of:=[LOG_RETURNS.F41]-[LOG_RETURNS.$H41]" table:style-name="ce1">
            <text:p>0,051674829</text:p>
          </table:table-cell>
          <table:table-cell office:value-type="float" office:value="5.8771924542442913E-2" table:formula="of:=[LOG_RETURNS.G41]-[LOG_RETURNS.$H41]" table:style-name="ce1">
            <text:p>0,058771925</text:p>
          </table:table-cell>
          <table:table-cell table:number-columns-repeated="16377"/>
        </table:table-row>
        <table:table-row table:style-name="ro1">
          <table:table-cell office:value-type="date" office:date-value="2023-08-01T00:00:00" table:formula="of:=[LOG_RETURNS.A42]" table:style-name="ce2">
            <text:p>1/8/2023</text:p>
          </table:table-cell>
          <table:table-cell office:value-type="float" office:value="9.8863255093374819E-2" table:formula="of:=[LOG_RETURNS.B42]-[LOG_RETURNS.$H42]" table:style-name="ce1">
            <text:p>0,098863255</text:p>
          </table:table-cell>
          <table:table-cell office:value-type="float" office:value="-8.3952384500998484E-2" table:formula="of:=[LOG_RETURNS.C42]-[LOG_RETURNS.$H42]" table:style-name="ce1">
            <text:p>-0,083952385</text:p>
          </table:table-cell>
          <table:table-cell office:value-type="float" office:value="-0.11542320334181683" table:formula="of:=[LOG_RETURNS.D42]-[LOG_RETURNS.$H42]" table:style-name="ce1">
            <text:p>-0,115423203</text:p>
          </table:table-cell>
          <table:table-cell office:value-type="float" office:value="8.2613982154562088E-2" table:formula="of:=[LOG_RETURNS.E42]-[LOG_RETURNS.$H42]" table:style-name="ce1">
            <text:p>0,082613982</text:p>
          </table:table-cell>
          <table:table-cell office:value-type="float" office:value="-8.3405511232240818E-3" table:formula="of:=[LOG_RETURNS.F42]-[LOG_RETURNS.$H42]" table:style-name="ce1">
            <text:p>-0,008340551</text:p>
          </table:table-cell>
          <table:table-cell office:value-type="float" office:value="2.5127384779399305E-2" table:formula="of:=[LOG_RETURNS.G42]-[LOG_RETURNS.$H42]" table:style-name="ce1">
            <text:p>0,025127385</text:p>
          </table:table-cell>
          <table:table-cell table:number-columns-repeated="16377"/>
        </table:table-row>
        <table:table-row table:style-name="ro1">
          <table:table-cell office:value-type="date" office:date-value="2023-09-01T00:00:00" table:formula="of:=[LOG_RETURNS.A43]" table:style-name="ce2">
            <text:p>1/9/2023</text:p>
          </table:table-cell>
          <table:table-cell office:value-type="float" office:value="-6.2351861418368036E-2" table:formula="of:=[LOG_RETURNS.B43]-[LOG_RETURNS.$H43]" table:style-name="ce1">
            <text:p>-0,062351861</text:p>
          </table:table-cell>
          <table:table-cell office:value-type="float" office:value="1.6780206571434513E-2" table:formula="of:=[LOG_RETURNS.C43]-[LOG_RETURNS.$H43]" table:style-name="ce1">
            <text:p>0,016780207</text:p>
          </table:table-cell>
          <table:table-cell office:value-type="float" office:value="-9.6438229564098591E-3" table:formula="of:=[LOG_RETURNS.D43]-[LOG_RETURNS.$H43]" table:style-name="ce1">
            <text:p>-0,009643823</text:p>
          </table:table-cell>
          <table:table-cell office:value-type="float" office:value="-2.797705401876855E-2" table:formula="of:=[LOG_RETURNS.E43]-[LOG_RETURNS.$H43]" table:style-name="ce1">
            <text:p>-0,027977054</text:p>
          </table:table-cell>
          <table:table-cell office:value-type="float" office:value="4.4493224226848052E-2" table:formula="of:=[LOG_RETURNS.F43]-[LOG_RETURNS.$H43]" table:style-name="ce1">
            <text:p>0,044493224</text:p>
          </table:table-cell>
          <table:table-cell office:value-type="float" office:value="-1.4017459253760561E-2" table:formula="of:=[LOG_RETURNS.G43]-[LOG_RETURNS.$H43]" table:style-name="ce1">
            <text:p>-0,014017459</text:p>
          </table:table-cell>
          <table:table-cell table:number-columns-repeated="16377"/>
        </table:table-row>
        <table:table-row table:style-name="ro1">
          <table:table-cell office:value-type="date" office:date-value="2023-10-01T00:00:00" table:formula="of:=[LOG_RETURNS.A44]" table:style-name="ce2">
            <text:p>1/10/2023</text:p>
          </table:table-cell>
          <table:table-cell office:value-type="float" office:value="7.349084770088242E-3" table:formula="of:=[LOG_RETURNS.B44]-[LOG_RETURNS.$H44]" table:style-name="ce1">
            <text:p>0,007349085</text:p>
          </table:table-cell>
          <table:table-cell office:value-type="float" office:value="-7.9515077132384621E-2" table:formula="of:=[LOG_RETURNS.C44]-[LOG_RETURNS.$H44]" table:style-name="ce1">
            <text:p>-0,079515077</text:p>
          </table:table-cell>
          <table:table-cell office:value-type="float" office:value="-0.19221181023881689" table:formula="of:=[LOG_RETURNS.D44]-[LOG_RETURNS.$H44]" table:style-name="ce1">
            <text:p>-0,19221181</text:p>
          </table:table-cell>
          <table:table-cell office:value-type="float" office:value="8.4482990246386568E-3" table:formula="of:=[LOG_RETURNS.E44]-[LOG_RETURNS.$H44]" table:style-name="ce1">
            <text:p>0,008448299</text:p>
          </table:table-cell>
          <table:table-cell office:value-type="float" office:value="4.2565627056166906E-2" table:formula="of:=[LOG_RETURNS.F44]-[LOG_RETURNS.$H44]" table:style-name="ce1">
            <text:p>0,042565627</text:p>
          </table:table-cell>
          <table:table-cell office:value-type="float" office:value="-5.9690853949892701E-2" table:formula="of:=[LOG_RETURNS.G44]-[LOG_RETURNS.$H44]" table:style-name="ce1">
            <text:p>-0,059690854</text:p>
          </table:table-cell>
          <table:table-cell table:number-columns-repeated="16377"/>
        </table:table-row>
        <table:table-row table:style-name="ro1">
          <table:table-cell office:value-type="date" office:date-value="2023-11-01T00:00:00" table:formula="of:=[LOG_RETURNS.A45]" table:style-name="ce2">
            <text:p>1/11/2023</text:p>
          </table:table-cell>
          <table:table-cell office:value-type="float" office:value="-7.0491460919839578E-3" table:formula="of:=[LOG_RETURNS.B45]-[LOG_RETURNS.$H45]" table:style-name="ce1">
            <text:p>-0,007049146</text:p>
          </table:table-cell>
          <table:table-cell office:value-type="float" office:value="8.3214590892516593E-2" table:formula="of:=[LOG_RETURNS.C45]-[LOG_RETURNS.$H45]" table:style-name="ce1">
            <text:p>0,083214591</text:p>
          </table:table-cell>
          <table:table-cell office:value-type="float" office:value="0.12956577516011669" table:formula="of:=[LOG_RETURNS.D45]-[LOG_RETURNS.$H45]" table:style-name="ce1">
            <text:p>0,129565775</text:p>
          </table:table-cell>
          <table:table-cell office:value-type="float" office:value="-0.10463177010142539" table:formula="of:=[LOG_RETURNS.E45]-[LOG_RETURNS.$H45]" table:style-name="ce1">
            <text:p>-0,10463177</text:p>
          </table:table-cell>
          <table:table-cell office:value-type="float" office:value="-0.10237198452165658" table:formula="of:=[LOG_RETURNS.F45]-[LOG_RETURNS.$H45]" table:style-name="ce1">
            <text:p>-0,102371985</text:p>
          </table:table-cell>
          <table:table-cell office:value-type="float" office:value="-2.3726666571607706E-2" table:formula="of:=[LOG_RETURNS.G45]-[LOG_RETURNS.$H45]" table:style-name="ce1">
            <text:p>-0,023726667</text:p>
          </table:table-cell>
          <table:table-cell table:number-columns-repeated="16377"/>
        </table:table-row>
        <table:table-row table:style-name="ro1">
          <table:table-cell office:value-type="date" office:date-value="2023-12-01T00:00:00" table:formula="of:=[LOG_RETURNS.A46]" table:style-name="ce2">
            <text:p>1/12/2023</text:p>
          </table:table-cell>
          <table:table-cell office:value-type="float" office:value="7.1769977252687911E-2" table:formula="of:=[LOG_RETURNS.B46]-[LOG_RETURNS.$H46]" table:style-name="ce1">
            <text:p>0,071769977</text:p>
          </table:table-cell>
          <table:table-cell office:value-type="float" office:value="7.774480612061907E-2" table:formula="of:=[LOG_RETURNS.C46]-[LOG_RETURNS.$H46]" table:style-name="ce1">
            <text:p>0,077744806</text:p>
          </table:table-cell>
          <table:table-cell office:value-type="float" office:value="-9.962489238981383E-3" table:formula="of:=[LOG_RETURNS.D46]-[LOG_RETURNS.$H46]" table:style-name="ce1">
            <text:p>-0,009962489</text:p>
          </table:table-cell>
          <table:table-cell office:value-type="float" office:value="7.0836672622108465E-2" table:formula="of:=[LOG_RETURNS.E46]-[LOG_RETURNS.$H46]" table:style-name="ce1">
            <text:p>0,070836673</text:p>
          </table:table-cell>
          <table:table-cell office:value-type="float" office:value="-4.2164670377976748E-2" table:formula="of:=[LOG_RETURNS.F46]-[LOG_RETURNS.$H46]" table:style-name="ce1">
            <text:p>-0,04216467</text:p>
          </table:table-cell>
          <table:table-cell office:value-type="float" office:value="7.8209921846012928E-2" table:formula="of:=[LOG_RETURNS.G46]-[LOG_RETURNS.$H46]" table:style-name="ce1">
            <text:p>0,078209922</text:p>
          </table:table-cell>
          <table:table-cell table:number-columns-repeated="16377"/>
        </table:table-row>
        <table:table-row table:style-name="ro1">
          <table:table-cell office:value-type="date" office:date-value="2024-01-01T00:00:00" table:formula="of:=[LOG_RETURNS.A47]" table:style-name="ce2">
            <text:p>1/1/2024</text:p>
          </table:table-cell>
          <table:table-cell office:value-type="float" office:value="7.3147306553793437E-2" table:formula="of:=[LOG_RETURNS.B47]-[LOG_RETURNS.$H47]" table:style-name="ce1">
            <text:p>0,073147307</text:p>
          </table:table-cell>
          <table:table-cell office:value-type="float" office:value="-2.0851092284128757E-2" table:formula="of:=[LOG_RETURNS.C47]-[LOG_RETURNS.$H47]" table:style-name="ce1">
            <text:p>-0,020851092</text:p>
          </table:table-cell>
          <table:table-cell office:value-type="float" office:value="2.7805101829352769E-2" table:formula="of:=[LOG_RETURNS.D47]-[LOG_RETURNS.$H47]" table:style-name="ce1">
            <text:p>0,027805102</text:p>
          </table:table-cell>
          <table:table-cell office:value-type="float" office:value="-3.3173461121641531E-2" table:formula="of:=[LOG_RETURNS.E47]-[LOG_RETURNS.$H47]" table:style-name="ce1">
            <text:p>-0,033173461</text:p>
          </table:table-cell>
          <table:table-cell office:value-type="float" office:value="-1.8783841472272553E-2" table:formula="of:=[LOG_RETURNS.F47]-[LOG_RETURNS.$H47]" table:style-name="ce1">
            <text:p>-0,018783841</text:p>
          </table:table-cell>
          <table:table-cell office:value-type="float" office:value="3.6686798425000819E-2" table:formula="of:=[LOG_RETURNS.G47]-[LOG_RETURNS.$H47]" table:style-name="ce1">
            <text:p>0,036686798</text:p>
          </table:table-cell>
          <table:table-cell table:number-columns-repeated="16377"/>
        </table:table-row>
        <table:table-row table:style-name="ro1">
          <table:table-cell office:value-type="date" office:date-value="2024-02-01T00:00:00" table:formula="of:=[LOG_RETURNS.A48]" table:style-name="ce2">
            <text:p>1/2/2024</text:p>
          </table:table-cell>
          <table:table-cell office:value-type="float" office:value="0.11122529105529867" table:formula="of:=[LOG_RETURNS.B48]-[LOG_RETURNS.$H48]" table:style-name="ce1">
            <text:p>0,111225291</text:p>
          </table:table-cell>
          <table:table-cell office:value-type="float" office:value="0.11999905912400018" table:formula="of:=[LOG_RETURNS.C48]-[LOG_RETURNS.$H48]" table:style-name="ce1">
            <text:p>0,119999059</text:p>
          </table:table-cell>
          <table:table-cell office:value-type="float" office:value="8.3834686074461318E-2" table:formula="of:=[LOG_RETURNS.D48]-[LOG_RETURNS.$H48]" table:style-name="ce1">
            <text:p>0,083834686</text:p>
          </table:table-cell>
          <table:table-cell office:value-type="float" office:value="-4.4344700729395219E-2" table:formula="of:=[LOG_RETURNS.E48]-[LOG_RETURNS.$H48]" table:style-name="ce1">
            <text:p>-0,044344701</text:p>
          </table:table-cell>
          <table:table-cell office:value-type="float" office:value="2.2643755494597115E-2" table:formula="of:=[LOG_RETURNS.F48]-[LOG_RETURNS.$H48]" table:style-name="ce1">
            <text:p>0,022643755</text:p>
          </table:table-cell>
          <table:table-cell office:value-type="float" office:value="2.0857392757804866E-2" table:formula="of:=[LOG_RETURNS.G48]-[LOG_RETURNS.$H48]" table:style-name="ce1">
            <text:p>0,020857393</text:p>
          </table:table-cell>
          <table:table-cell table:number-columns-repeated="16377"/>
        </table:table-row>
        <table:table-row table:style-name="ro1">
          <table:table-cell office:value-type="date" office:date-value="2024-03-01T00:00:00" table:formula="of:=[LOG_RETURNS.A49]" table:style-name="ce2">
            <text:p>1/3/2024</text:p>
          </table:table-cell>
          <table:table-cell office:value-type="float" office:value="0.21895865530086642" table:formula="of:=[LOG_RETURNS.B49]-[LOG_RETURNS.$H49]" table:style-name="ce1">
            <text:p>0,218958655</text:p>
          </table:table-cell>
          <table:table-cell office:value-type="float" office:value="-6.8646003574825587E-2" table:formula="of:=[LOG_RETURNS.C49]-[LOG_RETURNS.$H49]" table:style-name="ce1">
            <text:p>-0,068646004</text:p>
          </table:table-cell>
          <table:table-cell office:value-type="float" office:value="-2.5373669610411608E-2" table:formula="of:=[LOG_RETURNS.D49]-[LOG_RETURNS.$H49]" table:style-name="ce1">
            <text:p>-0,02537367</text:p>
          </table:table-cell>
          <table:table-cell office:value-type="float" office:value="2.3631140696998537E-2" table:formula="of:=[LOG_RETURNS.E49]-[LOG_RETURNS.$H49]" table:style-name="ce1">
            <text:p>0,023631141</text:p>
          </table:table-cell>
          <table:table-cell office:value-type="float" office:value="1.7001377135301008E-2" table:formula="of:=[LOG_RETURNS.F49]-[LOG_RETURNS.$H49]" table:style-name="ce1">
            <text:p>0,017001377</text:p>
          </table:table-cell>
          <table:table-cell office:value-type="float" office:value="4.4136533285455221E-2" table:formula="of:=[LOG_RETURNS.G49]-[LOG_RETURNS.$H49]" table:style-name="ce1">
            <text:p>0,044136533</text:p>
          </table:table-cell>
          <table:table-cell table:number-columns-repeated="16377"/>
        </table:table-row>
        <table:table-row table:style-name="ro1">
          <table:table-cell office:value-type="date" office:date-value="2024-04-01T00:00:00" table:formula="of:=[LOG_RETURNS.A50]" table:style-name="ce2">
            <text:p>1/4/2024</text:p>
          </table:table-cell>
          <table:table-cell office:value-type="float" office:value="-1.3519219009394385E-2" table:formula="of:=[LOG_RETURNS.B50]-[LOG_RETURNS.$H50]" table:style-name="ce1">
            <text:p>-0,013519219</text:p>
          </table:table-cell>
          <table:table-cell office:value-type="float" office:value="4.5310405170708237E-2" table:formula="of:=[LOG_RETURNS.C50]-[LOG_RETURNS.$H50]" table:style-name="ce1">
            <text:p>0,045310405</text:p>
          </table:table-cell>
          <table:table-cell office:value-type="float" office:value="7.9256661096685929E-2" table:formula="of:=[LOG_RETURNS.D50]-[LOG_RETURNS.$H50]" table:style-name="ce1">
            <text:p>0,079256661</text:p>
          </table:table-cell>
          <table:table-cell office:value-type="float" office:value="0.13273726156442786" table:formula="of:=[LOG_RETURNS.E50]-[LOG_RETURNS.$H50]" table:style-name="ce1">
            <text:p>0,132737262</text:p>
          </table:table-cell>
          <table:table-cell office:value-type="float" office:value="9.2832685857394417E-2" table:formula="of:=[LOG_RETURNS.F50]-[LOG_RETURNS.$H50]" table:style-name="ce1">
            <text:p>0,092832686</text:p>
          </table:table-cell>
          <table:table-cell office:value-type="float" office:value="2.7305013851861681E-2" table:formula="of:=[LOG_RETURNS.G50]-[LOG_RETURNS.$H50]" table:style-name="ce1">
            <text:p>0,027305014</text:p>
          </table:table-cell>
          <table:table-cell table:number-columns-repeated="16377"/>
        </table:table-row>
        <table:table-row table:style-name="ro1">
          <table:table-cell office:value-type="date" office:date-value="2024-05-01T00:00:00" table:formula="of:=[LOG_RETURNS.A51]" table:style-name="ce2">
            <text:p>1/5/2024</text:p>
          </table:table-cell>
          <table:table-cell office:value-type="float" office:value="-0.13205230002287721" table:formula="of:=[LOG_RETURNS.B51]-[LOG_RETURNS.$H51]" table:style-name="ce1">
            <text:p>-0,1320523</text:p>
          </table:table-cell>
          <table:table-cell office:value-type="float" office:value="-6.9345574919050523E-2" table:formula="of:=[LOG_RETURNS.C51]-[LOG_RETURNS.$H51]" table:style-name="ce1">
            <text:p>-0,069345575</text:p>
          </table:table-cell>
          <table:table-cell office:value-type="float" office:value="3.4940121051447642E-2" table:formula="of:=[LOG_RETURNS.D51]-[LOG_RETURNS.$H51]" table:style-name="ce1">
            <text:p>0,034940121</text:p>
          </table:table-cell>
          <table:table-cell office:value-type="float" office:value="-8.6712885561221614E-2" table:formula="of:=[LOG_RETURNS.E51]-[LOG_RETURNS.$H51]" table:style-name="ce1">
            <text:p>-0,086712886</text:p>
          </table:table-cell>
          <table:table-cell office:value-type="float" office:value="1.2034586057460186E-2" table:formula="of:=[LOG_RETURNS.F51]-[LOG_RETURNS.$H51]" table:style-name="ce1">
            <text:p>0,012034586</text:p>
          </table:table-cell>
          <table:table-cell office:value-type="float" office:value="-4.8419564793888779E-2" table:formula="of:=[LOG_RETURNS.G51]-[LOG_RETURNS.$H51]" table:style-name="ce1">
            <text:p>-0,048419565</text:p>
          </table:table-cell>
          <table:table-cell table:number-columns-repeated="16377"/>
        </table:table-row>
        <table:table-row table:style-name="ro1">
          <table:table-cell office:value-type="date" office:date-value="2024-06-01T00:00:00" table:formula="of:=[LOG_RETURNS.A52]" table:style-name="ce2">
            <text:p>1/6/2024</text:p>
          </table:table-cell>
          <table:table-cell office:value-type="float" office:value="9.0292560210660622E-2" table:formula="of:=[LOG_RETURNS.B52]-[LOG_RETURNS.$H52]" table:style-name="ce1">
            <text:p>0,09029256</text:p>
          </table:table-cell>
          <table:table-cell office:value-type="float" office:value="4.2220948489258593E-2" table:formula="of:=[LOG_RETURNS.C52]-[LOG_RETURNS.$H52]" table:style-name="ce1">
            <text:p>0,042220948</text:p>
          </table:table-cell>
          <table:table-cell office:value-type="float" office:value="5.3041321567617365E-2" table:formula="of:=[LOG_RETURNS.D52]-[LOG_RETURNS.$H52]" table:style-name="ce1">
            <text:p>0,053041322</text:p>
          </table:table-cell>
          <table:table-cell office:value-type="float" office:value="-3.5861561310976245E-2" table:formula="of:=[LOG_RETURNS.E52]-[LOG_RETURNS.$H52]" table:style-name="ce1">
            <text:p>-0,035861561</text:p>
          </table:table-cell>
          <table:table-cell office:value-type="float" office:value="-2.0625802126324477E-2" table:formula="of:=[LOG_RETURNS.F52]-[LOG_RETURNS.$H52]" table:style-name="ce1">
            <text:p>-0,020625802</text:p>
          </table:table-cell>
          <table:table-cell office:value-type="float" office:value="4.8197650837868929E-2" table:formula="of:=[LOG_RETURNS.G52]-[LOG_RETURNS.$H52]" table:style-name="ce1">
            <text:p>0,048197651</text:p>
          </table:table-cell>
          <table:table-cell table:number-columns-repeated="16377"/>
        </table:table-row>
        <table:table-row table:style-name="ro1">
          <table:table-cell office:value-type="date" office:date-value="2024-07-01T00:00:00" table:formula="of:=[LOG_RETURNS.A53]" table:style-name="ce2">
            <text:p>1/7/2024</text:p>
          </table:table-cell>
          <table:table-cell office:value-type="float" office:value="6.622193788909525E-2" table:formula="of:=[LOG_RETURNS.B53]-[LOG_RETURNS.$H53]" table:style-name="ce1">
            <text:p>0,066221938</text:p>
          </table:table-cell>
          <table:table-cell office:value-type="float" office:value="2.1344877011280072E-3" table:formula="of:=[LOG_RETURNS.C53]-[LOG_RETURNS.$H53]" table:style-name="ce1">
            <text:p>0,002134488</text:p>
          </table:table-cell>
          <table:table-cell office:value-type="float" office:value="-6.4814288377761056E-2" table:formula="of:=[LOG_RETURNS.D53]-[LOG_RETURNS.$H53]" table:style-name="ce1">
            <text:p>-0,064814288</text:p>
          </table:table-cell>
          <table:table-cell office:value-type="float" office:value="0.15892908517291926" table:formula="of:=[LOG_RETURNS.E53]-[LOG_RETURNS.$H53]" table:style-name="ce1">
            <text:p>0,158929085</text:p>
          </table:table-cell>
          <table:table-cell office:value-type="float" office:value="-8.7626653030393013E-3" table:formula="of:=[LOG_RETURNS.F53]-[LOG_RETURNS.$H53]" table:style-name="ce1">
            <text:p>-0,008762665</text:p>
          </table:table-cell>
          <table:table-cell office:value-type="float" office:value="2.8630430786158872E-2" table:formula="of:=[LOG_RETURNS.G53]-[LOG_RETURNS.$H53]" table:style-name="ce1">
            <text:p>0,028630431</text:p>
          </table:table-cell>
          <table:table-cell table:number-columns-repeated="16377"/>
        </table:table-row>
        <table:table-row table:style-name="ro1">
          <table:table-cell office:value-type="date" office:date-value="2024-08-01T00:00:00" table:formula="of:=[LOG_RETURNS.A54]" table:style-name="ce2">
            <text:p>1/8/2024</text:p>
          </table:table-cell>
          <table:table-cell office:value-type="float" office:value="2.7910627280800987E-2" table:formula="of:=[LOG_RETURNS.B54]-[LOG_RETURNS.$H54]" table:style-name="ce1">
            <text:p>0,027910627</text:p>
          </table:table-cell>
          <table:table-cell office:value-type="float" office:value="-2.1653136048304898E-2" table:formula="of:=[LOG_RETURNS.C54]-[LOG_RETURNS.$H54]" table:style-name="ce1">
            <text:p>-0,021653136</text:p>
          </table:table-cell>
          <table:table-cell office:value-type="float" office:value="0.15099723170860799" table:formula="of:=[LOG_RETURNS.D54]-[LOG_RETURNS.$H54]" table:style-name="ce1">
            <text:p>0,150997232</text:p>
          </table:table-cell>
          <table:table-cell office:value-type="float" office:value="1.3582524639942646E-2" table:formula="of:=[LOG_RETURNS.E54]-[LOG_RETURNS.$H54]" table:style-name="ce1">
            <text:p>0,013582525</text:p>
          </table:table-cell>
          <table:table-cell office:value-type="float" office:value="1.9179275071746785E-2" table:formula="of:=[LOG_RETURNS.F54]-[LOG_RETURNS.$H54]" table:style-name="ce1">
            <text:p>0,019179275</text:p>
          </table:table-cell>
          <table:table-cell office:value-type="float" office:value="8.7484955048397796E-3" table:formula="of:=[LOG_RETURNS.G54]-[LOG_RETURNS.$H54]" table:style-name="ce1">
            <text:p>0,008748496</text:p>
          </table:table-cell>
          <table:table-cell table:number-columns-repeated="16377"/>
        </table:table-row>
        <table:table-row table:style-name="ro1">
          <table:table-cell office:value-type="date" office:date-value="2024-09-01T00:00:00" table:formula="of:=[LOG_RETURNS.A55]" table:style-name="ce2">
            <text:p>1/9/2024</text:p>
          </table:table-cell>
          <table:table-cell office:value-type="float" office:value="-5.8871109591681434E-3" table:formula="of:=[LOG_RETURNS.B55]-[LOG_RETURNS.$H55]" table:style-name="ce1">
            <text:p>-0,005887111</text:p>
          </table:table-cell>
          <table:table-cell office:value-type="float" office:value="2.7952730275629997E-2" table:formula="of:=[LOG_RETURNS.C55]-[LOG_RETURNS.$H55]" table:style-name="ce1">
            <text:p>0,02795273</text:p>
          </table:table-cell>
          <table:table-cell office:value-type="float" office:value="4.1577232832018376E-2" table:formula="of:=[LOG_RETURNS.D55]-[LOG_RETURNS.$H55]" table:style-name="ce1">
            <text:p>0,041577233</text:p>
          </table:table-cell>
          <table:table-cell office:value-type="float" office:value="-2.7169811501422985E-2" table:formula="of:=[LOG_RETURNS.E55]-[LOG_RETURNS.$H55]" table:style-name="ce1">
            <text:p>-0,027169812</text:p>
          </table:table-cell>
          <table:table-cell office:value-type="float" office:value="-2.4709740655919965E-2" table:formula="of:=[LOG_RETURNS.F55]-[LOG_RETURNS.$H55]" table:style-name="ce1">
            <text:p>-0,024709741</text:p>
          </table:table-cell>
          <table:table-cell office:value-type="float" office:value="1.2145728916121586E-2" table:formula="of:=[LOG_RETURNS.G55]-[LOG_RETURNS.$H55]" table:style-name="ce1">
            <text:p>0,012145729</text:p>
          </table:table-cell>
          <table:table-cell table:number-columns-repeated="16377"/>
        </table:table-row>
        <table:table-row table:style-name="ro1">
          <table:table-cell office:value-type="date" office:date-value="2024-10-01T00:00:00" table:formula="of:=[LOG_RETURNS.A56]" table:style-name="ce2">
            <text:p>1/10/2024</text:p>
          </table:table-cell>
          <table:table-cell office:value-type="float" office:value="0.10325383520338864" table:formula="of:=[LOG_RETURNS.B56]-[LOG_RETURNS.$H56]" table:style-name="ce1">
            <text:p>0,103253835</text:p>
          </table:table-cell>
          <table:table-cell office:value-type="float" office:value="6.5907255390672631E-2" table:formula="of:=[LOG_RETURNS.C56]-[LOG_RETURNS.$H56]" table:style-name="ce1">
            <text:p>0,065907255</text:p>
          </table:table-cell>
          <table:table-cell office:value-type="float" office:value="-1.9031612680447389E-2" table:formula="of:=[LOG_RETURNS.D56]-[LOG_RETURNS.$H56]" table:style-name="ce1">
            <text:p>-0,019031613</text:p>
          </table:table-cell>
          <table:table-cell office:value-type="float" office:value="-8.1094276247925104E-2" table:formula="of:=[LOG_RETURNS.E56]-[LOG_RETURNS.$H56]" table:style-name="ce1">
            <text:p>-0,081094276</text:p>
          </table:table-cell>
          <table:table-cell office:value-type="float" office:value="-1.4241360508695897E-3" table:formula="of:=[LOG_RETURNS.F56]-[LOG_RETURNS.$H56]" table:style-name="ce1">
            <text:p>-0,001424136</text:p>
          </table:table-cell>
          <table:table-cell office:value-type="float" office:value="2.0370537857825381E-2" table:formula="of:=[LOG_RETURNS.G56]-[LOG_RETURNS.$H56]" table:style-name="ce1">
            <text:p>0,020370538</text:p>
          </table:table-cell>
          <table:table-cell table:number-columns-repeated="16377"/>
        </table:table-row>
        <table:table-row table:style-name="ro1">
          <table:table-cell office:value-type="date" office:date-value="2024-11-01T00:00:00" table:formula="of:=[LOG_RETURNS.A57]" table:style-name="ce2">
            <text:p>1/11/2024</text:p>
          </table:table-cell>
          <table:table-cell office:value-type="float" office:value="-2.1698987378366345E-2" table:formula="of:=[LOG_RETURNS.B57]-[LOG_RETURNS.$H57]" table:style-name="ce1">
            <text:p>-0,021698987</text:p>
          </table:table-cell>
          <table:table-cell office:value-type="float" office:value="-6.8827184986327658E-2" table:formula="of:=[LOG_RETURNS.C57]-[LOG_RETURNS.$H57]" table:style-name="ce1">
            <text:p>-0,068827185</text:p>
          </table:table-cell>
          <table:table-cell office:value-type="float" office:value="-9.3944740290653143E-4" table:formula="of:=[LOG_RETURNS.D57]-[LOG_RETURNS.$H57]" table:style-name="ce1">
            <text:p>-0,000939447</text:p>
          </table:table-cell>
          <table:table-cell office:value-type="float" office:value="-3.868829403388258E-3" table:formula="of:=[LOG_RETURNS.E57]-[LOG_RETURNS.$H57]" table:style-name="ce1">
            <text:p>-0,003868829</text:p>
          </table:table-cell>
          <table:table-cell office:value-type="float" office:value="2.9396613323759764E-2" table:formula="of:=[LOG_RETURNS.F57]-[LOG_RETURNS.$H57]" table:style-name="ce1">
            <text:p>0,029396613</text:p>
          </table:table-cell>
          <table:table-cell office:value-type="float" office:value="-9.5883824105104567E-3" table:formula="of:=[LOG_RETURNS.G57]-[LOG_RETURNS.$H57]" table:style-name="ce1">
            <text:p>-0,009588382</text:p>
          </table:table-cell>
          <table:table-cell table:number-columns-repeated="16377"/>
        </table:table-row>
        <table:table-row table:style-name="ro1">
          <table:table-cell office:value-type="date" office:date-value="2024-12-01T00:00:00" table:formula="of:=[LOG_RETURNS.A58]" table:style-name="ce2">
            <text:p>1/12/2024</text:p>
          </table:table-cell>
          <table:table-cell office:value-type="float" office:value="1.378566377672771E-2" table:formula="of:=[LOG_RETURNS.B58]-[LOG_RETURNS.$H58]" table:style-name="ce1">
            <text:p>0,013785664</text:p>
          </table:table-cell>
          <table:table-cell office:value-type="float" office:value="4.6278726144941655E-2" table:formula="of:=[LOG_RETURNS.C58]-[LOG_RETURNS.$H58]" table:style-name="ce1">
            <text:p>0,046278726</text:p>
          </table:table-cell>
          <table:table-cell office:value-type="float" office:value="-7.9346574762033731E-4" table:formula="of:=[LOG_RETURNS.D58]-[LOG_RETURNS.$H58]" table:style-name="ce1">
            <text:p>-0,000793466</text:p>
          </table:table-cell>
          <table:table-cell office:value-type="float" office:value="9.3237781584738874E-2" table:formula="of:=[LOG_RETURNS.E58]-[LOG_RETURNS.$H58]" table:style-name="ce1">
            <text:p>0,093237782</text:p>
          </table:table-cell>
          <table:table-cell office:value-type="float" office:value="-1.9305809045441172E-2" table:formula="of:=[LOG_RETURNS.F58]-[LOG_RETURNS.$H58]" table:style-name="ce1">
            <text:p>-0,019305809</text:p>
          </table:table-cell>
          <table:table-cell office:value-type="float" office:value="5.0384806303070372E-2" table:formula="of:=[LOG_RETURNS.G58]-[LOG_RETURNS.$H58]" table:style-name="ce1">
            <text:p>0,050384806</text:p>
          </table:table-cell>
          <table:table-cell table:number-columns-repeated="16377"/>
        </table:table-row>
        <table:table-row table:style-name="ro1">
          <table:table-cell office:value-type="date" office:date-value="2025-01-01T00:00:00" table:formula="of:=[LOG_RETURNS.A59]" table:style-name="ce2">
            <text:p>1/1/2025</text:p>
          </table:table-cell>
          <table:table-cell office:value-type="float" office:value="1.7138572252337038E-2" table:formula="of:=[LOG_RETURNS.B59]-[LOG_RETURNS.$H59]" table:style-name="ce1">
            <text:p>0,017138572</text:p>
          </table:table-cell>
          <table:table-cell office:value-type="float" office:value="-0.10447890707290074" table:formula="of:=[LOG_RETURNS.C59]-[LOG_RETURNS.$H59]" table:style-name="ce1">
            <text:p>-0,104478907</text:p>
          </table:table-cell>
          <table:table-cell office:value-type="float" office:value="-4.4509972037033774E-2" table:formula="of:=[LOG_RETURNS.D59]-[LOG_RETURNS.$H59]" table:style-name="ce1">
            <text:p>-0,044509972</text:p>
          </table:table-cell>
          <table:table-cell office:value-type="float" office:value="-7.2594779018952268E-2" table:formula="of:=[LOG_RETURNS.E59]-[LOG_RETURNS.$H59]" table:style-name="ce1">
            <text:p>-0,072594779</text:p>
          </table:table-cell>
          <table:table-cell office:value-type="float" office:value="-9.0188632118754747E-2" table:formula="of:=[LOG_RETURNS.F59]-[LOG_RETURNS.$H59]" table:style-name="ce1">
            <text:p>-0,090188632</text:p>
          </table:table-cell>
          <table:table-cell office:value-type="float" office:value="-2.6718316345525722E-2" table:formula="of:=[LOG_RETURNS.G59]-[LOG_RETURNS.$H59]" table:style-name="ce1">
            <text:p>-0,026718316</text:p>
          </table:table-cell>
          <table:table-cell table:number-columns-repeated="16377"/>
        </table:table-row>
        <table:table-row table:style-name="ro1">
          <table:table-cell office:value-type="date" office:date-value="2025-02-01T00:00:00" table:formula="of:=[LOG_RETURNS.A60]" table:style-name="ce2">
            <text:p>1/2/2025</text:p>
          </table:table-cell>
          <table:table-cell office:value-type="float" office:value="0.13261958310327399" table:formula="of:=[LOG_RETURNS.B60]-[LOG_RETURNS.$H60]" table:style-name="ce1">
            <text:p>0,132619583</text:p>
          </table:table-cell>
          <table:table-cell office:value-type="float" office:value="-2.1942733570713278E-2" table:formula="of:=[LOG_RETURNS.C60]-[LOG_RETURNS.$H60]" table:style-name="ce1">
            <text:p>-0,021942734</text:p>
          </table:table-cell>
          <table:table-cell office:value-type="float" office:value="9.0218912672658788E-2" table:formula="of:=[LOG_RETURNS.D60]-[LOG_RETURNS.$H60]" table:style-name="ce1">
            <text:p>0,090218913</text:p>
          </table:table-cell>
          <table:table-cell office:value-type="float" office:value="-9.2891985554181516E-2" table:formula="of:=[LOG_RETURNS.E60]-[LOG_RETURNS.$H60]" table:style-name="ce1">
            <text:p>-0,092891986</text:p>
          </table:table-cell>
          <table:table-cell office:value-type="float" office:value="-1.9054288875647262E-2" table:formula="of:=[LOG_RETURNS.F60]-[LOG_RETURNS.$H60]" table:style-name="ce1">
            <text:p>-0,019054289</text:p>
          </table:table-cell>
          <table:table-cell office:value-type="float" office:value="7.3910585310246954E-3" table:formula="of:=[LOG_RETURNS.G60]-[LOG_RETURNS.$H60]" table:style-name="ce1">
            <text:p>0,007391059</text:p>
          </table:table-cell>
          <table:table-cell table:number-columns-repeated="16377"/>
        </table:table-row>
        <table:table-row table:style-name="ro1">
          <table:table-cell office:value-type="date" office:date-value="2025-03-01T00:00:00" table:formula="of:=[LOG_RETURNS.A61]" table:style-name="ce2">
            <text:p>1/3/2025</text:p>
          </table:table-cell>
          <table:table-cell office:value-type="float" office:value="-6.7845543161011903E-3" table:formula="of:=[LOG_RETURNS.B61]-[LOG_RETURNS.$H61]" table:style-name="ce1">
            <text:p>-0,006784554</text:p>
          </table:table-cell>
          <table:table-cell office:value-type="float" office:value="8.5325510766840196E-2" table:formula="of:=[LOG_RETURNS.C61]-[LOG_RETURNS.$H61]" table:style-name="ce1">
            <text:p>0,085325511</text:p>
          </table:table-cell>
          <table:table-cell office:value-type="float" office:value="4.0979995503443986E-2" table:formula="of:=[LOG_RETURNS.D61]-[LOG_RETURNS.$H61]" table:style-name="ce1">
            <text:p>0,040979996</text:p>
          </table:table-cell>
          <table:table-cell office:value-type="float" office:value="1.986862443868186E-2" table:formula="of:=[LOG_RETURNS.E61]-[LOG_RETURNS.$H61]" table:style-name="ce1">
            <text:p>0,019868624</text:p>
          </table:table-cell>
          <table:table-cell office:value-type="float" office:value="4.289303020470181E-2" table:formula="of:=[LOG_RETURNS.F61]-[LOG_RETURNS.$H61]" table:style-name="ce1">
            <text:p>0,04289303</text:p>
          </table:table-cell>
          <table:table-cell office:value-type="float" office:value="-3.6861429413316696E-3" table:formula="of:=[LOG_RETURNS.G61]-[LOG_RETURNS.$H61]" table:style-name="ce1">
            <text:p>-0,003686143</text:p>
          </table:table-cell>
          <table:table-cell table:number-columns-repeated="16377"/>
        </table:table-row>
        <table:table-row table:style-name="ro1">
          <table:table-cell office:value-type="date" office:date-value="2025-04-01T00:00:00" table:formula="of:=[LOG_RETURNS.A62]" table:style-name="ce2">
            <text:p>1/4/2025</text:p>
          </table:table-cell>
          <table:table-cell office:value-type="float" office:value="-0.16909808320326794" table:formula="of:=[LOG_RETURNS.B62]-[LOG_RETURNS.$H62]" table:style-name="ce1">
            <text:p>-0,169098083</text:p>
          </table:table-cell>
          <table:table-cell office:value-type="float" office:value="5.3756404714636739E-2" table:formula="of:=[LOG_RETURNS.C62]-[LOG_RETURNS.$H62]" table:style-name="ce1">
            <text:p>0,053756405</text:p>
          </table:table-cell>
          <table:table-cell office:value-type="float" office:value="-1.8919678391793149E-2" table:formula="of:=[LOG_RETURNS.D62]-[LOG_RETURNS.$H62]" table:style-name="ce1">
            <text:p>-0,018919678</text:p>
          </table:table-cell>
          <table:table-cell office:value-type="float" office:value="-8.0807113657784452E-2" table:formula="of:=[LOG_RETURNS.E62]-[LOG_RETURNS.$H62]" table:style-name="ce1">
            <text:p>-0,080807114</text:p>
          </table:table-cell>
          <table:table-cell office:value-type="float" office:value="6.1687153049958664E-2" table:formula="of:=[LOG_RETURNS.F62]-[LOG_RETURNS.$H62]" table:style-name="ce1">
            <text:p>0,061687153</text:p>
          </table:table-cell>
          <table:table-cell office:value-type="float" office:value="-6.7608393933668173E-2" table:formula="of:=[LOG_RETURNS.G62]-[LOG_RETURNS.$H62]" table:style-name="ce1">
            <text:p>-0,067608394</text:p>
          </table:table-cell>
          <table:table-cell table:number-columns-repeated="16377"/>
        </table:table-row>
        <table:table-row table:style-name="ro1">
          <table:table-cell office:value-type="date" office:date-value="2025-05-01T00:00:00" table:formula="of:=[LOG_RETURNS.A63]" table:style-name="ce2">
            <text:p>1/5/2025</text:p>
          </table:table-cell>
          <table:table-cell office:value-type="float" office:value="3.3020300657020545E-2" table:formula="of:=[LOG_RETURNS.B63]-[LOG_RETURNS.$H63]" table:style-name="ce1">
            <text:p>0,033020301</text:p>
          </table:table-cell>
          <table:table-cell office:value-type="float" office:value="-4.2056370379108733E-2" table:formula="of:=[LOG_RETURNS.C63]-[LOG_RETURNS.$H63]" table:style-name="ce1">
            <text:p>-0,04205637</text:p>
          </table:table-cell>
          <table:table-cell office:value-type="float" office:value="-4.8981906400834996E-2" table:formula="of:=[LOG_RETURNS.D63]-[LOG_RETURNS.$H63]" table:style-name="ce1">
            <text:p>-0,048981906</text:p>
          </table:table-cell>
          <table:table-cell office:value-type="float" office:value="-0.1520505448715761" table:formula="of:=[LOG_RETURNS.E63]-[LOG_RETURNS.$H63]" table:style-name="ce1">
            <text:p>-0,152050545</text:p>
          </table:table-cell>
          <table:table-cell office:value-type="float" office:value="-0.12957074790887502" table:formula="of:=[LOG_RETURNS.F63]-[LOG_RETURNS.$H63]" table:style-name="ce1">
            <text:p>-0,129570748</text:p>
          </table:table-cell>
          <table:table-cell office:value-type="float" office:value="1.4079076577321265E-3" table:formula="of:=[LOG_RETURNS.G63]-[LOG_RETURNS.$H63]" table:style-name="ce1">
            <text:p>0,001407908</text:p>
          </table:table-cell>
          <table:table-cell table:number-columns-repeated="16377"/>
        </table:table-row>
        <table:table-row table:style-name="ro1">
          <table:table-cell office:value-type="date" office:date-value="2025-06-01T00:00:00" table:formula="of:=[LOG_RETURNS.A64]" table:style-name="ce2">
            <text:p>1/6/2025</text:p>
          </table:table-cell>
          <table:table-cell office:value-type="float" office:value="8.0961538648257031E-2" table:formula="of:=[LOG_RETURNS.B64]-[LOG_RETURNS.$H64]" table:style-name="ce1">
            <text:p>0,080961539</text:p>
          </table:table-cell>
          <table:table-cell office:value-type="float" office:value="-3.0156671537370444E-3" table:formula="of:=[LOG_RETURNS.C64]-[LOG_RETURNS.$H64]" table:style-name="ce1">
            <text:p>-0,003015667</text:p>
          </table:table-cell>
          <table:table-cell office:value-type="float" office:value="7.2586047180482768E-2" table:formula="of:=[LOG_RETURNS.D64]-[LOG_RETURNS.$H64]" table:style-name="ce1">
            <text:p>0,072586047</text:p>
          </table:table-cell>
          <table:table-cell office:value-type="float" office:value="3.0235585237977571E-2" table:formula="of:=[LOG_RETURNS.E64]-[LOG_RETURNS.$H64]" table:style-name="ce1">
            <text:p>0,030235585</text:p>
          </table:table-cell>
          <table:table-cell office:value-type="float" office:value="-1.6628952105431017E-2" table:formula="of:=[LOG_RETURNS.F64]-[LOG_RETURNS.$H64]" table:style-name="ce1">
            <text:p>-0,016628952</text:p>
          </table:table-cell>
          <table:table-cell office:value-type="float" office:value="4.3442810662544636E-2" table:formula="of:=[LOG_RETURNS.G64]-[LOG_RETURNS.$H64]" table:style-name="ce1">
            <text:p>0,043442811</text:p>
          </table:table-cell>
          <table:table-cell table:number-columns-repeated="16377"/>
        </table:table-row>
        <table:table-row table:style-name="ro1">
          <table:table-cell office:value-type="date" office:date-value="2025-07-01T00:00:00" table:formula="of:=[LOG_RETURNS.A65]" table:style-name="ce2">
            <text:p>1/7/2025</text:p>
          </table:table-cell>
          <table:table-cell office:value-type="float" office:value="0.13058675714251219" table:formula="of:=[LOG_RETURNS.B65]-[LOG_RETURNS.$H65]" table:style-name="ce1">
            <text:p>0,130586757</text:p>
          </table:table-cell>
          <table:table-cell office:value-type="float" office:value="-1.2247819598921197E-2" table:formula="of:=[LOG_RETURNS.C65]-[LOG_RETURNS.$H65]" table:style-name="ce1">
            <text:p>-0,01224782</text:p>
          </table:table-cell>
          <table:table-cell office:value-type="float" office:value="6.1933954512203883E-2" table:formula="of:=[LOG_RETURNS.D65]-[LOG_RETURNS.$H65]" table:style-name="ce1">
            <text:p>0,061933955</text:p>
          </table:table-cell>
          <table:table-cell office:value-type="float" office:value="3.6202580669424562E-2" table:formula="of:=[LOG_RETURNS.E65]-[LOG_RETURNS.$H65]" table:style-name="ce1">
            <text:p>0,036202581</text:p>
          </table:table-cell>
          <table:table-cell office:value-type="float" office:value="3.7815881179971381E-2" table:formula="of:=[LOG_RETURNS.F65]-[LOG_RETURNS.$H65]" table:style-name="ce1">
            <text:p>0,037815881</text:p>
          </table:table-cell>
          <table:table-cell office:value-type="float" office:value="4.4567075705945196E-2" table:formula="of:=[LOG_RETURNS.G65]-[LOG_RETURNS.$H65]" table:style-name="ce1">
            <text:p>0,044567076</text:p>
          </table:table-cell>
          <table:table-cell table:number-columns-repeated="16377"/>
        </table:table-row>
        <table:table-row table:style-name="ro1">
          <table:table-cell office:value-type="date" office:date-value="2025-08-01T00:00:00" table:formula="of:=[LOG_RETURNS.A66]" table:style-name="ce2">
            <text:p>1/8/2025</text:p>
          </table:table-cell>
          <table:table-cell office:value-type="float" office:value="2.8340941905969169E-2" table:formula="of:=[LOG_RETURNS.B66]-[LOG_RETURNS.$H66]" table:style-name="ce1">
            <text:p>0,028340942</text:p>
          </table:table-cell>
          <table:table-cell office:value-type="float" office:value="-6.5110029962566693E-3" table:formula="of:=[LOG_RETURNS.C66]-[LOG_RETURNS.$H66]" table:style-name="ce1">
            <text:p>-0,006511003</text:p>
          </table:table-cell>
          <table:table-cell office:value-type="float" office:value="6.6994272448658604E-2" table:formula="of:=[LOG_RETURNS.D66]-[LOG_RETURNS.$H66]" table:style-name="ce1">
            <text:p>0,066994272</text:p>
          </table:table-cell>
          <table:table-cell office:value-type="float" office:value="-2.3904523570885128E-2" table:formula="of:=[LOG_RETURNS.E66]-[LOG_RETURNS.$H66]" table:style-name="ce1">
            <text:p>-0,023904524</text:p>
          </table:table-cell>
          <table:table-cell office:value-type="float" office:value="3.1652164337648794E-2" table:formula="of:=[LOG_RETURNS.F66]-[LOG_RETURNS.$H66]" table:style-name="ce1">
            <text:p>0,031652164</text:p>
          </table:table-cell>
          <table:table-cell office:value-type="float" office:value="1.2525321715909607E-2" table:formula="of:=[LOG_RETURNS.G66]-[LOG_RETURNS.$H66]" table:style-name="ce1">
            <text:p>0,012525322</text:p>
          </table:table-cell>
          <table:table-cell table:number-columns-repeated="16377"/>
        </table:table-row>
        <table:table-row table:style-name="ro1">
          <table:table-cell office:value-type="date" office:date-value="2025-09-01T00:00:00" table:formula="of:=[LOG_RETURNS.A67]" table:style-name="ce2">
            <text:p>1/9/2025</text:p>
          </table:table-cell>
          <table:table-cell office:value-type="float" office:value="-5.0226722193505692E-2" table:formula="of:=[LOG_RETURNS.B67]-[LOG_RETURNS.$H67]" table:style-name="ce1">
            <text:p>-0,050226722</text:p>
          </table:table-cell>
          <table:table-cell office:value-type="float" office:value="1.6344407181617324E-2" table:formula="of:=[LOG_RETURNS.C67]-[LOG_RETURNS.$H67]" table:style-name="ce1">
            <text:p>0,016344407</text:p>
          </table:table-cell>
          <table:table-cell office:value-type="float" office:value="8.5934661461179018E-3" table:formula="of:=[LOG_RETURNS.D67]-[LOG_RETURNS.$H67]" table:style-name="ce1">
            <text:p>0,008593466</text:p>
          </table:table-cell>
          <table:table-cell office:value-type="float" office:value="1.5026094414236963E-2" table:formula="of:=[LOG_RETURNS.E67]-[LOG_RETURNS.$H67]" table:style-name="ce1">
            <text:p>0,015026094</text:p>
          </table:table-cell>
          <table:table-cell office:value-type="float" office:value="1.5723945907685243E-2" table:formula="of:=[LOG_RETURNS.F67]-[LOG_RETURNS.$H67]" table:style-name="ce1">
            <text:p>0,015723946</text:p>
          </table:table-cell>
          <table:table-cell office:value-type="float" office:value="1.4452021949369126E-2" table:formula="of:=[LOG_RETURNS.G67]-[LOG_RETURNS.$H67]" table:style-name="ce1">
            <text:p>0,014452022</text:p>
          </table:table-cell>
          <table:table-cell table:number-columns-repeated="16377"/>
        </table:table-row>
        <table:table-row table:style-name="ro1">
          <table:table-cell office:value-type="date" office:date-value="2025-10-01T00:00:00" table:formula="of:=[LOG_RETURNS.A68]" table:style-name="ce2">
            <text:p>1/10/2025</text:p>
          </table:table-cell>
          <table:table-cell office:value-type="float" office:value="-9.7024249550955559E-3" table:formula="of:=[LOG_RETURNS.B68]-[LOG_RETURNS.$H68]" table:style-name="ce1">
            <text:p>-0,009702425</text:p>
          </table:table-cell>
          <table:table-cell office:value-type="float" office:value="-8.8654381008979252E-3" table:formula="of:=[LOG_RETURNS.C68]-[LOG_RETURNS.$H68]" table:style-name="ce1">
            <text:p>-0,008865438</text:p>
          </table:table-cell>
          <table:table-cell office:value-type="float" office:value="4.3928460351064659E-2" table:formula="of:=[LOG_RETURNS.D68]-[LOG_RETURNS.$H68]" table:style-name="ce1">
            <text:p>0,04392846</text:p>
          </table:table-cell>
          <table:table-cell office:value-type="float" office:value="3.5721482591240604E-2" table:formula="of:=[LOG_RETURNS.E68]-[LOG_RETURNS.$H68]" table:style-name="ce1">
            <text:p>0,035721483</text:p>
          </table:table-cell>
          <table:table-cell office:value-type="float" office:value="-1.7705571063312931E-2" table:formula="of:=[LOG_RETURNS.F68]-[LOG_RETURNS.$H68]" table:style-name="ce1">
            <text:p>-0,017705571</text:p>
          </table:table-cell>
          <table:table-cell office:value-type="float" office:value="3.690821718780047E-2" table:formula="of:=[LOG_RETURNS.G68]-[LOG_RETURNS.$H68]" table:style-name="ce1">
            <text:p>0,036908217</text:p>
          </table:table-cell>
          <table:table-cell table:number-columns-repeated="16377"/>
        </table:table-row>
        <table:table-row table:style-name="ro1">
          <table:table-cell office:value-type="date" office:date-value="2025-11-01T00:00:00" table:formula="of:=[LOG_RETURNS.A69]" table:style-name="ce2">
            <text:p>1/11/2025</text:p>
          </table:table-cell>
          <table:table-cell office:value-type="float" office:value="-9.8581062493258917E-2" table:formula="of:=[LOG_RETURNS.B69]-[LOG_RETURNS.$H69]" table:style-name="ce1">
            <text:p>-0,098581062</text:p>
          </table:table-cell>
          <table:table-cell office:value-type="float" office:value="-0.10923932611130925" table:formula="of:=[LOG_RETURNS.C69]-[LOG_RETURNS.$H69]" table:style-name="ce1">
            <text:p>-0,109239326</text:p>
          </table:table-cell>
          <table:table-cell office:value-type="float" office:value="6.9904894890131825E-2" table:formula="of:=[LOG_RETURNS.D69]-[LOG_RETURNS.$H69]" table:style-name="ce1">
            <text:p>0,069904895</text:p>
          </table:table-cell>
          <table:table-cell office:value-type="float" office:value="6.9547262509082136E-2" table:formula="of:=[LOG_RETURNS.E69]-[LOG_RETURNS.$H69]" table:style-name="ce1">
            <text:p>0,069547263</text:p>
          </table:table-cell>
          <table:table-cell office:value-type="float" office:value="1.3665076854827315E-2" table:formula="of:=[LOG_RETURNS.F69]-[LOG_RETURNS.$H69]" table:style-name="ce1">
            <text:p>0,013665077</text:p>
          </table:table-cell>
          <table:table-cell office:value-type="float" office:value="2.8674520514080537E-2" table:formula="of:=[LOG_RETURNS.G69]-[LOG_RETURNS.$H69]" table:style-name="ce1">
            <text:p>0,028674521</text:p>
          </table:table-cell>
          <table:table-cell table:number-columns-repeated="16377"/>
        </table:table-row>
        <table:table-row table:style-name="ro1">
          <table:table-cell office:value-type="date" office:date-value="2025-12-01T00:00:00" table:formula="of:=[LOG_RETURNS.A70]" table:style-name="ce2">
            <text:p>1/12/2025</text:p>
          </table:table-cell>
          <table:table-cell office:value-type="float" office:value="-2.8803484898686949E-2" table:formula="of:=[LOG_RETURNS.B70]-[LOG_RETURNS.$H70]" table:style-name="ce1">
            <text:p>-0,028803485</text:p>
          </table:table-cell>
          <table:table-cell office:value-type="float" office:value="3.2634676307953026E-2" table:formula="of:=[LOG_RETURNS.C70]-[LOG_RETURNS.$H70]" table:style-name="ce1">
            <text:p>0,032634676</text:p>
          </table:table-cell>
          <table:table-cell office:value-type="float" office:value="-3.061040399435724E-2" table:formula="of:=[LOG_RETURNS.D70]-[LOG_RETURNS.$H70]" table:style-name="ce1">
            <text:p>-0,030610404</text:p>
          </table:table-cell>
          <table:table-cell office:value-type="float" office:value="8.1019448457216703E-2" table:formula="of:=[LOG_RETURNS.E70]-[LOG_RETURNS.$H70]" table:style-name="ce1">
            <text:p>0,081019448</text:p>
          </table:table-cell>
          <table:table-cell office:value-type="float" office:value="1.0469565709551463E-2" table:formula="of:=[LOG_RETURNS.F70]-[LOG_RETURNS.$H70]" table:style-name="ce1">
            <text:p>0,010469566</text:p>
          </table:table-cell>
          <table:table-cell office:value-type="float" office:value="-1.363350264505047E-2" table:formula="of:=[LOG_RETURNS.G70]-[LOG_RETURNS.$H70]" table:style-name="ce1">
            <text:p>-0,013633503</text:p>
          </table:table-cell>
          <table:table-cell table:number-columns-repeated="16377"/>
        </table:table-row>
        <table:table-row table:style-name="ro1">
          <table:table-cell office:value-type="date" office:date-value="2026-01-01T00:00:00" table:formula="of:=[LOG_RETURNS.A71]" table:style-name="ce2">
            <text:p>1/1/2026</text:p>
          </table:table-cell>
          <table:table-cell office:value-type="float" office:value="3.2092774161817245E-2" table:formula="of:=[LOG_RETURNS.B71]-[LOG_RETURNS.$H71]" table:style-name="ce1">
            <text:p>0,032092774</text:p>
          </table:table-cell>
          <table:table-cell office:value-type="float" office:value="-8.1444639000901979E-3" table:formula="of:=[LOG_RETURNS.C71]-[LOG_RETURNS.$H71]" table:style-name="ce1">
            <text:p>-0,008144464</text:p>
          </table:table-cell>
          <table:table-cell office:value-type="float" office:value="5.1389994247565879E-2" table:formula="of:=[LOG_RETURNS.D71]-[LOG_RETURNS.$H71]" table:style-name="ce1">
            <text:p>0,051389994</text:p>
          </table:table-cell>
          <table:table-cell office:value-type="float" office:value="4.5663833510963502E-2" table:formula="of:=[LOG_RETURNS.E71]-[LOG_RETURNS.$H71]" table:style-name="ce1">
            <text:p>0,045663834</text:p>
          </table:table-cell>
          <table:table-cell office:value-type="float" office:value="3.0294572968746131E-2" table:formula="of:=[LOG_RETURNS.F71]-[LOG_RETURNS.$H71]" table:style-name="ce1">
            <text:p>0,030294573</text:p>
          </table:table-cell>
          <table:table-cell office:value-type="float" office:value="6.1191031431657612E-3" table:formula="of:=[LOG_RETURNS.G71]-[LOG_RETURNS.$H71]" table:style-name="ce1">
            <text:p>0,006119103</text:p>
          </table:table-cell>
          <table:table-cell table:number-columns-repeated="16377"/>
        </table:table-row>
        <table:table-row table:style-name="ro1">
          <table:table-cell office:value-type="date" office:date-value="2026-02-01T00:00:00" table:formula="of:=[LOG_RETURNS.A72]" table:style-name="ce2">
            <text:p>1/2/2026</text:p>
          </table:table-cell>
          <table:table-cell office:value-type="float" office:value="7.1803700715423344E-2" table:formula="of:=[LOG_RETURNS.B72]-[LOG_RETURNS.$H72]" table:style-name="ce1">
            <text:p>0,071803701</text:p>
          </table:table-cell>
          <table:table-cell office:value-type="float" office:value="8.5772144459894062E-2" table:formula="of:=[LOG_RETURNS.C72]-[LOG_RETURNS.$H72]" table:style-name="ce1">
            <text:p>0,085772144</text:p>
          </table:table-cell>
          <table:table-cell office:value-type="float" office:value="8.2486031136703428E-2" table:formula="of:=[LOG_RETURNS.D72]-[LOG_RETURNS.$H72]" table:style-name="ce1">
            <text:p>0,082486031</text:p>
          </table:table-cell>
          <table:table-cell office:value-type="float" office:value="0.10433448759107572" table:formula="of:=[LOG_RETURNS.E72]-[LOG_RETURNS.$H72]" table:style-name="ce1">
            <text:p>0,104334488</text:p>
          </table:table-cell>
          <table:table-cell office:value-type="float" office:value="0.14861927071350081" table:formula="of:=[LOG_RETURNS.F72]-[LOG_RETURNS.$H72]" table:style-name="ce1">
            <text:p>0,148619271</text:p>
          </table:table-cell>
          <table:table-cell office:value-type="float" office:value="2.0195310093975866E-3" table:formula="of:=[LOG_RETURNS.G72]-[LOG_RETURNS.$H72]" table:style-name="ce1">
            <text:p>0,002019531</text:p>
          </table:table-cell>
          <table:table-cell table:number-columns-repeated="16377"/>
        </table:table-row>
        <table:table-row table:style-name="ro1">
          <table:table-cell office:value-type="date" office:date-value="2026-03-01T00:00:00" table:formula="of:=[LOG_RETURNS.A73]" table:style-name="ce2">
            <text:p>1/3/2026</text:p>
          </table:table-cell>
          <table:table-cell office:value-type="float" office:value="-0.1180663108295386" table:formula="of:=[LOG_RETURNS.B73]-[LOG_RETURNS.$H73]" table:style-name="ce1">
            <text:p>-0,118066311</text:p>
          </table:table-cell>
          <table:table-cell office:value-type="float" office:value="0.11097343078241689" table:formula="of:=[LOG_RETURNS.C73]-[LOG_RETURNS.$H73]" table:style-name="ce1">
            <text:p>0,110973431</text:p>
          </table:table-cell>
          <table:table-cell office:value-type="float" office:value="4.8566456460363859E-2" table:formula="of:=[LOG_RETURNS.D73]-[LOG_RETURNS.$H73]" table:style-name="ce1">
            <text:p>0,048566456</text:p>
          </table:table-cell>
          <table:table-cell office:value-type="float" office:value="0.17412984824377556" table:formula="of:=[LOG_RETURNS.E73]-[LOG_RETURNS.$H73]" table:style-name="ce1">
            <text:p>0,174129848</text:p>
          </table:table-cell>
          <table:table-cell office:value-type="float" office:value="0.12731147514391927" table:formula="of:=[LOG_RETURNS.F73]-[LOG_RETURNS.$H73]" table:style-name="ce1">
            <text:p>0,127311475</text:p>
          </table:table-cell>
          <table:table-cell office:value-type="float" office:value="-1.6795705465847664E-2" table:formula="of:=[LOG_RETURNS.G73]-[LOG_RETURNS.$H73]" table:style-name="ce1">
            <text:p>-0,016795705</text:p>
          </table:table-cell>
          <table:table-cell table:number-columns-repeated="16377"/>
        </table:table-row>
        <table:table-row table:style-name="ro1">
          <table:table-cell office:value-type="date" office:date-value="2026-04-01T00:00:00" table:formula="of:=[LOG_RETURNS.A74]" table:style-name="ce2">
            <text:p>1/4/2026</text:p>
          </table:table-cell>
          <table:table-cell office:value-type="float" office:value="-9.7370251736757882E-2" table:formula="of:=[LOG_RETURNS.B74]-[LOG_RETURNS.$H74]" table:style-name="ce1">
            <text:p>-0,097370252</text:p>
          </table:table-cell>
          <table:table-cell office:value-type="float" office:value="-1.8025657316194383E-3" table:formula="of:=[LOG_RETURNS.C74]-[LOG_RETURNS.$H74]" table:style-name="ce1">
            <text:p>-0,001802566</text:p>
          </table:table-cell>
          <table:table-cell office:value-type="float" office:value="-8.3521745574901343E-2" table:formula="of:=[LOG_RETURNS.D74]-[LOG_RETURNS.$H74]" table:style-name="ce1">
            <text:p>-0,083521746</text:p>
          </table:table-cell>
          <table:table-cell office:value-type="float" office:value="-7.2165345224811314E-2" table:formula="of:=[LOG_RETURNS.E74]-[LOG_RETURNS.$H74]" table:style-name="ce1">
            <text:p>-0,072165345</text:p>
          </table:table-cell>
          <table:table-cell office:value-type="float" office:value="3.5896577906762692E-2" table:formula="of:=[LOG_RETURNS.F74]-[LOG_RETURNS.$H74]" table:style-name="ce1">
            <text:p>0,035896578</text:p>
          </table:table-cell>
          <table:table-cell office:value-type="float" office:value="-4.3634155275518526E-2" table:formula="of:=[LOG_RETURNS.G74]-[LOG_RETURNS.$H74]" table:style-name="ce1">
            <text:p>-0,043634155</text:p>
          </table:table-cell>
          <table:table-cell table:number-columns-repeated="16377"/>
        </table:table-row>
        <table:table-row table:number-rows-repeated="1048502" table:style-name="ro1">
          <table:table-cell table:number-columns-repeated="16384"/>
        </table:table-row>
      </table:table>
      <table:table table:name="Regression_META" table:style-name="ta2">
        <table:table-column table:style-name="co2" table:number-columns-repeated="16384" table:default-cell-style-name="ce1"/>
        <table:table-row table:style-name="ro1">
          <table:table-cell office:value-type="string" table:style-name="ce1">
            <text:p>SUMMARY OUTPUT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6">
            <text:p>Regression Statistics</text:p>
          </table:table-cell>
          <table:table-cell table:style-name="ce6"/>
          <table:table-cell table:number-columns-repeated="16382" table:style-name="ce1"/>
        </table:table-row>
        <table:table-row table:style-name="ro1">
          <table:table-cell office:value-type="string" table:style-name="ce3">
            <text:p>Multiple R</text:p>
          </table:table-cell>
          <table:table-cell office:value-type="float" office:value="0.50168460375047397" table:style-name="ce3">
            <text:p>0,50168460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R Square</text:p>
          </table:table-cell>
          <table:table-cell office:value-type="float" office:value="0.25168744164027007" table:style-name="ce3">
            <text:p>0,25168744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djusted R Square</text:p>
          </table:table-cell>
          <table:table-cell office:value-type="float" office:value="0.24099726223513107" table:style-name="ce3">
            <text:p>0,24099726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tandard Error</text:p>
          </table:table-cell>
          <table:table-cell office:value-type="float" office:value="0.10175641248005528" table:style-name="ce3">
            <text:p>0,10175641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Observations</text:p>
          </table:table-cell>
          <table:table-cell office:value-type="float" office:value="72" table:style-name="ce4">
            <text:p>7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ANOVA</text:p>
          </table:table-cell>
          <table:table-cell table:number-columns-repeated="16383" table:style-name="ce1"/>
        </table:table-row>
        <table:table-row table:style-name="ro1">
          <table:table-cell table:style-name="ce5"/>
          <table:table-cell office:value-type="string" table:style-name="ce5">
            <text:p>df</text:p>
          </table:table-cell>
          <table:table-cell office:value-type="string" table:style-name="ce5">
            <text:p>SS</text:p>
          </table:table-cell>
          <table:table-cell office:value-type="string" table:style-name="ce5">
            <text:p>MS</text:p>
          </table:table-cell>
          <table:table-cell office:value-type="string" table:style-name="ce5">
            <text:p>F</text:p>
          </table:table-cell>
          <table:table-cell office:value-type="string" table:style-name="ce5">
            <text:p>Significance 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Regression</text:p>
          </table:table-cell>
          <table:table-cell office:value-type="float" office:value="1" table:style-name="ce3">
            <text:p>1</text:p>
          </table:table-cell>
          <table:table-cell office:value-type="float" office:value="0.24378115298942271" table:style-name="ce3">
            <text:p>0,243781153</text:p>
          </table:table-cell>
          <table:table-cell office:value-type="float" office:value="0.24378115298942271" table:style-name="ce3">
            <text:p>0,243781153</text:p>
          </table:table-cell>
          <table:table-cell office:value-type="float" office:value="23.543799603520078" table:style-name="ce3">
            <text:p>23,5437996</text:p>
          </table:table-cell>
          <table:table-cell office:value-type="float" office:value="7.1433111246323939E-6" table:style-name="ce3">
            <text:p>7,14331E-0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Residual</text:p>
          </table:table-cell>
          <table:table-cell office:value-type="float" office:value="70" table:style-name="ce3">
            <text:p>70</text:p>
          </table:table-cell>
          <table:table-cell office:value-type="float" office:value="0.72480572365678042" table:style-name="ce3">
            <text:p>0,724805724</text:p>
          </table:table-cell>
          <table:table-cell office:value-type="float" office:value="1.0354367480811149E-2" table:style-name="ce3">
            <text:p>0,010354367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71" table:style-name="ce4">
            <text:p>71</text:p>
          </table:table-cell>
          <table:table-cell office:value-type="float" office:value="0.96858687664620313" table:style-name="ce4">
            <text:p>0,968586877</text:p>
          </table:table-cell>
          <table:table-cell table:number-columns-repeated="3" table:style-name="ce4"/>
          <table:table-cell table:number-columns-repeated="16378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5"/>
          <table:table-cell office:value-type="string" table:style-name="ce5">
            <text:p>Coefficients</text:p>
          </table:table-cell>
          <table:table-cell office:value-type="string" table:style-name="ce5">
            <text:p>Standard Error</text:p>
          </table:table-cell>
          <table:table-cell office:value-type="string" table:style-name="ce5">
            <text:p>t Stat</text:p>
          </table:table-cell>
          <table:table-cell office:value-type="string" table:style-name="ce5">
            <text:p>P-value</text:p>
          </table:table-cell>
          <table:table-cell office:value-type="string" table:style-name="ce5">
            <text:p>Lower 95%</text:p>
          </table:table-cell>
          <table:table-cell office:value-type="string" table:style-name="ce5">
            <text:p>Upper 95%</text:p>
          </table:table-cell>
          <table:table-cell office:value-type="string" table:style-name="ce5">
            <text:p>Lower 95,0%</text:p>
          </table:table-cell>
          <table:table-cell office:value-type="string" table:style-name="ce5">
            <text:p>Upper 95,0%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Intercept</text:p>
          </table:table-cell>
          <table:table-cell office:value-type="float" office:value="1.2802833652324954E-3" table:style-name="ce3">
            <text:p>0,001280283</text:p>
          </table:table-cell>
          <table:table-cell office:value-type="float" office:value="1.232955708430644E-2" table:style-name="ce3">
            <text:p>0,012329557</text:p>
          </table:table-cell>
          <table:table-cell office:value-type="float" office:value="0.10383855287568212" table:style-name="ce3">
            <text:p>0,103838553</text:p>
          </table:table-cell>
          <table:table-cell office:value-type="float" office:value="0.91759440600693754" table:style-name="ce3">
            <text:p>0,917594406</text:p>
          </table:table-cell>
          <table:table-cell office:value-type="float" office:value="-2.3310242855409599E-2" table:style-name="ce3">
            <text:p>-0,023310243</text:p>
          </table:table-cell>
          <table:table-cell office:value-type="float" office:value="2.5870809585874587E-2" table:style-name="ce3">
            <text:p>0,02587081</text:p>
          </table:table-cell>
          <table:table-cell office:value-type="float" office:value="-2.3310242855409599E-2" table:style-name="ce3">
            <text:p>-0,023310243</text:p>
          </table:table-cell>
          <table:table-cell office:value-type="float" office:value="2.5870809585874587E-2" table:style-name="ce3">
            <text:p>0,02587081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X Variable 1</text:p>
          </table:table-cell>
          <table:table-cell office:value-type="float" office:value="1.2831888054279796" table:style-name="ce4">
            <text:p>1,283188805</text:p>
          </table:table-cell>
          <table:table-cell office:value-type="float" office:value="0.2644553064942004" table:style-name="ce4">
            <text:p>0,264455306</text:p>
          </table:table-cell>
          <table:table-cell office:value-type="float" office:value="4.8521953385575962" table:style-name="ce4">
            <text:p>4,852195339</text:p>
          </table:table-cell>
          <table:table-cell office:value-type="float" office:value="7.1433111246324439E-6" table:style-name="ce4">
            <text:p>7,14331E-06</text:p>
          </table:table-cell>
          <table:table-cell office:value-type="float" office:value="0.75574932775112291" table:style-name="ce4">
            <text:p>0,755749328</text:p>
          </table:table-cell>
          <table:table-cell office:value-type="float" office:value="1.8106282831048364" table:style-name="ce4">
            <text:p>1,810628283</text:p>
          </table:table-cell>
          <table:table-cell office:value-type="float" office:value="0.75574932775112291" table:style-name="ce4">
            <text:p>0,755749328</text:p>
          </table:table-cell>
          <table:table-cell office:value-type="float" office:value="1.8106282831048364" table:style-name="ce4">
            <text:p>1,810628283</text:p>
          </table:table-cell>
          <table:table-cell table:number-columns-repeated="16375"/>
        </table:table-row>
        <table:table-row table:number-rows-repeated="1048558" table:style-name="ro1">
          <table:table-cell table:number-columns-repeated="16384"/>
        </table:table-row>
      </table:table>
      <table:table table:name="Regression_VZ" table:style-name="ta2">
        <table:table-column table:style-name="co2" table:number-columns-repeated="16384" table:default-cell-style-name="ce1"/>
        <table:table-row table:style-name="ro1">
          <table:table-cell office:value-type="string" table:style-name="ce1">
            <text:p>SUMMARY OUTPUT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6">
            <text:p>Regression Statistics</text:p>
          </table:table-cell>
          <table:table-cell table:style-name="ce6"/>
          <table:table-cell table:number-columns-repeated="16382" table:style-name="ce1"/>
        </table:table-row>
        <table:table-row table:style-name="ro1">
          <table:table-cell office:value-type="string" table:style-name="ce3">
            <text:p>Multiple R</text:p>
          </table:table-cell>
          <table:table-cell office:value-type="float" office:value="0.288569002186009" table:style-name="ce3">
            <text:p>0,2885690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R Square</text:p>
          </table:table-cell>
          <table:table-cell office:value-type="float" office:value="8.3272069022628875E-2" table:style-name="ce3">
            <text:p>0,08327206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djusted R Square</text:p>
          </table:table-cell>
          <table:table-cell office:value-type="float" office:value="7.0175955722952141E-2" table:style-name="ce3">
            <text:p>0,07017595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tandard Error</text:p>
          </table:table-cell>
          <table:table-cell office:value-type="float" office:value="5.4172378543360537E-2" table:style-name="ce3">
            <text:p>0,05417237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Observations</text:p>
          </table:table-cell>
          <table:table-cell office:value-type="float" office:value="72" table:style-name="ce4">
            <text:p>7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ANOVA</text:p>
          </table:table-cell>
          <table:table-cell table:number-columns-repeated="16383" table:style-name="ce1"/>
        </table:table-row>
        <table:table-row table:style-name="ro1">
          <table:table-cell table:style-name="ce5"/>
          <table:table-cell office:value-type="string" table:style-name="ce5">
            <text:p>df</text:p>
          </table:table-cell>
          <table:table-cell office:value-type="string" table:style-name="ce5">
            <text:p>SS</text:p>
          </table:table-cell>
          <table:table-cell office:value-type="string" table:style-name="ce5">
            <text:p>MS</text:p>
          </table:table-cell>
          <table:table-cell office:value-type="string" table:style-name="ce5">
            <text:p>F</text:p>
          </table:table-cell>
          <table:table-cell office:value-type="string" table:style-name="ce5">
            <text:p>Significance 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Regression</text:p>
          </table:table-cell>
          <table:table-cell office:value-type="float" office:value="1" table:style-name="ce3">
            <text:p>1</text:p>
          </table:table-cell>
          <table:table-cell office:value-type="float" office:value="1.8660047328102974E-2" table:style-name="ce3">
            <text:p>0,018660047</text:p>
          </table:table-cell>
          <table:table-cell office:value-type="float" office:value="1.8660047328102974E-2" table:style-name="ce3">
            <text:p>0,018660047</text:p>
          </table:table-cell>
          <table:table-cell office:value-type="float" office:value="6.3585330332079826" table:style-name="ce3">
            <text:p>6,358533033</text:p>
          </table:table-cell>
          <table:table-cell office:value-type="float" office:value="1.3960613175330617E-2" table:style-name="ce3">
            <text:p>0,01396061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Residual</text:p>
          </table:table-cell>
          <table:table-cell office:value-type="float" office:value="70" table:style-name="ce3">
            <text:p>70</text:p>
          </table:table-cell>
          <table:table-cell office:value-type="float" office:value="0.20542526179316042" table:style-name="ce3">
            <text:p>0,205425262</text:p>
          </table:table-cell>
          <table:table-cell office:value-type="float" office:value="2.934646597045149E-3" table:style-name="ce3">
            <text:p>0,002934647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71" table:style-name="ce4">
            <text:p>71</text:p>
          </table:table-cell>
          <table:table-cell office:value-type="float" office:value="0.2240853091212634" table:style-name="ce4">
            <text:p>0,224085309</text:p>
          </table:table-cell>
          <table:table-cell table:number-columns-repeated="3" table:style-name="ce4"/>
          <table:table-cell table:number-columns-repeated="16378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5"/>
          <table:table-cell office:value-type="string" table:style-name="ce5">
            <text:p>Coefficients</text:p>
          </table:table-cell>
          <table:table-cell office:value-type="string" table:style-name="ce5">
            <text:p>Standard Error</text:p>
          </table:table-cell>
          <table:table-cell office:value-type="string" table:style-name="ce5">
            <text:p>t Stat</text:p>
          </table:table-cell>
          <table:table-cell office:value-type="string" table:style-name="ce5">
            <text:p>P-value</text:p>
          </table:table-cell>
          <table:table-cell office:value-type="string" table:style-name="ce5">
            <text:p>Lower 95%</text:p>
          </table:table-cell>
          <table:table-cell office:value-type="string" table:style-name="ce5">
            <text:p>Upper 95%</text:p>
          </table:table-cell>
          <table:table-cell office:value-type="string" table:style-name="ce5">
            <text:p>Lower 95,0%</text:p>
          </table:table-cell>
          <table:table-cell office:value-type="string" table:style-name="ce5">
            <text:p>Upper 95,0%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Intercept</text:p>
          </table:table-cell>
          <table:table-cell office:value-type="float" office:value="-7.0730904918293348E-3" table:style-name="ce3">
            <text:p>-0,00707309</text:p>
          </table:table-cell>
          <table:table-cell office:value-type="float" office:value="6.5639247430616405E-3" table:style-name="ce3">
            <text:p>0,006563925</text:p>
          </table:table-cell>
          <table:table-cell office:value-type="float" office:value="-1.0775703209129424" table:style-name="ce3">
            <text:p>-1,077570321</text:p>
          </table:table-cell>
          <table:table-cell office:value-type="float" office:value="0.28492507591957461" table:style-name="ce3">
            <text:p>0,284925076</text:p>
          </table:table-cell>
          <table:table-cell office:value-type="float" office:value="-2.0164425598264611E-2" table:style-name="ce3">
            <text:p>-0,020164426</text:p>
          </table:table-cell>
          <table:table-cell office:value-type="float" office:value="6.0182446146059432E-3" table:style-name="ce3">
            <text:p>0,006018245</text:p>
          </table:table-cell>
          <table:table-cell office:value-type="float" office:value="-2.0164425598264611E-2" table:style-name="ce3">
            <text:p>-0,020164426</text:p>
          </table:table-cell>
          <table:table-cell office:value-type="float" office:value="6.0182446146059432E-3" table:style-name="ce3">
            <text:p>0,006018245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X Variable 1</text:p>
          </table:table-cell>
          <table:table-cell office:value-type="float" office:value="0.35501513578440141" table:style-name="ce4">
            <text:p>0,355015136</text:p>
          </table:table-cell>
          <table:table-cell office:value-type="float" office:value="0.14078889597264696" table:style-name="ce4">
            <text:p>0,140788896</text:p>
          </table:table-cell>
          <table:table-cell office:value-type="float" office:value="2.5216131807253834" table:style-name="ce4">
            <text:p>2,521613181</text:p>
          </table:table-cell>
          <table:table-cell office:value-type="float" office:value="1.3960613175330538E-2" table:style-name="ce4">
            <text:p>0,013960613</text:p>
          </table:table-cell>
          <table:table-cell office:value-type="float" office:value="7.4220536731261555E-2" table:style-name="ce4">
            <text:p>0,074220537</text:p>
          </table:table-cell>
          <table:table-cell office:value-type="float" office:value="0.63580973483754133" table:style-name="ce4">
            <text:p>0,635809735</text:p>
          </table:table-cell>
          <table:table-cell office:value-type="float" office:value="7.4220536731261555E-2" table:style-name="ce4">
            <text:p>0,074220537</text:p>
          </table:table-cell>
          <table:table-cell office:value-type="float" office:value="0.63580973483754133" table:style-name="ce4">
            <text:p>0,635809735</text:p>
          </table:table-cell>
          <table:table-cell table:number-columns-repeated="16375"/>
        </table:table-row>
        <table:table-row table:number-rows-repeated="1048558" table:style-name="ro1">
          <table:table-cell table:number-columns-repeated="16384"/>
        </table:table-row>
      </table:table>
      <table:table table:name="Regression_RTX" table:style-name="ta2">
        <table:table-column table:style-name="co2" table:number-columns-repeated="16384" table:default-cell-style-name="ce1"/>
        <table:table-row table:style-name="ro1">
          <table:table-cell office:value-type="string" table:style-name="ce1">
            <text:p>SUMMARY OUTPUT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6">
            <text:p>Regression Statistics</text:p>
          </table:table-cell>
          <table:table-cell table:style-name="ce6"/>
          <table:table-cell table:number-columns-repeated="16382" table:style-name="ce1"/>
        </table:table-row>
        <table:table-row table:style-name="ro1">
          <table:table-cell office:value-type="string" table:style-name="ce3">
            <text:p>Multiple R</text:p>
          </table:table-cell>
          <table:table-cell office:value-type="float" office:value="0.40791255970113999" table:style-name="ce3">
            <text:p>0,4079125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R Square</text:p>
          </table:table-cell>
          <table:table-cell office:value-type="float" office:value="0.16639265636193609" table:style-name="ce3">
            <text:p>0,16639265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djusted R Square</text:p>
          </table:table-cell>
          <table:table-cell office:value-type="float" office:value="0.15448398002424946" table:style-name="ce3">
            <text:p>0,1544839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tandard Error</text:p>
          </table:table-cell>
          <table:table-cell office:value-type="float" office:value="6.728341708427435E-2" table:style-name="ce3">
            <text:p>0,06728341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Observations</text:p>
          </table:table-cell>
          <table:table-cell office:value-type="float" office:value="72" table:style-name="ce4">
            <text:p>7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ANOVA</text:p>
          </table:table-cell>
          <table:table-cell table:number-columns-repeated="16383" table:style-name="ce1"/>
        </table:table-row>
        <table:table-row table:style-name="ro1">
          <table:table-cell table:style-name="ce5"/>
          <table:table-cell office:value-type="string" table:style-name="ce5">
            <text:p>df</text:p>
          </table:table-cell>
          <table:table-cell office:value-type="string" table:style-name="ce5">
            <text:p>SS</text:p>
          </table:table-cell>
          <table:table-cell office:value-type="string" table:style-name="ce5">
            <text:p>MS</text:p>
          </table:table-cell>
          <table:table-cell office:value-type="string" table:style-name="ce5">
            <text:p>F</text:p>
          </table:table-cell>
          <table:table-cell office:value-type="string" table:style-name="ce5">
            <text:p>Significance 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Regression</text:p>
          </table:table-cell>
          <table:table-cell office:value-type="float" office:value="1" table:style-name="ce3">
            <text:p>1</text:p>
          </table:table-cell>
          <table:table-cell office:value-type="float" office:value="6.325381767560645E-2" table:style-name="ce3">
            <text:p>0,063253818</text:p>
          </table:table-cell>
          <table:table-cell office:value-type="float" office:value="6.325381767560645E-2" table:style-name="ce3">
            <text:p>0,063253818</text:p>
          </table:table-cell>
          <table:table-cell office:value-type="float" office:value="13.97238884017394" table:style-name="ce3">
            <text:p>13,97238884</text:p>
          </table:table-cell>
          <table:table-cell office:value-type="float" office:value="3.7552427238797759E-4" table:style-name="ce3">
            <text:p>0,00037552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Residual</text:p>
          </table:table-cell>
          <table:table-cell office:value-type="float" office:value="70" table:style-name="ce3">
            <text:p>70</text:p>
          </table:table-cell>
          <table:table-cell office:value-type="float" office:value="0.31689407501754946" table:style-name="ce3">
            <text:p>0,316894075</text:p>
          </table:table-cell>
          <table:table-cell office:value-type="float" office:value="4.5270582145364212E-3" table:style-name="ce3">
            <text:p>0,004527058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71" table:style-name="ce4">
            <text:p>71</text:p>
          </table:table-cell>
          <table:table-cell office:value-type="float" office:value="0.38014789269315591" table:style-name="ce4">
            <text:p>0,380147893</text:p>
          </table:table-cell>
          <table:table-cell table:number-columns-repeated="3" table:style-name="ce4"/>
          <table:table-cell table:number-columns-repeated="16378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5"/>
          <table:table-cell office:value-type="string" table:style-name="ce5">
            <text:p>Coefficients</text:p>
          </table:table-cell>
          <table:table-cell office:value-type="string" table:style-name="ce5">
            <text:p>Standard Error</text:p>
          </table:table-cell>
          <table:table-cell office:value-type="string" table:style-name="ce5">
            <text:p>t Stat</text:p>
          </table:table-cell>
          <table:table-cell office:value-type="string" table:style-name="ce5">
            <text:p>P-value</text:p>
          </table:table-cell>
          <table:table-cell office:value-type="string" table:style-name="ce5">
            <text:p>Lower 95%</text:p>
          </table:table-cell>
          <table:table-cell office:value-type="string" table:style-name="ce5">
            <text:p>Upper 95%</text:p>
          </table:table-cell>
          <table:table-cell office:value-type="string" table:style-name="ce5">
            <text:p>Lower 95,0%</text:p>
          </table:table-cell>
          <table:table-cell office:value-type="string" table:style-name="ce5">
            <text:p>Upper 95,0%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Intercept</text:p>
          </table:table-cell>
          <table:table-cell office:value-type="float" office:value="8.463330060212812E-3" table:style-name="ce3">
            <text:p>0,00846333</text:p>
          </table:table-cell>
          <table:table-cell office:value-type="float" office:value="8.1525548272484566E-3" table:style-name="ce3">
            <text:p>0,008152555</text:p>
          </table:table-cell>
          <table:table-cell office:value-type="float" office:value="1.0381199807360564" table:style-name="ce3">
            <text:p>1,038119981</text:p>
          </table:table-cell>
          <table:table-cell office:value-type="float" office:value="0.30278691858615758" table:style-name="ce3">
            <text:p>0,302786919</text:p>
          </table:table-cell>
          <table:table-cell office:value-type="float" office:value="-7.7964278430008339E-3" table:style-name="ce3">
            <text:p>-0,007796428</text:p>
          </table:table-cell>
          <table:table-cell office:value-type="float" office:value="2.4723087963426458E-2" table:style-name="ce3">
            <text:p>0,024723088</text:p>
          </table:table-cell>
          <table:table-cell office:value-type="float" office:value="-7.7964278430008339E-3" table:style-name="ce3">
            <text:p>-0,007796428</text:p>
          </table:table-cell>
          <table:table-cell office:value-type="float" office:value="2.4723087963426458E-2" table:style-name="ce3">
            <text:p>0,024723088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X Variable 1</text:p>
          </table:table-cell>
          <table:table-cell office:value-type="float" office:value="0.65363284899806329" table:style-name="ce4">
            <text:p>0,653632849</text:p>
          </table:table-cell>
          <table:table-cell office:value-type="float" office:value="0.17486324697705408" table:style-name="ce4">
            <text:p>0,174863247</text:p>
          </table:table-cell>
          <table:table-cell office:value-type="float" office:value="3.7379658693163487" table:style-name="ce4">
            <text:p>3,737965869</text:p>
          </table:table-cell>
          <table:table-cell office:value-type="float" office:value="3.7552427238798095E-4" table:style-name="ce4">
            <text:p>0,000375524</text:p>
          </table:table-cell>
          <table:table-cell office:value-type="float" office:value="0.30487909974221611" table:style-name="ce4">
            <text:p>0,3048791</text:p>
          </table:table-cell>
          <table:table-cell office:value-type="float" office:value="1.0023865982539104" table:style-name="ce4">
            <text:p>1,002386598</text:p>
          </table:table-cell>
          <table:table-cell office:value-type="float" office:value="0.30487909974221611" table:style-name="ce4">
            <text:p>0,3048791</text:p>
          </table:table-cell>
          <table:table-cell office:value-type="float" office:value="1.0023865982539104" table:style-name="ce4">
            <text:p>1,002386598</text:p>
          </table:table-cell>
          <table:table-cell table:number-columns-repeated="16375"/>
        </table:table-row>
        <table:table-row table:number-rows-repeated="1048558" table:style-name="ro1">
          <table:table-cell table:number-columns-repeated="16384"/>
        </table:table-row>
      </table:table>
      <table:table table:name="Regression_FED" table:style-name="ta2">
        <table:table-column table:style-name="co2" table:number-columns-repeated="16384" table:default-cell-style-name="ce1"/>
        <table:table-row table:style-name="ro1">
          <table:table-cell office:value-type="string" table:style-name="ce1">
            <text:p>SUMMARY OUTPUT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6">
            <text:p>Regression Statistics</text:p>
          </table:table-cell>
          <table:table-cell table:style-name="ce6"/>
          <table:table-cell table:number-columns-repeated="16382" table:style-name="ce1"/>
        </table:table-row>
        <table:table-row table:style-name="ro1">
          <table:table-cell office:value-type="string" table:style-name="ce3">
            <text:p>Multiple R</text:p>
          </table:table-cell>
          <table:table-cell office:value-type="float" office:value="0.5405114302629177" table:style-name="ce3">
            <text:p>0,5405114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R Square</text:p>
          </table:table-cell>
          <table:table-cell office:value-type="float" office:value="0.29215260624486489" table:style-name="ce3">
            <text:p>0,29215260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djusted R Square</text:p>
          </table:table-cell>
          <table:table-cell office:value-type="float" office:value="0.28204050061979152" table:style-name="ce3">
            <text:p>0,28204050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tandard Error</text:p>
          </table:table-cell>
          <table:table-cell office:value-type="float" office:value="8.4376997755324465E-2" table:style-name="ce3">
            <text:p>0,08437699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Observations</text:p>
          </table:table-cell>
          <table:table-cell office:value-type="float" office:value="72" table:style-name="ce4">
            <text:p>7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ANOVA</text:p>
          </table:table-cell>
          <table:table-cell table:number-columns-repeated="16383" table:style-name="ce1"/>
        </table:table-row>
        <table:table-row table:style-name="ro1">
          <table:table-cell table:style-name="ce5"/>
          <table:table-cell office:value-type="string" table:style-name="ce5">
            <text:p>df</text:p>
          </table:table-cell>
          <table:table-cell office:value-type="string" table:style-name="ce5">
            <text:p>SS</text:p>
          </table:table-cell>
          <table:table-cell office:value-type="string" table:style-name="ce5">
            <text:p>MS</text:p>
          </table:table-cell>
          <table:table-cell office:value-type="string" table:style-name="ce5">
            <text:p>F</text:p>
          </table:table-cell>
          <table:table-cell office:value-type="string" table:style-name="ce5">
            <text:p>Significance 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Regression</text:p>
          </table:table-cell>
          <table:table-cell office:value-type="float" office:value="1" table:style-name="ce3">
            <text:p>1</text:p>
          </table:table-cell>
          <table:table-cell office:value-type="float" office:value="0.20569148077987576" table:style-name="ce3">
            <text:p>0,205691481</text:p>
          </table:table-cell>
          <table:table-cell office:value-type="float" office:value="0.20569148077987576" table:style-name="ce3">
            <text:p>0,205691481</text:p>
          </table:table-cell>
          <table:table-cell office:value-type="float" office:value="28.891372091729458" table:style-name="ce3">
            <text:p>28,89137209</text:p>
          </table:table-cell>
          <table:table-cell office:value-type="float" office:value="9.5355132879374485E-7" table:style-name="ce3">
            <text:p>9,53551E-0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Residual</text:p>
          </table:table-cell>
          <table:table-cell office:value-type="float" office:value="70" table:style-name="ce3">
            <text:p>70</text:p>
          </table:table-cell>
          <table:table-cell office:value-type="float" office:value="0.49836344251414211" table:style-name="ce3">
            <text:p>0,498363443</text:p>
          </table:table-cell>
          <table:table-cell office:value-type="float" office:value="7.1194777502020298E-3" table:style-name="ce3">
            <text:p>0,007119478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71" table:style-name="ce4">
            <text:p>71</text:p>
          </table:table-cell>
          <table:table-cell office:value-type="float" office:value="0.70405492329401786" table:style-name="ce4">
            <text:p>0,704054923</text:p>
          </table:table-cell>
          <table:table-cell table:number-columns-repeated="3" table:style-name="ce4"/>
          <table:table-cell table:number-columns-repeated="16378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5"/>
          <table:table-cell office:value-type="string" table:style-name="ce5">
            <text:p>Coefficients</text:p>
          </table:table-cell>
          <table:table-cell office:value-type="string" table:style-name="ce5">
            <text:p>Standard Error</text:p>
          </table:table-cell>
          <table:table-cell office:value-type="string" table:style-name="ce5">
            <text:p>t Stat</text:p>
          </table:table-cell>
          <table:table-cell office:value-type="string" table:style-name="ce5">
            <text:p>P-value</text:p>
          </table:table-cell>
          <table:table-cell office:value-type="string" table:style-name="ce5">
            <text:p>Lower 95%</text:p>
          </table:table-cell>
          <table:table-cell office:value-type="string" table:style-name="ce5">
            <text:p>Upper 95%</text:p>
          </table:table-cell>
          <table:table-cell office:value-type="string" table:style-name="ce5">
            <text:p>Lower 95,0%</text:p>
          </table:table-cell>
          <table:table-cell office:value-type="string" table:style-name="ce5">
            <text:p>Upper 95,0%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Intercept</text:p>
          </table:table-cell>
          <table:table-cell office:value-type="float" office:value="3.4755724262663934E-4" table:style-name="ce3">
            <text:p>0,000347557</text:p>
          </table:table-cell>
          <table:table-cell office:value-type="float" office:value="1.0223739075221221E-2" table:style-name="ce3">
            <text:p>0,010223739</text:p>
          </table:table-cell>
          <table:table-cell office:value-type="float" office:value="3.3995120578634186E-2" table:style-name="ce3">
            <text:p>0,033995121</text:p>
          </table:table-cell>
          <table:table-cell office:value-type="float" office:value="0.97297779337846957" table:style-name="ce3">
            <text:p>0,972977793</text:p>
          </table:table-cell>
          <table:table-cell office:value-type="float" office:value="-2.0043047390059781E-2" table:style-name="ce3">
            <text:p>-0,020043047</text:p>
          </table:table-cell>
          <table:table-cell office:value-type="float" office:value="2.073816187531306E-2" table:style-name="ce3">
            <text:p>0,020738162</text:p>
          </table:table-cell>
          <table:table-cell office:value-type="float" office:value="-2.0043047390059781E-2" table:style-name="ce3">
            <text:p>-0,020043047</text:p>
          </table:table-cell>
          <table:table-cell office:value-type="float" office:value="2.073816187531306E-2" table:style-name="ce3">
            <text:p>0,020738162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X Variable 1</text:p>
          </table:table-cell>
          <table:table-cell office:value-type="float" office:value="1.1786874274555199" table:style-name="ce4">
            <text:p>1,178687427</text:p>
          </table:table-cell>
          <table:table-cell office:value-type="float" office:value="0.21928784887948391" table:style-name="ce4">
            <text:p>0,219287849</text:p>
          </table:table-cell>
          <table:table-cell office:value-type="float" office:value="5.3750694964557848" table:style-name="ce4">
            <text:p>5,375069496</text:p>
          </table:table-cell>
          <table:table-cell office:value-type="float" office:value="9.5355132879375226E-7" table:style-name="ce4">
            <text:p>9,53551E-07</text:p>
          </table:table-cell>
          <table:table-cell office:value-type="float" office:value="0.74133160348980587" table:style-name="ce4">
            <text:p>0,741331603</text:p>
          </table:table-cell>
          <table:table-cell office:value-type="float" office:value="1.616043251421234" table:style-name="ce4">
            <text:p>1,616043251</text:p>
          </table:table-cell>
          <table:table-cell office:value-type="float" office:value="0.74133160348980587" table:style-name="ce4">
            <text:p>0,741331603</text:p>
          </table:table-cell>
          <table:table-cell office:value-type="float" office:value="1.616043251421234" table:style-name="ce4">
            <text:p>1,616043251</text:p>
          </table:table-cell>
          <table:table-cell table:number-columns-repeated="16375"/>
        </table:table-row>
        <table:table-row table:number-rows-repeated="1048558" table:style-name="ro1">
          <table:table-cell table:number-columns-repeated="16384"/>
        </table:table-row>
      </table:table>
      <table:table table:name="Regression_XOM" table:style-name="ta2">
        <table:table-column table:style-name="co2" table:number-columns-repeated="16384" table:default-cell-style-name="ce1"/>
        <table:table-row table:style-name="ro1">
          <table:table-cell office:value-type="string" table:style-name="ce1">
            <text:p>SUMMARY OUTPUT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6">
            <text:p>Regression Statistics</text:p>
          </table:table-cell>
          <table:table-cell table:style-name="ce6"/>
          <table:table-cell table:number-columns-repeated="16382" table:style-name="ce1"/>
        </table:table-row>
        <table:table-row table:style-name="ro1">
          <table:table-cell office:value-type="string" table:style-name="ce3">
            <text:p>Multiple R</text:p>
          </table:table-cell>
          <table:table-cell office:value-type="float" office:value="0.24016846014140444" table:style-name="ce3">
            <text:p>0,2401684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R Square</text:p>
          </table:table-cell>
          <table:table-cell office:value-type="float" office:value="5.7680889246693373E-2" table:style-name="ce3">
            <text:p>0,05768088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djusted R Square</text:p>
          </table:table-cell>
          <table:table-cell office:value-type="float" office:value="4.4219187664503272E-2" table:style-name="ce3">
            <text:p>0,04421918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tandard Error</text:p>
          </table:table-cell>
          <table:table-cell office:value-type="float" office:value="7.8202651560447325E-2" table:style-name="ce3">
            <text:p>0,07820265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Observations</text:p>
          </table:table-cell>
          <table:table-cell office:value-type="float" office:value="72" table:style-name="ce4">
            <text:p>7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ANOVA</text:p>
          </table:table-cell>
          <table:table-cell table:number-columns-repeated="16383" table:style-name="ce1"/>
        </table:table-row>
        <table:table-row table:style-name="ro1">
          <table:table-cell table:style-name="ce5"/>
          <table:table-cell office:value-type="string" table:style-name="ce5">
            <text:p>df</text:p>
          </table:table-cell>
          <table:table-cell office:value-type="string" table:style-name="ce5">
            <text:p>SS</text:p>
          </table:table-cell>
          <table:table-cell office:value-type="string" table:style-name="ce5">
            <text:p>MS</text:p>
          </table:table-cell>
          <table:table-cell office:value-type="string" table:style-name="ce5">
            <text:p>F</text:p>
          </table:table-cell>
          <table:table-cell office:value-type="string" table:style-name="ce5">
            <text:p>Significance 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Regression</text:p>
          </table:table-cell>
          <table:table-cell office:value-type="float" office:value="1" table:style-name="ce3">
            <text:p>1</text:p>
          </table:table-cell>
          <table:table-cell office:value-type="float" office:value="2.6204443762725793E-2" table:style-name="ce3">
            <text:p>0,026204444</text:p>
          </table:table-cell>
          <table:table-cell office:value-type="float" office:value="2.6204443762725793E-2" table:style-name="ce3">
            <text:p>0,026204444</text:p>
          </table:table-cell>
          <table:table-cell office:value-type="float" office:value="4.2848141369442851" table:style-name="ce3">
            <text:p>4,284814137</text:p>
          </table:table-cell>
          <table:table-cell office:value-type="float" office:value="4.2145798799314689E-2" table:style-name="ce3">
            <text:p>0,04214579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Residual</text:p>
          </table:table-cell>
          <table:table-cell office:value-type="float" office:value="70" table:style-name="ce3">
            <text:p>70</text:p>
          </table:table-cell>
          <table:table-cell office:value-type="float" office:value="0.42809582977593147" table:style-name="ce3">
            <text:p>0,42809583</text:p>
          </table:table-cell>
          <table:table-cell office:value-type="float" office:value="6.1156547110847352E-3" table:style-name="ce3">
            <text:p>0,006115655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71" table:style-name="ce4">
            <text:p>71</text:p>
          </table:table-cell>
          <table:table-cell office:value-type="float" office:value="0.45430027353865726" table:style-name="ce4">
            <text:p>0,454300274</text:p>
          </table:table-cell>
          <table:table-cell table:number-columns-repeated="3" table:style-name="ce4"/>
          <table:table-cell table:number-columns-repeated="16378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5"/>
          <table:table-cell office:value-type="string" table:style-name="ce5">
            <text:p>Coefficients</text:p>
          </table:table-cell>
          <table:table-cell office:value-type="string" table:style-name="ce5">
            <text:p>Standard Error</text:p>
          </table:table-cell>
          <table:table-cell office:value-type="string" table:style-name="ce5">
            <text:p>t Stat</text:p>
          </table:table-cell>
          <table:table-cell office:value-type="string" table:style-name="ce5">
            <text:p>P-value</text:p>
          </table:table-cell>
          <table:table-cell office:value-type="string" table:style-name="ce5">
            <text:p>Lower 95%</text:p>
          </table:table-cell>
          <table:table-cell office:value-type="string" table:style-name="ce5">
            <text:p>Upper 95%</text:p>
          </table:table-cell>
          <table:table-cell office:value-type="string" table:style-name="ce5">
            <text:p>Lower 95,0%</text:p>
          </table:table-cell>
          <table:table-cell office:value-type="string" table:style-name="ce5">
            <text:p>Upper 95,0%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Intercept</text:p>
          </table:table-cell>
          <table:table-cell office:value-type="float" office:value="1.3755087000575488E-2" table:style-name="ce3">
            <text:p>0,013755087</text:p>
          </table:table-cell>
          <table:table-cell office:value-type="float" office:value="9.4756097729727842E-3" table:style-name="ce3">
            <text:p>0,00947561</text:p>
          </table:table-cell>
          <table:table-cell office:value-type="float" office:value="1.4516308005643106" table:style-name="ce3">
            <text:p>1,451630801</text:p>
          </table:table-cell>
          <table:table-cell office:value-type="float" office:value="0.15107155722921983" table:style-name="ce3">
            <text:p>0,151071557</text:p>
          </table:table-cell>
          <table:table-cell office:value-type="float" office:value="-5.1434207873031681E-3" table:style-name="ce3">
            <text:p>-0,005143421</text:p>
          </table:table-cell>
          <table:table-cell office:value-type="float" office:value="3.2653594788454143E-2" table:style-name="ce3">
            <text:p>0,032653595</text:p>
          </table:table-cell>
          <table:table-cell office:value-type="float" office:value="-5.1434207873031681E-3" table:style-name="ce3">
            <text:p>-0,005143421</text:p>
          </table:table-cell>
          <table:table-cell office:value-type="float" office:value="3.2653594788454143E-2" table:style-name="ce3">
            <text:p>0,032653595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X Variable 1</text:p>
          </table:table-cell>
          <table:table-cell office:value-type="float" office:value="0.42070528862314777" table:style-name="ce4">
            <text:p>0,420705289</text:p>
          </table:table-cell>
          <table:table-cell office:value-type="float" office:value="0.20324130620397857" table:style-name="ce4">
            <text:p>0,203241306</text:p>
          </table:table-cell>
          <table:table-cell office:value-type="float" office:value="2.069979260027567" table:style-name="ce4">
            <text:p>2,06997926</text:p>
          </table:table-cell>
          <table:table-cell office:value-type="float" office:value="4.2145798799314918E-2" table:style-name="ce4">
            <text:p>0,042145799</text:p>
          </table:table-cell>
          <table:table-cell office:value-type="float" office:value="1.5353284885081642E-2" table:style-name="ce4">
            <text:p>0,015353285</text:p>
          </table:table-cell>
          <table:table-cell office:value-type="float" office:value="0.82605729236121395" table:style-name="ce4">
            <text:p>0,826057292</text:p>
          </table:table-cell>
          <table:table-cell office:value-type="float" office:value="1.5353284885081642E-2" table:style-name="ce4">
            <text:p>0,015353285</text:p>
          </table:table-cell>
          <table:table-cell office:value-type="float" office:value="0.82605729236121395" table:style-name="ce4">
            <text:p>0,826057292</text:p>
          </table:table-cell>
          <table:table-cell table:number-columns-repeated="16375"/>
        </table:table-row>
        <table:table-row table:number-rows-repeated="1048558" table:style-name="ro1">
          <table:table-cell table:number-columns-repeated="16384"/>
        </table:table-row>
      </table:table>
      <table:table table:name="Monthly_Metric" table:style-name="ta2">
        <table:table-column table:style-name="co4" table:default-cell-style-name="ce1"/>
        <table:table-column table:style-name="co5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7">
            <text:p>Monthly Metrics</text:p>
          </table:table-cell>
          <table:table-cell table:number-columns-repeated="16383" table:style-name="ce7"/>
        </table:table-row>
        <table:table-row table:style-name="ro1">
          <table:table-cell table:style-name="ce1"/>
          <table:table-cell office:value-type="string" office:string-value="META" table:formula="of:=[LOG_RETURNS.B1]" table:style-name="ce1">
            <text:p>META</text:p>
          </table:table-cell>
          <table:table-cell office:value-type="string" office:string-value="VZ" table:formula="of:=[LOG_RETURNS.C1]" table:style-name="ce1">
            <text:p>VZ</text:p>
          </table:table-cell>
          <table:table-cell office:value-type="string" office:string-value="RTX" table:formula="of:=[LOG_RETURNS.D1]" table:style-name="ce1">
            <text:p>RTX</text:p>
          </table:table-cell>
          <table:table-cell office:value-type="string" office:string-value="FED" table:formula="of:=[LOG_RETURNS.E1]" table:style-name="ce1">
            <text:p>FED</text:p>
          </table:table-cell>
          <table:table-cell office:value-type="string" office:string-value="XOM" table:formula="of:=[LOG_RETURNS.F1]" table:style-name="ce1">
            <text:p>XOM</text:p>
          </table:table-cell>
          <table:table-cell office:value-type="string" office:string-value="SPX" table:formula="of:=[LOG_RETURNS.G1]" table:style-name="ce1">
            <text:p>SP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isk Premia</text:p>
          </table:table-cell>
          <table:table-cell office:value-type="float" office:value="1.5181055308579315E-2" table:formula="of:=AVERAGE([Risk_Premia.B3:.B74])" table:style-name="ce1">
            <text:p>0,015181055</text:p>
          </table:table-cell>
          <table:table-cell office:value-type="float" office:value="-3.2272149526258024E-3" table:formula="of:=AVERAGE([Risk_Premia.C3:.C74])" table:style-name="ce1">
            <text:p>-0,003227215</text:p>
          </table:table-cell>
          <table:table-cell office:value-type="float" office:value="1.5544128404281663E-2" table:formula="of:=AVERAGE([Risk_Premia.D3:.D74])" table:style-name="ce1">
            <text:p>0,015544128</text:p>
          </table:table-cell>
          <table:table-cell office:value-type="float" office:value="1.3116266767087137E-2" table:formula="of:=AVERAGE([Risk_Premia.E3:.E74])" table:style-name="ce1">
            <text:p>0,013116267</text:p>
          </table:table-cell>
          <table:table-cell office:value-type="float" office:value="1.8312583331413383E-2" table:formula="of:=AVERAGE([Risk_Premia.F3:.F74])" table:style-name="ce1">
            <text:p>0,018312583</text:p>
          </table:table-cell>
          <table:table-cell office:value-type="float" office:value="1.0832990347597772E-2" table:formula="of:=AVERAGE([Risk_Premia.G3:.G74])" table:style-name="ce1">
            <text:p>0,0108329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.Dev</text:p>
          </table:table-cell>
          <table:table-cell office:value-type="float" office:value="0.11679926662936624" table:formula="of:=STDEV([Risk_Premia.B3:.B74])" table:style-name="ce1">
            <text:p>0,116799267</text:p>
          </table:table-cell>
          <table:table-cell office:value-type="float" office:value="5.6179454557551481E-2" table:formula="of:=STDEV([Risk_Premia.C3:.C74])" table:style-name="ce1">
            <text:p>0,056179455</text:p>
          </table:table-cell>
          <table:table-cell office:value-type="float" office:value="7.3172369592180014E-2" table:formula="of:=STDEV([Risk_Premia.D3:.D74])" table:style-name="ce1">
            <text:p>0,07317237</text:p>
          </table:table-cell>
          <table:table-cell office:value-type="float" office:value="9.9580452525924276E-2" table:formula="of:=STDEV([Risk_Premia.E3:.E74])" table:style-name="ce1">
            <text:p>0,099580453</text:p>
          </table:table-cell>
          <table:table-cell office:value-type="float" office:value="7.9991220780488898E-2" table:formula="of:=STDEV([Risk_Premia.F3:.F74])" table:style-name="ce1">
            <text:p>0,079991221</text:p>
          </table:table-cell>
          <table:table-cell office:value-type="float" office:value="4.5664670350483619E-2" table:formula="of:=STDEV([Risk_Premia.G3:.G74])" table:style-name="ce1">
            <text:p>0,0456646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Variance</text:p>
          </table:table-cell>
          <table:table-cell office:value-type="float" office:value="1.3642068685157785E-2" table:formula="of:=VAR([Risk_Premia.B3:.B74])" table:style-name="ce1">
            <text:p>0,013642069</text:p>
          </table:table-cell>
          <table:table-cell office:value-type="float" office:value="3.1561311143839918E-3" table:formula="of:=VAR([Risk_Premia.C3:.C74])" table:style-name="ce1">
            <text:p>0,003156131</text:p>
          </table:table-cell>
          <table:table-cell office:value-type="float" office:value="5.3541956717345907E-3" table:formula="of:=VAR([Risk_Premia.D3:.D74])" table:style-name="ce1">
            <text:p>0,005354196</text:p>
          </table:table-cell>
          <table:table-cell office:value-type="float" office:value="9.9162665252678587E-3" table:formula="of:=VAR([Risk_Premia.E3:.E74])" table:style-name="ce1">
            <text:p>0,009916267</text:p>
          </table:table-cell>
          <table:table-cell office:value-type="float" office:value="6.3985954019529188E-3" table:formula="of:=VAR([Risk_Premia.F3:.F74])" table:style-name="ce1">
            <text:p>0,006398595</text:p>
          </table:table-cell>
          <table:table-cell office:value-type="float" office:value="2.0852621182183379E-3" table:formula="of:=VAR([Risk_Premia.G3:.G74])" table:style-name="ce1">
            <text:p>0,00208526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Jensens Alpha</text:p>
          </table:table-cell>
          <table:table-cell office:value-type="float" office:value="1.2802833652324954E-3" table:formula="of:=[Regression_META.B17]" table:style-name="ce1">
            <text:p>0,001280283</text:p>
          </table:table-cell>
          <table:table-cell office:value-type="float" office:value="-7.0730904918293348E-3" table:formula="of:=[Regression_VZ.B17]" table:style-name="ce1">
            <text:p>-0,00707309</text:p>
          </table:table-cell>
          <table:table-cell office:value-type="float" office:value="8.463330060212812E-3" table:formula="of:=[Regression_RTX.B17]" table:style-name="ce1">
            <text:p>0,00846333</text:p>
          </table:table-cell>
          <table:table-cell office:value-type="float" office:value="3.4755724262663934E-4" table:formula="of:=[Regression_FED.B17]" table:style-name="ce1">
            <text:p>0,000347557</text:p>
          </table:table-cell>
          <table:table-cell office:value-type="float" office:value="1.3755087000575488E-2" table:formula="of:=[Regression_XOM.B17]" table:style-name="ce1">
            <text:p>0,013755087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esidual Variance</text:p>
          </table:table-cell>
          <table:table-cell office:value-type="float" office:value="1.0354367480811149E-2" table:formula="of:=[Regression_META.D13]" table:style-name="ce1">
            <text:p>0,010354367</text:p>
          </table:table-cell>
          <table:table-cell office:value-type="float" office:value="2.934646597045149E-3" table:formula="of:=[Regression_VZ.D13]" table:style-name="ce1">
            <text:p>0,002934647</text:p>
          </table:table-cell>
          <table:table-cell office:value-type="float" office:value="4.5270582145364212E-3" table:formula="of:=[Regression_RTX.D13]" table:style-name="ce1">
            <text:p>0,004527058</text:p>
          </table:table-cell>
          <table:table-cell office:value-type="float" office:value="7.1194777502020298E-3" table:formula="of:=[Regression_FED.D13]" table:style-name="ce1">
            <text:p>0,007119478</text:p>
          </table:table-cell>
          <table:table-cell office:value-type="float" office:value="6.1156547110847352E-3" table:formula="of:=[Regression_XOM.D13]" table:style-name="ce1">
            <text:p>0,006115655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eta</text:p>
          </table:table-cell>
          <table:table-cell office:value-type="float" office:value="1.2831888054279803" table:formula="of:=COM.MICROSOFT.COVARIANCE.S([Risk_Premia.B3:.B74];[Risk_Premia.$G$3:.$G$74])/VAR([Risk_Premia.$G$3:.$G$74])" table:style-name="ce1">
            <text:p>1,283188805</text:p>
          </table:table-cell>
          <table:table-cell office:value-type="float" office:value="0.35501513578440125" table:formula="of:=COM.MICROSOFT.COVARIANCE.S([Risk_Premia.C3:.C74];[Risk_Premia.$G$3:.$G$74])/VAR([Risk_Premia.$G$3:.$G$74])" table:style-name="ce1">
            <text:p>0,355015136</text:p>
          </table:table-cell>
          <table:table-cell office:value-type="float" office:value="0.65363284899806307" table:formula="of:=COM.MICROSOFT.COVARIANCE.S([Risk_Premia.D3:.D74];[Risk_Premia.$G$3:.$G$74])/VAR([Risk_Premia.$G$3:.$G$74])" table:style-name="ce1">
            <text:p>0,653632849</text:p>
          </table:table-cell>
          <table:table-cell office:value-type="float" office:value="1.1786874274555206" table:formula="of:=COM.MICROSOFT.COVARIANCE.S([Risk_Premia.E3:.E74];[Risk_Premia.$G$3:.$G$74])/VAR([Risk_Premia.$G$3:.$G$74])" table:style-name="ce1">
            <text:p>1,178687427</text:p>
          </table:table-cell>
          <table:table-cell office:value-type="float" office:value="0.42070528862314743" table:formula="of:=COM.MICROSOFT.COVARIANCE.S([Risk_Premia.F3:.F74];[Risk_Premia.$G$3:.$G$74])/VAR([Risk_Premia.$G$3:.$G$74])" table:style-name="ce1">
            <text:p>0,420705289</text:p>
          </table:table-cell>
          <table:table-cell office:value-type="float" office:value="1.0000000000000002" table:formula="of:=COM.MICROSOFT.COVARIANCE.S([Risk_Premia.G3:.G74];[Risk_Premia.$G$3:.$G$74])/VAR([Risk_Premia.$G$3:.$G$74])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harpe Ratio</text:p>
          </table:table-cell>
          <table:table-cell office:value-type="float" office:value="0.12997560469923722" table:formula="of:=[.B3]/[.B4]" table:style-name="ce1">
            <text:p>0,129975605</text:p>
          </table:table-cell>
          <table:table-cell office:value-type="float" office:value="-5.7444754101693384E-2" table:formula="of:=[.C3]/[.C4]" table:style-name="ce1">
            <text:p>-0,057444754</text:p>
          </table:table-cell>
          <table:table-cell office:value-type="float" office:value="0.21243166636416919" table:formula="of:=[.D3]/[.D4]" table:style-name="ce1">
            <text:p>0,212431666</text:p>
          </table:table-cell>
          <table:table-cell office:value-type="float" office:value="0.13171527578339245" table:formula="of:=[.E3]/[.E4]" table:style-name="ce1">
            <text:p>0,131715276</text:p>
          </table:table-cell>
          <table:table-cell office:value-type="float" office:value="0.22893241474169509" table:formula="of:=[.F3]/[.F4]" table:style-name="ce1">
            <text:p>0,228932415</text:p>
          </table:table-cell>
          <table:table-cell office:value-type="float" office:value="0.23722913719627989" table:formula="of:=[.G3]/[.G4]" table:style-name="ce1">
            <text:p>0,237229137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SIM Model</text:p>
          </table:table-cell>
          <table:table-cell table:number-columns-repeated="16383" table:style-name="ce7"/>
        </table:table-row>
        <table:table-row table:style-name="ro1">
          <table:table-cell table:number-columns-repeated="6" table:style-name="ce1"/>
          <table:table-cell office:value-type="string" table:style-name="ce1">
            <text:p>SPX PASSIV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EP 1</text:p>
          </table:table-cell>
          <table:table-cell office:value-type="float" office:value="0.12364669957920013" table:formula="of:=[.B6]/[.B7]" table:style-name="ce1">
            <text:p>0,1236467</text:p>
          </table:table-cell>
          <table:table-cell office:value-type="float" office:value="-2.4102017936166904" table:formula="of:=[.C6]/[.C7]" table:style-name="ce1">
            <text:p>-2,410201794</text:p>
          </table:table-cell>
          <table:table-cell office:value-type="float" office:value="1.8694988354770852" table:formula="of:=[.D6]/[.D7]" table:style-name="ce1">
            <text:p>1,869498835</text:p>
          </table:table-cell>
          <table:table-cell office:value-type="float" office:value="4.8817800240583194E-2" table:formula="of:=[.E6]/[.E7]" table:style-name="ce1">
            <text:p>0,0488178</text:p>
          </table:table-cell>
          <table:table-cell office:value-type="float" office:value="2.2491601717873548" table:formula="of:=[.F6]/[.F7]" table:style-name="ce1">
            <text:p>2,249160172</text:p>
          </table:table-cell>
          <table:table-cell table:number-columns-repeated="2" table:style-name="ce1"/>
          <table:table-cell office:value-type="string" table:style-name="ce1">
            <text:p>Weights Un-Adjusted ALPHA/RESIDUAL VARIANCE ADDITIONAL RETURN PER UNIT OF UNSYSTEMATIC RISK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EP 2</text:p>
          </table:table-cell>
          <table:table-cell office:value-type="float" office:value="6.5737291825534783E-2" table:formula="of:=[.B13]/SUM([.$B$13:.$F$13])" table:style-name="ce1">
            <text:p>0,065737292</text:p>
          </table:table-cell>
          <table:table-cell office:value-type="float" office:value="-1.2813939976126993" table:formula="of:=[.C13]/SUM([.$B$13:.$F$13])" table:style-name="ce1">
            <text:p>-1,281393998</text:p>
          </table:table-cell>
          <table:table-cell office:value-type="float" office:value="0.99392697850811151" table:formula="of:=[.D13]/SUM([.$B$13:.$F$13])" table:style-name="ce1">
            <text:p>0,993926979</text:p>
          </table:table-cell>
          <table:table-cell office:value-type="float" office:value="2.5954190379665606E-2" table:formula="of:=[.E13]/SUM([.$B$13:.$F$13])" table:style-name="ce1">
            <text:p>0,02595419</text:p>
          </table:table-cell>
          <table:table-cell office:value-type="float" office:value="1.1957755368993872" table:formula="of:=[.F13]/SUM([.$B$13:.$F$13])" table:style-name="ce1">
            <text:p>1,195775537</text:p>
          </table:table-cell>
          <table:table-cell table:style-name="ce1"/>
          <table:table-cell office:value-type="float" office:value="0.99999999999999978" table:formula="of:=SUM([.B14:.F14])" table:style-name="ce1">
            <text:p>1</text:p>
          </table:table-cell>
          <table:table-cell office:value-type="string" table:style-name="ce1">
            <text:p>Weights Adjuste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EP 3</text:p>
          </table:table-cell>
          <table:table-cell office:value-type="float" office:value="8.4162361199666285E-5" table:formula="of:=[.B14]*[.B6]" table:style-name="ce1">
            <text:p>8,41624E-05</text:p>
          </table:table-cell>
          <table:table-cell office:value-type="float" office:value="9.0634157008015644E-3" table:formula="of:=[.C14]*[.C6]" table:style-name="ce1">
            <text:p>0,009063416</text:p>
          </table:table-cell>
          <table:table-cell office:value-type="float" office:value="8.4119320748641934E-3" table:formula="of:=[.D14]*[.D6]" table:style-name="ce1">
            <text:p>0,008411932</text:p>
          </table:table-cell>
          <table:table-cell office:value-type="float" office:value="9.0205668429634283E-6" table:formula="of:=[.E14]*[.E6]" table:style-name="ce1">
            <text:p>9,02057E-06</text:p>
          </table:table-cell>
          <table:table-cell office:value-type="float" office:value="1.6447996543210937E-2" table:formula="of:=[.F14]*[.F6]" table:style-name="ce1">
            <text:p>0,016447997</text:p>
          </table:table-cell>
          <table:table-cell table:style-name="ce1"/>
          <table:table-cell office:value-type="float" office:value="3.4016527246919323E-2" table:formula="of:=SUM([.B15:.F15])" table:style-name="ce1">
            <text:p>0,034016527</text:p>
          </table:table-cell>
          <table:table-cell office:value-type="string" table:style-name="ce1">
            <text:p>Sum of ALPH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EP 4</text:p>
          </table:table-cell>
          <table:table-cell office:value-type="float" office:value="4.4745275997963022E-5" table:formula="of:=[.B7]*[.B14]^2" table:style-name="ce1">
            <text:p>4,47453E-05</text:p>
          </table:table-cell>
          <table:table-cell office:value-type="float" office:value="4.8186033665871715E-3" table:formula="of:=[.C7]*[.C14]^2" table:style-name="ce1">
            <text:p>0,004818603</text:p>
          </table:table-cell>
          <table:table-cell office:value-type="float" office:value="4.4722393359777606E-3" table:formula="of:=[.D7]*[.D14]^2" table:style-name="ce1">
            <text:p>0,004472239</text:p>
          </table:table-cell>
          <table:table-cell office:value-type="float" office:value="4.7958225897311559E-6" table:formula="of:=[.E7]*[.E14]^2" table:style-name="ce1">
            <text:p>4,79582E-06</text:p>
          </table:table-cell>
          <table:table-cell office:value-type="float" office:value="8.7446470660857978E-3" table:formula="of:=[.F7]*[.F14]^2" table:style-name="ce1">
            <text:p>0,008744647</text:p>
          </table:table-cell>
          <table:table-cell table:style-name="ce1"/>
          <table:table-cell office:value-type="float" office:value="1.8085030867238422E-2" table:formula="of:=SUM([.B16:.F16])" table:style-name="ce1">
            <text:p>0,01808503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TEP 5</text:p>
          </table:table-cell>
          <table:table-cell table:number-columns-repeated="6" table:style-name="ce1"/>
          <table:table-cell office:value-type="float" office:value="1.6902423899363335" table:formula="of:=([.H15]/[.H16])/([.B3]/[.B4]^2)" table:style-name="ce1">
            <text:p>1,6902423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TEP 6</text:p>
          </table:table-cell>
          <table:table-cell office:value-type="float" office:value="8.4353356969678508E-2" table:formula="of:=[.B14]*[.B8]" table:style-name="ce1">
            <text:p>0,084353357</text:p>
          </table:table-cell>
          <table:table-cell office:value-type="float" office:value="-0.45491426405578916" table:formula="of:=[.C14]*[.C8]" table:style-name="ce1">
            <text:p>-0,454914264</text:p>
          </table:table-cell>
          <table:table-cell office:value-type="float" office:value="0.64966332265829352" table:formula="of:=[.D14]*[.D8]" table:style-name="ce1">
            <text:p>0,649663323</text:p>
          </table:table-cell>
          <table:table-cell office:value-type="float" office:value="3.0591877890298876E-2" table:formula="of:=[.E14]*[.E8]" table:style-name="ce1">
            <text:p>0,030591878</text:p>
          </table:table-cell>
          <table:table-cell office:value-type="float" office:value="0.50306909237975572" table:formula="of:=[.F14]*[.F8]" table:style-name="ce1">
            <text:p>0,503069092</text:p>
          </table:table-cell>
          <table:table-cell table:style-name="ce1"/>
          <table:table-cell office:value-type="float" office:value="0.8127633858422374" table:formula="of:=SUM([.B18:.F18])" table:style-name="ce1">
            <text:p>0,81276338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TEP 7</text:p>
          </table:table-cell>
          <table:table-cell table:number-columns-repeated="6" table:style-name="ce1"/>
          <table:table-cell office:value-type="float" office:value="1.2839150407693929" table:formula="of:=[.H17]/(1+(1-[.H18])*[.H17])" table:style-name="ce1">
            <text:p>1,283915041</text:p>
          </table:table-cell>
          <table:table-cell office:value-type="string" table:style-name="ce1">
            <text:p>Active Weigh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EP 8</text:p>
          </table:table-cell>
          <table:table-cell office:value-type="float" office:value="0.11111195724313411" table:formula="of:=[.$H$17]*[.B14]" table:style-name="ce1">
            <text:p>0,111111957</text:p>
          </table:table-cell>
          <table:table-cell office:value-type="float" office:value="-2.1658664529749614" table:formula="of:=[.$H$17]*[.C14]" table:style-name="ce1">
            <text:p>-2,165866453</text:p>
          </table:table-cell>
          <table:table-cell office:value-type="float" office:value="1.6799775115757491" table:formula="of:=[.$H$17]*[.D14]" table:style-name="ce1">
            <text:p>1,679977512</text:p>
          </table:table-cell>
          <table:table-cell office:value-type="float" office:value="4.3868872776188589E-2" table:formula="of:=[.$H$17]*[.E14]" table:style-name="ce1">
            <text:p>0,043868873</text:p>
          </table:table-cell>
          <table:table-cell office:value-type="float" office:value="2.0211505013162223" table:formula="of:=[.$H$17]*[.F14]" table:style-name="ce1">
            <text:p>2,021150501</text:p>
          </table:table-cell>
          <table:table-cell office:value-type="float" office:value="-0.28391504076939289" table:formula="of:=1-[.H19]" table:style-name="ce1">
            <text:p>-0,283915041</text:p>
          </table:table-cell>
          <table:table-cell office:value-type="string" table:style-name="ce1">
            <text:p>Passive Port Weight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5.1903114795110256E-2" table:formula="of:=([.G20]+[.H19]*[.H18])*[.G3]+([.H15]*[.H19])" table:style-name="ce1">
            <text:p>0,051903115</text:p>
          </table:table-cell>
          <table:table-cell office:value-type="string" table:style-name="ce1">
            <text:p>Excess Return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3.2124906065887839E-2" table:formula="of:=([.H19]+[.G20]*[.H18])^2*[.G4]^2+([.H19]^2*[.H16])" table:style-name="ce1">
            <text:p>0,032124906</text:p>
          </table:table-cell>
          <table:table-cell office:value-type="string" table:style-name="ce1">
            <text:p>Variance of P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HARPE Ratio<text:s/></text:p>
          </table:table-cell>
          <table:table-cell office:value-type="float" office:value="0.28958261672411845" table:formula="of:=[.H21]/SQRT([.H22])" table:style-name="ce1">
            <text:p>0,2895826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harpe Ratio of BENCHMARK</text:p>
          </table:table-cell>
          <table:table-cell office:value-type="float" office:value="0.23722913719627989" table:formula="of:=[.G9]" table:style-name="ce1">
            <text:p>0,237229137</text:p>
          </table:table-cell>
          <table:table-cell table:number-columns-repeated="16382" table:style-name="ce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Griffon Etienne</meta:initial-creator>
    <dc:creator>Griffon Etienne</dc:creator>
    <meta:creation-date>2026-04-28T07:42:12Z</meta:creation-date>
    <dc:date>2026-04-28T10:18:31Z</dc:date>
  </office:meta>
</office:document-meta>
</file>